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454cm"/>
    </style:style>
    <style:style style:name="co3" style:family="table-column">
      <style:table-column-properties fo:break-before="auto" style:column-width="2.025cm"/>
    </style:style>
    <style:style style:name="co4" style:family="table-column">
      <style:table-column-properties fo:break-before="auto" style:column-width="1.24cm"/>
    </style:style>
    <style:style style:name="co5" style:family="table-column">
      <style:table-column-properties fo:break-before="auto" style:column-width="1.492cm"/>
    </style:style>
    <style:style style:name="co6" style:family="table-column">
      <style:table-column-properties fo:break-before="auto" style:column-width="1.746cm"/>
    </style:style>
    <style:style style:name="co7" style:family="table-column">
      <style:table-column-properties fo:break-before="auto" style:column-width="1.392cm"/>
    </style:style>
    <style:style style:name="co8" style:family="table-column">
      <style:table-column-properties fo:break-before="auto" style:column-width="1.289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61cm" fo:break-before="auto" style:use-optimal-row-height="true"/>
    </style:style>
    <style:style style:name="ro3" style:family="table-row">
      <style:table-row-properties style:row-height="1.2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 fo:hyphenate="tru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7"/>
        <table:table-column table:style-name="co5" table:default-cell-style-name="ce2"/>
        <table:table-column table:style-name="co6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8" table:number-columns-repeated="84" table:default-cell-style-name="Default"/>
        <table:table-column table:style-name="co1" table:number-columns-repeated="926" table:default-cell-style-name="Default"/>
        <table:table-row table:style-name="ro1">
          <table:table-cell table:number-columns-repeated="5"/>
          <table:table-cell table:style-name="Default"/>
          <table:table-cell table:style-name="ce5"/>
          <table:table-cell table:style-name="ce8"/>
          <table:table-cell table:style-name="ce7" table:number-columns-repeated="2"/>
          <table:table-cell table:style-name="ce8" office:value-type="string">
            <text:p>Type: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/>
          <table:table-cell table:number-columns-repeated="925"/>
        </table:table-row>
        <table:table-row table:style-name="ro2">
          <table:table-cell table:number-columns-repeated="5"/>
          <table:table-cell table:style-name="Default"/>
          <table:table-cell table:style-name="ce5"/>
          <table:table-cell table:style-name="ce8"/>
          <table:table-cell/>
          <table:table-cell table:style-name="ce10" office:value-type="string">
            <text:p>Inputs used:</text:p>
          </table:table-cell>
          <table:table-cell table:style-name="ce8" office:value-type="string">
            <text:p>Name:</text:p>
          </table:table-cell>
          <table:table-cell table:style-name="ce5" office:value-type="string">
            <text:p>A11</text:p>
          </table:table-cell>
          <table:table-cell table:style-name="ce5" office:value-type="string">
            <text:p>A12</text:p>
          </table:table-cell>
          <table:table-cell table:style-name="ce5" office:value-type="string">
            <text:p>A13</text:p>
          </table:table-cell>
          <table:table-cell table:style-name="ce5" office:value-type="string">
            <text:p>A21</text:p>
          </table:table-cell>
          <table:table-cell table:style-name="ce5" office:value-type="string">
            <text:p>A22</text:p>
          </table:table-cell>
          <table:table-cell table:style-name="ce5" office:value-type="string">
            <text:p>A23</text:p>
          </table:table-cell>
          <table:table-cell table:style-name="ce5" office:value-type="string">
            <text:p>A31</text:p>
          </table:table-cell>
          <table:table-cell table:style-name="ce5" office:value-type="string">
            <text:p>A32</text:p>
          </table:table-cell>
          <table:table-cell table:style-name="ce5" office:value-type="string">
            <text:p>A33</text:p>
          </table:table-cell>
          <table:table-cell table:style-name="ce5" office:value-type="string">
            <text:p>B</text:p>
          </table:table-cell>
          <table:table-cell table:style-name="ce5" office:value-type="string">
            <text:p>B5</text:p>
          </table:table-cell>
          <table:table-cell table:style-name="ce5" office:value-type="string">
            <text:p>C</text:p>
          </table:table-cell>
          <table:table-cell table:style-name="ce5" office:value-type="string">
            <text:p>C0</text:p>
          </table:table-cell>
          <table:table-cell table:style-name="ce5" office:value-type="string">
            <text:p>CX</text:p>
          </table:table-cell>
          <table:table-cell table:style-name="ce5" office:value-type="string">
            <text:p>D</text:p>
          </table:table-cell>
          <table:table-cell table:style-name="ce5" office:value-type="string">
            <text:p>DEX</text:p>
          </table:table-cell>
          <table:table-cell table:style-name="ce5" office:value-type="string">
            <text:p>DEX1</text:p>
          </table:table-cell>
          <table:table-cell table:style-name="ce5" office:value-type="string">
            <text:p>DK</text:p>
          </table:table-cell>
          <table:table-cell table:style-name="ce5" office:value-type="string">
            <text:p>DM22</text:p>
          </table:table-cell>
          <table:table-cell table:style-name="ce5" office:value-type="string">
            <text:p>DM23</text:p>
          </table:table-cell>
          <table:table-cell table:style-name="ce5" office:value-type="string">
            <text:p>DM24</text:p>
          </table:table-cell>
          <table:table-cell table:style-name="ce5" office:value-type="string">
            <text:p>DM25</text:p>
          </table:table-cell>
          <table:table-cell table:style-name="ce5" office:value-type="string">
            <text:p>DM26</text:p>
          </table:table-cell>
          <table:table-cell table:style-name="ce5" office:value-type="string">
            <text:p>DM27</text:p>
          </table:table-cell>
          <table:table-cell table:style-name="ce5" office:value-type="string">
            <text:p>DM28</text:p>
          </table:table-cell>
          <table:table-cell table:style-name="ce5" office:value-type="string">
            <text:p>E</text:p>
          </table:table-cell>
          <table:table-cell table:style-name="ce5" office:value-type="string">
            <text:p>EX</text:p>
          </table:table-cell>
          <table:table-cell table:style-name="ce5" office:value-type="string">
            <text:p>EX1</text:p>
          </table:table-cell>
          <table:table-cell table:style-name="ce5" office:value-type="string">
            <text:p>F</text:p>
          </table:table-cell>
          <table:table-cell table:style-name="ce5" office:value-type="string">
            <text:p>FLX</text:p>
          </table:table-cell>
          <table:table-cell table:style-name="ce5" office:value-type="string">
            <text:p>G</text:p>
          </table:table-cell>
          <table:table-cell table:style-name="ce5" office:value-type="string">
            <text:p>GRD</text:p>
          </table:table-cell>
          <table:table-cell table:style-name="ce5" office:value-type="string">
            <text:p>H</text:p>
          </table:table-cell>
          <table:table-cell table:style-name="ce5" office:value-type="string">
            <text:p>IR</text:p>
          </table:table-cell>
          <table:table-cell table:style-name="ce5" office:value-type="string">
            <text:p>IX</text:p>
          </table:table-cell>
          <table:table-cell table:style-name="ce5" office:value-type="string">
            <text:p>P</text:p>
          </table:table-cell>
          <table:table-cell table:style-name="ce5" office:value-type="string">
            <text:p>PLAN</text:p>
          </table:table-cell>
          <table:table-cell table:style-name="ce5" office:value-type="string">
            <text:p>PX</text:p>
          </table:table-cell>
          <table:table-cell table:style-name="ce5" office:value-type="string">
            <text:p>Q</text:p>
          </table:table-cell>
          <table:table-cell table:style-name="ce5" office:value-type="string">
            <text:p>R</text:p>
          </table:table-cell>
          <table:table-cell table:style-name="ce5" office:value-type="string">
            <text:p>RH</text:p>
          </table:table-cell>
          <table:table-cell table:style-name="ce5" office:value-type="string">
            <text:p>RX</text:p>
          </table:table-cell>
          <table:table-cell table:style-name="ce5" office:value-type="string">
            <text:p>S</text:p>
          </table:table-cell>
          <table:table-cell table:style-name="ce5" office:value-type="string">
            <text:p>SA</text:p>
          </table:table-cell>
          <table:table-cell table:style-name="ce5" office:value-type="string">
            <text:p>SB</text:p>
          </table:table-cell>
          <table:table-cell table:style-name="ce5" office:value-type="string">
            <text:p>SIG</text:p>
          </table:table-cell>
          <table:table-cell table:style-name="ce5" office:value-type="string">
            <text:p>STB5</text:p>
          </table:table-cell>
          <table:table-cell table:style-name="ce5" office:value-type="string">
            <text:p>T</text:p>
          </table:table-cell>
          <table:table-cell table:style-name="ce5" office:value-type="string">
            <text:p>U</text:p>
          </table:table-cell>
          <table:table-cell table:style-name="ce5" office:value-type="string">
            <text:p>U1</text:p>
          </table:table-cell>
          <table:table-cell table:style-name="ce5" office:value-type="string">
            <text:p>U2</text:p>
          </table:table-cell>
          <table:table-cell table:style-name="ce5" office:value-type="string">
            <text:p>U3</text:p>
          </table:table-cell>
          <table:table-cell table:style-name="ce5" office:value-type="string">
            <text:p>V</text:p>
          </table:table-cell>
          <table:table-cell table:style-name="ce5" office:value-type="string">
            <text:p>VE3</text:p>
          </table:table-cell>
          <table:table-cell table:style-name="ce5" office:value-type="string">
            <text:p>VF</text:p>
          </table:table-cell>
          <table:table-cell table:style-name="ce5" office:value-type="string">
            <text:p>VG</text:p>
          </table:table-cell>
          <table:table-cell table:style-name="ce5" office:value-type="string">
            <text:p>VH</text:p>
          </table:table-cell>
          <table:table-cell table:style-name="ce5" office:value-type="string">
            <text:p>VLIN</text:p>
          </table:table-cell>
          <table:table-cell table:style-name="ce5" office:value-type="string">
            <text:p>VLR</text:p>
          </table:table-cell>
          <table:table-cell table:style-name="ce5" office:value-type="string">
            <text:p>VS</text:p>
          </table:table-cell>
          <table:table-cell table:style-name="ce5" office:value-type="string">
            <text:p>VSP</text:p>
          </table:table-cell>
          <table:table-cell table:style-name="ce5" office:value-type="string">
            <text:p>VSTP</text:p>
          </table:table-cell>
          <table:table-cell table:style-name="ce5" office:value-type="string">
            <text:p>VX</text:p>
          </table:table-cell>
          <table:table-cell table:style-name="ce5" office:value-type="string">
            <text:p>VXND</text:p>
          </table:table-cell>
          <table:table-cell table:style-name="ce5" office:value-type="string">
            <text:p>VXNE</text:p>
          </table:table-cell>
          <table:table-cell table:style-name="ce5" office:value-type="string">
            <text:p>VY</text:p>
          </table:table-cell>
          <table:table-cell table:style-name="ce5" office:value-type="string">
            <text:p>W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I</text:p>
          </table:table-cell>
          <table:table-cell table:style-name="ce5" office:value-type="string">
            <text:p>XX</text:p>
          </table:table-cell>
          <table:table-cell table:style-name="ce5" office:value-type="string">
            <text:p>XZ</text:p>
          </table:table-cell>
          <table:table-cell table:style-name="ce5" office:value-type="string">
            <text:p>Y</text:p>
          </table:table-cell>
          <table:table-cell table:style-name="ce5" office:value-type="string">
            <text:p>Z</text:p>
          </table:table-cell>
          <table:table-cell table:style-name="ce5" office:value-type="string">
            <text:p>ZA</text:p>
          </table:table-cell>
          <table:table-cell table:style-name="ce5" office:value-type="string">
            <text:p>ZB</text:p>
          </table:table-cell>
          <table:table-cell table:style-name="ce5" office:value-type="string">
            <text:p>ZM</text:p>
          </table:table-cell>
          <table:table-cell table:style-name="ce5" office:value-type="string">
            <text:p>ZONE</text:p>
          </table:table-cell>
          <table:table-cell table:style-name="ce5" office:value-type="string">
            <text:p>ZP</text:p>
          </table:table-cell>
          <table:table-cell table:style-name="ce5" office:value-type="string">
            <text:p>ZQ</text:p>
          </table:table-cell>
          <table:table-cell table:style-name="ce5" office:value-type="string">
            <text:p>ZR</text:p>
          </table:table-cell>
          <table:table-cell table:style-name="ce5" office:value-type="string">
            <text:p>ZU</text:p>
          </table:table-cell>
          <table:table-cell table:style-name="ce5" office:value-type="string">
            <text:p>ZV</text:p>
          </table:table-cell>
          <table:table-cell table:style-name="ce5" office:value-type="string">
            <text:p>ZX</text:p>
          </table:table-cell>
          <table:table-cell table:style-name="ce5" office:value-type="string">
            <text:p>ZZ</text:p>
          </table:table-cell>
          <table:table-cell table:number-columns-repeated="4"/>
          <table:table-cell table:number-columns-repeated="922"/>
        </table:table-row>
        <table:table-row table:style-name="ro1">
          <table:table-cell table:number-columns-repeated="5"/>
          <table:table-cell table:style-name="Default"/>
          <table:table-cell table:style-name="ce5"/>
          <table:table-cell table:style-name="ce8"/>
          <table:table-cell table:style-name="ce7" table:number-columns-repeated="2"/>
          <table:table-cell table:style-name="ce8" office:value-type="string">
            <text:p>Dim at decl:</text:p>
          </table:table-cell>
          <table:table-cell table:style-name="ce8" table:number-columns-repeated="9"/>
          <table:table-cell table:style-name="ce8" office:value-type="string">
            <text:p>64,64</text:p>
          </table:table-cell>
          <table:table-cell table:style-name="ce8" office:value-type="float" office:value="101">
            <text:p>101</text:p>
          </table:table-cell>
          <table:table-cell table:style-name="ce8" office:value-type="string">
            <text:p>64,64</text:p>
          </table:table-cell>
          <table:table-cell table:style-name="ce8"/>
          <table:table-cell table:style-name="ce8" office:value-type="string">
            <text:p>25,101</text:p>
          </table:table-cell>
          <table:table-cell table:style-name="ce8" office:value-type="float" office:value="300">
            <text:p>300</text:p>
          </table:table-cell>
          <table:table-cell table:style-name="ce8" office:value-type="float" office:value="1001">
            <text:p>1001</text:p>
          </table:table-cell>
          <table:table-cell table:style-name="ce8" office:value-type="float" office:value="1001">
            <text:p>1001</text:p>
          </table:table-cell>
          <table:table-cell table:style-name="ce8" table:number-columns-repeated="8"/>
          <table:table-cell table:style-name="ce8" office:value-type="float" office:value="96">
            <text:p>96</text:p>
          </table:table-cell>
          <table:table-cell table:style-name="ce8" office:value-type="float" office:value="1001">
            <text:p>1001</text:p>
          </table:table-cell>
          <table:table-cell table:style-name="ce8" office:value-type="float" office:value="1001">
            <text:p>1001</text:p>
          </table:table-cell>
          <table:table-cell table:style-name="ce8" office:value-type="float" office:value="96">
            <text:p>96</text:p>
          </table:table-cell>
          <table:table-cell table:style-name="ce8"/>
          <table:table-cell table:style-name="ce8" office:value-type="float" office:value="1001">
            <text:p>1001</text:p>
          </table:table-cell>
          <table:table-cell table:style-name="ce8" office:value-type="float" office:value="1001">
            <text:p>1001</text:p>
          </table:table-cell>
          <table:table-cell table:style-name="ce8" office:value-type="string">
            <text:p>64,64</text:p>
          </table:table-cell>
          <table:table-cell table:style-name="ce8" office:value-type="float" office:value="1001">
            <text:p>1001</text:p>
          </table:table-cell>
          <table:table-cell table:style-name="ce8" office:value-type="float" office:value="1001">
            <text:p>1001</text:p>
          </table:table-cell>
          <table:table-cell table:style-name="ce8" office:value-type="string">
            <text:p>4,512</text:p>
          </table:table-cell>
          <table:table-cell table:style-name="ce8" office:value-type="float" office:value="300">
            <text:p>300</text:p>
          </table:table-cell>
          <table:table-cell table:style-name="ce8" office:value-type="string">
            <text:p>25,101</text:p>
          </table:table-cell>
          <table:table-cell table:style-name="ce8" table:number-columns-repeated="2"/>
          <table:table-cell table:style-name="ce8" office:value-type="float" office:value="2048">
            <text:p>2048</text:p>
          </table:table-cell>
          <table:table-cell table:style-name="ce8" office:value-type="float" office:value="1001">
            <text:p>1001</text:p>
          </table:table-cell>
          <table:table-cell table:style-name="ce8"/>
          <table:table-cell table:style-name="ce8" office:value-type="float" office:value="101">
            <text:p>101</text:p>
          </table:table-cell>
          <table:table-cell table:style-name="ce8" office:value-type="float" office:value="101">
            <text:p>101</text:p>
          </table:table-cell>
          <table:table-cell table:style-name="ce8" table:number-columns-repeated="3"/>
          <table:table-cell table:style-name="ce8" office:value-type="float" office:value="1001">
            <text:p>1001</text:p>
          </table:table-cell>
          <table:table-cell table:style-name="ce8" office:value-type="string">
            <text:p>5,101,2</text:p>
          </table:table-cell>
          <table:table-cell table:style-name="ce8" office:value-type="string">
            <text:p>5,101,2</text:p>
          </table:table-cell>
          <table:table-cell table:style-name="ce8" office:value-type="string">
            <text:p>5,101,2</text:p>
          </table:table-cell>
          <table:table-cell table:style-name="ce8" office:value-type="float" office:value="1001">
            <text:p>1001</text:p>
          </table:table-cell>
          <table:table-cell table:style-name="ce8" office:value-type="float" office:value="101">
            <text:p>101</text:p>
          </table:table-cell>
          <table:table-cell table:style-name="ce8" office:value-type="string">
            <text:p>101,7</text:p>
          </table:table-cell>
          <table:table-cell table:style-name="ce8" office:value-type="string">
            <text:p>101,7</text:p>
          </table:table-cell>
          <table:table-cell table:style-name="ce8" office:value-type="string">
            <text:p>101,7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101">
            <text:p>101</text:p>
          </table:table-cell>
          <table:table-cell table:style-name="ce8" office:value-type="string">
            <text:p>101,7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1001">
            <text:p>1001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101">
            <text:p>101</text:p>
          </table:table-cell>
          <table:table-cell table:style-name="ce8" office:value-type="string">
            <text:p>101,25</text:p>
          </table:table-cell>
          <table:table-cell table:style-name="ce8" office:value-type="float" office:value="1001">
            <text:p>1001</text:p>
          </table:table-cell>
          <table:table-cell table:style-name="ce8" office:value-type="float" office:value="1001">
            <text:p>1001</text:p>
          </table:table-cell>
          <table:table-cell table:style-name="ce8" office:value-type="float" office:value="1001">
            <text:p>1001</text:p>
          </table:table-cell>
          <table:table-cell table:style-name="ce8" office:value-type="float" office:value="1001">
            <text:p>1001</text:p>
          </table:table-cell>
          <table:table-cell table:style-name="ce8" office:value-type="float" office:value="1500">
            <text:p>1500</text:p>
          </table:table-cell>
          <table:table-cell table:style-name="ce8" office:value-type="float" office:value="1001">
            <text:p>1001</text:p>
          </table:table-cell>
          <table:table-cell table:style-name="ce8" office:value-type="float" office:value="1001">
            <text:p>1001</text:p>
          </table:table-cell>
          <table:table-cell table:style-name="ce8" office:value-type="string">
            <text:p>101,7</text:p>
          </table:table-cell>
          <table:table-cell table:style-name="ce8" office:value-type="string">
            <text:p>101,7</text:p>
          </table:table-cell>
          <table:table-cell table:style-name="ce8" office:value-type="string">
            <text:p>101,7</text:p>
          </table:table-cell>
          <table:table-cell table:style-name="ce8" office:value-type="float" office:value="300">
            <text:p>300</text:p>
          </table:table-cell>
          <table:table-cell table:style-name="ce8" office:value-type="string">
            <text:p>101,7</text:p>
          </table:table-cell>
          <table:table-cell table:style-name="ce8" office:value-type="string">
            <text:p>101,7</text:p>
          </table:table-cell>
          <table:table-cell table:style-name="ce8" office:value-type="string">
            <text:p>101,7</text:p>
          </table:table-cell>
          <table:table-cell table:style-name="ce8" office:value-type="string">
            <text:p>101,7</text:p>
          </table:table-cell>
          <table:table-cell table:style-name="ce8" office:value-type="string">
            <text:p>101,7</text:p>
          </table:table-cell>
          <table:table-cell table:style-name="ce8" office:value-type="float" office:value="1023">
            <text:p>1023</text:p>
          </table:table-cell>
          <table:table-cell table:style-name="ce8" office:value-type="string">
            <text:p>101,7</text:p>
          </table:table-cell>
          <table:table-cell table:number-columns-repeated="926"/>
        </table:table-row>
        <table:table-row table:style-name="ro2">
          <table:table-cell table:style-name="ce1" office:value-type="string">
            <text:p>Livermore kernels:</text:p>
          </table:table-cell>
          <table:table-cell table:number-columns-repeated="5"/>
          <table:table-cell table:style-name="ce1" office:value-type="string">
            <text:p>Problem sizes (n):</text:p>
          </table:table-cell>
          <table:table-cell table:style-name="ce9" table:number-columns-repeated="4"/>
          <table:table-cell table:style-name="ce11" table:number-columns-repeated="25"/>
          <table:table-cell table:style-name="ce11" office:value-type="string">
            <text:p>(initialized with 1)</text:p>
          </table:table-cell>
          <table:table-cell table:style-name="ce11" table:number-columns-repeated="2"/>
          <table:table-cell table:style-name="ce11" office:value-type="string">
            <text:p>(initialized with 1)</text:p>
          </table:table-cell>
          <table:table-cell table:style-name="ce11" table:number-columns-repeated="2"/>
          <table:table-cell table:style-name="ce12" office:value-type="string">
            <text:p>(init from IX)</text:p>
          </table:table-cell>
          <table:table-cell table:style-name="ce11" table:number-columns-repeated="2"/>
          <table:table-cell table:style-name="ce11" office:value-type="string">
            <text:p>(init with IQRANF)</text:p>
          </table:table-cell>
          <table:table-cell table:style-name="ce11" table:number-columns-repeated="35"/>
          <table:table-cell table:style-name="ce11" office:value-type="string">
            <text:p>(aliases X)</text:p>
          </table:table-cell>
          <table:table-cell table:style-name="ce11" table:number-columns-repeated="11"/>
          <table:table-cell table:style-name="ce11" office:value-type="string">
            <text:p>(aliases Z)</text:p>
          </table:table-cell>
          <table:table-cell table:style-name="ce11"/>
          <table:table-cell table:style-name="ce9"/>
          <table:table-cell table:number-columns-repeated="925"/>
        </table:table-row>
        <table:table-row table:style-name="ro3">
          <table:table-cell table:style-name="ce2" office:value-type="string">
            <text:p>Index</text:p>
          </table:table-cell>
          <table:table-cell table:style-name="ce2" office:value-type="string">
            <text:p>Key</text:p>
          </table:table-cell>
          <table:table-cell table:style-name="ce2" office:value-type="string">
            <text:p>Description</text:p>
          </table:table-cell>
          <table:table-cell table:style-name="ce3" office:value-type="string">
            <text:p>Complexity dependent on input</text:p>
          </table:table-cell>
          <table:table-cell table:style-name="ce5"/>
          <table:table-cell table:style-name="Default"/>
          <table:table-cell office:value-type="string">
            <text:p>(large)</text:p>
          </table:table-cell>
          <table:table-cell table:style-name="ce2" office:value-type="string">
            <text:p>(medium)</text:p>
          </table:table-cell>
          <table:table-cell table:style-name="ce2" office:value-type="string">
            <text:p>(small)</text:p>
          </table:table-cell>
          <table:table-cell table:style-name="ce2" office:value-type="string">
            <text:p>Relative complexity</text:p>
          </table:table-cell>
          <table:table-cell table:style-name="ce2"/>
          <table:table-cell table:style-name="ce5" table:number-columns-repeated="31"/>
          <table:table-cell/>
          <table:table-cell table:style-name="ce12"/>
          <table:table-cell table:style-name="ce5"/>
          <table:table-cell table:style-name="ce12" office:value-type="string">
            <text:p>(array of indices from 1..1001)</text:p>
          </table:table-cell>
          <table:table-cell table:style-name="ce5" table:number-columns-repeated="49"/>
          <table:table-cell table:style-name="ce2" table:number-columns-repeated="92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F</text:p>
          </table:table-cell>
          <table:table-cell office:value-type="string">
            <text:p>Hydrodynamics fragment</text:p>
          </table:table-cell>
          <table:table-cell table:style-name="ce4"/>
          <table:table-cell/>
          <table:table-cell table:style-name="Default"/>
          <table:table-cell table:style-name="ce4" office:value-type="float" office:value="1001">
            <text:p>1001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27">
            <text:p>27</text:p>
          </table:table-cell>
          <table:table-cell table:style-name="ce4" table:formula="of:=[.G6]/MAX([.G$6:.G$29])" office:value-type="float" office:value="1">
            <text:p>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/>
          <table:table-cell table:style-name="ce7"/>
          <table:table-cell table:style-name="ce7"/>
          <table:table-cell table:number-columns-repeated="4"/>
          <table:table-cell table:style-name="ce7" office:value-type="string">
            <text:p>x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 office:value-type="string">
            <text:p>1..n,W</text:p>
          </table:table-cell>
          <table:table-cell table:style-name="ce7"/>
          <table:table-cell table:style-name="ce7"/>
          <table:table-cell table:style-name="ce7"/>
          <table:table-cell table:style-name="ce7" office:value-type="string">
            <text:p>1..n</text:p>
          </table:table-cell>
          <table:table-cell table:style-name="ce7"/>
          <table:table-cell table:number-columns-repeated="9"/>
          <table:table-cell table:style-name="ce7" office:value-type="string">
            <text:p>10..n+11</text:p>
          </table:table-cell>
          <table:table-cell table:number-columns-repeated="5"/>
          <table:table-cell table:number-columns-repeated="92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CCG</text:p>
          </table:table-cell>
          <table:table-cell office:value-type="string">
            <text:p>Incomplete Cholesky – Conjugate Gradient (excerpt)</text:p>
          </table:table-cell>
          <table:table-cell table:style-name="ce4"/>
          <table:table-cell/>
          <table:table-cell table:style-name="Default"/>
          <table:table-cell table:style-name="ce4" office:value-type="float" office:value="101">
            <text:p>101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15">
            <text:p>15</text:p>
          </table:table-cell>
          <table:table-cell table:style-name="ce4" table:formula="of:=[.G7]/MAX([.G$6:.G$29])" office:value-type="float" office:value="0.100899100899101">
            <text:p>0,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4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 office:value-type="string">
            <text:p>1..2*n</text:p>
          </table:table-cell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 office:value-type="string">
            <text:p>1..2*n,W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IP</text:p>
          </table:table-cell>
          <table:table-cell office:value-type="string">
            <text:p>Inner product</text:p>
          </table:table-cell>
          <table:table-cell table:style-name="ce4"/>
          <table:table-cell/>
          <table:table-cell table:style-name="Default"/>
          <table:table-cell table:style-name="ce4" office:value-type="float" office:value="1001">
            <text:p>1001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27">
            <text:p>27</text:p>
          </table:table-cell>
          <table:table-cell table:style-name="ce4" table:formula="of:=[.G8]/MAX([.G$6:.G$29])" office:value-type="float" office:value="1">
            <text:p>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 office:value-type="string">
            <text:p>o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number-columns-repeated="4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 office:value-type="string">
            <text:p>1..n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 office:value-type="string">
            <text:p>1..n</text:p>
          </table:table-cell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LE</text:p>
          </table:table-cell>
          <table:table-cell office:value-type="string">
            <text:p>Banded linear equations</text:p>
          </table:table-cell>
          <table:table-cell table:style-name="ce4"/>
          <table:table-cell/>
          <table:table-cell table:style-name="Default"/>
          <table:table-cell table:style-name="ce4" office:value-type="float" office:value="1001">
            <text:p>1001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27">
            <text:p>27</text:p>
          </table:table-cell>
          <table:table-cell table:style-name="ce4" table:formula="of:=[.G9]/MAX([.G$6:.G$29])" office:value-type="float" office:value="1">
            <text:p>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4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 office:value-type="string">
            <text:p>1..n*1.2,W</text:p>
          </table:table-cell>
          <table:table-cell table:style-name="ce7" office:value-type="string">
            <text:p>5..n</text:p>
          </table:table-cell>
          <table:table-cell table:style-name="ce7"/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TDE(nv)</text:p>
          </table:table-cell>
          <table:table-cell office:value-type="string">
            <text:p>Tri-diagonal elimination, below diagonal (no vectors)</text:p>
          </table:table-cell>
          <table:table-cell table:style-name="ce4"/>
          <table:table-cell/>
          <table:table-cell table:style-name="Default"/>
          <table:table-cell table:style-name="ce4" office:value-type="float" office:value="1001">
            <text:p>1001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27">
            <text:p>27</text:p>
          </table:table-cell>
          <table:table-cell table:style-name="ce4" table:formula="of:=[.G10]/MAX([.G$6:.G$29])" office:value-type="float" office:value="1">
            <text:p>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4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 office:value-type="string">
            <text:p>1..n,W</text:p>
          </table:table-cell>
          <table:table-cell table:style-name="ce7"/>
          <table:table-cell table:style-name="ce7"/>
          <table:table-cell table:style-name="ce7"/>
          <table:table-cell table:style-name="ce7" office:value-type="string">
            <text:p>2..n</text:p>
          </table:table-cell>
          <table:table-cell table:style-name="ce7" office:value-type="string">
            <text:p>2..n</text:p>
          </table:table-cell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GLRE</text:p>
          </table:table-cell>
          <table:table-cell office:value-type="string">
            <text:p>General linear recurrence equations </text:p>
          </table:table-cell>
          <table:table-cell table:style-name="ce4"/>
          <table:table-cell/>
          <table:table-cell table:style-name="Default"/>
          <table:table-cell table:style-name="ce4" office:value-type="float" office:value="64">
            <text:p>6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8">
            <text:p>8</text:p>
          </table:table-cell>
          <table:table-cell table:style-name="ce4" table:formula="of:=[.G11]/MAX([.G$6:.G$29])" office:value-type="float" office:value="0.0639360639360639">
            <text:p>0,06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 office:value-type="string">
            <text:p>2..n,1..n</text:p>
          </table:table-cell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4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 office:value-type="string">
            <text:p>1..n,W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ESF</text:p>
          </table:table-cell>
          <table:table-cell office:value-type="string">
            <text:p>Equation of state fragment</text:p>
          </table:table-cell>
          <table:table-cell table:style-name="ce4"/>
          <table:table-cell/>
          <table:table-cell table:style-name="Default"/>
          <table:table-cell table:style-name="ce4" office:value-type="float" office:value="995">
            <text:p>995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21">
            <text:p>21</text:p>
          </table:table-cell>
          <table:table-cell table:style-name="ce4" table:formula="of:=[.G12]/MAX([.G$6:.G$29])" office:value-type="float" office:value="0.994005994005994">
            <text:p>0,99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/>
          <table:table-cell table:style-name="ce7"/>
          <table:table-cell table:style-name="ce7"/>
          <table:table-cell table:number-columns-repeated="4"/>
          <table:table-cell table:style-name="ce7" office:value-type="string">
            <text:p>x</text:p>
          </table:table-cell>
          <table:table-cell table:style-name="ce7" office:value-type="string">
            <text:p>1..n+6</text:p>
          </table:table-cell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 office:value-type="string">
            <text:p>1..n,W</text:p>
          </table:table-cell>
          <table:table-cell table:style-name="ce7"/>
          <table:table-cell table:style-name="ce7"/>
          <table:table-cell table:style-name="ce7"/>
          <table:table-cell table:style-name="ce7" office:value-type="string">
            <text:p>1..n</text:p>
          </table:table-cell>
          <table:table-cell table:style-name="ce7" office:value-type="string">
            <text:p>1..n</text:p>
          </table:table-cell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DII</text:p>
          </table:table-cell>
          <table:table-cell office:value-type="string">
            <text:p>A.D.I. Integration</text:p>
          </table:table-cell>
          <table:table-cell table:style-name="ce4"/>
          <table:table-cell/>
          <table:table-cell table:style-name="Default"/>
          <table:table-cell table:style-name="ce4" office:value-type="float" office:value="100">
            <text:p>100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14">
            <text:p>14</text:p>
          </table:table-cell>
          <table:table-cell table:style-name="ce4" table:formula="of:=[.G13]/MAX([.G$6:.G$29])" office:value-type="float" office:value="0.0999000999000999">
            <text:p>0,1</text:p>
          </table:table-cell>
          <table:table-cell table:style-name="ce7"/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2"/>
          <table:table-cell office:value-type="string">
            <text:p>x</text:p>
          </table:table-cell>
          <table:table-cell/>
          <table:table-cell table:style-name="ce7"/>
          <table:table-cell table:style-name="ce7"/>
          <table:table-cell table:style-name="ce7" office:value-type="string">
            <text:p>1..4,1..n+1,1..2,W</text:p>
          </table:table-cell>
          <table:table-cell table:style-name="ce7" office:value-type="string">
            <text:p>1..4,1..n+1,1..2,W</text:p>
          </table:table-cell>
          <table:table-cell table:style-name="ce7" office:value-type="string">
            <text:p>1..4,1..n+1,1..2,W</text:p>
          </table:table-cell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IPR</text:p>
          </table:table-cell>
          <table:table-cell office:value-type="string">
            <text:p>Integrate predictors</text:p>
          </table:table-cell>
          <table:table-cell table:style-name="ce4"/>
          <table:table-cell/>
          <table:table-cell table:style-name="Default"/>
          <table:table-cell table:style-name="ce4" office:value-type="float" office:value="101">
            <text:p>101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15">
            <text:p>15</text:p>
          </table:table-cell>
          <table:table-cell table:style-name="ce4" table:formula="of:=[.G14]/MAX([.G$6:.G$29])" office:value-type="float" office:value="0.100899100899101">
            <text:p>0,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 office:value-type="string">
            <text:p>x</text:p>
          </table:table-cell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 office:value-type="string">
            <text:p>1..13,1..n,W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4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PR</text:p>
          </table:table-cell>
          <table:table-cell office:value-type="string">
            <text:p>Difference predictors</text:p>
          </table:table-cell>
          <table:table-cell table:style-name="ce4"/>
          <table:table-cell/>
          <table:table-cell table:style-name="Default"/>
          <table:table-cell table:style-name="ce4" office:value-type="float" office:value="101">
            <text:p>101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15">
            <text:p>15</text:p>
          </table:table-cell>
          <table:table-cell table:style-name="ce4" table:formula="of:=[.G15]/MAX([.G$6:.G$29])" office:value-type="float" office:value="0.100899100899101">
            <text:p>0,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 office:value-type="string">
            <text:p>5..5,1..n</text:p>
          </table:table-cell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 office:value-type="string">
            <text:p>5..13,1..n,W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4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FS/PS(nv)</text:p>
          </table:table-cell>
          <table:table-cell office:value-type="string">
            <text:p>First sum. Partial sums. (no vectors)</text:p>
          </table:table-cell>
          <table:table-cell table:style-name="ce4"/>
          <table:table-cell/>
          <table:table-cell table:style-name="Default"/>
          <table:table-cell table:style-name="ce4" office:value-type="float" office:value="1001">
            <text:p>1001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27">
            <text:p>27</text:p>
          </table:table-cell>
          <table:table-cell table:style-name="ce4" table:formula="of:=[.G16]/MAX([.G$6:.G$29])" office:value-type="float" office:value="1">
            <text:p>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4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 office:value-type="string">
            <text:p>1..n,W</text:p>
          </table:table-cell>
          <table:table-cell table:style-name="ce7"/>
          <table:table-cell table:style-name="ce7"/>
          <table:table-cell table:style-name="ce7"/>
          <table:table-cell table:style-name="ce7" office:value-type="string">
            <text:p>1..n</text:p>
          </table:table-cell>
          <table:table-cell table:style-name="ce7"/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FD</text:p>
          </table:table-cell>
          <table:table-cell office:value-type="string">
            <text:p>First differential</text:p>
          </table:table-cell>
          <table:table-cell table:style-name="ce4"/>
          <table:table-cell/>
          <table:table-cell table:style-name="Default"/>
          <table:table-cell table:style-name="ce4" office:value-type="float" office:value="1000">
            <text:p>1000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26">
            <text:p>26</text:p>
          </table:table-cell>
          <table:table-cell table:style-name="ce4" table:formula="of:=[.G17]/MAX([.G$6:.G$29])" office:value-type="float" office:value="0.999000999000999">
            <text:p>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4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 office:value-type="string">
            <text:p>1..n,W</text:p>
          </table:table-cell>
          <table:table-cell table:style-name="ce7"/>
          <table:table-cell table:style-name="ce7"/>
          <table:table-cell table:style-name="ce7"/>
          <table:table-cell table:style-name="ce7" office:value-type="string">
            <text:p>2..n+1</text:p>
          </table:table-cell>
          <table:table-cell table:style-name="ce7"/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D PIC</text:p>
          </table:table-cell>
          <table:table-cell office:value-type="string">
            <text:p>2-D Particle in cell</text:p>
          </table:table-cell>
          <table:table-cell table:style-name="ce4" office:value-type="string">
            <text:p>x</text:p>
          </table:table-cell>
          <table:table-cell/>
          <table:table-cell table:style-name="Default"/>
          <table:table-cell table:style-name="ce4" office:value-type="float" office:value="64">
            <text:p>6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8">
            <text:p>8</text:p>
          </table:table-cell>
          <table:table-cell table:style-name="ce4" table:formula="of:=[.G18]/MAX([.G$6:.G$29])" office:value-type="float" office:value="0.0639360639360639">
            <text:p>0,06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 office:value-type="string">
            <text:p>1..64,1..64</text:p>
          </table:table-cell>
          <table:table-cell/>
          <table:table-cell table:style-name="ce7" office:value-type="string">
            <text:p>1..64,1..64</text:p>
          </table:table-cell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 office:value-type="string">
            <text:p>32..95</text:p>
          </table:table-cell>
          <table:table-cell table:style-name="ce7"/>
          <table:table-cell table:style-name="ce7"/>
          <table:table-cell table:style-name="ce7" office:value-type="string">
            <text:p>32..95</text:p>
          </table:table-cell>
          <table:table-cell table:style-name="ce7"/>
          <table:table-cell table:style-name="ce7"/>
          <table:table-cell table:style-name="ce7"/>
          <table:table-cell table:style-name="ce7" office:value-type="string">
            <text:p>1..64,1..64,W</text:p>
          </table:table-cell>
          <table:table-cell table:style-name="ce7"/>
          <table:table-cell table:style-name="ce7"/>
          <table:table-cell table:style-name="ce7" office:value-type="string">
            <text:p>1..4,1..n,W</text:p>
          </table:table-cell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4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 office:value-type="string">
            <text:p>32..95</text:p>
          </table:table-cell>
          <table:table-cell table:style-name="ce7" office:value-type="string">
            <text:p>32..95</text:p>
          </table:table-cell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1D PIC</text:p>
          </table:table-cell>
          <table:table-cell office:value-type="string">
            <text:p>1-D Particle in cell</text:p>
          </table:table-cell>
          <table:table-cell table:style-name="ce4" office:value-type="string">
            <text:p>x</text:p>
          </table:table-cell>
          <table:table-cell/>
          <table:table-cell table:style-name="Default"/>
          <table:table-cell table:style-name="ce4" office:value-type="float" office:value="1001">
            <text:p>1001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27">
            <text:p>27</text:p>
          </table:table-cell>
          <table:table-cell table:style-name="ce4" table:formula="of:=[.G19]/MAX([.G$6:.G$29])" office:value-type="float" office:value="1">
            <text:p>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 office:value-type="string">
            <text:p>1..max(GRD)</text:p>
          </table:table-cell>
          <table:table-cell table:style-name="ce7" office:value-type="string">
            <text:p>1..n,W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 office:value-type="string">
            <text:p>1..max(GRD)</text:p>
          </table:table-cell>
          <table:table-cell table:style-name="ce7" office:value-type="string">
            <text:p>1..n,W</text:p>
          </table:table-cell>
          <table:table-cell table:style-name="ce7"/>
          <table:table-cell table:style-name="ce7" office:value-type="string">
            <text:p>x</text:p>
          </table:table-cell>
          <table:table-cell table:style-name="ce7"/>
          <table:table-cell table:style-name="ce7" office:value-type="string">
            <text:p>1..n</text:p>
          </table:table-cell>
          <table:table-cell table:style-name="ce7"/>
          <table:table-cell table:style-name="ce7" office:value-type="string">
            <text:p>1..n,W</text:p>
          </table:table-cell>
          <table:table-cell table:style-name="ce7" office:value-type="string">
            <text:p>1..n,W</text:p>
          </table:table-cell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 office:value-type="string">
            <text:p>1..2048,W</text:p>
          </table:table-cell>
          <table:table-cell table:style-name="ce7" office:value-type="string">
            <text:p>1..n,W</text:p>
          </table:table-cell>
          <table:table-cell table:style-name="ce7"/>
          <table:table-cell table:number-columns-repeated="4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 office:value-type="string">
            <text:p>1..n,W</text:p>
          </table:table-cell>
          <table:table-cell table:number-columns-repeated="2"/>
          <table:table-cell table:style-name="ce7"/>
          <table:table-cell table:style-name="ce7"/>
          <table:table-cell table:style-name="ce7"/>
          <table:table-cell table:style-name="ce7" office:value-type="string">
            <text:p>1..n,W</text:p>
          </table:table-cell>
          <table:table-cell table:style-name="ce7" office:value-type="string">
            <text:p>1..n,W</text:p>
          </table:table-cell>
          <table:table-cell table:style-name="ce7"/>
          <table:table-cell table:style-name="ce7"/>
          <table:table-cell table:style-name="ce7"/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Casual Fortran. Development version</text:p>
          </table:table-cell>
          <table:table-cell table:style-name="ce4"/>
          <table:table-cell/>
          <table:table-cell table:style-name="Default"/>
          <table:table-cell table:style-name="ce4" office:value-type="float" office:value="101">
            <text:p>101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15">
            <text:p>15</text:p>
          </table:table-cell>
          <table:table-cell table:style-name="ce4" table:formula="of:=[.G20]/MAX([.G$6:.G$29])" office:value-type="float" office:value="0.100899100899101">
            <text:p>0,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4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 office:value-type="string">
            <text:p>1..n+1,1..7</text:p>
          </table:table-cell>
          <table:table-cell table:style-name="ce7" office:value-type="string">
            <text:p>1..n+1,1..7</text:p>
          </table:table-cell>
          <table:table-cell table:style-name="ce7" office:value-type="string">
            <text:p>1..n+1,1..7</text:p>
          </table:table-cell>
          <table:table-cell table:number-columns-repeated="2"/>
          <table:table-cell table:style-name="ce7" office:value-type="string">
            <text:p>1..n+1,1..7,W</text:p>
          </table:table-cell>
          <table:table-cell table:number-columns-repeated="2"/>
          <table:table-cell table:style-name="ce7"/>
          <table:table-cell table:number-columns-repeated="2"/>
          <table:table-cell table:style-name="ce7" office:value-type="string">
            <text:p>1..n+1,1..7,W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MC</text:p>
          </table:table-cell>
          <table:table-cell office:value-type="string">
            <text:p>Monte Carlo search loop</text:p>
          </table:table-cell>
          <table:table-cell table:style-name="ce4" office:value-type="string">
            <text:p>x</text:p>
          </table:table-cell>
          <table:table-cell/>
          <table:table-cell table:style-name="Default"/>
          <table:table-cell table:style-name="ce4" office:value-type="float" office:value="75">
            <text:p>75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15">
            <text:p>15</text:p>
          </table:table-cell>
          <table:table-cell table:style-name="ce4" table:formula="of:=[.G21]/MAX([.G$6:.G$29])" office:value-type="float" office:value="0.0749250749250749">
            <text:p>0,07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office:value-type="string">
            <text:p>min(ZONE)-4...max(ZONE)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>
            <text:p>?</text:p>
          </table:table-cell>
          <table:table-cell table:style-name="ce7"/>
          <table:table-cell table:style-name="ce7"/>
          <table:table-cell table:style-name="ce7" office:value-type="string">
            <text:p>x</text:p>
          </table:table-cell>
          <table:table-cell table:style-name="ce7"/>
          <table:table-cell table:style-name="ce7"/>
          <table:table-cell table:style-name="ce7" office:value-type="string">
            <text:p>x</text:p>
          </table:table-cell>
          <table:table-cell table:number-columns-repeated="4"/>
          <table:table-cell table:style-name="ce7" office:value-type="string">
            <text:p>x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3"/>
          <table:table-cell office:value-type="string">
            <text:p>?</text:p>
          </table:table-cell>
          <table:table-cell table:number-columns-repeated="5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ICC(nv)</text:p>
          </table:table-cell>
          <table:table-cell office:value-type="string">
            <text:p>Implicit, conditional computation (no vectors)</text:p>
          </table:table-cell>
          <table:table-cell table:style-name="ce4" office:value-type="string">
            <text:p>x</text:p>
          </table:table-cell>
          <table:table-cell/>
          <table:table-cell table:style-name="Default"/>
          <table:table-cell table:style-name="ce4" office:value-type="float" office:value="101">
            <text:p>101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15">
            <text:p>15</text:p>
          </table:table-cell>
          <table:table-cell table:style-name="ce4" table:formula="of:=[.G22]/MAX([.G$6:.G$29])" office:value-type="float" office:value="0.100899100899101">
            <text:p>0,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 office:value-type="string">
            <text:p>1..n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4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>
            <text:p>1..n,W</text:p>
          </table:table-cell>
          <table:table-cell table:style-name="ce7"/>
          <table:table-cell table:style-name="ce7"/>
          <table:table-cell table:style-name="ce7"/>
          <table:table-cell table:number-columns-repeated="2" office:value-type="string">
            <text:p>1..n</text:p>
          </table:table-cell>
          <table:table-cell table:style-name="ce7"/>
          <table:table-cell table:number-columns-repeated="2" office:value-type="string">
            <text:p>1..n</text:p>
          </table:table-cell>
          <table:table-cell table:style-name="ce7"/>
          <table:table-cell table:number-columns-repeated="2" office:value-type="string">
            <text:p>1..n,W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2D EHF</text:p>
          </table:table-cell>
          <table:table-cell office:value-type="string">
            <text:p>2-D Explicit hydrodynamics fragment</text:p>
          </table:table-cell>
          <table:table-cell table:style-name="ce4"/>
          <table:table-cell/>
          <table:table-cell table:style-name="Default"/>
          <table:table-cell table:style-name="ce4" office:value-type="float" office:value="100">
            <text:p>100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14">
            <text:p>14</text:p>
          </table:table-cell>
          <table:table-cell table:style-name="ce4" table:formula="of:=[.G23]/MAX([.G$6:.G$29])" office:value-type="float" office:value="0.0999000999000999">
            <text:p>0,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4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2" office:value-type="string">
            <text:p>1..n+1,1..7,W</text:p>
          </table:table-cell>
          <table:table-cell office:value-type="string">
            <text:p>1..n+1,1..7</text:p>
          </table:table-cell>
          <table:table-cell/>
          <table:table-cell table:number-columns-repeated="2" office:value-type="string">
            <text:p>1..n+1,1..7</text:p>
          </table:table-cell>
          <table:table-cell table:number-columns-repeated="3" office:value-type="string">
            <text:p>1..n+1,1..7,W</text:p>
          </table:table-cell>
          <table:table-cell table:style-name="ce7"/>
          <table:table-cell office:value-type="string">
            <text:p>1..n+1,1..7,W</text:p>
          </table:table-cell>
          <table:table-cell table:number-columns-repeated="4"/>
          <table:table-cell table:number-columns-repeated="92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GLRE(nv)</text:p>
          </table:table-cell>
          <table:table-cell office:value-type="string">
            <text:p>General linear recurrence equations (no vectors)</text:p>
          </table:table-cell>
          <table:table-cell table:style-name="ce4"/>
          <table:table-cell/>
          <table:table-cell table:style-name="Default"/>
          <table:table-cell table:style-name="ce4" office:value-type="float" office:value="101">
            <text:p>101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15">
            <text:p>15</text:p>
          </table:table-cell>
          <table:table-cell table:style-name="ce4" table:formula="of:=[.G24]/MAX([.G$6:.G$29])" office:value-type="float" office:value="0.100899100899101">
            <text:p>0,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>
            <text:p>1..n,W</text:p>
          </table:table-cell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2" office:value-type="string">
            <text:p>1..n</text:p>
          </table:table-cell>
          <table:table-cell/>
          <table:table-cell office:value-type="string">
            <text:p>xw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DOT: Rec(nv)</text:p>
          </table:table-cell>
          <table:table-cell office:value-type="string">
            <text:p>Discrete ordinates transport: recurrence (no vectors)</text:p>
          </table:table-cell>
          <table:table-cell table:style-name="ce4" office:value-type="string">
            <text:p>x</text:p>
          </table:table-cell>
          <table:table-cell/>
          <table:table-cell table:style-name="Default"/>
          <table:table-cell table:style-name="ce4" office:value-type="float" office:value="1000">
            <text:p>1000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26">
            <text:p>26</text:p>
          </table:table-cell>
          <table:table-cell table:style-name="ce4" table:formula="of:=[.G25]/MAX([.G$6:.G$29])" office:value-type="float" office:value="0.999000999000999">
            <text:p>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 office:value-type="string">
            <text:p>x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4"/>
          <table:table-cell table:style-name="ce7" office:value-type="string">
            <text:p>x</text:p>
          </table:table-cell>
          <table:table-cell table:style-name="ce7" office:value-type="string">
            <text:p>1..n</text:p>
          </table:table-cell>
          <table:table-cell table:style-name="ce7"/>
          <table:table-cell table:style-name="ce7"/>
          <table:table-cell table:style-name="ce7"/>
          <table:table-cell table:style-name="ce7" office:value-type="string">
            <text:p>1..n</text:p>
          </table:table-cell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 office:value-type="string">
            <text:p>1..n</text:p>
          </table:table-cell>
          <table:table-cell table:number-columns-repeated="2"/>
          <table:table-cell table:style-name="ce7"/>
          <table:table-cell table:style-name="ce7" office:value-type="string">
            <text:p>1..n</text:p>
          </table:table-cell>
          <table:table-cell table:style-name="ce7" office:value-type="string">
            <text:p>1..n,W</text:p>
          </table:table-cell>
          <table:table-cell table:style-name="ce7"/>
          <table:table-cell table:style-name="ce7" office:value-type="string">
            <text:p>1..n+1,W</text:p>
          </table:table-cell>
          <table:table-cell table:style-name="ce7"/>
          <table:table-cell table:style-name="ce7" office:value-type="string">
            <text:p>1..n</text:p>
          </table:table-cell>
          <table:table-cell table:style-name="ce7" office:value-type="string">
            <text:p>1..n</text:p>
          </table:table-cell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MM</text:p>
          </table:table-cell>
          <table:table-cell office:value-type="string">
            <text:p>Matrix-matrix product</text:p>
          </table:table-cell>
          <table:table-cell table:style-name="ce4"/>
          <table:table-cell/>
          <table:table-cell table:style-name="Default"/>
          <table:table-cell table:style-name="ce4" office:value-type="float" office:value="101">
            <text:p>101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20">
            <text:p>20</text:p>
          </table:table-cell>
          <table:table-cell table:style-name="ce4" table:formula="of:=[.G26]/MAX([.G$6:.G$29])" office:value-type="float" office:value="0.100899100899101">
            <text:p>0,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 office:value-type="string">
            <text:p>1..25,1..n</text:p>
          </table:table-cell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 office:value-type="string">
            <text:p>1..25,1..n,W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4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 office:value-type="string">
            <text:p>1..25,1..25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D</text:p>
          </table:table-cell>
          <table:table-cell office:value-type="string">
            <text:p>Planckian distribution</text:p>
          </table:table-cell>
          <table:table-cell table:style-name="ce4"/>
          <table:table-cell/>
          <table:table-cell table:style-name="Default"/>
          <table:table-cell table:style-name="ce4" office:value-type="float" office:value="101">
            <text:p>101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15">
            <text:p>15</text:p>
          </table:table-cell>
          <table:table-cell table:style-name="ce4" table:formula="of:=[.G27]/MAX([.G$6:.G$29])" office:value-type="float" office:value="0.100899100899101">
            <text:p>0,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4"/>
          <table:table-cell table:style-name="ce7"/>
          <table:table-cell table:style-name="ce7" office:value-type="string">
            <text:p>1..n,W</text:p>
          </table:table-cell>
          <table:table-cell table:style-name="ce7"/>
          <table:table-cell table:style-name="ce7"/>
          <table:table-cell table:style-name="ce7"/>
          <table:table-cell table:style-name="ce7" office:value-type="string">
            <text:p>1..n</text:p>
          </table:table-cell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 office:value-type="string">
            <text:p>1..n,W</text:p>
          </table:table-cell>
          <table:table-cell table:style-name="ce7" office:value-type="string">
            <text:p>1..n</text:p>
          </table:table-cell>
          <table:table-cell table:style-name="ce7"/>
          <table:table-cell table:style-name="ce7"/>
          <table:table-cell table:style-name="ce7"/>
          <table:table-cell table:style-name="ce7" office:value-type="string">
            <text:p>1..n,W</text:p>
          </table:table-cell>
          <table:table-cell table:style-name="ce7"/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2D IH</text:p>
          </table:table-cell>
          <table:table-cell office:value-type="string">
            <text:p>2-D Implicit hydrodynamics fragment</text:p>
          </table:table-cell>
          <table:table-cell table:style-name="ce4"/>
          <table:table-cell/>
          <table:table-cell table:style-name="Default"/>
          <table:table-cell table:style-name="ce4" office:value-type="float" office:value="100">
            <text:p>100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14">
            <text:p>14</text:p>
          </table:table-cell>
          <table:table-cell table:style-name="ce4" table:formula="of:=[.G28]/MAX([.G$6:.G$29])" office:value-type="float" office:value="0.0999000999000999">
            <text:p>0,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4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>
            <text:p>1..n+1,1..7,W</text:p>
          </table:table-cell>
          <table:table-cell office:value-type="string">
            <text:p>1..n+1,1..7</text:p>
          </table:table-cell>
          <table:table-cell table:number-columns-repeated="4"/>
          <table:table-cell table:number-columns-repeated="3" office:value-type="string">
            <text:p>1..n+1,1..7</text:p>
          </table:table-cell>
          <table:table-cell table:style-name="ce7"/>
          <table:table-cell office:value-type="string">
            <text:p>1..n+1,1..7</text:p>
          </table:table-cell>
          <table:table-cell table:number-columns-repeated="4"/>
          <table:table-cell table:number-columns-repeated="92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MIN</text:p>
          </table:table-cell>
          <table:table-cell office:value-type="string">
            <text:p>Find location of first minimum in array</text:p>
          </table:table-cell>
          <table:table-cell table:style-name="ce4" office:value-type="string">
            <text:p>x</text:p>
          </table:table-cell>
          <table:table-cell table:style-name="ce6"/>
          <table:table-cell table:style-name="Default"/>
          <table:table-cell table:style-name="ce4" office:value-type="float" office:value="1001">
            <text:p>1001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27">
            <text:p>27</text:p>
          </table:table-cell>
          <table:table-cell table:style-name="ce4" table:formula="of:=[.G29]/MAX([.G$6:.G$29])" office:value-type="float" office:value="1">
            <text:p>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4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 office:value-type="string">
            <text:p>1..n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table:number-columns-repeated="6"/>
          <table:table-cell table:style-name="ce4"/>
          <table:table-cell table:style-name="ce7" table:number-columns-repeated="14"/>
          <table:table-cell/>
          <table:table-cell table:style-name="ce7" table:number-columns-repeated="3"/>
          <table:table-cell/>
          <table:table-cell table:style-name="ce7" table:number-columns-repeated="21"/>
          <table:table-cell/>
          <table:table-cell table:style-name="ce7" table:number-columns-repeated="6"/>
          <table:table-cell table:number-columns-repeated="4"/>
          <table:table-cell table:style-name="ce7" table:number-columns-repeated="6"/>
          <table:table-cell/>
          <table:table-cell table:style-name="ce7" table:number-columns-repeated="3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 table:number-columns-repeated="8"/>
          <table:table-cell table:number-columns-repeated="9"/>
          <table:table-cell table:style-name="ce7"/>
          <table:table-cell table:number-columns-repeated="927"/>
        </table:table-row>
        <table:table-row table:style-name="ro1" table:number-rows-repeated="65505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heet2" table:style-name="ta1" table:print="false">
        <office:forms form:automatic-focus="false" form:apply-design-mode="false"/>
        <table:table-column table:style-name="co1" table:number-columns-repeated="93" table:default-cell-style-name="Default"/>
        <table:table-row table:style-name="ro1">
          <table:table-cell office:value-type="string">
            <text:p>index</text:p>
          </table:table-cell>
          <table:table-cell office:value-type="string">
            <text:p>key</text:p>
          </table:table-cell>
          <table:table-cell office:value-type="string">
            <text:p>desc</text:p>
          </table:table-cell>
          <table:table-cell office:value-type="string">
            <text:p>indep</text:p>
          </table:table-cell>
          <table:table-cell office:value-type="string">
            <text:p>ratio</text:p>
          </table:table-cell>
          <table:table-cell table:formula="of:=[Sheet1.L2]" office:value-type="string" office:string-value="A11">
            <text:p>A11</text:p>
          </table:table-cell>
          <table:table-cell table:formula="of:=[Sheet1.M2]" office:value-type="string" office:string-value="A12">
            <text:p>A12</text:p>
          </table:table-cell>
          <table:table-cell table:formula="of:=[Sheet1.N2]" office:value-type="string" office:string-value="A13">
            <text:p>A13</text:p>
          </table:table-cell>
          <table:table-cell table:formula="of:=[Sheet1.O2]" office:value-type="string" office:string-value="A21">
            <text:p>A21</text:p>
          </table:table-cell>
          <table:table-cell table:formula="of:=[Sheet1.P2]" office:value-type="string" office:string-value="A22">
            <text:p>A22</text:p>
          </table:table-cell>
          <table:table-cell table:formula="of:=[Sheet1.Q2]" office:value-type="string" office:string-value="A23">
            <text:p>A23</text:p>
          </table:table-cell>
          <table:table-cell table:formula="of:=[Sheet1.R2]" office:value-type="string" office:string-value="A31">
            <text:p>A31</text:p>
          </table:table-cell>
          <table:table-cell table:formula="of:=[Sheet1.S2]" office:value-type="string" office:string-value="A32">
            <text:p>A32</text:p>
          </table:table-cell>
          <table:table-cell table:formula="of:=[Sheet1.T2]" office:value-type="string" office:string-value="A33">
            <text:p>A33</text:p>
          </table:table-cell>
          <table:table-cell table:formula="of:=[Sheet1.U2]" office:value-type="string" office:string-value="B">
            <text:p>B</text:p>
          </table:table-cell>
          <table:table-cell table:formula="of:=[Sheet1.V2]" office:value-type="string" office:string-value="B5">
            <text:p>B5</text:p>
          </table:table-cell>
          <table:table-cell table:formula="of:=[Sheet1.W2]" office:value-type="string" office:string-value="C">
            <text:p>C</text:p>
          </table:table-cell>
          <table:table-cell table:formula="of:=[Sheet1.X2]" office:value-type="string" office:string-value="C0">
            <text:p>C0</text:p>
          </table:table-cell>
          <table:table-cell table:formula="of:=[Sheet1.Y2]" office:value-type="string" office:string-value="CX">
            <text:p>CX</text:p>
          </table:table-cell>
          <table:table-cell table:formula="of:=[Sheet1.Z2]" office:value-type="string" office:string-value="D">
            <text:p>D</text:p>
          </table:table-cell>
          <table:table-cell table:formula="of:=[Sheet1.AA2]" office:value-type="string" office:string-value="DEX">
            <text:p>DEX</text:p>
          </table:table-cell>
          <table:table-cell table:formula="of:=[Sheet1.AB2]" office:value-type="string" office:string-value="DEX1">
            <text:p>DEX1</text:p>
          </table:table-cell>
          <table:table-cell table:formula="of:=[Sheet1.AC2]" office:value-type="string" office:string-value="DK">
            <text:p>DK</text:p>
          </table:table-cell>
          <table:table-cell table:formula="of:=[Sheet1.AD2]" office:value-type="string" office:string-value="DM22">
            <text:p>DM22</text:p>
          </table:table-cell>
          <table:table-cell table:formula="of:=[Sheet1.AE2]" office:value-type="string" office:string-value="DM23">
            <text:p>DM23</text:p>
          </table:table-cell>
          <table:table-cell table:formula="of:=[Sheet1.AF2]" office:value-type="string" office:string-value="DM24">
            <text:p>DM24</text:p>
          </table:table-cell>
          <table:table-cell table:formula="of:=[Sheet1.AG2]" office:value-type="string" office:string-value="DM25">
            <text:p>DM25</text:p>
          </table:table-cell>
          <table:table-cell table:formula="of:=[Sheet1.AH2]" office:value-type="string" office:string-value="DM26">
            <text:p>DM26</text:p>
          </table:table-cell>
          <table:table-cell table:formula="of:=[Sheet1.AI2]" office:value-type="string" office:string-value="DM27">
            <text:p>DM27</text:p>
          </table:table-cell>
          <table:table-cell table:formula="of:=[Sheet1.AJ2]" office:value-type="string" office:string-value="DM28">
            <text:p>DM28</text:p>
          </table:table-cell>
          <table:table-cell table:formula="of:=[Sheet1.AK2]" office:value-type="string" office:string-value="E">
            <text:p>E</text:p>
          </table:table-cell>
          <table:table-cell table:formula="of:=[Sheet1.AL2]" office:value-type="string" office:string-value="EX">
            <text:p>EX</text:p>
          </table:table-cell>
          <table:table-cell table:formula="of:=[Sheet1.AM2]" office:value-type="string" office:string-value="EX1">
            <text:p>EX1</text:p>
          </table:table-cell>
          <table:table-cell table:formula="of:=[Sheet1.AN2]" office:value-type="string" office:string-value="F">
            <text:p>F</text:p>
          </table:table-cell>
          <table:table-cell table:formula="of:=[Sheet1.AO2]" office:value-type="string" office:string-value="FLX">
            <text:p>FLX</text:p>
          </table:table-cell>
          <table:table-cell table:formula="of:=[Sheet1.AP2]" office:value-type="string" office:string-value="G">
            <text:p>G</text:p>
          </table:table-cell>
          <table:table-cell table:formula="of:=[Sheet1.AQ2]" office:value-type="string" office:string-value="GRD">
            <text:p>GRD</text:p>
          </table:table-cell>
          <table:table-cell table:formula="of:=[Sheet1.AR2]" office:value-type="string" office:string-value="H">
            <text:p>H</text:p>
          </table:table-cell>
          <table:table-cell table:formula="of:=[Sheet1.AS2]" office:value-type="string" office:string-value="IR">
            <text:p>IR</text:p>
          </table:table-cell>
          <table:table-cell table:formula="of:=[Sheet1.AT2]" office:value-type="string" office:string-value="IX">
            <text:p>IX</text:p>
          </table:table-cell>
          <table:table-cell table:formula="of:=[Sheet1.AU2]" office:value-type="string" office:string-value="P">
            <text:p>P</text:p>
          </table:table-cell>
          <table:table-cell table:formula="of:=[Sheet1.AV2]" office:value-type="string" office:string-value="PLAN">
            <text:p>PLAN</text:p>
          </table:table-cell>
          <table:table-cell table:formula="of:=[Sheet1.AW2]" office:value-type="string" office:string-value="PX">
            <text:p>PX</text:p>
          </table:table-cell>
          <table:table-cell table:formula="of:=[Sheet1.AX2]" office:value-type="string" office:string-value="Q">
            <text:p>Q</text:p>
          </table:table-cell>
          <table:table-cell table:formula="of:=[Sheet1.AY2]" office:value-type="string" office:string-value="R">
            <text:p>R</text:p>
          </table:table-cell>
          <table:table-cell table:formula="of:=[Sheet1.AZ2]" office:value-type="string" office:string-value="RH">
            <text:p>RH</text:p>
          </table:table-cell>
          <table:table-cell table:formula="of:=[Sheet1.BA2]" office:value-type="string" office:string-value="RX">
            <text:p>RX</text:p>
          </table:table-cell>
          <table:table-cell table:formula="of:=[Sheet1.BB2]" office:value-type="string" office:string-value="S">
            <text:p>S</text:p>
          </table:table-cell>
          <table:table-cell table:formula="of:=[Sheet1.BC2]" office:value-type="string" office:string-value="SA">
            <text:p>SA</text:p>
          </table:table-cell>
          <table:table-cell table:formula="of:=[Sheet1.BD2]" office:value-type="string" office:string-value="SB">
            <text:p>SB</text:p>
          </table:table-cell>
          <table:table-cell table:formula="of:=[Sheet1.BE2]" office:value-type="string" office:string-value="SIG">
            <text:p>SIG</text:p>
          </table:table-cell>
          <table:table-cell table:formula="of:=[Sheet1.BF2]" office:value-type="string" office:string-value="STB5">
            <text:p>STB5</text:p>
          </table:table-cell>
          <table:table-cell table:formula="of:=[Sheet1.BG2]" office:value-type="string" office:string-value="T">
            <text:p>T</text:p>
          </table:table-cell>
          <table:table-cell table:formula="of:=[Sheet1.BH2]" office:value-type="string" office:string-value="U">
            <text:p>U</text:p>
          </table:table-cell>
          <table:table-cell table:formula="of:=[Sheet1.BI2]" office:value-type="string" office:string-value="U1">
            <text:p>U1</text:p>
          </table:table-cell>
          <table:table-cell table:formula="of:=[Sheet1.BJ2]" office:value-type="string" office:string-value="U2">
            <text:p>U2</text:p>
          </table:table-cell>
          <table:table-cell table:formula="of:=[Sheet1.BK2]" office:value-type="string" office:string-value="U3">
            <text:p>U3</text:p>
          </table:table-cell>
          <table:table-cell table:formula="of:=[Sheet1.BL2]" office:value-type="string" office:string-value="V">
            <text:p>V</text:p>
          </table:table-cell>
          <table:table-cell table:formula="of:=[Sheet1.BM2]" office:value-type="string" office:string-value="VE3">
            <text:p>VE3</text:p>
          </table:table-cell>
          <table:table-cell table:formula="of:=[Sheet1.BN2]" office:value-type="string" office:string-value="VF">
            <text:p>VF</text:p>
          </table:table-cell>
          <table:table-cell table:formula="of:=[Sheet1.BO2]" office:value-type="string" office:string-value="VG">
            <text:p>VG</text:p>
          </table:table-cell>
          <table:table-cell table:formula="of:=[Sheet1.BP2]" office:value-type="string" office:string-value="VH">
            <text:p>VH</text:p>
          </table:table-cell>
          <table:table-cell table:formula="of:=[Sheet1.BQ2]" office:value-type="string" office:string-value="VLIN">
            <text:p>VLIN</text:p>
          </table:table-cell>
          <table:table-cell table:formula="of:=[Sheet1.BR2]" office:value-type="string" office:string-value="VLR">
            <text:p>VLR</text:p>
          </table:table-cell>
          <table:table-cell table:formula="of:=[Sheet1.BS2]" office:value-type="string" office:string-value="VS">
            <text:p>VS</text:p>
          </table:table-cell>
          <table:table-cell table:formula="of:=[Sheet1.BT2]" office:value-type="string" office:string-value="VSP">
            <text:p>VSP</text:p>
          </table:table-cell>
          <table:table-cell table:formula="of:=[Sheet1.BU2]" office:value-type="string" office:string-value="VSTP">
            <text:p>VSTP</text:p>
          </table:table-cell>
          <table:table-cell table:formula="of:=[Sheet1.BV2]" office:value-type="string" office:string-value="VX">
            <text:p>VX</text:p>
          </table:table-cell>
          <table:table-cell table:formula="of:=[Sheet1.BW2]" office:value-type="string" office:string-value="VXND">
            <text:p>VXND</text:p>
          </table:table-cell>
          <table:table-cell table:formula="of:=[Sheet1.BX2]" office:value-type="string" office:string-value="VXNE">
            <text:p>VXNE</text:p>
          </table:table-cell>
          <table:table-cell table:formula="of:=[Sheet1.BY2]" office:value-type="string" office:string-value="VY">
            <text:p>VY</text:p>
          </table:table-cell>
          <table:table-cell table:formula="of:=[Sheet1.BZ2]" office:value-type="string" office:string-value="W">
            <text:p>W</text:p>
          </table:table-cell>
          <table:table-cell table:formula="of:=[Sheet1.CA2]" office:value-type="string" office:string-value="X">
            <text:p>X</text:p>
          </table:table-cell>
          <table:table-cell table:formula="of:=[Sheet1.CB2]" office:value-type="string" office:string-value="XI">
            <text:p>XI</text:p>
          </table:table-cell>
          <table:table-cell table:formula="of:=[Sheet1.CC2]" office:value-type="string" office:string-value="XX">
            <text:p>XX</text:p>
          </table:table-cell>
          <table:table-cell table:formula="of:=[Sheet1.CD2]" office:value-type="string" office:string-value="XZ">
            <text:p>XZ</text:p>
          </table:table-cell>
          <table:table-cell table:formula="of:=[Sheet1.CE2]" office:value-type="string" office:string-value="Y">
            <text:p>Y</text:p>
          </table:table-cell>
          <table:table-cell table:formula="of:=[Sheet1.CF2]" office:value-type="string" office:string-value="Z">
            <text:p>Z</text:p>
          </table:table-cell>
          <table:table-cell table:formula="of:=[Sheet1.CG2]" office:value-type="string" office:string-value="ZA">
            <text:p>ZA</text:p>
          </table:table-cell>
          <table:table-cell table:formula="of:=[Sheet1.CH2]" office:value-type="string" office:string-value="ZB">
            <text:p>ZB</text:p>
          </table:table-cell>
          <table:table-cell table:formula="of:=[Sheet1.CI2]" office:value-type="string" office:string-value="ZM">
            <text:p>ZM</text:p>
          </table:table-cell>
          <table:table-cell table:formula="of:=[Sheet1.CJ2]" office:value-type="string" office:string-value="ZONE">
            <text:p>ZONE</text:p>
          </table:table-cell>
          <table:table-cell table:formula="of:=[Sheet1.CK2]" office:value-type="string" office:string-value="ZP">
            <text:p>ZP</text:p>
          </table:table-cell>
          <table:table-cell table:formula="of:=[Sheet1.CL2]" office:value-type="string" office:string-value="ZQ">
            <text:p>ZQ</text:p>
          </table:table-cell>
          <table:table-cell table:formula="of:=[Sheet1.CM2]" office:value-type="string" office:string-value="ZR">
            <text:p>ZR</text:p>
          </table:table-cell>
          <table:table-cell table:formula="of:=[Sheet1.CN2]" office:value-type="string" office:string-value="ZU">
            <text:p>ZU</text:p>
          </table:table-cell>
          <table:table-cell table:formula="of:=[Sheet1.CO2]" office:value-type="string" office:string-value="ZV">
            <text:p>ZV</text:p>
          </table:table-cell>
          <table:table-cell table:formula="of:=[Sheet1.CP2]" office:value-type="string" office:string-value="ZX">
            <text:p>ZX</text:p>
          </table:table-cell>
          <table:table-cell table:formula="of:=[Sheet1.CQ2]" office:value-type="string" office:string-value="ZZ">
            <text:p>ZZ</text:p>
          </table:table-cell>
          <table:table-cell table:formula="of:=[Sheet1.CR2]" office:value-type="float" office:value="0">
            <text:p>0</text:p>
          </table:table-cell>
          <table:table-cell table:formula="of:=[Sheet1.CS2]" office:value-type="float" office:value="0">
            <text:p>0</text:p>
          </table:table-cell>
          <table:table-cell table:formula="of:=[Sheet1.CT2]" office:value-type="float" office:value="0">
            <text:p>0</text:p>
          </table:table-cell>
          <table:table-cell table:formula="of:=[Sheet1.CU2]" office:value-type="float" office:value="0">
            <text:p>0</text:p>
          </table:table-cell>
        </table:table-row>
        <table:table-row table:style-name="ro1">
          <table:table-cell table:formula="of:=[Sheet1.A6]" office:value-type="float" office:value="1">
            <text:p>1</text:p>
          </table:table-cell>
          <table:table-cell table:formula="of:=[Sheet1.B6]" office:value-type="string" office:string-value="HF">
            <text:p>HF</text:p>
          </table:table-cell>
          <table:table-cell table:formula="of:=[Sheet1.C6]" office:value-type="string" office:string-value="Hydrodynamics fragment">
            <text:p>Hydrodynamics fragment</text:p>
          </table:table-cell>
          <table:table-cell table:formula="of:=IF([Sheet1.D6]&lt;&gt;&quot;&quot;;1;0)" office:value-type="float" office:value="0">
            <text:p>0</text:p>
          </table:table-cell>
          <table:table-cell table:formula="of:=[Sheet1.J6]" office:value-type="float" office:value="1">
            <text:p>1</text:p>
          </table:table-cell>
          <table:table-cell table:formula="of:=IF([Sheet1.L6]&lt;&gt;&quot;&quot;;CONCATENATE(&quot;D('&quot;;[.F$1];&quot;','&quot;;[Sheet1.L6];&quot;')&quot;);&quot;&quot;)">
            <text:p/>
          </table:table-cell>
          <table:table-cell table:formula="of:=IF([Sheet1.M6]&lt;&gt;&quot;&quot;;CONCATENATE(&quot;D('&quot;;[.G$1];&quot;','&quot;;[Sheet1.M6];&quot;')&quot;);&quot;&quot;)">
            <text:p/>
          </table:table-cell>
          <table:table-cell table:formula="of:=IF([Sheet1.N6]&lt;&gt;&quot;&quot;;CONCATENATE(&quot;D('&quot;;[.H$1];&quot;','&quot;;[Sheet1.N6];&quot;')&quot;);&quot;&quot;)">
            <text:p/>
          </table:table-cell>
          <table:table-cell table:formula="of:=IF([Sheet1.O6]&lt;&gt;&quot;&quot;;CONCATENATE(&quot;D('&quot;;[.I$1];&quot;','&quot;;[Sheet1.O6];&quot;')&quot;);&quot;&quot;)">
            <text:p/>
          </table:table-cell>
          <table:table-cell table:formula="of:=IF([Sheet1.P6]&lt;&gt;&quot;&quot;;CONCATENATE(&quot;D('&quot;;[.J$1];&quot;','&quot;;[Sheet1.P6];&quot;')&quot;);&quot;&quot;)">
            <text:p/>
          </table:table-cell>
          <table:table-cell table:formula="of:=IF([Sheet1.Q6]&lt;&gt;&quot;&quot;;CONCATENATE(&quot;D('&quot;;[.K$1];&quot;','&quot;;[Sheet1.Q6];&quot;')&quot;);&quot;&quot;)">
            <text:p/>
          </table:table-cell>
          <table:table-cell table:formula="of:=IF([Sheet1.R6]&lt;&gt;&quot;&quot;;CONCATENATE(&quot;D('&quot;;[.L$1];&quot;','&quot;;[Sheet1.R6];&quot;')&quot;);&quot;&quot;)">
            <text:p/>
          </table:table-cell>
          <table:table-cell table:formula="of:=IF([Sheet1.S6]&lt;&gt;&quot;&quot;;CONCATENATE(&quot;D('&quot;;[.M$1];&quot;','&quot;;[Sheet1.S6];&quot;')&quot;);&quot;&quot;)">
            <text:p/>
          </table:table-cell>
          <table:table-cell table:formula="of:=IF([Sheet1.T6]&lt;&gt;&quot;&quot;;CONCATENATE(&quot;D('&quot;;[.N$1];&quot;','&quot;;[Sheet1.T6];&quot;')&quot;);&quot;&quot;)">
            <text:p/>
          </table:table-cell>
          <table:table-cell table:formula="of:=IF([Sheet1.U6]&lt;&gt;&quot;&quot;;CONCATENATE(&quot;D('&quot;;[.O$1];&quot;','&quot;;[Sheet1.U6];&quot;')&quot;);&quot;&quot;)">
            <text:p/>
          </table:table-cell>
          <table:table-cell table:formula="of:=IF([Sheet1.V6]&lt;&gt;&quot;&quot;;CONCATENATE(&quot;D('&quot;;[.P$1];&quot;','&quot;;[Sheet1.V6];&quot;')&quot;);&quot;&quot;)">
            <text:p/>
          </table:table-cell>
          <table:table-cell table:formula="of:=IF([Sheet1.W6]&lt;&gt;&quot;&quot;;CONCATENATE(&quot;D('&quot;;[.Q$1];&quot;','&quot;;[Sheet1.W6];&quot;')&quot;);&quot;&quot;)">
            <text:p/>
          </table:table-cell>
          <table:table-cell table:formula="of:=IF([Sheet1.X6]&lt;&gt;&quot;&quot;;CONCATENATE(&quot;D('&quot;;[.R$1];&quot;','&quot;;[Sheet1.X6];&quot;')&quot;);&quot;&quot;)">
            <text:p/>
          </table:table-cell>
          <table:table-cell table:formula="of:=IF([Sheet1.Y6]&lt;&gt;&quot;&quot;;CONCATENATE(&quot;D('&quot;;[.S$1];&quot;','&quot;;[Sheet1.Y6];&quot;')&quot;);&quot;&quot;)">
            <text:p/>
          </table:table-cell>
          <table:table-cell table:formula="of:=IF([Sheet1.Z6]&lt;&gt;&quot;&quot;;CONCATENATE(&quot;D('&quot;;[.T$1];&quot;','&quot;;[Sheet1.Z6];&quot;')&quot;);&quot;&quot;)">
            <text:p/>
          </table:table-cell>
          <table:table-cell table:formula="of:=IF([Sheet1.AA6]&lt;&gt;&quot;&quot;;CONCATENATE(&quot;D('&quot;;[.U$1];&quot;','&quot;;[Sheet1.AA6];&quot;')&quot;);&quot;&quot;)">
            <text:p/>
          </table:table-cell>
          <table:table-cell table:formula="of:=IF([Sheet1.AB6]&lt;&gt;&quot;&quot;;CONCATENATE(&quot;D('&quot;;[.V$1];&quot;','&quot;;[Sheet1.AB6];&quot;')&quot;);&quot;&quot;)">
            <text:p/>
          </table:table-cell>
          <table:table-cell table:formula="of:=IF([Sheet1.AC6]&lt;&gt;&quot;&quot;;CONCATENATE(&quot;D('&quot;;[.W$1];&quot;','&quot;;[Sheet1.AC6];&quot;')&quot;);&quot;&quot;)">
            <text:p/>
          </table:table-cell>
          <table:table-cell table:formula="of:=IF([Sheet1.AD6]&lt;&gt;&quot;&quot;;CONCATENATE(&quot;D('&quot;;[.X$1];&quot;','&quot;;[Sheet1.AD6];&quot;')&quot;);&quot;&quot;)">
            <text:p/>
          </table:table-cell>
          <table:table-cell table:formula="of:=IF([Sheet1.AE6]&lt;&gt;&quot;&quot;;CONCATENATE(&quot;D('&quot;;[.Y$1];&quot;','&quot;;[Sheet1.AE6];&quot;')&quot;);&quot;&quot;)">
            <text:p/>
          </table:table-cell>
          <table:table-cell table:formula="of:=IF([Sheet1.AF6]&lt;&gt;&quot;&quot;;CONCATENATE(&quot;D('&quot;;[.Z$1];&quot;','&quot;;[Sheet1.AF6];&quot;')&quot;);&quot;&quot;)">
            <text:p/>
          </table:table-cell>
          <table:table-cell table:formula="of:=IF([Sheet1.AG6]&lt;&gt;&quot;&quot;;CONCATENATE(&quot;D('&quot;;[.AA$1];&quot;','&quot;;[Sheet1.AG6];&quot;')&quot;);&quot;&quot;)">
            <text:p/>
          </table:table-cell>
          <table:table-cell table:formula="of:=IF([Sheet1.AH6]&lt;&gt;&quot;&quot;;CONCATENATE(&quot;D('&quot;;[.AB$1];&quot;','&quot;;[Sheet1.AH6];&quot;')&quot;);&quot;&quot;)">
            <text:p/>
          </table:table-cell>
          <table:table-cell table:formula="of:=IF([Sheet1.AI6]&lt;&gt;&quot;&quot;;CONCATENATE(&quot;D('&quot;;[.AC$1];&quot;','&quot;;[Sheet1.AI6];&quot;')&quot;);&quot;&quot;)">
            <text:p/>
          </table:table-cell>
          <table:table-cell table:formula="of:=IF([Sheet1.AJ6]&lt;&gt;&quot;&quot;;CONCATENATE(&quot;D('&quot;;[.AD$1];&quot;','&quot;;[Sheet1.AJ6];&quot;')&quot;);&quot;&quot;)">
            <text:p/>
          </table:table-cell>
          <table:table-cell table:formula="of:=IF([Sheet1.AK6]&lt;&gt;&quot;&quot;;CONCATENATE(&quot;D('&quot;;[.AE$1];&quot;','&quot;;[Sheet1.AK6];&quot;')&quot;);&quot;&quot;)">
            <text:p/>
          </table:table-cell>
          <table:table-cell table:formula="of:=IF([Sheet1.AL6]&lt;&gt;&quot;&quot;;CONCATENATE(&quot;D('&quot;;[.AF$1];&quot;','&quot;;[Sheet1.AL6];&quot;')&quot;);&quot;&quot;)">
            <text:p/>
          </table:table-cell>
          <table:table-cell table:formula="of:=IF([Sheet1.AM6]&lt;&gt;&quot;&quot;;CONCATENATE(&quot;D('&quot;;[.AG$1];&quot;','&quot;;[Sheet1.AM6];&quot;')&quot;);&quot;&quot;)">
            <text:p/>
          </table:table-cell>
          <table:table-cell table:formula="of:=IF([Sheet1.AN6]&lt;&gt;&quot;&quot;;CONCATENATE(&quot;D('&quot;;[.AH$1];&quot;','&quot;;[Sheet1.AN6];&quot;')&quot;);&quot;&quot;)">
            <text:p/>
          </table:table-cell>
          <table:table-cell table:formula="of:=IF([Sheet1.AO6]&lt;&gt;&quot;&quot;;CONCATENATE(&quot;D('&quot;;[.AI$1];&quot;','&quot;;[Sheet1.AO6];&quot;')&quot;);&quot;&quot;)">
            <text:p/>
          </table:table-cell>
          <table:table-cell table:formula="of:=IF([Sheet1.AP6]&lt;&gt;&quot;&quot;;CONCATENATE(&quot;D('&quot;;[.AJ$1];&quot;','&quot;;[Sheet1.AP6];&quot;')&quot;);&quot;&quot;)">
            <text:p/>
          </table:table-cell>
          <table:table-cell table:formula="of:=IF([Sheet1.AQ6]&lt;&gt;&quot;&quot;;CONCATENATE(&quot;D('&quot;;[.AK$1];&quot;','&quot;;[Sheet1.AQ6];&quot;')&quot;);&quot;&quot;)">
            <text:p/>
          </table:table-cell>
          <table:table-cell table:formula="of:=IF([Sheet1.AR6]&lt;&gt;&quot;&quot;;CONCATENATE(&quot;D('&quot;;[.AL$1];&quot;','&quot;;[Sheet1.AR6];&quot;')&quot;);&quot;&quot;)">
            <text:p/>
          </table:table-cell>
          <table:table-cell table:formula="of:=IF([Sheet1.AS6]&lt;&gt;&quot;&quot;;CONCATENATE(&quot;D('&quot;;[.AM$1];&quot;','&quot;;[Sheet1.AS6];&quot;')&quot;);&quot;&quot;)">
            <text:p/>
          </table:table-cell>
          <table:table-cell table:formula="of:=IF([Sheet1.AT6]&lt;&gt;&quot;&quot;;CONCATENATE(&quot;D('&quot;;[.AN$1];&quot;','&quot;;[Sheet1.AT6];&quot;')&quot;);&quot;&quot;)">
            <text:p/>
          </table:table-cell>
          <table:table-cell table:formula="of:=IF([Sheet1.AU6]&lt;&gt;&quot;&quot;;CONCATENATE(&quot;D('&quot;;[.AO$1];&quot;','&quot;;[Sheet1.AU6];&quot;')&quot;);&quot;&quot;)">
            <text:p/>
          </table:table-cell>
          <table:table-cell table:formula="of:=IF([Sheet1.AV6]&lt;&gt;&quot;&quot;;CONCATENATE(&quot;D('&quot;;[.AP$1];&quot;','&quot;;[Sheet1.AV6];&quot;')&quot;);&quot;&quot;)">
            <text:p/>
          </table:table-cell>
          <table:table-cell table:formula="of:=IF([Sheet1.AW6]&lt;&gt;&quot;&quot;;CONCATENATE(&quot;D('&quot;;[.AQ$1];&quot;','&quot;;[Sheet1.AW6];&quot;')&quot;);&quot;&quot;)">
            <text:p/>
          </table:table-cell>
          <table:table-cell table:formula="of:=IF([Sheet1.AX6]&lt;&gt;&quot;&quot;;CONCATENATE(&quot;D('&quot;;[.AR$1];&quot;','&quot;;[Sheet1.AX6];&quot;')&quot;);&quot;&quot;)" office:value-type="string" office:string-value="D('Q','x')">
            <text:p>D('Q','x')</text:p>
          </table:table-cell>
          <table:table-cell table:formula="of:=IF([Sheet1.AY6]&lt;&gt;&quot;&quot;;CONCATENATE(&quot;D('&quot;;[.AS$1];&quot;','&quot;;[Sheet1.AY6];&quot;')&quot;);&quot;&quot;)" office:value-type="string" office:string-value="D('R','x')">
            <text:p>D('R','x')</text:p>
          </table:table-cell>
          <table:table-cell table:formula="of:=IF([Sheet1.AZ6]&lt;&gt;&quot;&quot;;CONCATENATE(&quot;D('&quot;;[.AT$1];&quot;','&quot;;[Sheet1.AZ6];&quot;')&quot;);&quot;&quot;)">
            <text:p/>
          </table:table-cell>
          <table:table-cell table:formula="of:=IF([Sheet1.BA6]&lt;&gt;&quot;&quot;;CONCATENATE(&quot;D('&quot;;[.AU$1];&quot;','&quot;;[Sheet1.BA6];&quot;')&quot;);&quot;&quot;)">
            <text:p/>
          </table:table-cell>
          <table:table-cell table:formula="of:=IF([Sheet1.BB6]&lt;&gt;&quot;&quot;;CONCATENATE(&quot;D('&quot;;[.AV$1];&quot;','&quot;;[Sheet1.BB6];&quot;')&quot;);&quot;&quot;)">
            <text:p/>
          </table:table-cell>
          <table:table-cell table:formula="of:=IF([Sheet1.BC6]&lt;&gt;&quot;&quot;;CONCATENATE(&quot;D('&quot;;[.AW$1];&quot;','&quot;;[Sheet1.BC6];&quot;')&quot;);&quot;&quot;)">
            <text:p/>
          </table:table-cell>
          <table:table-cell table:formula="of:=IF([Sheet1.BD6]&lt;&gt;&quot;&quot;;CONCATENATE(&quot;D('&quot;;[.AX$1];&quot;','&quot;;[Sheet1.BD6];&quot;')&quot;);&quot;&quot;)">
            <text:p/>
          </table:table-cell>
          <table:table-cell table:formula="of:=IF([Sheet1.BE6]&lt;&gt;&quot;&quot;;CONCATENATE(&quot;D('&quot;;[.AY$1];&quot;','&quot;;[Sheet1.BE6];&quot;')&quot;);&quot;&quot;)">
            <text:p/>
          </table:table-cell>
          <table:table-cell table:formula="of:=IF([Sheet1.BF6]&lt;&gt;&quot;&quot;;CONCATENATE(&quot;D('&quot;;[.AZ$1];&quot;','&quot;;[Sheet1.BF6];&quot;')&quot;);&quot;&quot;)">
            <text:p/>
          </table:table-cell>
          <table:table-cell table:formula="of:=IF([Sheet1.BG6]&lt;&gt;&quot;&quot;;CONCATENATE(&quot;D('&quot;;[.BA$1];&quot;','&quot;;[Sheet1.BG6];&quot;')&quot;);&quot;&quot;)" office:value-type="string" office:string-value="D('T','x')">
            <text:p>D('T','x')</text:p>
          </table:table-cell>
          <table:table-cell table:formula="of:=IF([Sheet1.BH6]&lt;&gt;&quot;&quot;;CONCATENATE(&quot;D('&quot;;[.BB$1];&quot;','&quot;;[Sheet1.BH6];&quot;')&quot;);&quot;&quot;)">
            <text:p/>
          </table:table-cell>
          <table:table-cell table:formula="of:=IF([Sheet1.BI6]&lt;&gt;&quot;&quot;;CONCATENATE(&quot;D('&quot;;[.BC$1];&quot;','&quot;;[Sheet1.BI6];&quot;')&quot;);&quot;&quot;)">
            <text:p/>
          </table:table-cell>
          <table:table-cell table:formula="of:=IF([Sheet1.BJ6]&lt;&gt;&quot;&quot;;CONCATENATE(&quot;D('&quot;;[.BD$1];&quot;','&quot;;[Sheet1.BJ6];&quot;')&quot;);&quot;&quot;)">
            <text:p/>
          </table:table-cell>
          <table:table-cell table:formula="of:=IF([Sheet1.BK6]&lt;&gt;&quot;&quot;;CONCATENATE(&quot;D('&quot;;[.BE$1];&quot;','&quot;;[Sheet1.BK6];&quot;')&quot;);&quot;&quot;)">
            <text:p/>
          </table:table-cell>
          <table:table-cell table:formula="of:=IF([Sheet1.BL6]&lt;&gt;&quot;&quot;;CONCATENATE(&quot;D('&quot;;[.BF$1];&quot;','&quot;;[Sheet1.BL6];&quot;')&quot;);&quot;&quot;)">
            <text:p/>
          </table:table-cell>
          <table:table-cell table:formula="of:=IF([Sheet1.BM6]&lt;&gt;&quot;&quot;;CONCATENATE(&quot;D('&quot;;[.BG$1];&quot;','&quot;;[Sheet1.BM6];&quot;')&quot;);&quot;&quot;)">
            <text:p/>
          </table:table-cell>
          <table:table-cell table:formula="of:=IF([Sheet1.BN6]&lt;&gt;&quot;&quot;;CONCATENATE(&quot;D('&quot;;[.BH$1];&quot;','&quot;;[Sheet1.BN6];&quot;')&quot;);&quot;&quot;)">
            <text:p/>
          </table:table-cell>
          <table:table-cell table:formula="of:=IF([Sheet1.BO6]&lt;&gt;&quot;&quot;;CONCATENATE(&quot;D('&quot;;[.BI$1];&quot;','&quot;;[Sheet1.BO6];&quot;')&quot;);&quot;&quot;)">
            <text:p/>
          </table:table-cell>
          <table:table-cell table:formula="of:=IF([Sheet1.BP6]&lt;&gt;&quot;&quot;;CONCATENATE(&quot;D('&quot;;[.BJ$1];&quot;','&quot;;[Sheet1.BP6];&quot;')&quot;);&quot;&quot;)">
            <text:p/>
          </table:table-cell>
          <table:table-cell table:formula="of:=IF([Sheet1.BQ6]&lt;&gt;&quot;&quot;;CONCATENATE(&quot;D('&quot;;[.BK$1];&quot;','&quot;;[Sheet1.BQ6];&quot;')&quot;);&quot;&quot;)">
            <text:p/>
          </table:table-cell>
          <table:table-cell table:formula="of:=IF([Sheet1.BR6]&lt;&gt;&quot;&quot;;CONCATENATE(&quot;D('&quot;;[.BL$1];&quot;','&quot;;[Sheet1.BR6];&quot;')&quot;);&quot;&quot;)">
            <text:p/>
          </table:table-cell>
          <table:table-cell table:formula="of:=IF([Sheet1.BS6]&lt;&gt;&quot;&quot;;CONCATENATE(&quot;D('&quot;;[.BM$1];&quot;','&quot;;[Sheet1.BS6];&quot;')&quot;);&quot;&quot;)">
            <text:p/>
          </table:table-cell>
          <table:table-cell table:formula="of:=IF([Sheet1.BT6]&lt;&gt;&quot;&quot;;CONCATENATE(&quot;D('&quot;;[.BN$1];&quot;','&quot;;[Sheet1.BT6];&quot;')&quot;);&quot;&quot;)">
            <text:p/>
          </table:table-cell>
          <table:table-cell table:formula="of:=IF([Sheet1.BU6]&lt;&gt;&quot;&quot;;CONCATENATE(&quot;D('&quot;;[.BO$1];&quot;','&quot;;[Sheet1.BU6];&quot;')&quot;);&quot;&quot;)">
            <text:p/>
          </table:table-cell>
          <table:table-cell table:formula="of:=IF([Sheet1.BV6]&lt;&gt;&quot;&quot;;CONCATENATE(&quot;D('&quot;;[.BP$1];&quot;','&quot;;[Sheet1.BV6];&quot;')&quot;);&quot;&quot;)">
            <text:p/>
          </table:table-cell>
          <table:table-cell table:formula="of:=IF([Sheet1.BW6]&lt;&gt;&quot;&quot;;CONCATENATE(&quot;D('&quot;;[.BQ$1];&quot;','&quot;;[Sheet1.BW6];&quot;')&quot;);&quot;&quot;)">
            <text:p/>
          </table:table-cell>
          <table:table-cell table:formula="of:=IF([Sheet1.BX6]&lt;&gt;&quot;&quot;;CONCATENATE(&quot;D('&quot;;[.BR$1];&quot;','&quot;;[Sheet1.BX6];&quot;')&quot;);&quot;&quot;)">
            <text:p/>
          </table:table-cell>
          <table:table-cell table:formula="of:=IF([Sheet1.BY6]&lt;&gt;&quot;&quot;;CONCATENATE(&quot;D('&quot;;[.BS$1];&quot;','&quot;;[Sheet1.BY6];&quot;')&quot;);&quot;&quot;)">
            <text:p/>
          </table:table-cell>
          <table:table-cell table:formula="of:=IF([Sheet1.BZ6]&lt;&gt;&quot;&quot;;CONCATENATE(&quot;D('&quot;;[.BT$1];&quot;','&quot;;[Sheet1.BZ6];&quot;')&quot;);&quot;&quot;)">
            <text:p/>
          </table:table-cell>
          <table:table-cell table:formula="of:=IF([Sheet1.CA6]&lt;&gt;&quot;&quot;;CONCATENATE(&quot;D('&quot;;[.BU$1];&quot;','&quot;;[Sheet1.CA6];&quot;')&quot;);&quot;&quot;)" office:value-type="string" office:string-value="D('X','1..n,W')">
            <text:p>D('X','1..n,W')</text:p>
          </table:table-cell>
          <table:table-cell table:formula="of:=IF([Sheet1.CB6]&lt;&gt;&quot;&quot;;CONCATENATE(&quot;D('&quot;;[.BV$1];&quot;','&quot;;[Sheet1.CB6];&quot;')&quot;);&quot;&quot;)">
            <text:p/>
          </table:table-cell>
          <table:table-cell table:formula="of:=IF([Sheet1.CC6]&lt;&gt;&quot;&quot;;CONCATENATE(&quot;D('&quot;;[.BW$1];&quot;','&quot;;[Sheet1.CC6];&quot;')&quot;);&quot;&quot;)">
            <text:p/>
          </table:table-cell>
          <table:table-cell table:formula="of:=IF([Sheet1.CD6]&lt;&gt;&quot;&quot;;CONCATENATE(&quot;D('&quot;;[.BX$1];&quot;','&quot;;[Sheet1.CD6];&quot;')&quot;);&quot;&quot;)">
            <text:p/>
          </table:table-cell>
          <table:table-cell table:formula="of:=IF([Sheet1.CE6]&lt;&gt;&quot;&quot;;CONCATENATE(&quot;D('&quot;;[.BY$1];&quot;','&quot;;[Sheet1.CE6];&quot;')&quot;);&quot;&quot;)" office:value-type="string" office:string-value="D('Y','1..n')">
            <text:p>D('Y','1..n')</text:p>
          </table:table-cell>
          <table:table-cell table:formula="of:=IF([Sheet1.CF6]&lt;&gt;&quot;&quot;;CONCATENATE(&quot;D('&quot;;[.BZ$1];&quot;','&quot;;[Sheet1.CF6];&quot;')&quot;);&quot;&quot;)">
            <text:p/>
          </table:table-cell>
          <table:table-cell table:formula="of:=IF([Sheet1.CG6]&lt;&gt;&quot;&quot;;CONCATENATE(&quot;D('&quot;;[.CA$1];&quot;','&quot;;[Sheet1.CG6];&quot;')&quot;);&quot;&quot;)">
            <text:p/>
          </table:table-cell>
          <table:table-cell table:formula="of:=IF([Sheet1.CH6]&lt;&gt;&quot;&quot;;CONCATENATE(&quot;D('&quot;;[.CB$1];&quot;','&quot;;[Sheet1.CH6];&quot;')&quot;);&quot;&quot;)">
            <text:p/>
          </table:table-cell>
          <table:table-cell table:formula="of:=IF([Sheet1.CI6]&lt;&gt;&quot;&quot;;CONCATENATE(&quot;D('&quot;;[.CC$1];&quot;','&quot;;[Sheet1.CI6];&quot;')&quot;);&quot;&quot;)">
            <text:p/>
          </table:table-cell>
          <table:table-cell table:formula="of:=IF([Sheet1.CJ6]&lt;&gt;&quot;&quot;;CONCATENATE(&quot;D('&quot;;[.CD$1];&quot;','&quot;;[Sheet1.CJ6];&quot;')&quot;);&quot;&quot;)">
            <text:p/>
          </table:table-cell>
          <table:table-cell table:formula="of:=IF([Sheet1.CK6]&lt;&gt;&quot;&quot;;CONCATENATE(&quot;D('&quot;;[.CE$1];&quot;','&quot;;[Sheet1.CK6];&quot;')&quot;);&quot;&quot;)">
            <text:p/>
          </table:table-cell>
          <table:table-cell table:formula="of:=IF([Sheet1.CL6]&lt;&gt;&quot;&quot;;CONCATENATE(&quot;D('&quot;;[.CF$1];&quot;','&quot;;[Sheet1.CL6];&quot;')&quot;);&quot;&quot;)">
            <text:p/>
          </table:table-cell>
          <table:table-cell table:formula="of:=IF([Sheet1.CM6]&lt;&gt;&quot;&quot;;CONCATENATE(&quot;D('&quot;;[.CG$1];&quot;','&quot;;[Sheet1.CM6];&quot;')&quot;);&quot;&quot;)">
            <text:p/>
          </table:table-cell>
          <table:table-cell table:formula="of:=IF([Sheet1.CN6]&lt;&gt;&quot;&quot;;CONCATENATE(&quot;D('&quot;;[.CH$1];&quot;','&quot;;[Sheet1.CN6];&quot;')&quot;);&quot;&quot;)">
            <text:p/>
          </table:table-cell>
          <table:table-cell table:formula="of:=IF([Sheet1.CO6]&lt;&gt;&quot;&quot;;CONCATENATE(&quot;D('&quot;;[.CI$1];&quot;','&quot;;[Sheet1.CO6];&quot;')&quot;);&quot;&quot;)">
            <text:p/>
          </table:table-cell>
          <table:table-cell table:formula="of:=IF([Sheet1.CP6]&lt;&gt;&quot;&quot;;CONCATENATE(&quot;D('&quot;;[.CJ$1];&quot;','&quot;;[Sheet1.CP6];&quot;')&quot;);&quot;&quot;)" office:value-type="string" office:string-value="D('ZX','10..n+11')">
            <text:p>D('ZX','10..n+11')</text:p>
          </table:table-cell>
          <table:table-cell table:formula="of:=IF([Sheet1.CQ6]&lt;&gt;&quot;&quot;;CONCATENATE(&quot;D('&quot;;[.CK$1];&quot;','&quot;;[Sheet1.CQ6];&quot;')&quot;);&quot;&quot;)">
            <text:p/>
          </table:table-cell>
          <table:table-cell table:formula="of:=IF([Sheet1.CR6]&lt;&gt;&quot;&quot;;CONCATENATE(&quot;D('&quot;;[.CL$1];&quot;','&quot;;[Sheet1.CR6];&quot;')&quot;);&quot;&quot;)">
            <text:p/>
          </table:table-cell>
          <table:table-cell table:formula="of:=IF([Sheet1.CS6]&lt;&gt;&quot;&quot;;CONCATENATE(&quot;D('&quot;;[.CM$1];&quot;','&quot;;[Sheet1.CS6];&quot;')&quot;);&quot;&quot;)">
            <text:p/>
          </table:table-cell>
          <table:table-cell table:formula="of:=IF([Sheet1.CT6]&lt;&gt;&quot;&quot;;CONCATENATE(&quot;D('&quot;;[.CN$1];&quot;','&quot;;[Sheet1.CT6];&quot;')&quot;);&quot;&quot;)">
            <text:p/>
          </table:table-cell>
          <table:table-cell table:formula="of:=IF([Sheet1.CU6]&lt;&gt;&quot;&quot;;CONCATENATE(&quot;D('&quot;;[.CO$1];&quot;','&quot;;[Sheet1.CU6];&quot;')&quot;);&quot;&quot;)">
            <text:p/>
          </table:table-cell>
        </table:table-row>
        <table:table-row table:style-name="ro1">
          <table:table-cell table:formula="of:=[Sheet1.A7]" office:value-type="float" office:value="2">
            <text:p>2</text:p>
          </table:table-cell>
          <table:table-cell table:formula="of:=[Sheet1.B7]" office:value-type="string" office:string-value="ICCG">
            <text:p>ICCG</text:p>
          </table:table-cell>
          <table:table-cell table:formula="of:=[Sheet1.C7]" office:value-type="string" office:string-value="Incomplete Cholesky – Conjugate Gradient (excerpt)">
            <text:p>Incomplete Cholesky – Conjugate Gradient (excerpt)</text:p>
          </table:table-cell>
          <table:table-cell table:formula="of:=IF([Sheet1.D7]&lt;&gt;&quot;&quot;;1;0)" office:value-type="float" office:value="0">
            <text:p>0</text:p>
          </table:table-cell>
          <table:table-cell table:formula="of:=[Sheet1.J7]" office:value-type="float" office:value="0.100899100899101">
            <text:p>0,1</text:p>
          </table:table-cell>
          <table:table-cell table:formula="of:=IF([Sheet1.L7]&lt;&gt;&quot;&quot;;CONCATENATE(&quot;D('&quot;;[.F$1];&quot;','&quot;;[Sheet1.L7];&quot;')&quot;);&quot;&quot;)">
            <text:p/>
          </table:table-cell>
          <table:table-cell table:formula="of:=IF([Sheet1.M7]&lt;&gt;&quot;&quot;;CONCATENATE(&quot;D('&quot;;[.G$1];&quot;','&quot;;[Sheet1.M7];&quot;')&quot;);&quot;&quot;)">
            <text:p/>
          </table:table-cell>
          <table:table-cell table:formula="of:=IF([Sheet1.N7]&lt;&gt;&quot;&quot;;CONCATENATE(&quot;D('&quot;;[.H$1];&quot;','&quot;;[Sheet1.N7];&quot;')&quot;);&quot;&quot;)">
            <text:p/>
          </table:table-cell>
          <table:table-cell table:formula="of:=IF([Sheet1.O7]&lt;&gt;&quot;&quot;;CONCATENATE(&quot;D('&quot;;[.I$1];&quot;','&quot;;[Sheet1.O7];&quot;')&quot;);&quot;&quot;)">
            <text:p/>
          </table:table-cell>
          <table:table-cell table:formula="of:=IF([Sheet1.P7]&lt;&gt;&quot;&quot;;CONCATENATE(&quot;D('&quot;;[.J$1];&quot;','&quot;;[Sheet1.P7];&quot;')&quot;);&quot;&quot;)">
            <text:p/>
          </table:table-cell>
          <table:table-cell table:formula="of:=IF([Sheet1.Q7]&lt;&gt;&quot;&quot;;CONCATENATE(&quot;D('&quot;;[.K$1];&quot;','&quot;;[Sheet1.Q7];&quot;')&quot;);&quot;&quot;)">
            <text:p/>
          </table:table-cell>
          <table:table-cell table:formula="of:=IF([Sheet1.R7]&lt;&gt;&quot;&quot;;CONCATENATE(&quot;D('&quot;;[.L$1];&quot;','&quot;;[Sheet1.R7];&quot;')&quot;);&quot;&quot;)">
            <text:p/>
          </table:table-cell>
          <table:table-cell table:formula="of:=IF([Sheet1.S7]&lt;&gt;&quot;&quot;;CONCATENATE(&quot;D('&quot;;[.M$1];&quot;','&quot;;[Sheet1.S7];&quot;')&quot;);&quot;&quot;)">
            <text:p/>
          </table:table-cell>
          <table:table-cell table:formula="of:=IF([Sheet1.T7]&lt;&gt;&quot;&quot;;CONCATENATE(&quot;D('&quot;;[.N$1];&quot;','&quot;;[Sheet1.T7];&quot;')&quot;);&quot;&quot;)">
            <text:p/>
          </table:table-cell>
          <table:table-cell table:formula="of:=IF([Sheet1.U7]&lt;&gt;&quot;&quot;;CONCATENATE(&quot;D('&quot;;[.O$1];&quot;','&quot;;[Sheet1.U7];&quot;')&quot;);&quot;&quot;)">
            <text:p/>
          </table:table-cell>
          <table:table-cell table:formula="of:=IF([Sheet1.V7]&lt;&gt;&quot;&quot;;CONCATENATE(&quot;D('&quot;;[.P$1];&quot;','&quot;;[Sheet1.V7];&quot;')&quot;);&quot;&quot;)">
            <text:p/>
          </table:table-cell>
          <table:table-cell table:formula="of:=IF([Sheet1.W7]&lt;&gt;&quot;&quot;;CONCATENATE(&quot;D('&quot;;[.Q$1];&quot;','&quot;;[Sheet1.W7];&quot;')&quot;);&quot;&quot;)">
            <text:p/>
          </table:table-cell>
          <table:table-cell table:formula="of:=IF([Sheet1.X7]&lt;&gt;&quot;&quot;;CONCATENATE(&quot;D('&quot;;[.R$1];&quot;','&quot;;[Sheet1.X7];&quot;')&quot;);&quot;&quot;)">
            <text:p/>
          </table:table-cell>
          <table:table-cell table:formula="of:=IF([Sheet1.Y7]&lt;&gt;&quot;&quot;;CONCATENATE(&quot;D('&quot;;[.S$1];&quot;','&quot;;[Sheet1.Y7];&quot;')&quot;);&quot;&quot;)">
            <text:p/>
          </table:table-cell>
          <table:table-cell table:formula="of:=IF([Sheet1.Z7]&lt;&gt;&quot;&quot;;CONCATENATE(&quot;D('&quot;;[.T$1];&quot;','&quot;;[Sheet1.Z7];&quot;')&quot;);&quot;&quot;)">
            <text:p/>
          </table:table-cell>
          <table:table-cell table:formula="of:=IF([Sheet1.AA7]&lt;&gt;&quot;&quot;;CONCATENATE(&quot;D('&quot;;[.U$1];&quot;','&quot;;[Sheet1.AA7];&quot;')&quot;);&quot;&quot;)">
            <text:p/>
          </table:table-cell>
          <table:table-cell table:formula="of:=IF([Sheet1.AB7]&lt;&gt;&quot;&quot;;CONCATENATE(&quot;D('&quot;;[.V$1];&quot;','&quot;;[Sheet1.AB7];&quot;')&quot;);&quot;&quot;)">
            <text:p/>
          </table:table-cell>
          <table:table-cell table:formula="of:=IF([Sheet1.AC7]&lt;&gt;&quot;&quot;;CONCATENATE(&quot;D('&quot;;[.W$1];&quot;','&quot;;[Sheet1.AC7];&quot;')&quot;);&quot;&quot;)">
            <text:p/>
          </table:table-cell>
          <table:table-cell table:formula="of:=IF([Sheet1.AD7]&lt;&gt;&quot;&quot;;CONCATENATE(&quot;D('&quot;;[.X$1];&quot;','&quot;;[Sheet1.AD7];&quot;')&quot;);&quot;&quot;)">
            <text:p/>
          </table:table-cell>
          <table:table-cell table:formula="of:=IF([Sheet1.AE7]&lt;&gt;&quot;&quot;;CONCATENATE(&quot;D('&quot;;[.Y$1];&quot;','&quot;;[Sheet1.AE7];&quot;')&quot;);&quot;&quot;)">
            <text:p/>
          </table:table-cell>
          <table:table-cell table:formula="of:=IF([Sheet1.AF7]&lt;&gt;&quot;&quot;;CONCATENATE(&quot;D('&quot;;[.Z$1];&quot;','&quot;;[Sheet1.AF7];&quot;')&quot;);&quot;&quot;)">
            <text:p/>
          </table:table-cell>
          <table:table-cell table:formula="of:=IF([Sheet1.AG7]&lt;&gt;&quot;&quot;;CONCATENATE(&quot;D('&quot;;[.AA$1];&quot;','&quot;;[Sheet1.AG7];&quot;')&quot;);&quot;&quot;)">
            <text:p/>
          </table:table-cell>
          <table:table-cell table:formula="of:=IF([Sheet1.AH7]&lt;&gt;&quot;&quot;;CONCATENATE(&quot;D('&quot;;[.AB$1];&quot;','&quot;;[Sheet1.AH7];&quot;')&quot;);&quot;&quot;)">
            <text:p/>
          </table:table-cell>
          <table:table-cell table:formula="of:=IF([Sheet1.AI7]&lt;&gt;&quot;&quot;;CONCATENATE(&quot;D('&quot;;[.AC$1];&quot;','&quot;;[Sheet1.AI7];&quot;')&quot;);&quot;&quot;)">
            <text:p/>
          </table:table-cell>
          <table:table-cell table:formula="of:=IF([Sheet1.AJ7]&lt;&gt;&quot;&quot;;CONCATENATE(&quot;D('&quot;;[.AD$1];&quot;','&quot;;[Sheet1.AJ7];&quot;')&quot;);&quot;&quot;)">
            <text:p/>
          </table:table-cell>
          <table:table-cell table:formula="of:=IF([Sheet1.AK7]&lt;&gt;&quot;&quot;;CONCATENATE(&quot;D('&quot;;[.AE$1];&quot;','&quot;;[Sheet1.AK7];&quot;')&quot;);&quot;&quot;)">
            <text:p/>
          </table:table-cell>
          <table:table-cell table:formula="of:=IF([Sheet1.AL7]&lt;&gt;&quot;&quot;;CONCATENATE(&quot;D('&quot;;[.AF$1];&quot;','&quot;;[Sheet1.AL7];&quot;')&quot;);&quot;&quot;)">
            <text:p/>
          </table:table-cell>
          <table:table-cell table:formula="of:=IF([Sheet1.AM7]&lt;&gt;&quot;&quot;;CONCATENATE(&quot;D('&quot;;[.AG$1];&quot;','&quot;;[Sheet1.AM7];&quot;')&quot;);&quot;&quot;)">
            <text:p/>
          </table:table-cell>
          <table:table-cell table:formula="of:=IF([Sheet1.AN7]&lt;&gt;&quot;&quot;;CONCATENATE(&quot;D('&quot;;[.AH$1];&quot;','&quot;;[Sheet1.AN7];&quot;')&quot;);&quot;&quot;)">
            <text:p/>
          </table:table-cell>
          <table:table-cell table:formula="of:=IF([Sheet1.AO7]&lt;&gt;&quot;&quot;;CONCATENATE(&quot;D('&quot;;[.AI$1];&quot;','&quot;;[Sheet1.AO7];&quot;')&quot;);&quot;&quot;)">
            <text:p/>
          </table:table-cell>
          <table:table-cell table:formula="of:=IF([Sheet1.AP7]&lt;&gt;&quot;&quot;;CONCATENATE(&quot;D('&quot;;[.AJ$1];&quot;','&quot;;[Sheet1.AP7];&quot;')&quot;);&quot;&quot;)">
            <text:p/>
          </table:table-cell>
          <table:table-cell table:formula="of:=IF([Sheet1.AQ7]&lt;&gt;&quot;&quot;;CONCATENATE(&quot;D('&quot;;[.AK$1];&quot;','&quot;;[Sheet1.AQ7];&quot;')&quot;);&quot;&quot;)">
            <text:p/>
          </table:table-cell>
          <table:table-cell table:formula="of:=IF([Sheet1.AR7]&lt;&gt;&quot;&quot;;CONCATENATE(&quot;D('&quot;;[.AL$1];&quot;','&quot;;[Sheet1.AR7];&quot;')&quot;);&quot;&quot;)">
            <text:p/>
          </table:table-cell>
          <table:table-cell table:formula="of:=IF([Sheet1.AS7]&lt;&gt;&quot;&quot;;CONCATENATE(&quot;D('&quot;;[.AM$1];&quot;','&quot;;[Sheet1.AS7];&quot;')&quot;);&quot;&quot;)">
            <text:p/>
          </table:table-cell>
          <table:table-cell table:formula="of:=IF([Sheet1.AT7]&lt;&gt;&quot;&quot;;CONCATENATE(&quot;D('&quot;;[.AN$1];&quot;','&quot;;[Sheet1.AT7];&quot;')&quot;);&quot;&quot;)">
            <text:p/>
          </table:table-cell>
          <table:table-cell table:formula="of:=IF([Sheet1.AU7]&lt;&gt;&quot;&quot;;CONCATENATE(&quot;D('&quot;;[.AO$1];&quot;','&quot;;[Sheet1.AU7];&quot;')&quot;);&quot;&quot;)">
            <text:p/>
          </table:table-cell>
          <table:table-cell table:formula="of:=IF([Sheet1.AV7]&lt;&gt;&quot;&quot;;CONCATENATE(&quot;D('&quot;;[.AP$1];&quot;','&quot;;[Sheet1.AV7];&quot;')&quot;);&quot;&quot;)">
            <text:p/>
          </table:table-cell>
          <table:table-cell table:formula="of:=IF([Sheet1.AW7]&lt;&gt;&quot;&quot;;CONCATENATE(&quot;D('&quot;;[.AQ$1];&quot;','&quot;;[Sheet1.AW7];&quot;')&quot;);&quot;&quot;)">
            <text:p/>
          </table:table-cell>
          <table:table-cell table:formula="of:=IF([Sheet1.AX7]&lt;&gt;&quot;&quot;;CONCATENATE(&quot;D('&quot;;[.AR$1];&quot;','&quot;;[Sheet1.AX7];&quot;')&quot;);&quot;&quot;)">
            <text:p/>
          </table:table-cell>
          <table:table-cell table:formula="of:=IF([Sheet1.AY7]&lt;&gt;&quot;&quot;;CONCATENATE(&quot;D('&quot;;[.AS$1];&quot;','&quot;;[Sheet1.AY7];&quot;')&quot;);&quot;&quot;)">
            <text:p/>
          </table:table-cell>
          <table:table-cell table:formula="of:=IF([Sheet1.AZ7]&lt;&gt;&quot;&quot;;CONCATENATE(&quot;D('&quot;;[.AT$1];&quot;','&quot;;[Sheet1.AZ7];&quot;')&quot;);&quot;&quot;)">
            <text:p/>
          </table:table-cell>
          <table:table-cell table:formula="of:=IF([Sheet1.BA7]&lt;&gt;&quot;&quot;;CONCATENATE(&quot;D('&quot;;[.AU$1];&quot;','&quot;;[Sheet1.BA7];&quot;')&quot;);&quot;&quot;)">
            <text:p/>
          </table:table-cell>
          <table:table-cell table:formula="of:=IF([Sheet1.BB7]&lt;&gt;&quot;&quot;;CONCATENATE(&quot;D('&quot;;[.AV$1];&quot;','&quot;;[Sheet1.BB7];&quot;')&quot;);&quot;&quot;)">
            <text:p/>
          </table:table-cell>
          <table:table-cell table:formula="of:=IF([Sheet1.BC7]&lt;&gt;&quot;&quot;;CONCATENATE(&quot;D('&quot;;[.AW$1];&quot;','&quot;;[Sheet1.BC7];&quot;')&quot;);&quot;&quot;)">
            <text:p/>
          </table:table-cell>
          <table:table-cell table:formula="of:=IF([Sheet1.BD7]&lt;&gt;&quot;&quot;;CONCATENATE(&quot;D('&quot;;[.AX$1];&quot;','&quot;;[Sheet1.BD7];&quot;')&quot;);&quot;&quot;)">
            <text:p/>
          </table:table-cell>
          <table:table-cell table:formula="of:=IF([Sheet1.BE7]&lt;&gt;&quot;&quot;;CONCATENATE(&quot;D('&quot;;[.AY$1];&quot;','&quot;;[Sheet1.BE7];&quot;')&quot;);&quot;&quot;)">
            <text:p/>
          </table:table-cell>
          <table:table-cell table:formula="of:=IF([Sheet1.BF7]&lt;&gt;&quot;&quot;;CONCATENATE(&quot;D('&quot;;[.AZ$1];&quot;','&quot;;[Sheet1.BF7];&quot;')&quot;);&quot;&quot;)">
            <text:p/>
          </table:table-cell>
          <table:table-cell table:formula="of:=IF([Sheet1.BG7]&lt;&gt;&quot;&quot;;CONCATENATE(&quot;D('&quot;;[.BA$1];&quot;','&quot;;[Sheet1.BG7];&quot;')&quot;);&quot;&quot;)">
            <text:p/>
          </table:table-cell>
          <table:table-cell table:formula="of:=IF([Sheet1.BH7]&lt;&gt;&quot;&quot;;CONCATENATE(&quot;D('&quot;;[.BB$1];&quot;','&quot;;[Sheet1.BH7];&quot;')&quot;);&quot;&quot;)">
            <text:p/>
          </table:table-cell>
          <table:table-cell table:formula="of:=IF([Sheet1.BI7]&lt;&gt;&quot;&quot;;CONCATENATE(&quot;D('&quot;;[.BC$1];&quot;','&quot;;[Sheet1.BI7];&quot;')&quot;);&quot;&quot;)">
            <text:p/>
          </table:table-cell>
          <table:table-cell table:formula="of:=IF([Sheet1.BJ7]&lt;&gt;&quot;&quot;;CONCATENATE(&quot;D('&quot;;[.BD$1];&quot;','&quot;;[Sheet1.BJ7];&quot;')&quot;);&quot;&quot;)">
            <text:p/>
          </table:table-cell>
          <table:table-cell table:formula="of:=IF([Sheet1.BK7]&lt;&gt;&quot;&quot;;CONCATENATE(&quot;D('&quot;;[.BE$1];&quot;','&quot;;[Sheet1.BK7];&quot;')&quot;);&quot;&quot;)">
            <text:p/>
          </table:table-cell>
          <table:table-cell table:formula="of:=IF([Sheet1.BL7]&lt;&gt;&quot;&quot;;CONCATENATE(&quot;D('&quot;;[.BF$1];&quot;','&quot;;[Sheet1.BL7];&quot;')&quot;);&quot;&quot;)" office:value-type="string" office:string-value="D('V','1..2*n')">
            <text:p>D('V','1..2*n')</text:p>
          </table:table-cell>
          <table:table-cell table:formula="of:=IF([Sheet1.BM7]&lt;&gt;&quot;&quot;;CONCATENATE(&quot;D('&quot;;[.BG$1];&quot;','&quot;;[Sheet1.BM7];&quot;')&quot;);&quot;&quot;)">
            <text:p/>
          </table:table-cell>
          <table:table-cell table:formula="of:=IF([Sheet1.BN7]&lt;&gt;&quot;&quot;;CONCATENATE(&quot;D('&quot;;[.BH$1];&quot;','&quot;;[Sheet1.BN7];&quot;')&quot;);&quot;&quot;)">
            <text:p/>
          </table:table-cell>
          <table:table-cell table:formula="of:=IF([Sheet1.BO7]&lt;&gt;&quot;&quot;;CONCATENATE(&quot;D('&quot;;[.BI$1];&quot;','&quot;;[Sheet1.BO7];&quot;')&quot;);&quot;&quot;)">
            <text:p/>
          </table:table-cell>
          <table:table-cell table:formula="of:=IF([Sheet1.BP7]&lt;&gt;&quot;&quot;;CONCATENATE(&quot;D('&quot;;[.BJ$1];&quot;','&quot;;[Sheet1.BP7];&quot;')&quot;);&quot;&quot;)">
            <text:p/>
          </table:table-cell>
          <table:table-cell table:formula="of:=IF([Sheet1.BQ7]&lt;&gt;&quot;&quot;;CONCATENATE(&quot;D('&quot;;[.BK$1];&quot;','&quot;;[Sheet1.BQ7];&quot;')&quot;);&quot;&quot;)">
            <text:p/>
          </table:table-cell>
          <table:table-cell table:formula="of:=IF([Sheet1.BR7]&lt;&gt;&quot;&quot;;CONCATENATE(&quot;D('&quot;;[.BL$1];&quot;','&quot;;[Sheet1.BR7];&quot;')&quot;);&quot;&quot;)">
            <text:p/>
          </table:table-cell>
          <table:table-cell table:formula="of:=IF([Sheet1.BS7]&lt;&gt;&quot;&quot;;CONCATENATE(&quot;D('&quot;;[.BM$1];&quot;','&quot;;[Sheet1.BS7];&quot;')&quot;);&quot;&quot;)">
            <text:p/>
          </table:table-cell>
          <table:table-cell table:formula="of:=IF([Sheet1.BT7]&lt;&gt;&quot;&quot;;CONCATENATE(&quot;D('&quot;;[.BN$1];&quot;','&quot;;[Sheet1.BT7];&quot;')&quot;);&quot;&quot;)">
            <text:p/>
          </table:table-cell>
          <table:table-cell table:formula="of:=IF([Sheet1.BU7]&lt;&gt;&quot;&quot;;CONCATENATE(&quot;D('&quot;;[.BO$1];&quot;','&quot;;[Sheet1.BU7];&quot;')&quot;);&quot;&quot;)">
            <text:p/>
          </table:table-cell>
          <table:table-cell table:formula="of:=IF([Sheet1.BV7]&lt;&gt;&quot;&quot;;CONCATENATE(&quot;D('&quot;;[.BP$1];&quot;','&quot;;[Sheet1.BV7];&quot;')&quot;);&quot;&quot;)">
            <text:p/>
          </table:table-cell>
          <table:table-cell table:formula="of:=IF([Sheet1.BW7]&lt;&gt;&quot;&quot;;CONCATENATE(&quot;D('&quot;;[.BQ$1];&quot;','&quot;;[Sheet1.BW7];&quot;')&quot;);&quot;&quot;)">
            <text:p/>
          </table:table-cell>
          <table:table-cell table:formula="of:=IF([Sheet1.BX7]&lt;&gt;&quot;&quot;;CONCATENATE(&quot;D('&quot;;[.BR$1];&quot;','&quot;;[Sheet1.BX7];&quot;')&quot;);&quot;&quot;)">
            <text:p/>
          </table:table-cell>
          <table:table-cell table:formula="of:=IF([Sheet1.BY7]&lt;&gt;&quot;&quot;;CONCATENATE(&quot;D('&quot;;[.BS$1];&quot;','&quot;;[Sheet1.BY7];&quot;')&quot;);&quot;&quot;)">
            <text:p/>
          </table:table-cell>
          <table:table-cell table:formula="of:=IF([Sheet1.BZ7]&lt;&gt;&quot;&quot;;CONCATENATE(&quot;D('&quot;;[.BT$1];&quot;','&quot;;[Sheet1.BZ7];&quot;')&quot;);&quot;&quot;)">
            <text:p/>
          </table:table-cell>
          <table:table-cell table:formula="of:=IF([Sheet1.CA7]&lt;&gt;&quot;&quot;;CONCATENATE(&quot;D('&quot;;[.BU$1];&quot;','&quot;;[Sheet1.CA7];&quot;')&quot;);&quot;&quot;)" office:value-type="string" office:string-value="D('X','1..2*n,W')">
            <text:p>D('X','1..2*n,W')</text:p>
          </table:table-cell>
          <table:table-cell table:formula="of:=IF([Sheet1.CB7]&lt;&gt;&quot;&quot;;CONCATENATE(&quot;D('&quot;;[.BV$1];&quot;','&quot;;[Sheet1.CB7];&quot;')&quot;);&quot;&quot;)">
            <text:p/>
          </table:table-cell>
          <table:table-cell table:formula="of:=IF([Sheet1.CC7]&lt;&gt;&quot;&quot;;CONCATENATE(&quot;D('&quot;;[.BW$1];&quot;','&quot;;[Sheet1.CC7];&quot;')&quot;);&quot;&quot;)">
            <text:p/>
          </table:table-cell>
          <table:table-cell table:formula="of:=IF([Sheet1.CD7]&lt;&gt;&quot;&quot;;CONCATENATE(&quot;D('&quot;;[.BX$1];&quot;','&quot;;[Sheet1.CD7];&quot;')&quot;);&quot;&quot;)">
            <text:p/>
          </table:table-cell>
          <table:table-cell table:formula="of:=IF([Sheet1.CE7]&lt;&gt;&quot;&quot;;CONCATENATE(&quot;D('&quot;;[.BY$1];&quot;','&quot;;[Sheet1.CE7];&quot;')&quot;);&quot;&quot;)">
            <text:p/>
          </table:table-cell>
          <table:table-cell table:formula="of:=IF([Sheet1.CF7]&lt;&gt;&quot;&quot;;CONCATENATE(&quot;D('&quot;;[.BZ$1];&quot;','&quot;;[Sheet1.CF7];&quot;')&quot;);&quot;&quot;)">
            <text:p/>
          </table:table-cell>
          <table:table-cell table:formula="of:=IF([Sheet1.CG7]&lt;&gt;&quot;&quot;;CONCATENATE(&quot;D('&quot;;[.CA$1];&quot;','&quot;;[Sheet1.CG7];&quot;')&quot;);&quot;&quot;)">
            <text:p/>
          </table:table-cell>
          <table:table-cell table:formula="of:=IF([Sheet1.CH7]&lt;&gt;&quot;&quot;;CONCATENATE(&quot;D('&quot;;[.CB$1];&quot;','&quot;;[Sheet1.CH7];&quot;')&quot;);&quot;&quot;)">
            <text:p/>
          </table:table-cell>
          <table:table-cell table:formula="of:=IF([Sheet1.CI7]&lt;&gt;&quot;&quot;;CONCATENATE(&quot;D('&quot;;[.CC$1];&quot;','&quot;;[Sheet1.CI7];&quot;')&quot;);&quot;&quot;)">
            <text:p/>
          </table:table-cell>
          <table:table-cell table:formula="of:=IF([Sheet1.CJ7]&lt;&gt;&quot;&quot;;CONCATENATE(&quot;D('&quot;;[.CD$1];&quot;','&quot;;[Sheet1.CJ7];&quot;')&quot;);&quot;&quot;)">
            <text:p/>
          </table:table-cell>
          <table:table-cell table:formula="of:=IF([Sheet1.CK7]&lt;&gt;&quot;&quot;;CONCATENATE(&quot;D('&quot;;[.CE$1];&quot;','&quot;;[Sheet1.CK7];&quot;')&quot;);&quot;&quot;)">
            <text:p/>
          </table:table-cell>
          <table:table-cell table:formula="of:=IF([Sheet1.CL7]&lt;&gt;&quot;&quot;;CONCATENATE(&quot;D('&quot;;[.CF$1];&quot;','&quot;;[Sheet1.CL7];&quot;')&quot;);&quot;&quot;)">
            <text:p/>
          </table:table-cell>
          <table:table-cell table:formula="of:=IF([Sheet1.CM7]&lt;&gt;&quot;&quot;;CONCATENATE(&quot;D('&quot;;[.CG$1];&quot;','&quot;;[Sheet1.CM7];&quot;')&quot;);&quot;&quot;)">
            <text:p/>
          </table:table-cell>
          <table:table-cell table:formula="of:=IF([Sheet1.CN7]&lt;&gt;&quot;&quot;;CONCATENATE(&quot;D('&quot;;[.CH$1];&quot;','&quot;;[Sheet1.CN7];&quot;')&quot;);&quot;&quot;)">
            <text:p/>
          </table:table-cell>
          <table:table-cell table:formula="of:=IF([Sheet1.CO7]&lt;&gt;&quot;&quot;;CONCATENATE(&quot;D('&quot;;[.CI$1];&quot;','&quot;;[Sheet1.CO7];&quot;')&quot;);&quot;&quot;)">
            <text:p/>
          </table:table-cell>
          <table:table-cell table:formula="of:=IF([Sheet1.CP7]&lt;&gt;&quot;&quot;;CONCATENATE(&quot;D('&quot;;[.CJ$1];&quot;','&quot;;[Sheet1.CP7];&quot;')&quot;);&quot;&quot;)">
            <text:p/>
          </table:table-cell>
          <table:table-cell table:formula="of:=IF([Sheet1.CQ7]&lt;&gt;&quot;&quot;;CONCATENATE(&quot;D('&quot;;[.CK$1];&quot;','&quot;;[Sheet1.CQ7];&quot;')&quot;);&quot;&quot;)">
            <text:p/>
          </table:table-cell>
          <table:table-cell table:formula="of:=IF([Sheet1.CR7]&lt;&gt;&quot;&quot;;CONCATENATE(&quot;D('&quot;;[.CL$1];&quot;','&quot;;[Sheet1.CR7];&quot;')&quot;);&quot;&quot;)">
            <text:p/>
          </table:table-cell>
          <table:table-cell table:formula="of:=IF([Sheet1.CS7]&lt;&gt;&quot;&quot;;CONCATENATE(&quot;D('&quot;;[.CM$1];&quot;','&quot;;[Sheet1.CS7];&quot;')&quot;);&quot;&quot;)">
            <text:p/>
          </table:table-cell>
          <table:table-cell table:formula="of:=IF([Sheet1.CT7]&lt;&gt;&quot;&quot;;CONCATENATE(&quot;D('&quot;;[.CN$1];&quot;','&quot;;[Sheet1.CT7];&quot;')&quot;);&quot;&quot;)">
            <text:p/>
          </table:table-cell>
          <table:table-cell table:formula="of:=IF([Sheet1.CU7]&lt;&gt;&quot;&quot;;CONCATENATE(&quot;D('&quot;;[.CO$1];&quot;','&quot;;[Sheet1.CU7];&quot;')&quot;);&quot;&quot;)">
            <text:p/>
          </table:table-cell>
        </table:table-row>
        <table:table-row table:style-name="ro1">
          <table:table-cell table:formula="of:=[Sheet1.A8]" office:value-type="float" office:value="3">
            <text:p>3</text:p>
          </table:table-cell>
          <table:table-cell table:formula="of:=[Sheet1.B8]" office:value-type="string" office:string-value="IP">
            <text:p>IP</text:p>
          </table:table-cell>
          <table:table-cell table:formula="of:=[Sheet1.C8]" office:value-type="string" office:string-value="Inner product">
            <text:p>Inner product</text:p>
          </table:table-cell>
          <table:table-cell table:formula="of:=IF([Sheet1.D8]&lt;&gt;&quot;&quot;;1;0)" office:value-type="float" office:value="0">
            <text:p>0</text:p>
          </table:table-cell>
          <table:table-cell table:formula="of:=[Sheet1.J8]" office:value-type="float" office:value="1">
            <text:p>1</text:p>
          </table:table-cell>
          <table:table-cell table:formula="of:=IF([Sheet1.L8]&lt;&gt;&quot;&quot;;CONCATENATE(&quot;D('&quot;;[.F$1];&quot;','&quot;;[Sheet1.L8];&quot;')&quot;);&quot;&quot;)">
            <text:p/>
          </table:table-cell>
          <table:table-cell table:formula="of:=IF([Sheet1.M8]&lt;&gt;&quot;&quot;;CONCATENATE(&quot;D('&quot;;[.G$1];&quot;','&quot;;[Sheet1.M8];&quot;')&quot;);&quot;&quot;)">
            <text:p/>
          </table:table-cell>
          <table:table-cell table:formula="of:=IF([Sheet1.N8]&lt;&gt;&quot;&quot;;CONCATENATE(&quot;D('&quot;;[.H$1];&quot;','&quot;;[Sheet1.N8];&quot;')&quot;);&quot;&quot;)">
            <text:p/>
          </table:table-cell>
          <table:table-cell table:formula="of:=IF([Sheet1.O8]&lt;&gt;&quot;&quot;;CONCATENATE(&quot;D('&quot;;[.I$1];&quot;','&quot;;[Sheet1.O8];&quot;')&quot;);&quot;&quot;)">
            <text:p/>
          </table:table-cell>
          <table:table-cell table:formula="of:=IF([Sheet1.P8]&lt;&gt;&quot;&quot;;CONCATENATE(&quot;D('&quot;;[.J$1];&quot;','&quot;;[Sheet1.P8];&quot;')&quot;);&quot;&quot;)">
            <text:p/>
          </table:table-cell>
          <table:table-cell table:formula="of:=IF([Sheet1.Q8]&lt;&gt;&quot;&quot;;CONCATENATE(&quot;D('&quot;;[.K$1];&quot;','&quot;;[Sheet1.Q8];&quot;')&quot;);&quot;&quot;)">
            <text:p/>
          </table:table-cell>
          <table:table-cell table:formula="of:=IF([Sheet1.R8]&lt;&gt;&quot;&quot;;CONCATENATE(&quot;D('&quot;;[.L$1];&quot;','&quot;;[Sheet1.R8];&quot;')&quot;);&quot;&quot;)">
            <text:p/>
          </table:table-cell>
          <table:table-cell table:formula="of:=IF([Sheet1.S8]&lt;&gt;&quot;&quot;;CONCATENATE(&quot;D('&quot;;[.M$1];&quot;','&quot;;[Sheet1.S8];&quot;')&quot;);&quot;&quot;)">
            <text:p/>
          </table:table-cell>
          <table:table-cell table:formula="of:=IF([Sheet1.T8]&lt;&gt;&quot;&quot;;CONCATENATE(&quot;D('&quot;;[.N$1];&quot;','&quot;;[Sheet1.T8];&quot;')&quot;);&quot;&quot;)">
            <text:p/>
          </table:table-cell>
          <table:table-cell table:formula="of:=IF([Sheet1.U8]&lt;&gt;&quot;&quot;;CONCATENATE(&quot;D('&quot;;[.O$1];&quot;','&quot;;[Sheet1.U8];&quot;')&quot;);&quot;&quot;)">
            <text:p/>
          </table:table-cell>
          <table:table-cell table:formula="of:=IF([Sheet1.V8]&lt;&gt;&quot;&quot;;CONCATENATE(&quot;D('&quot;;[.P$1];&quot;','&quot;;[Sheet1.V8];&quot;')&quot;);&quot;&quot;)">
            <text:p/>
          </table:table-cell>
          <table:table-cell table:formula="of:=IF([Sheet1.W8]&lt;&gt;&quot;&quot;;CONCATENATE(&quot;D('&quot;;[.Q$1];&quot;','&quot;;[Sheet1.W8];&quot;')&quot;);&quot;&quot;)">
            <text:p/>
          </table:table-cell>
          <table:table-cell table:formula="of:=IF([Sheet1.X8]&lt;&gt;&quot;&quot;;CONCATENATE(&quot;D('&quot;;[.R$1];&quot;','&quot;;[Sheet1.X8];&quot;')&quot;);&quot;&quot;)">
            <text:p/>
          </table:table-cell>
          <table:table-cell table:formula="of:=IF([Sheet1.Y8]&lt;&gt;&quot;&quot;;CONCATENATE(&quot;D('&quot;;[.S$1];&quot;','&quot;;[Sheet1.Y8];&quot;')&quot;);&quot;&quot;)">
            <text:p/>
          </table:table-cell>
          <table:table-cell table:formula="of:=IF([Sheet1.Z8]&lt;&gt;&quot;&quot;;CONCATENATE(&quot;D('&quot;;[.T$1];&quot;','&quot;;[Sheet1.Z8];&quot;')&quot;);&quot;&quot;)">
            <text:p/>
          </table:table-cell>
          <table:table-cell table:formula="of:=IF([Sheet1.AA8]&lt;&gt;&quot;&quot;;CONCATENATE(&quot;D('&quot;;[.U$1];&quot;','&quot;;[Sheet1.AA8];&quot;')&quot;);&quot;&quot;)">
            <text:p/>
          </table:table-cell>
          <table:table-cell table:formula="of:=IF([Sheet1.AB8]&lt;&gt;&quot;&quot;;CONCATENATE(&quot;D('&quot;;[.V$1];&quot;','&quot;;[Sheet1.AB8];&quot;')&quot;);&quot;&quot;)">
            <text:p/>
          </table:table-cell>
          <table:table-cell table:formula="of:=IF([Sheet1.AC8]&lt;&gt;&quot;&quot;;CONCATENATE(&quot;D('&quot;;[.W$1];&quot;','&quot;;[Sheet1.AC8];&quot;')&quot;);&quot;&quot;)">
            <text:p/>
          </table:table-cell>
          <table:table-cell table:formula="of:=IF([Sheet1.AD8]&lt;&gt;&quot;&quot;;CONCATENATE(&quot;D('&quot;;[.X$1];&quot;','&quot;;[Sheet1.AD8];&quot;')&quot;);&quot;&quot;)">
            <text:p/>
          </table:table-cell>
          <table:table-cell table:formula="of:=IF([Sheet1.AE8]&lt;&gt;&quot;&quot;;CONCATENATE(&quot;D('&quot;;[.Y$1];&quot;','&quot;;[Sheet1.AE8];&quot;')&quot;);&quot;&quot;)">
            <text:p/>
          </table:table-cell>
          <table:table-cell table:formula="of:=IF([Sheet1.AF8]&lt;&gt;&quot;&quot;;CONCATENATE(&quot;D('&quot;;[.Z$1];&quot;','&quot;;[Sheet1.AF8];&quot;')&quot;);&quot;&quot;)">
            <text:p/>
          </table:table-cell>
          <table:table-cell table:formula="of:=IF([Sheet1.AG8]&lt;&gt;&quot;&quot;;CONCATENATE(&quot;D('&quot;;[.AA$1];&quot;','&quot;;[Sheet1.AG8];&quot;')&quot;);&quot;&quot;)">
            <text:p/>
          </table:table-cell>
          <table:table-cell table:formula="of:=IF([Sheet1.AH8]&lt;&gt;&quot;&quot;;CONCATENATE(&quot;D('&quot;;[.AB$1];&quot;','&quot;;[Sheet1.AH8];&quot;')&quot;);&quot;&quot;)">
            <text:p/>
          </table:table-cell>
          <table:table-cell table:formula="of:=IF([Sheet1.AI8]&lt;&gt;&quot;&quot;;CONCATENATE(&quot;D('&quot;;[.AC$1];&quot;','&quot;;[Sheet1.AI8];&quot;')&quot;);&quot;&quot;)">
            <text:p/>
          </table:table-cell>
          <table:table-cell table:formula="of:=IF([Sheet1.AJ8]&lt;&gt;&quot;&quot;;CONCATENATE(&quot;D('&quot;;[.AD$1];&quot;','&quot;;[Sheet1.AJ8];&quot;')&quot;);&quot;&quot;)">
            <text:p/>
          </table:table-cell>
          <table:table-cell table:formula="of:=IF([Sheet1.AK8]&lt;&gt;&quot;&quot;;CONCATENATE(&quot;D('&quot;;[.AE$1];&quot;','&quot;;[Sheet1.AK8];&quot;')&quot;);&quot;&quot;)">
            <text:p/>
          </table:table-cell>
          <table:table-cell table:formula="of:=IF([Sheet1.AL8]&lt;&gt;&quot;&quot;;CONCATENATE(&quot;D('&quot;;[.AF$1];&quot;','&quot;;[Sheet1.AL8];&quot;')&quot;);&quot;&quot;)">
            <text:p/>
          </table:table-cell>
          <table:table-cell table:formula="of:=IF([Sheet1.AM8]&lt;&gt;&quot;&quot;;CONCATENATE(&quot;D('&quot;;[.AG$1];&quot;','&quot;;[Sheet1.AM8];&quot;')&quot;);&quot;&quot;)">
            <text:p/>
          </table:table-cell>
          <table:table-cell table:formula="of:=IF([Sheet1.AN8]&lt;&gt;&quot;&quot;;CONCATENATE(&quot;D('&quot;;[.AH$1];&quot;','&quot;;[Sheet1.AN8];&quot;')&quot;);&quot;&quot;)">
            <text:p/>
          </table:table-cell>
          <table:table-cell table:formula="of:=IF([Sheet1.AO8]&lt;&gt;&quot;&quot;;CONCATENATE(&quot;D('&quot;;[.AI$1];&quot;','&quot;;[Sheet1.AO8];&quot;')&quot;);&quot;&quot;)">
            <text:p/>
          </table:table-cell>
          <table:table-cell table:formula="of:=IF([Sheet1.AP8]&lt;&gt;&quot;&quot;;CONCATENATE(&quot;D('&quot;;[.AJ$1];&quot;','&quot;;[Sheet1.AP8];&quot;')&quot;);&quot;&quot;)">
            <text:p/>
          </table:table-cell>
          <table:table-cell table:formula="of:=IF([Sheet1.AQ8]&lt;&gt;&quot;&quot;;CONCATENATE(&quot;D('&quot;;[.AK$1];&quot;','&quot;;[Sheet1.AQ8];&quot;')&quot;);&quot;&quot;)">
            <text:p/>
          </table:table-cell>
          <table:table-cell table:formula="of:=IF([Sheet1.AR8]&lt;&gt;&quot;&quot;;CONCATENATE(&quot;D('&quot;;[.AL$1];&quot;','&quot;;[Sheet1.AR8];&quot;')&quot;);&quot;&quot;)">
            <text:p/>
          </table:table-cell>
          <table:table-cell table:formula="of:=IF([Sheet1.AS8]&lt;&gt;&quot;&quot;;CONCATENATE(&quot;D('&quot;;[.AM$1];&quot;','&quot;;[Sheet1.AS8];&quot;')&quot;);&quot;&quot;)">
            <text:p/>
          </table:table-cell>
          <table:table-cell table:formula="of:=IF([Sheet1.AT8]&lt;&gt;&quot;&quot;;CONCATENATE(&quot;D('&quot;;[.AN$1];&quot;','&quot;;[Sheet1.AT8];&quot;')&quot;);&quot;&quot;)">
            <text:p/>
          </table:table-cell>
          <table:table-cell table:formula="of:=IF([Sheet1.AU8]&lt;&gt;&quot;&quot;;CONCATENATE(&quot;D('&quot;;[.AO$1];&quot;','&quot;;[Sheet1.AU8];&quot;')&quot;);&quot;&quot;)">
            <text:p/>
          </table:table-cell>
          <table:table-cell table:formula="of:=IF([Sheet1.AV8]&lt;&gt;&quot;&quot;;CONCATENATE(&quot;D('&quot;;[.AP$1];&quot;','&quot;;[Sheet1.AV8];&quot;')&quot;);&quot;&quot;)">
            <text:p/>
          </table:table-cell>
          <table:table-cell table:formula="of:=IF([Sheet1.AW8]&lt;&gt;&quot;&quot;;CONCATENATE(&quot;D('&quot;;[.AQ$1];&quot;','&quot;;[Sheet1.AW8];&quot;')&quot;);&quot;&quot;)">
            <text:p/>
          </table:table-cell>
          <table:table-cell table:formula="of:=IF([Sheet1.AX8]&lt;&gt;&quot;&quot;;CONCATENATE(&quot;D('&quot;;[.AR$1];&quot;','&quot;;[Sheet1.AX8];&quot;')&quot;);&quot;&quot;)" office:value-type="string" office:string-value="D('Q','o')">
            <text:p>D('Q','o')</text:p>
          </table:table-cell>
          <table:table-cell table:formula="of:=IF([Sheet1.AY8]&lt;&gt;&quot;&quot;;CONCATENATE(&quot;D('&quot;;[.AS$1];&quot;','&quot;;[Sheet1.AY8];&quot;')&quot;);&quot;&quot;)">
            <text:p/>
          </table:table-cell>
          <table:table-cell table:formula="of:=IF([Sheet1.AZ8]&lt;&gt;&quot;&quot;;CONCATENATE(&quot;D('&quot;;[.AT$1];&quot;','&quot;;[Sheet1.AZ8];&quot;')&quot;);&quot;&quot;)">
            <text:p/>
          </table:table-cell>
          <table:table-cell table:formula="of:=IF([Sheet1.BA8]&lt;&gt;&quot;&quot;;CONCATENATE(&quot;D('&quot;;[.AU$1];&quot;','&quot;;[Sheet1.BA8];&quot;')&quot;);&quot;&quot;)">
            <text:p/>
          </table:table-cell>
          <table:table-cell table:formula="of:=IF([Sheet1.BB8]&lt;&gt;&quot;&quot;;CONCATENATE(&quot;D('&quot;;[.AV$1];&quot;','&quot;;[Sheet1.BB8];&quot;')&quot;);&quot;&quot;)">
            <text:p/>
          </table:table-cell>
          <table:table-cell table:formula="of:=IF([Sheet1.BC8]&lt;&gt;&quot;&quot;;CONCATENATE(&quot;D('&quot;;[.AW$1];&quot;','&quot;;[Sheet1.BC8];&quot;')&quot;);&quot;&quot;)">
            <text:p/>
          </table:table-cell>
          <table:table-cell table:formula="of:=IF([Sheet1.BD8]&lt;&gt;&quot;&quot;;CONCATENATE(&quot;D('&quot;;[.AX$1];&quot;','&quot;;[Sheet1.BD8];&quot;')&quot;);&quot;&quot;)">
            <text:p/>
          </table:table-cell>
          <table:table-cell table:formula="of:=IF([Sheet1.BE8]&lt;&gt;&quot;&quot;;CONCATENATE(&quot;D('&quot;;[.AY$1];&quot;','&quot;;[Sheet1.BE8];&quot;')&quot;);&quot;&quot;)">
            <text:p/>
          </table:table-cell>
          <table:table-cell table:formula="of:=IF([Sheet1.BF8]&lt;&gt;&quot;&quot;;CONCATENATE(&quot;D('&quot;;[.AZ$1];&quot;','&quot;;[Sheet1.BF8];&quot;')&quot;);&quot;&quot;)">
            <text:p/>
          </table:table-cell>
          <table:table-cell table:formula="of:=IF([Sheet1.BG8]&lt;&gt;&quot;&quot;;CONCATENATE(&quot;D('&quot;;[.BA$1];&quot;','&quot;;[Sheet1.BG8];&quot;')&quot;);&quot;&quot;)">
            <text:p/>
          </table:table-cell>
          <table:table-cell table:formula="of:=IF([Sheet1.BH8]&lt;&gt;&quot;&quot;;CONCATENATE(&quot;D('&quot;;[.BB$1];&quot;','&quot;;[Sheet1.BH8];&quot;')&quot;);&quot;&quot;)">
            <text:p/>
          </table:table-cell>
          <table:table-cell table:formula="of:=IF([Sheet1.BI8]&lt;&gt;&quot;&quot;;CONCATENATE(&quot;D('&quot;;[.BC$1];&quot;','&quot;;[Sheet1.BI8];&quot;')&quot;);&quot;&quot;)">
            <text:p/>
          </table:table-cell>
          <table:table-cell table:formula="of:=IF([Sheet1.BJ8]&lt;&gt;&quot;&quot;;CONCATENATE(&quot;D('&quot;;[.BD$1];&quot;','&quot;;[Sheet1.BJ8];&quot;')&quot;);&quot;&quot;)">
            <text:p/>
          </table:table-cell>
          <table:table-cell table:formula="of:=IF([Sheet1.BK8]&lt;&gt;&quot;&quot;;CONCATENATE(&quot;D('&quot;;[.BE$1];&quot;','&quot;;[Sheet1.BK8];&quot;')&quot;);&quot;&quot;)">
            <text:p/>
          </table:table-cell>
          <table:table-cell table:formula="of:=IF([Sheet1.BL8]&lt;&gt;&quot;&quot;;CONCATENATE(&quot;D('&quot;;[.BF$1];&quot;','&quot;;[Sheet1.BL8];&quot;')&quot;);&quot;&quot;)">
            <text:p/>
          </table:table-cell>
          <table:table-cell table:formula="of:=IF([Sheet1.BM8]&lt;&gt;&quot;&quot;;CONCATENATE(&quot;D('&quot;;[.BG$1];&quot;','&quot;;[Sheet1.BM8];&quot;')&quot;);&quot;&quot;)">
            <text:p/>
          </table:table-cell>
          <table:table-cell table:formula="of:=IF([Sheet1.BN8]&lt;&gt;&quot;&quot;;CONCATENATE(&quot;D('&quot;;[.BH$1];&quot;','&quot;;[Sheet1.BN8];&quot;')&quot;);&quot;&quot;)">
            <text:p/>
          </table:table-cell>
          <table:table-cell table:formula="of:=IF([Sheet1.BO8]&lt;&gt;&quot;&quot;;CONCATENATE(&quot;D('&quot;;[.BI$1];&quot;','&quot;;[Sheet1.BO8];&quot;')&quot;);&quot;&quot;)">
            <text:p/>
          </table:table-cell>
          <table:table-cell table:formula="of:=IF([Sheet1.BP8]&lt;&gt;&quot;&quot;;CONCATENATE(&quot;D('&quot;;[.BJ$1];&quot;','&quot;;[Sheet1.BP8];&quot;')&quot;);&quot;&quot;)">
            <text:p/>
          </table:table-cell>
          <table:table-cell table:formula="of:=IF([Sheet1.BQ8]&lt;&gt;&quot;&quot;;CONCATENATE(&quot;D('&quot;;[.BK$1];&quot;','&quot;;[Sheet1.BQ8];&quot;')&quot;);&quot;&quot;)">
            <text:p/>
          </table:table-cell>
          <table:table-cell table:formula="of:=IF([Sheet1.BR8]&lt;&gt;&quot;&quot;;CONCATENATE(&quot;D('&quot;;[.BL$1];&quot;','&quot;;[Sheet1.BR8];&quot;')&quot;);&quot;&quot;)">
            <text:p/>
          </table:table-cell>
          <table:table-cell table:formula="of:=IF([Sheet1.BS8]&lt;&gt;&quot;&quot;;CONCATENATE(&quot;D('&quot;;[.BM$1];&quot;','&quot;;[Sheet1.BS8];&quot;')&quot;);&quot;&quot;)">
            <text:p/>
          </table:table-cell>
          <table:table-cell table:formula="of:=IF([Sheet1.BT8]&lt;&gt;&quot;&quot;;CONCATENATE(&quot;D('&quot;;[.BN$1];&quot;','&quot;;[Sheet1.BT8];&quot;')&quot;);&quot;&quot;)">
            <text:p/>
          </table:table-cell>
          <table:table-cell table:formula="of:=IF([Sheet1.BU8]&lt;&gt;&quot;&quot;;CONCATENATE(&quot;D('&quot;;[.BO$1];&quot;','&quot;;[Sheet1.BU8];&quot;')&quot;);&quot;&quot;)">
            <text:p/>
          </table:table-cell>
          <table:table-cell table:formula="of:=IF([Sheet1.BV8]&lt;&gt;&quot;&quot;;CONCATENATE(&quot;D('&quot;;[.BP$1];&quot;','&quot;;[Sheet1.BV8];&quot;')&quot;);&quot;&quot;)">
            <text:p/>
          </table:table-cell>
          <table:table-cell table:formula="of:=IF([Sheet1.BW8]&lt;&gt;&quot;&quot;;CONCATENATE(&quot;D('&quot;;[.BQ$1];&quot;','&quot;;[Sheet1.BW8];&quot;')&quot;);&quot;&quot;)">
            <text:p/>
          </table:table-cell>
          <table:table-cell table:formula="of:=IF([Sheet1.BX8]&lt;&gt;&quot;&quot;;CONCATENATE(&quot;D('&quot;;[.BR$1];&quot;','&quot;;[Sheet1.BX8];&quot;')&quot;);&quot;&quot;)">
            <text:p/>
          </table:table-cell>
          <table:table-cell table:formula="of:=IF([Sheet1.BY8]&lt;&gt;&quot;&quot;;CONCATENATE(&quot;D('&quot;;[.BS$1];&quot;','&quot;;[Sheet1.BY8];&quot;')&quot;);&quot;&quot;)">
            <text:p/>
          </table:table-cell>
          <table:table-cell table:formula="of:=IF([Sheet1.BZ8]&lt;&gt;&quot;&quot;;CONCATENATE(&quot;D('&quot;;[.BT$1];&quot;','&quot;;[Sheet1.BZ8];&quot;')&quot;);&quot;&quot;)">
            <text:p/>
          </table:table-cell>
          <table:table-cell table:formula="of:=IF([Sheet1.CA8]&lt;&gt;&quot;&quot;;CONCATENATE(&quot;D('&quot;;[.BU$1];&quot;','&quot;;[Sheet1.CA8];&quot;')&quot;);&quot;&quot;)" office:value-type="string" office:string-value="D('X','1..n')">
            <text:p>D('X','1..n')</text:p>
          </table:table-cell>
          <table:table-cell table:formula="of:=IF([Sheet1.CB8]&lt;&gt;&quot;&quot;;CONCATENATE(&quot;D('&quot;;[.BV$1];&quot;','&quot;;[Sheet1.CB8];&quot;')&quot;);&quot;&quot;)">
            <text:p/>
          </table:table-cell>
          <table:table-cell table:formula="of:=IF([Sheet1.CC8]&lt;&gt;&quot;&quot;;CONCATENATE(&quot;D('&quot;;[.BW$1];&quot;','&quot;;[Sheet1.CC8];&quot;')&quot;);&quot;&quot;)">
            <text:p/>
          </table:table-cell>
          <table:table-cell table:formula="of:=IF([Sheet1.CD8]&lt;&gt;&quot;&quot;;CONCATENATE(&quot;D('&quot;;[.BX$1];&quot;','&quot;;[Sheet1.CD8];&quot;')&quot;);&quot;&quot;)">
            <text:p/>
          </table:table-cell>
          <table:table-cell table:formula="of:=IF([Sheet1.CE8]&lt;&gt;&quot;&quot;;CONCATENATE(&quot;D('&quot;;[.BY$1];&quot;','&quot;;[Sheet1.CE8];&quot;')&quot;);&quot;&quot;)">
            <text:p/>
          </table:table-cell>
          <table:table-cell table:formula="of:=IF([Sheet1.CF8]&lt;&gt;&quot;&quot;;CONCATENATE(&quot;D('&quot;;[.BZ$1];&quot;','&quot;;[Sheet1.CF8];&quot;')&quot;);&quot;&quot;)" office:value-type="string" office:string-value="D('Z','1..n')">
            <text:p>D('Z','1..n')</text:p>
          </table:table-cell>
          <table:table-cell table:formula="of:=IF([Sheet1.CG8]&lt;&gt;&quot;&quot;;CONCATENATE(&quot;D('&quot;;[.CA$1];&quot;','&quot;;[Sheet1.CG8];&quot;')&quot;);&quot;&quot;)">
            <text:p/>
          </table:table-cell>
          <table:table-cell table:formula="of:=IF([Sheet1.CH8]&lt;&gt;&quot;&quot;;CONCATENATE(&quot;D('&quot;;[.CB$1];&quot;','&quot;;[Sheet1.CH8];&quot;')&quot;);&quot;&quot;)">
            <text:p/>
          </table:table-cell>
          <table:table-cell table:formula="of:=IF([Sheet1.CI8]&lt;&gt;&quot;&quot;;CONCATENATE(&quot;D('&quot;;[.CC$1];&quot;','&quot;;[Sheet1.CI8];&quot;')&quot;);&quot;&quot;)">
            <text:p/>
          </table:table-cell>
          <table:table-cell table:formula="of:=IF([Sheet1.CJ8]&lt;&gt;&quot;&quot;;CONCATENATE(&quot;D('&quot;;[.CD$1];&quot;','&quot;;[Sheet1.CJ8];&quot;')&quot;);&quot;&quot;)">
            <text:p/>
          </table:table-cell>
          <table:table-cell table:formula="of:=IF([Sheet1.CK8]&lt;&gt;&quot;&quot;;CONCATENATE(&quot;D('&quot;;[.CE$1];&quot;','&quot;;[Sheet1.CK8];&quot;')&quot;);&quot;&quot;)">
            <text:p/>
          </table:table-cell>
          <table:table-cell table:formula="of:=IF([Sheet1.CL8]&lt;&gt;&quot;&quot;;CONCATENATE(&quot;D('&quot;;[.CF$1];&quot;','&quot;;[Sheet1.CL8];&quot;')&quot;);&quot;&quot;)">
            <text:p/>
          </table:table-cell>
          <table:table-cell table:formula="of:=IF([Sheet1.CM8]&lt;&gt;&quot;&quot;;CONCATENATE(&quot;D('&quot;;[.CG$1];&quot;','&quot;;[Sheet1.CM8];&quot;')&quot;);&quot;&quot;)">
            <text:p/>
          </table:table-cell>
          <table:table-cell table:formula="of:=IF([Sheet1.CN8]&lt;&gt;&quot;&quot;;CONCATENATE(&quot;D('&quot;;[.CH$1];&quot;','&quot;;[Sheet1.CN8];&quot;')&quot;);&quot;&quot;)">
            <text:p/>
          </table:table-cell>
          <table:table-cell table:formula="of:=IF([Sheet1.CO8]&lt;&gt;&quot;&quot;;CONCATENATE(&quot;D('&quot;;[.CI$1];&quot;','&quot;;[Sheet1.CO8];&quot;')&quot;);&quot;&quot;)">
            <text:p/>
          </table:table-cell>
          <table:table-cell table:formula="of:=IF([Sheet1.CP8]&lt;&gt;&quot;&quot;;CONCATENATE(&quot;D('&quot;;[.CJ$1];&quot;','&quot;;[Sheet1.CP8];&quot;')&quot;);&quot;&quot;)">
            <text:p/>
          </table:table-cell>
          <table:table-cell table:formula="of:=IF([Sheet1.CQ8]&lt;&gt;&quot;&quot;;CONCATENATE(&quot;D('&quot;;[.CK$1];&quot;','&quot;;[Sheet1.CQ8];&quot;')&quot;);&quot;&quot;)">
            <text:p/>
          </table:table-cell>
          <table:table-cell table:formula="of:=IF([Sheet1.CR8]&lt;&gt;&quot;&quot;;CONCATENATE(&quot;D('&quot;;[.CL$1];&quot;','&quot;;[Sheet1.CR8];&quot;')&quot;);&quot;&quot;)">
            <text:p/>
          </table:table-cell>
          <table:table-cell table:formula="of:=IF([Sheet1.CS8]&lt;&gt;&quot;&quot;;CONCATENATE(&quot;D('&quot;;[.CM$1];&quot;','&quot;;[Sheet1.CS8];&quot;')&quot;);&quot;&quot;)">
            <text:p/>
          </table:table-cell>
          <table:table-cell table:formula="of:=IF([Sheet1.CT8]&lt;&gt;&quot;&quot;;CONCATENATE(&quot;D('&quot;;[.CN$1];&quot;','&quot;;[Sheet1.CT8];&quot;')&quot;);&quot;&quot;)">
            <text:p/>
          </table:table-cell>
          <table:table-cell table:formula="of:=IF([Sheet1.CU8]&lt;&gt;&quot;&quot;;CONCATENATE(&quot;D('&quot;;[.CO$1];&quot;','&quot;;[Sheet1.CU8];&quot;')&quot;);&quot;&quot;)">
            <text:p/>
          </table:table-cell>
        </table:table-row>
        <table:table-row table:style-name="ro1">
          <table:table-cell table:formula="of:=[Sheet1.A9]" office:value-type="float" office:value="4">
            <text:p>4</text:p>
          </table:table-cell>
          <table:table-cell table:formula="of:=[Sheet1.B9]" office:value-type="string" office:string-value="BLE">
            <text:p>BLE</text:p>
          </table:table-cell>
          <table:table-cell table:formula="of:=[Sheet1.C9]" office:value-type="string" office:string-value="Banded linear equations">
            <text:p>Banded linear equations</text:p>
          </table:table-cell>
          <table:table-cell table:formula="of:=IF([Sheet1.D9]&lt;&gt;&quot;&quot;;1;0)" office:value-type="float" office:value="0">
            <text:p>0</text:p>
          </table:table-cell>
          <table:table-cell table:formula="of:=[Sheet1.J9]" office:value-type="float" office:value="1">
            <text:p>1</text:p>
          </table:table-cell>
          <table:table-cell table:formula="of:=IF([Sheet1.L9]&lt;&gt;&quot;&quot;;CONCATENATE(&quot;D('&quot;;[.F$1];&quot;','&quot;;[Sheet1.L9];&quot;')&quot;);&quot;&quot;)">
            <text:p/>
          </table:table-cell>
          <table:table-cell table:formula="of:=IF([Sheet1.M9]&lt;&gt;&quot;&quot;;CONCATENATE(&quot;D('&quot;;[.G$1];&quot;','&quot;;[Sheet1.M9];&quot;')&quot;);&quot;&quot;)">
            <text:p/>
          </table:table-cell>
          <table:table-cell table:formula="of:=IF([Sheet1.N9]&lt;&gt;&quot;&quot;;CONCATENATE(&quot;D('&quot;;[.H$1];&quot;','&quot;;[Sheet1.N9];&quot;')&quot;);&quot;&quot;)">
            <text:p/>
          </table:table-cell>
          <table:table-cell table:formula="of:=IF([Sheet1.O9]&lt;&gt;&quot;&quot;;CONCATENATE(&quot;D('&quot;;[.I$1];&quot;','&quot;;[Sheet1.O9];&quot;')&quot;);&quot;&quot;)">
            <text:p/>
          </table:table-cell>
          <table:table-cell table:formula="of:=IF([Sheet1.P9]&lt;&gt;&quot;&quot;;CONCATENATE(&quot;D('&quot;;[.J$1];&quot;','&quot;;[Sheet1.P9];&quot;')&quot;);&quot;&quot;)">
            <text:p/>
          </table:table-cell>
          <table:table-cell table:formula="of:=IF([Sheet1.Q9]&lt;&gt;&quot;&quot;;CONCATENATE(&quot;D('&quot;;[.K$1];&quot;','&quot;;[Sheet1.Q9];&quot;')&quot;);&quot;&quot;)">
            <text:p/>
          </table:table-cell>
          <table:table-cell table:formula="of:=IF([Sheet1.R9]&lt;&gt;&quot;&quot;;CONCATENATE(&quot;D('&quot;;[.L$1];&quot;','&quot;;[Sheet1.R9];&quot;')&quot;);&quot;&quot;)">
            <text:p/>
          </table:table-cell>
          <table:table-cell table:formula="of:=IF([Sheet1.S9]&lt;&gt;&quot;&quot;;CONCATENATE(&quot;D('&quot;;[.M$1];&quot;','&quot;;[Sheet1.S9];&quot;')&quot;);&quot;&quot;)">
            <text:p/>
          </table:table-cell>
          <table:table-cell table:formula="of:=IF([Sheet1.T9]&lt;&gt;&quot;&quot;;CONCATENATE(&quot;D('&quot;;[.N$1];&quot;','&quot;;[Sheet1.T9];&quot;')&quot;);&quot;&quot;)">
            <text:p/>
          </table:table-cell>
          <table:table-cell table:formula="of:=IF([Sheet1.U9]&lt;&gt;&quot;&quot;;CONCATENATE(&quot;D('&quot;;[.O$1];&quot;','&quot;;[Sheet1.U9];&quot;')&quot;);&quot;&quot;)">
            <text:p/>
          </table:table-cell>
          <table:table-cell table:formula="of:=IF([Sheet1.V9]&lt;&gt;&quot;&quot;;CONCATENATE(&quot;D('&quot;;[.P$1];&quot;','&quot;;[Sheet1.V9];&quot;')&quot;);&quot;&quot;)">
            <text:p/>
          </table:table-cell>
          <table:table-cell table:formula="of:=IF([Sheet1.W9]&lt;&gt;&quot;&quot;;CONCATENATE(&quot;D('&quot;;[.Q$1];&quot;','&quot;;[Sheet1.W9];&quot;')&quot;);&quot;&quot;)">
            <text:p/>
          </table:table-cell>
          <table:table-cell table:formula="of:=IF([Sheet1.X9]&lt;&gt;&quot;&quot;;CONCATENATE(&quot;D('&quot;;[.R$1];&quot;','&quot;;[Sheet1.X9];&quot;')&quot;);&quot;&quot;)">
            <text:p/>
          </table:table-cell>
          <table:table-cell table:formula="of:=IF([Sheet1.Y9]&lt;&gt;&quot;&quot;;CONCATENATE(&quot;D('&quot;;[.S$1];&quot;','&quot;;[Sheet1.Y9];&quot;')&quot;);&quot;&quot;)">
            <text:p/>
          </table:table-cell>
          <table:table-cell table:formula="of:=IF([Sheet1.Z9]&lt;&gt;&quot;&quot;;CONCATENATE(&quot;D('&quot;;[.T$1];&quot;','&quot;;[Sheet1.Z9];&quot;')&quot;);&quot;&quot;)">
            <text:p/>
          </table:table-cell>
          <table:table-cell table:formula="of:=IF([Sheet1.AA9]&lt;&gt;&quot;&quot;;CONCATENATE(&quot;D('&quot;;[.U$1];&quot;','&quot;;[Sheet1.AA9];&quot;')&quot;);&quot;&quot;)">
            <text:p/>
          </table:table-cell>
          <table:table-cell table:formula="of:=IF([Sheet1.AB9]&lt;&gt;&quot;&quot;;CONCATENATE(&quot;D('&quot;;[.V$1];&quot;','&quot;;[Sheet1.AB9];&quot;')&quot;);&quot;&quot;)">
            <text:p/>
          </table:table-cell>
          <table:table-cell table:formula="of:=IF([Sheet1.AC9]&lt;&gt;&quot;&quot;;CONCATENATE(&quot;D('&quot;;[.W$1];&quot;','&quot;;[Sheet1.AC9];&quot;')&quot;);&quot;&quot;)">
            <text:p/>
          </table:table-cell>
          <table:table-cell table:formula="of:=IF([Sheet1.AD9]&lt;&gt;&quot;&quot;;CONCATENATE(&quot;D('&quot;;[.X$1];&quot;','&quot;;[Sheet1.AD9];&quot;')&quot;);&quot;&quot;)">
            <text:p/>
          </table:table-cell>
          <table:table-cell table:formula="of:=IF([Sheet1.AE9]&lt;&gt;&quot;&quot;;CONCATENATE(&quot;D('&quot;;[.Y$1];&quot;','&quot;;[Sheet1.AE9];&quot;')&quot;);&quot;&quot;)">
            <text:p/>
          </table:table-cell>
          <table:table-cell table:formula="of:=IF([Sheet1.AF9]&lt;&gt;&quot;&quot;;CONCATENATE(&quot;D('&quot;;[.Z$1];&quot;','&quot;;[Sheet1.AF9];&quot;')&quot;);&quot;&quot;)">
            <text:p/>
          </table:table-cell>
          <table:table-cell table:formula="of:=IF([Sheet1.AG9]&lt;&gt;&quot;&quot;;CONCATENATE(&quot;D('&quot;;[.AA$1];&quot;','&quot;;[Sheet1.AG9];&quot;')&quot;);&quot;&quot;)">
            <text:p/>
          </table:table-cell>
          <table:table-cell table:formula="of:=IF([Sheet1.AH9]&lt;&gt;&quot;&quot;;CONCATENATE(&quot;D('&quot;;[.AB$1];&quot;','&quot;;[Sheet1.AH9];&quot;')&quot;);&quot;&quot;)">
            <text:p/>
          </table:table-cell>
          <table:table-cell table:formula="of:=IF([Sheet1.AI9]&lt;&gt;&quot;&quot;;CONCATENATE(&quot;D('&quot;;[.AC$1];&quot;','&quot;;[Sheet1.AI9];&quot;')&quot;);&quot;&quot;)">
            <text:p/>
          </table:table-cell>
          <table:table-cell table:formula="of:=IF([Sheet1.AJ9]&lt;&gt;&quot;&quot;;CONCATENATE(&quot;D('&quot;;[.AD$1];&quot;','&quot;;[Sheet1.AJ9];&quot;')&quot;);&quot;&quot;)">
            <text:p/>
          </table:table-cell>
          <table:table-cell table:formula="of:=IF([Sheet1.AK9]&lt;&gt;&quot;&quot;;CONCATENATE(&quot;D('&quot;;[.AE$1];&quot;','&quot;;[Sheet1.AK9];&quot;')&quot;);&quot;&quot;)">
            <text:p/>
          </table:table-cell>
          <table:table-cell table:formula="of:=IF([Sheet1.AL9]&lt;&gt;&quot;&quot;;CONCATENATE(&quot;D('&quot;;[.AF$1];&quot;','&quot;;[Sheet1.AL9];&quot;')&quot;);&quot;&quot;)">
            <text:p/>
          </table:table-cell>
          <table:table-cell table:formula="of:=IF([Sheet1.AM9]&lt;&gt;&quot;&quot;;CONCATENATE(&quot;D('&quot;;[.AG$1];&quot;','&quot;;[Sheet1.AM9];&quot;')&quot;);&quot;&quot;)">
            <text:p/>
          </table:table-cell>
          <table:table-cell table:formula="of:=IF([Sheet1.AN9]&lt;&gt;&quot;&quot;;CONCATENATE(&quot;D('&quot;;[.AH$1];&quot;','&quot;;[Sheet1.AN9];&quot;')&quot;);&quot;&quot;)">
            <text:p/>
          </table:table-cell>
          <table:table-cell table:formula="of:=IF([Sheet1.AO9]&lt;&gt;&quot;&quot;;CONCATENATE(&quot;D('&quot;;[.AI$1];&quot;','&quot;;[Sheet1.AO9];&quot;')&quot;);&quot;&quot;)">
            <text:p/>
          </table:table-cell>
          <table:table-cell table:formula="of:=IF([Sheet1.AP9]&lt;&gt;&quot;&quot;;CONCATENATE(&quot;D('&quot;;[.AJ$1];&quot;','&quot;;[Sheet1.AP9];&quot;')&quot;);&quot;&quot;)">
            <text:p/>
          </table:table-cell>
          <table:table-cell table:formula="of:=IF([Sheet1.AQ9]&lt;&gt;&quot;&quot;;CONCATENATE(&quot;D('&quot;;[.AK$1];&quot;','&quot;;[Sheet1.AQ9];&quot;')&quot;);&quot;&quot;)">
            <text:p/>
          </table:table-cell>
          <table:table-cell table:formula="of:=IF([Sheet1.AR9]&lt;&gt;&quot;&quot;;CONCATENATE(&quot;D('&quot;;[.AL$1];&quot;','&quot;;[Sheet1.AR9];&quot;')&quot;);&quot;&quot;)">
            <text:p/>
          </table:table-cell>
          <table:table-cell table:formula="of:=IF([Sheet1.AS9]&lt;&gt;&quot;&quot;;CONCATENATE(&quot;D('&quot;;[.AM$1];&quot;','&quot;;[Sheet1.AS9];&quot;')&quot;);&quot;&quot;)">
            <text:p/>
          </table:table-cell>
          <table:table-cell table:formula="of:=IF([Sheet1.AT9]&lt;&gt;&quot;&quot;;CONCATENATE(&quot;D('&quot;;[.AN$1];&quot;','&quot;;[Sheet1.AT9];&quot;')&quot;);&quot;&quot;)">
            <text:p/>
          </table:table-cell>
          <table:table-cell table:formula="of:=IF([Sheet1.AU9]&lt;&gt;&quot;&quot;;CONCATENATE(&quot;D('&quot;;[.AO$1];&quot;','&quot;;[Sheet1.AU9];&quot;')&quot;);&quot;&quot;)">
            <text:p/>
          </table:table-cell>
          <table:table-cell table:formula="of:=IF([Sheet1.AV9]&lt;&gt;&quot;&quot;;CONCATENATE(&quot;D('&quot;;[.AP$1];&quot;','&quot;;[Sheet1.AV9];&quot;')&quot;);&quot;&quot;)">
            <text:p/>
          </table:table-cell>
          <table:table-cell table:formula="of:=IF([Sheet1.AW9]&lt;&gt;&quot;&quot;;CONCATENATE(&quot;D('&quot;;[.AQ$1];&quot;','&quot;;[Sheet1.AW9];&quot;')&quot;);&quot;&quot;)">
            <text:p/>
          </table:table-cell>
          <table:table-cell table:formula="of:=IF([Sheet1.AX9]&lt;&gt;&quot;&quot;;CONCATENATE(&quot;D('&quot;;[.AR$1];&quot;','&quot;;[Sheet1.AX9];&quot;')&quot;);&quot;&quot;)">
            <text:p/>
          </table:table-cell>
          <table:table-cell table:formula="of:=IF([Sheet1.AY9]&lt;&gt;&quot;&quot;;CONCATENATE(&quot;D('&quot;;[.AS$1];&quot;','&quot;;[Sheet1.AY9];&quot;')&quot;);&quot;&quot;)">
            <text:p/>
          </table:table-cell>
          <table:table-cell table:formula="of:=IF([Sheet1.AZ9]&lt;&gt;&quot;&quot;;CONCATENATE(&quot;D('&quot;;[.AT$1];&quot;','&quot;;[Sheet1.AZ9];&quot;')&quot;);&quot;&quot;)">
            <text:p/>
          </table:table-cell>
          <table:table-cell table:formula="of:=IF([Sheet1.BA9]&lt;&gt;&quot;&quot;;CONCATENATE(&quot;D('&quot;;[.AU$1];&quot;','&quot;;[Sheet1.BA9];&quot;')&quot;);&quot;&quot;)">
            <text:p/>
          </table:table-cell>
          <table:table-cell table:formula="of:=IF([Sheet1.BB9]&lt;&gt;&quot;&quot;;CONCATENATE(&quot;D('&quot;;[.AV$1];&quot;','&quot;;[Sheet1.BB9];&quot;')&quot;);&quot;&quot;)">
            <text:p/>
          </table:table-cell>
          <table:table-cell table:formula="of:=IF([Sheet1.BC9]&lt;&gt;&quot;&quot;;CONCATENATE(&quot;D('&quot;;[.AW$1];&quot;','&quot;;[Sheet1.BC9];&quot;')&quot;);&quot;&quot;)">
            <text:p/>
          </table:table-cell>
          <table:table-cell table:formula="of:=IF([Sheet1.BD9]&lt;&gt;&quot;&quot;;CONCATENATE(&quot;D('&quot;;[.AX$1];&quot;','&quot;;[Sheet1.BD9];&quot;')&quot;);&quot;&quot;)">
            <text:p/>
          </table:table-cell>
          <table:table-cell table:formula="of:=IF([Sheet1.BE9]&lt;&gt;&quot;&quot;;CONCATENATE(&quot;D('&quot;;[.AY$1];&quot;','&quot;;[Sheet1.BE9];&quot;')&quot;);&quot;&quot;)">
            <text:p/>
          </table:table-cell>
          <table:table-cell table:formula="of:=IF([Sheet1.BF9]&lt;&gt;&quot;&quot;;CONCATENATE(&quot;D('&quot;;[.AZ$1];&quot;','&quot;;[Sheet1.BF9];&quot;')&quot;);&quot;&quot;)">
            <text:p/>
          </table:table-cell>
          <table:table-cell table:formula="of:=IF([Sheet1.BG9]&lt;&gt;&quot;&quot;;CONCATENATE(&quot;D('&quot;;[.BA$1];&quot;','&quot;;[Sheet1.BG9];&quot;')&quot;);&quot;&quot;)">
            <text:p/>
          </table:table-cell>
          <table:table-cell table:formula="of:=IF([Sheet1.BH9]&lt;&gt;&quot;&quot;;CONCATENATE(&quot;D('&quot;;[.BB$1];&quot;','&quot;;[Sheet1.BH9];&quot;')&quot;);&quot;&quot;)">
            <text:p/>
          </table:table-cell>
          <table:table-cell table:formula="of:=IF([Sheet1.BI9]&lt;&gt;&quot;&quot;;CONCATENATE(&quot;D('&quot;;[.BC$1];&quot;','&quot;;[Sheet1.BI9];&quot;')&quot;);&quot;&quot;)">
            <text:p/>
          </table:table-cell>
          <table:table-cell table:formula="of:=IF([Sheet1.BJ9]&lt;&gt;&quot;&quot;;CONCATENATE(&quot;D('&quot;;[.BD$1];&quot;','&quot;;[Sheet1.BJ9];&quot;')&quot;);&quot;&quot;)">
            <text:p/>
          </table:table-cell>
          <table:table-cell table:formula="of:=IF([Sheet1.BK9]&lt;&gt;&quot;&quot;;CONCATENATE(&quot;D('&quot;;[.BE$1];&quot;','&quot;;[Sheet1.BK9];&quot;')&quot;);&quot;&quot;)">
            <text:p/>
          </table:table-cell>
          <table:table-cell table:formula="of:=IF([Sheet1.BL9]&lt;&gt;&quot;&quot;;CONCATENATE(&quot;D('&quot;;[.BF$1];&quot;','&quot;;[Sheet1.BL9];&quot;')&quot;);&quot;&quot;)">
            <text:p/>
          </table:table-cell>
          <table:table-cell table:formula="of:=IF([Sheet1.BM9]&lt;&gt;&quot;&quot;;CONCATENATE(&quot;D('&quot;;[.BG$1];&quot;','&quot;;[Sheet1.BM9];&quot;')&quot;);&quot;&quot;)">
            <text:p/>
          </table:table-cell>
          <table:table-cell table:formula="of:=IF([Sheet1.BN9]&lt;&gt;&quot;&quot;;CONCATENATE(&quot;D('&quot;;[.BH$1];&quot;','&quot;;[Sheet1.BN9];&quot;')&quot;);&quot;&quot;)">
            <text:p/>
          </table:table-cell>
          <table:table-cell table:formula="of:=IF([Sheet1.BO9]&lt;&gt;&quot;&quot;;CONCATENATE(&quot;D('&quot;;[.BI$1];&quot;','&quot;;[Sheet1.BO9];&quot;')&quot;);&quot;&quot;)">
            <text:p/>
          </table:table-cell>
          <table:table-cell table:formula="of:=IF([Sheet1.BP9]&lt;&gt;&quot;&quot;;CONCATENATE(&quot;D('&quot;;[.BJ$1];&quot;','&quot;;[Sheet1.BP9];&quot;')&quot;);&quot;&quot;)">
            <text:p/>
          </table:table-cell>
          <table:table-cell table:formula="of:=IF([Sheet1.BQ9]&lt;&gt;&quot;&quot;;CONCATENATE(&quot;D('&quot;;[.BK$1];&quot;','&quot;;[Sheet1.BQ9];&quot;')&quot;);&quot;&quot;)">
            <text:p/>
          </table:table-cell>
          <table:table-cell table:formula="of:=IF([Sheet1.BR9]&lt;&gt;&quot;&quot;;CONCATENATE(&quot;D('&quot;;[.BL$1];&quot;','&quot;;[Sheet1.BR9];&quot;')&quot;);&quot;&quot;)">
            <text:p/>
          </table:table-cell>
          <table:table-cell table:formula="of:=IF([Sheet1.BS9]&lt;&gt;&quot;&quot;;CONCATENATE(&quot;D('&quot;;[.BM$1];&quot;','&quot;;[Sheet1.BS9];&quot;')&quot;);&quot;&quot;)">
            <text:p/>
          </table:table-cell>
          <table:table-cell table:formula="of:=IF([Sheet1.BT9]&lt;&gt;&quot;&quot;;CONCATENATE(&quot;D('&quot;;[.BN$1];&quot;','&quot;;[Sheet1.BT9];&quot;')&quot;);&quot;&quot;)">
            <text:p/>
          </table:table-cell>
          <table:table-cell table:formula="of:=IF([Sheet1.BU9]&lt;&gt;&quot;&quot;;CONCATENATE(&quot;D('&quot;;[.BO$1];&quot;','&quot;;[Sheet1.BU9];&quot;')&quot;);&quot;&quot;)">
            <text:p/>
          </table:table-cell>
          <table:table-cell table:formula="of:=IF([Sheet1.BV9]&lt;&gt;&quot;&quot;;CONCATENATE(&quot;D('&quot;;[.BP$1];&quot;','&quot;;[Sheet1.BV9];&quot;')&quot;);&quot;&quot;)">
            <text:p/>
          </table:table-cell>
          <table:table-cell table:formula="of:=IF([Sheet1.BW9]&lt;&gt;&quot;&quot;;CONCATENATE(&quot;D('&quot;;[.BQ$1];&quot;','&quot;;[Sheet1.BW9];&quot;')&quot;);&quot;&quot;)">
            <text:p/>
          </table:table-cell>
          <table:table-cell table:formula="of:=IF([Sheet1.BX9]&lt;&gt;&quot;&quot;;CONCATENATE(&quot;D('&quot;;[.BR$1];&quot;','&quot;;[Sheet1.BX9];&quot;')&quot;);&quot;&quot;)">
            <text:p/>
          </table:table-cell>
          <table:table-cell table:formula="of:=IF([Sheet1.BY9]&lt;&gt;&quot;&quot;;CONCATENATE(&quot;D('&quot;;[.BS$1];&quot;','&quot;;[Sheet1.BY9];&quot;')&quot;);&quot;&quot;)">
            <text:p/>
          </table:table-cell>
          <table:table-cell table:formula="of:=IF([Sheet1.BZ9]&lt;&gt;&quot;&quot;;CONCATENATE(&quot;D('&quot;;[.BT$1];&quot;','&quot;;[Sheet1.BZ9];&quot;')&quot;);&quot;&quot;)">
            <text:p/>
          </table:table-cell>
          <table:table-cell table:formula="of:=IF([Sheet1.CA9]&lt;&gt;&quot;&quot;;CONCATENATE(&quot;D('&quot;;[.BU$1];&quot;','&quot;;[Sheet1.CA9];&quot;')&quot;);&quot;&quot;)">
            <text:p/>
          </table:table-cell>
          <table:table-cell table:formula="of:=IF([Sheet1.CB9]&lt;&gt;&quot;&quot;;CONCATENATE(&quot;D('&quot;;[.BV$1];&quot;','&quot;;[Sheet1.CB9];&quot;')&quot;);&quot;&quot;)">
            <text:p/>
          </table:table-cell>
          <table:table-cell table:formula="of:=IF([Sheet1.CC9]&lt;&gt;&quot;&quot;;CONCATENATE(&quot;D('&quot;;[.BW$1];&quot;','&quot;;[Sheet1.CC9];&quot;')&quot;);&quot;&quot;)">
            <text:p/>
          </table:table-cell>
          <table:table-cell table:formula="of:=IF([Sheet1.CD9]&lt;&gt;&quot;&quot;;CONCATENATE(&quot;D('&quot;;[.BX$1];&quot;','&quot;;[Sheet1.CD9];&quot;')&quot;);&quot;&quot;)" office:value-type="string" office:string-value="D('XZ','1..n*1.2,W')">
            <text:p>D('XZ','1..n*1.2,W')</text:p>
          </table:table-cell>
          <table:table-cell table:formula="of:=IF([Sheet1.CE9]&lt;&gt;&quot;&quot;;CONCATENATE(&quot;D('&quot;;[.BY$1];&quot;','&quot;;[Sheet1.CE9];&quot;')&quot;);&quot;&quot;)" office:value-type="string" office:string-value="D('Y','5..n')">
            <text:p>D('Y','5..n')</text:p>
          </table:table-cell>
          <table:table-cell table:formula="of:=IF([Sheet1.CF9]&lt;&gt;&quot;&quot;;CONCATENATE(&quot;D('&quot;;[.BZ$1];&quot;','&quot;;[Sheet1.CF9];&quot;')&quot;);&quot;&quot;)">
            <text:p/>
          </table:table-cell>
          <table:table-cell table:formula="of:=IF([Sheet1.CG9]&lt;&gt;&quot;&quot;;CONCATENATE(&quot;D('&quot;;[.CA$1];&quot;','&quot;;[Sheet1.CG9];&quot;')&quot;);&quot;&quot;)">
            <text:p/>
          </table:table-cell>
          <table:table-cell table:formula="of:=IF([Sheet1.CH9]&lt;&gt;&quot;&quot;;CONCATENATE(&quot;D('&quot;;[.CB$1];&quot;','&quot;;[Sheet1.CH9];&quot;')&quot;);&quot;&quot;)">
            <text:p/>
          </table:table-cell>
          <table:table-cell table:formula="of:=IF([Sheet1.CI9]&lt;&gt;&quot;&quot;;CONCATENATE(&quot;D('&quot;;[.CC$1];&quot;','&quot;;[Sheet1.CI9];&quot;')&quot;);&quot;&quot;)">
            <text:p/>
          </table:table-cell>
          <table:table-cell table:formula="of:=IF([Sheet1.CJ9]&lt;&gt;&quot;&quot;;CONCATENATE(&quot;D('&quot;;[.CD$1];&quot;','&quot;;[Sheet1.CJ9];&quot;')&quot;);&quot;&quot;)">
            <text:p/>
          </table:table-cell>
          <table:table-cell table:formula="of:=IF([Sheet1.CK9]&lt;&gt;&quot;&quot;;CONCATENATE(&quot;D('&quot;;[.CE$1];&quot;','&quot;;[Sheet1.CK9];&quot;')&quot;);&quot;&quot;)">
            <text:p/>
          </table:table-cell>
          <table:table-cell table:formula="of:=IF([Sheet1.CL9]&lt;&gt;&quot;&quot;;CONCATENATE(&quot;D('&quot;;[.CF$1];&quot;','&quot;;[Sheet1.CL9];&quot;')&quot;);&quot;&quot;)">
            <text:p/>
          </table:table-cell>
          <table:table-cell table:formula="of:=IF([Sheet1.CM9]&lt;&gt;&quot;&quot;;CONCATENATE(&quot;D('&quot;;[.CG$1];&quot;','&quot;;[Sheet1.CM9];&quot;')&quot;);&quot;&quot;)">
            <text:p/>
          </table:table-cell>
          <table:table-cell table:formula="of:=IF([Sheet1.CN9]&lt;&gt;&quot;&quot;;CONCATENATE(&quot;D('&quot;;[.CH$1];&quot;','&quot;;[Sheet1.CN9];&quot;')&quot;);&quot;&quot;)">
            <text:p/>
          </table:table-cell>
          <table:table-cell table:formula="of:=IF([Sheet1.CO9]&lt;&gt;&quot;&quot;;CONCATENATE(&quot;D('&quot;;[.CI$1];&quot;','&quot;;[Sheet1.CO9];&quot;')&quot;);&quot;&quot;)">
            <text:p/>
          </table:table-cell>
          <table:table-cell table:formula="of:=IF([Sheet1.CP9]&lt;&gt;&quot;&quot;;CONCATENATE(&quot;D('&quot;;[.CJ$1];&quot;','&quot;;[Sheet1.CP9];&quot;')&quot;);&quot;&quot;)">
            <text:p/>
          </table:table-cell>
          <table:table-cell table:formula="of:=IF([Sheet1.CQ9]&lt;&gt;&quot;&quot;;CONCATENATE(&quot;D('&quot;;[.CK$1];&quot;','&quot;;[Sheet1.CQ9];&quot;')&quot;);&quot;&quot;)">
            <text:p/>
          </table:table-cell>
          <table:table-cell table:formula="of:=IF([Sheet1.CR9]&lt;&gt;&quot;&quot;;CONCATENATE(&quot;D('&quot;;[.CL$1];&quot;','&quot;;[Sheet1.CR9];&quot;')&quot;);&quot;&quot;)">
            <text:p/>
          </table:table-cell>
          <table:table-cell table:formula="of:=IF([Sheet1.CS9]&lt;&gt;&quot;&quot;;CONCATENATE(&quot;D('&quot;;[.CM$1];&quot;','&quot;;[Sheet1.CS9];&quot;')&quot;);&quot;&quot;)">
            <text:p/>
          </table:table-cell>
          <table:table-cell table:formula="of:=IF([Sheet1.CT9]&lt;&gt;&quot;&quot;;CONCATENATE(&quot;D('&quot;;[.CN$1];&quot;','&quot;;[Sheet1.CT9];&quot;')&quot;);&quot;&quot;)">
            <text:p/>
          </table:table-cell>
          <table:table-cell table:formula="of:=IF([Sheet1.CU9]&lt;&gt;&quot;&quot;;CONCATENATE(&quot;D('&quot;;[.CO$1];&quot;','&quot;;[Sheet1.CU9];&quot;')&quot;);&quot;&quot;)">
            <text:p/>
          </table:table-cell>
        </table:table-row>
        <table:table-row table:style-name="ro1">
          <table:table-cell table:formula="of:=[Sheet1.A10]" office:value-type="float" office:value="5">
            <text:p>5</text:p>
          </table:table-cell>
          <table:table-cell table:formula="of:=[Sheet1.B10]" office:value-type="string" office:string-value="TDE(nv)">
            <text:p>TDE(nv)</text:p>
          </table:table-cell>
          <table:table-cell table:formula="of:=[Sheet1.C10]" office:value-type="string" office:string-value="Tri-diagonal elimination, below diagonal (no vectors)">
            <text:p>Tri-diagonal elimination, below diagonal (no vectors)</text:p>
          </table:table-cell>
          <table:table-cell table:formula="of:=IF([Sheet1.D10]&lt;&gt;&quot;&quot;;1;0)" office:value-type="float" office:value="0">
            <text:p>0</text:p>
          </table:table-cell>
          <table:table-cell table:formula="of:=[Sheet1.J10]" office:value-type="float" office:value="1">
            <text:p>1</text:p>
          </table:table-cell>
          <table:table-cell table:formula="of:=IF([Sheet1.L10]&lt;&gt;&quot;&quot;;CONCATENATE(&quot;D('&quot;;[.F$1];&quot;','&quot;;[Sheet1.L10];&quot;')&quot;);&quot;&quot;)">
            <text:p/>
          </table:table-cell>
          <table:table-cell table:formula="of:=IF([Sheet1.M10]&lt;&gt;&quot;&quot;;CONCATENATE(&quot;D('&quot;;[.G$1];&quot;','&quot;;[Sheet1.M10];&quot;')&quot;);&quot;&quot;)">
            <text:p/>
          </table:table-cell>
          <table:table-cell table:formula="of:=IF([Sheet1.N10]&lt;&gt;&quot;&quot;;CONCATENATE(&quot;D('&quot;;[.H$1];&quot;','&quot;;[Sheet1.N10];&quot;')&quot;);&quot;&quot;)">
            <text:p/>
          </table:table-cell>
          <table:table-cell table:formula="of:=IF([Sheet1.O10]&lt;&gt;&quot;&quot;;CONCATENATE(&quot;D('&quot;;[.I$1];&quot;','&quot;;[Sheet1.O10];&quot;')&quot;);&quot;&quot;)">
            <text:p/>
          </table:table-cell>
          <table:table-cell table:formula="of:=IF([Sheet1.P10]&lt;&gt;&quot;&quot;;CONCATENATE(&quot;D('&quot;;[.J$1];&quot;','&quot;;[Sheet1.P10];&quot;')&quot;);&quot;&quot;)">
            <text:p/>
          </table:table-cell>
          <table:table-cell table:formula="of:=IF([Sheet1.Q10]&lt;&gt;&quot;&quot;;CONCATENATE(&quot;D('&quot;;[.K$1];&quot;','&quot;;[Sheet1.Q10];&quot;')&quot;);&quot;&quot;)">
            <text:p/>
          </table:table-cell>
          <table:table-cell table:formula="of:=IF([Sheet1.R10]&lt;&gt;&quot;&quot;;CONCATENATE(&quot;D('&quot;;[.L$1];&quot;','&quot;;[Sheet1.R10];&quot;')&quot;);&quot;&quot;)">
            <text:p/>
          </table:table-cell>
          <table:table-cell table:formula="of:=IF([Sheet1.S10]&lt;&gt;&quot;&quot;;CONCATENATE(&quot;D('&quot;;[.M$1];&quot;','&quot;;[Sheet1.S10];&quot;')&quot;);&quot;&quot;)">
            <text:p/>
          </table:table-cell>
          <table:table-cell table:formula="of:=IF([Sheet1.T10]&lt;&gt;&quot;&quot;;CONCATENATE(&quot;D('&quot;;[.N$1];&quot;','&quot;;[Sheet1.T10];&quot;')&quot;);&quot;&quot;)">
            <text:p/>
          </table:table-cell>
          <table:table-cell table:formula="of:=IF([Sheet1.U10]&lt;&gt;&quot;&quot;;CONCATENATE(&quot;D('&quot;;[.O$1];&quot;','&quot;;[Sheet1.U10];&quot;')&quot;);&quot;&quot;)">
            <text:p/>
          </table:table-cell>
          <table:table-cell table:formula="of:=IF([Sheet1.V10]&lt;&gt;&quot;&quot;;CONCATENATE(&quot;D('&quot;;[.P$1];&quot;','&quot;;[Sheet1.V10];&quot;')&quot;);&quot;&quot;)">
            <text:p/>
          </table:table-cell>
          <table:table-cell table:formula="of:=IF([Sheet1.W10]&lt;&gt;&quot;&quot;;CONCATENATE(&quot;D('&quot;;[.Q$1];&quot;','&quot;;[Sheet1.W10];&quot;')&quot;);&quot;&quot;)">
            <text:p/>
          </table:table-cell>
          <table:table-cell table:formula="of:=IF([Sheet1.X10]&lt;&gt;&quot;&quot;;CONCATENATE(&quot;D('&quot;;[.R$1];&quot;','&quot;;[Sheet1.X10];&quot;')&quot;);&quot;&quot;)">
            <text:p/>
          </table:table-cell>
          <table:table-cell table:formula="of:=IF([Sheet1.Y10]&lt;&gt;&quot;&quot;;CONCATENATE(&quot;D('&quot;;[.S$1];&quot;','&quot;;[Sheet1.Y10];&quot;')&quot;);&quot;&quot;)">
            <text:p/>
          </table:table-cell>
          <table:table-cell table:formula="of:=IF([Sheet1.Z10]&lt;&gt;&quot;&quot;;CONCATENATE(&quot;D('&quot;;[.T$1];&quot;','&quot;;[Sheet1.Z10];&quot;')&quot;);&quot;&quot;)">
            <text:p/>
          </table:table-cell>
          <table:table-cell table:formula="of:=IF([Sheet1.AA10]&lt;&gt;&quot;&quot;;CONCATENATE(&quot;D('&quot;;[.U$1];&quot;','&quot;;[Sheet1.AA10];&quot;')&quot;);&quot;&quot;)">
            <text:p/>
          </table:table-cell>
          <table:table-cell table:formula="of:=IF([Sheet1.AB10]&lt;&gt;&quot;&quot;;CONCATENATE(&quot;D('&quot;;[.V$1];&quot;','&quot;;[Sheet1.AB10];&quot;')&quot;);&quot;&quot;)">
            <text:p/>
          </table:table-cell>
          <table:table-cell table:formula="of:=IF([Sheet1.AC10]&lt;&gt;&quot;&quot;;CONCATENATE(&quot;D('&quot;;[.W$1];&quot;','&quot;;[Sheet1.AC10];&quot;')&quot;);&quot;&quot;)">
            <text:p/>
          </table:table-cell>
          <table:table-cell table:formula="of:=IF([Sheet1.AD10]&lt;&gt;&quot;&quot;;CONCATENATE(&quot;D('&quot;;[.X$1];&quot;','&quot;;[Sheet1.AD10];&quot;')&quot;);&quot;&quot;)">
            <text:p/>
          </table:table-cell>
          <table:table-cell table:formula="of:=IF([Sheet1.AE10]&lt;&gt;&quot;&quot;;CONCATENATE(&quot;D('&quot;;[.Y$1];&quot;','&quot;;[Sheet1.AE10];&quot;')&quot;);&quot;&quot;)">
            <text:p/>
          </table:table-cell>
          <table:table-cell table:formula="of:=IF([Sheet1.AF10]&lt;&gt;&quot;&quot;;CONCATENATE(&quot;D('&quot;;[.Z$1];&quot;','&quot;;[Sheet1.AF10];&quot;')&quot;);&quot;&quot;)">
            <text:p/>
          </table:table-cell>
          <table:table-cell table:formula="of:=IF([Sheet1.AG10]&lt;&gt;&quot;&quot;;CONCATENATE(&quot;D('&quot;;[.AA$1];&quot;','&quot;;[Sheet1.AG10];&quot;')&quot;);&quot;&quot;)">
            <text:p/>
          </table:table-cell>
          <table:table-cell table:formula="of:=IF([Sheet1.AH10]&lt;&gt;&quot;&quot;;CONCATENATE(&quot;D('&quot;;[.AB$1];&quot;','&quot;;[Sheet1.AH10];&quot;')&quot;);&quot;&quot;)">
            <text:p/>
          </table:table-cell>
          <table:table-cell table:formula="of:=IF([Sheet1.AI10]&lt;&gt;&quot;&quot;;CONCATENATE(&quot;D('&quot;;[.AC$1];&quot;','&quot;;[Sheet1.AI10];&quot;')&quot;);&quot;&quot;)">
            <text:p/>
          </table:table-cell>
          <table:table-cell table:formula="of:=IF([Sheet1.AJ10]&lt;&gt;&quot;&quot;;CONCATENATE(&quot;D('&quot;;[.AD$1];&quot;','&quot;;[Sheet1.AJ10];&quot;')&quot;);&quot;&quot;)">
            <text:p/>
          </table:table-cell>
          <table:table-cell table:formula="of:=IF([Sheet1.AK10]&lt;&gt;&quot;&quot;;CONCATENATE(&quot;D('&quot;;[.AE$1];&quot;','&quot;;[Sheet1.AK10];&quot;')&quot;);&quot;&quot;)">
            <text:p/>
          </table:table-cell>
          <table:table-cell table:formula="of:=IF([Sheet1.AL10]&lt;&gt;&quot;&quot;;CONCATENATE(&quot;D('&quot;;[.AF$1];&quot;','&quot;;[Sheet1.AL10];&quot;')&quot;);&quot;&quot;)">
            <text:p/>
          </table:table-cell>
          <table:table-cell table:formula="of:=IF([Sheet1.AM10]&lt;&gt;&quot;&quot;;CONCATENATE(&quot;D('&quot;;[.AG$1];&quot;','&quot;;[Sheet1.AM10];&quot;')&quot;);&quot;&quot;)">
            <text:p/>
          </table:table-cell>
          <table:table-cell table:formula="of:=IF([Sheet1.AN10]&lt;&gt;&quot;&quot;;CONCATENATE(&quot;D('&quot;;[.AH$1];&quot;','&quot;;[Sheet1.AN10];&quot;')&quot;);&quot;&quot;)">
            <text:p/>
          </table:table-cell>
          <table:table-cell table:formula="of:=IF([Sheet1.AO10]&lt;&gt;&quot;&quot;;CONCATENATE(&quot;D('&quot;;[.AI$1];&quot;','&quot;;[Sheet1.AO10];&quot;')&quot;);&quot;&quot;)">
            <text:p/>
          </table:table-cell>
          <table:table-cell table:formula="of:=IF([Sheet1.AP10]&lt;&gt;&quot;&quot;;CONCATENATE(&quot;D('&quot;;[.AJ$1];&quot;','&quot;;[Sheet1.AP10];&quot;')&quot;);&quot;&quot;)">
            <text:p/>
          </table:table-cell>
          <table:table-cell table:formula="of:=IF([Sheet1.AQ10]&lt;&gt;&quot;&quot;;CONCATENATE(&quot;D('&quot;;[.AK$1];&quot;','&quot;;[Sheet1.AQ10];&quot;')&quot;);&quot;&quot;)">
            <text:p/>
          </table:table-cell>
          <table:table-cell table:formula="of:=IF([Sheet1.AR10]&lt;&gt;&quot;&quot;;CONCATENATE(&quot;D('&quot;;[.AL$1];&quot;','&quot;;[Sheet1.AR10];&quot;')&quot;);&quot;&quot;)">
            <text:p/>
          </table:table-cell>
          <table:table-cell table:formula="of:=IF([Sheet1.AS10]&lt;&gt;&quot;&quot;;CONCATENATE(&quot;D('&quot;;[.AM$1];&quot;','&quot;;[Sheet1.AS10];&quot;')&quot;);&quot;&quot;)">
            <text:p/>
          </table:table-cell>
          <table:table-cell table:formula="of:=IF([Sheet1.AT10]&lt;&gt;&quot;&quot;;CONCATENATE(&quot;D('&quot;;[.AN$1];&quot;','&quot;;[Sheet1.AT10];&quot;')&quot;);&quot;&quot;)">
            <text:p/>
          </table:table-cell>
          <table:table-cell table:formula="of:=IF([Sheet1.AU10]&lt;&gt;&quot;&quot;;CONCATENATE(&quot;D('&quot;;[.AO$1];&quot;','&quot;;[Sheet1.AU10];&quot;')&quot;);&quot;&quot;)">
            <text:p/>
          </table:table-cell>
          <table:table-cell table:formula="of:=IF([Sheet1.AV10]&lt;&gt;&quot;&quot;;CONCATENATE(&quot;D('&quot;;[.AP$1];&quot;','&quot;;[Sheet1.AV10];&quot;')&quot;);&quot;&quot;)">
            <text:p/>
          </table:table-cell>
          <table:table-cell table:formula="of:=IF([Sheet1.AW10]&lt;&gt;&quot;&quot;;CONCATENATE(&quot;D('&quot;;[.AQ$1];&quot;','&quot;;[Sheet1.AW10];&quot;')&quot;);&quot;&quot;)">
            <text:p/>
          </table:table-cell>
          <table:table-cell table:formula="of:=IF([Sheet1.AX10]&lt;&gt;&quot;&quot;;CONCATENATE(&quot;D('&quot;;[.AR$1];&quot;','&quot;;[Sheet1.AX10];&quot;')&quot;);&quot;&quot;)">
            <text:p/>
          </table:table-cell>
          <table:table-cell table:formula="of:=IF([Sheet1.AY10]&lt;&gt;&quot;&quot;;CONCATENATE(&quot;D('&quot;;[.AS$1];&quot;','&quot;;[Sheet1.AY10];&quot;')&quot;);&quot;&quot;)">
            <text:p/>
          </table:table-cell>
          <table:table-cell table:formula="of:=IF([Sheet1.AZ10]&lt;&gt;&quot;&quot;;CONCATENATE(&quot;D('&quot;;[.AT$1];&quot;','&quot;;[Sheet1.AZ10];&quot;')&quot;);&quot;&quot;)">
            <text:p/>
          </table:table-cell>
          <table:table-cell table:formula="of:=IF([Sheet1.BA10]&lt;&gt;&quot;&quot;;CONCATENATE(&quot;D('&quot;;[.AU$1];&quot;','&quot;;[Sheet1.BA10];&quot;')&quot;);&quot;&quot;)">
            <text:p/>
          </table:table-cell>
          <table:table-cell table:formula="of:=IF([Sheet1.BB10]&lt;&gt;&quot;&quot;;CONCATENATE(&quot;D('&quot;;[.AV$1];&quot;','&quot;;[Sheet1.BB10];&quot;')&quot;);&quot;&quot;)">
            <text:p/>
          </table:table-cell>
          <table:table-cell table:formula="of:=IF([Sheet1.BC10]&lt;&gt;&quot;&quot;;CONCATENATE(&quot;D('&quot;;[.AW$1];&quot;','&quot;;[Sheet1.BC10];&quot;')&quot;);&quot;&quot;)">
            <text:p/>
          </table:table-cell>
          <table:table-cell table:formula="of:=IF([Sheet1.BD10]&lt;&gt;&quot;&quot;;CONCATENATE(&quot;D('&quot;;[.AX$1];&quot;','&quot;;[Sheet1.BD10];&quot;')&quot;);&quot;&quot;)">
            <text:p/>
          </table:table-cell>
          <table:table-cell table:formula="of:=IF([Sheet1.BE10]&lt;&gt;&quot;&quot;;CONCATENATE(&quot;D('&quot;;[.AY$1];&quot;','&quot;;[Sheet1.BE10];&quot;')&quot;);&quot;&quot;)">
            <text:p/>
          </table:table-cell>
          <table:table-cell table:formula="of:=IF([Sheet1.BF10]&lt;&gt;&quot;&quot;;CONCATENATE(&quot;D('&quot;;[.AZ$1];&quot;','&quot;;[Sheet1.BF10];&quot;')&quot;);&quot;&quot;)">
            <text:p/>
          </table:table-cell>
          <table:table-cell table:formula="of:=IF([Sheet1.BG10]&lt;&gt;&quot;&quot;;CONCATENATE(&quot;D('&quot;;[.BA$1];&quot;','&quot;;[Sheet1.BG10];&quot;')&quot;);&quot;&quot;)">
            <text:p/>
          </table:table-cell>
          <table:table-cell table:formula="of:=IF([Sheet1.BH10]&lt;&gt;&quot;&quot;;CONCATENATE(&quot;D('&quot;;[.BB$1];&quot;','&quot;;[Sheet1.BH10];&quot;')&quot;);&quot;&quot;)">
            <text:p/>
          </table:table-cell>
          <table:table-cell table:formula="of:=IF([Sheet1.BI10]&lt;&gt;&quot;&quot;;CONCATENATE(&quot;D('&quot;;[.BC$1];&quot;','&quot;;[Sheet1.BI10];&quot;')&quot;);&quot;&quot;)">
            <text:p/>
          </table:table-cell>
          <table:table-cell table:formula="of:=IF([Sheet1.BJ10]&lt;&gt;&quot;&quot;;CONCATENATE(&quot;D('&quot;;[.BD$1];&quot;','&quot;;[Sheet1.BJ10];&quot;')&quot;);&quot;&quot;)">
            <text:p/>
          </table:table-cell>
          <table:table-cell table:formula="of:=IF([Sheet1.BK10]&lt;&gt;&quot;&quot;;CONCATENATE(&quot;D('&quot;;[.BE$1];&quot;','&quot;;[Sheet1.BK10];&quot;')&quot;);&quot;&quot;)">
            <text:p/>
          </table:table-cell>
          <table:table-cell table:formula="of:=IF([Sheet1.BL10]&lt;&gt;&quot;&quot;;CONCATENATE(&quot;D('&quot;;[.BF$1];&quot;','&quot;;[Sheet1.BL10];&quot;')&quot;);&quot;&quot;)">
            <text:p/>
          </table:table-cell>
          <table:table-cell table:formula="of:=IF([Sheet1.BM10]&lt;&gt;&quot;&quot;;CONCATENATE(&quot;D('&quot;;[.BG$1];&quot;','&quot;;[Sheet1.BM10];&quot;')&quot;);&quot;&quot;)">
            <text:p/>
          </table:table-cell>
          <table:table-cell table:formula="of:=IF([Sheet1.BN10]&lt;&gt;&quot;&quot;;CONCATENATE(&quot;D('&quot;;[.BH$1];&quot;','&quot;;[Sheet1.BN10];&quot;')&quot;);&quot;&quot;)">
            <text:p/>
          </table:table-cell>
          <table:table-cell table:formula="of:=IF([Sheet1.BO10]&lt;&gt;&quot;&quot;;CONCATENATE(&quot;D('&quot;;[.BI$1];&quot;','&quot;;[Sheet1.BO10];&quot;')&quot;);&quot;&quot;)">
            <text:p/>
          </table:table-cell>
          <table:table-cell table:formula="of:=IF([Sheet1.BP10]&lt;&gt;&quot;&quot;;CONCATENATE(&quot;D('&quot;;[.BJ$1];&quot;','&quot;;[Sheet1.BP10];&quot;')&quot;);&quot;&quot;)">
            <text:p/>
          </table:table-cell>
          <table:table-cell table:formula="of:=IF([Sheet1.BQ10]&lt;&gt;&quot;&quot;;CONCATENATE(&quot;D('&quot;;[.BK$1];&quot;','&quot;;[Sheet1.BQ10];&quot;')&quot;);&quot;&quot;)">
            <text:p/>
          </table:table-cell>
          <table:table-cell table:formula="of:=IF([Sheet1.BR10]&lt;&gt;&quot;&quot;;CONCATENATE(&quot;D('&quot;;[.BL$1];&quot;','&quot;;[Sheet1.BR10];&quot;')&quot;);&quot;&quot;)">
            <text:p/>
          </table:table-cell>
          <table:table-cell table:formula="of:=IF([Sheet1.BS10]&lt;&gt;&quot;&quot;;CONCATENATE(&quot;D('&quot;;[.BM$1];&quot;','&quot;;[Sheet1.BS10];&quot;')&quot;);&quot;&quot;)">
            <text:p/>
          </table:table-cell>
          <table:table-cell table:formula="of:=IF([Sheet1.BT10]&lt;&gt;&quot;&quot;;CONCATENATE(&quot;D('&quot;;[.BN$1];&quot;','&quot;;[Sheet1.BT10];&quot;')&quot;);&quot;&quot;)">
            <text:p/>
          </table:table-cell>
          <table:table-cell table:formula="of:=IF([Sheet1.BU10]&lt;&gt;&quot;&quot;;CONCATENATE(&quot;D('&quot;;[.BO$1];&quot;','&quot;;[Sheet1.BU10];&quot;')&quot;);&quot;&quot;)">
            <text:p/>
          </table:table-cell>
          <table:table-cell table:formula="of:=IF([Sheet1.BV10]&lt;&gt;&quot;&quot;;CONCATENATE(&quot;D('&quot;;[.BP$1];&quot;','&quot;;[Sheet1.BV10];&quot;')&quot;);&quot;&quot;)">
            <text:p/>
          </table:table-cell>
          <table:table-cell table:formula="of:=IF([Sheet1.BW10]&lt;&gt;&quot;&quot;;CONCATENATE(&quot;D('&quot;;[.BQ$1];&quot;','&quot;;[Sheet1.BW10];&quot;')&quot;);&quot;&quot;)">
            <text:p/>
          </table:table-cell>
          <table:table-cell table:formula="of:=IF([Sheet1.BX10]&lt;&gt;&quot;&quot;;CONCATENATE(&quot;D('&quot;;[.BR$1];&quot;','&quot;;[Sheet1.BX10];&quot;')&quot;);&quot;&quot;)">
            <text:p/>
          </table:table-cell>
          <table:table-cell table:formula="of:=IF([Sheet1.BY10]&lt;&gt;&quot;&quot;;CONCATENATE(&quot;D('&quot;;[.BS$1];&quot;','&quot;;[Sheet1.BY10];&quot;')&quot;);&quot;&quot;)">
            <text:p/>
          </table:table-cell>
          <table:table-cell table:formula="of:=IF([Sheet1.BZ10]&lt;&gt;&quot;&quot;;CONCATENATE(&quot;D('&quot;;[.BT$1];&quot;','&quot;;[Sheet1.BZ10];&quot;')&quot;);&quot;&quot;)">
            <text:p/>
          </table:table-cell>
          <table:table-cell table:formula="of:=IF([Sheet1.CA10]&lt;&gt;&quot;&quot;;CONCATENATE(&quot;D('&quot;;[.BU$1];&quot;','&quot;;[Sheet1.CA10];&quot;')&quot;);&quot;&quot;)" office:value-type="string" office:string-value="D('X','1..n,W')">
            <text:p>D('X','1..n,W')</text:p>
          </table:table-cell>
          <table:table-cell table:formula="of:=IF([Sheet1.CB10]&lt;&gt;&quot;&quot;;CONCATENATE(&quot;D('&quot;;[.BV$1];&quot;','&quot;;[Sheet1.CB10];&quot;')&quot;);&quot;&quot;)">
            <text:p/>
          </table:table-cell>
          <table:table-cell table:formula="of:=IF([Sheet1.CC10]&lt;&gt;&quot;&quot;;CONCATENATE(&quot;D('&quot;;[.BW$1];&quot;','&quot;;[Sheet1.CC10];&quot;')&quot;);&quot;&quot;)">
            <text:p/>
          </table:table-cell>
          <table:table-cell table:formula="of:=IF([Sheet1.CD10]&lt;&gt;&quot;&quot;;CONCATENATE(&quot;D('&quot;;[.BX$1];&quot;','&quot;;[Sheet1.CD10];&quot;')&quot;);&quot;&quot;)">
            <text:p/>
          </table:table-cell>
          <table:table-cell table:formula="of:=IF([Sheet1.CE10]&lt;&gt;&quot;&quot;;CONCATENATE(&quot;D('&quot;;[.BY$1];&quot;','&quot;;[Sheet1.CE10];&quot;')&quot;);&quot;&quot;)" office:value-type="string" office:string-value="D('Y','2..n')">
            <text:p>D('Y','2..n')</text:p>
          </table:table-cell>
          <table:table-cell table:formula="of:=IF([Sheet1.CF10]&lt;&gt;&quot;&quot;;CONCATENATE(&quot;D('&quot;;[.BZ$1];&quot;','&quot;;[Sheet1.CF10];&quot;')&quot;);&quot;&quot;)" office:value-type="string" office:string-value="D('Z','2..n')">
            <text:p>D('Z','2..n')</text:p>
          </table:table-cell>
          <table:table-cell table:formula="of:=IF([Sheet1.CG10]&lt;&gt;&quot;&quot;;CONCATENATE(&quot;D('&quot;;[.CA$1];&quot;','&quot;;[Sheet1.CG10];&quot;')&quot;);&quot;&quot;)">
            <text:p/>
          </table:table-cell>
          <table:table-cell table:formula="of:=IF([Sheet1.CH10]&lt;&gt;&quot;&quot;;CONCATENATE(&quot;D('&quot;;[.CB$1];&quot;','&quot;;[Sheet1.CH10];&quot;')&quot;);&quot;&quot;)">
            <text:p/>
          </table:table-cell>
          <table:table-cell table:formula="of:=IF([Sheet1.CI10]&lt;&gt;&quot;&quot;;CONCATENATE(&quot;D('&quot;;[.CC$1];&quot;','&quot;;[Sheet1.CI10];&quot;')&quot;);&quot;&quot;)">
            <text:p/>
          </table:table-cell>
          <table:table-cell table:formula="of:=IF([Sheet1.CJ10]&lt;&gt;&quot;&quot;;CONCATENATE(&quot;D('&quot;;[.CD$1];&quot;','&quot;;[Sheet1.CJ10];&quot;')&quot;);&quot;&quot;)">
            <text:p/>
          </table:table-cell>
          <table:table-cell table:formula="of:=IF([Sheet1.CK10]&lt;&gt;&quot;&quot;;CONCATENATE(&quot;D('&quot;;[.CE$1];&quot;','&quot;;[Sheet1.CK10];&quot;')&quot;);&quot;&quot;)">
            <text:p/>
          </table:table-cell>
          <table:table-cell table:formula="of:=IF([Sheet1.CL10]&lt;&gt;&quot;&quot;;CONCATENATE(&quot;D('&quot;;[.CF$1];&quot;','&quot;;[Sheet1.CL10];&quot;')&quot;);&quot;&quot;)">
            <text:p/>
          </table:table-cell>
          <table:table-cell table:formula="of:=IF([Sheet1.CM10]&lt;&gt;&quot;&quot;;CONCATENATE(&quot;D('&quot;;[.CG$1];&quot;','&quot;;[Sheet1.CM10];&quot;')&quot;);&quot;&quot;)">
            <text:p/>
          </table:table-cell>
          <table:table-cell table:formula="of:=IF([Sheet1.CN10]&lt;&gt;&quot;&quot;;CONCATENATE(&quot;D('&quot;;[.CH$1];&quot;','&quot;;[Sheet1.CN10];&quot;')&quot;);&quot;&quot;)">
            <text:p/>
          </table:table-cell>
          <table:table-cell table:formula="of:=IF([Sheet1.CO10]&lt;&gt;&quot;&quot;;CONCATENATE(&quot;D('&quot;;[.CI$1];&quot;','&quot;;[Sheet1.CO10];&quot;')&quot;);&quot;&quot;)">
            <text:p/>
          </table:table-cell>
          <table:table-cell table:formula="of:=IF([Sheet1.CP10]&lt;&gt;&quot;&quot;;CONCATENATE(&quot;D('&quot;;[.CJ$1];&quot;','&quot;;[Sheet1.CP10];&quot;')&quot;);&quot;&quot;)">
            <text:p/>
          </table:table-cell>
          <table:table-cell table:formula="of:=IF([Sheet1.CQ10]&lt;&gt;&quot;&quot;;CONCATENATE(&quot;D('&quot;;[.CK$1];&quot;','&quot;;[Sheet1.CQ10];&quot;')&quot;);&quot;&quot;)">
            <text:p/>
          </table:table-cell>
          <table:table-cell table:formula="of:=IF([Sheet1.CR10]&lt;&gt;&quot;&quot;;CONCATENATE(&quot;D('&quot;;[.CL$1];&quot;','&quot;;[Sheet1.CR10];&quot;')&quot;);&quot;&quot;)">
            <text:p/>
          </table:table-cell>
          <table:table-cell table:formula="of:=IF([Sheet1.CS10]&lt;&gt;&quot;&quot;;CONCATENATE(&quot;D('&quot;;[.CM$1];&quot;','&quot;;[Sheet1.CS10];&quot;')&quot;);&quot;&quot;)">
            <text:p/>
          </table:table-cell>
          <table:table-cell table:formula="of:=IF([Sheet1.CT10]&lt;&gt;&quot;&quot;;CONCATENATE(&quot;D('&quot;;[.CN$1];&quot;','&quot;;[Sheet1.CT10];&quot;')&quot;);&quot;&quot;)">
            <text:p/>
          </table:table-cell>
          <table:table-cell table:formula="of:=IF([Sheet1.CU10]&lt;&gt;&quot;&quot;;CONCATENATE(&quot;D('&quot;;[.CO$1];&quot;','&quot;;[Sheet1.CU10];&quot;')&quot;);&quot;&quot;)">
            <text:p/>
          </table:table-cell>
        </table:table-row>
        <table:table-row table:style-name="ro1">
          <table:table-cell table:formula="of:=[Sheet1.A11]" office:value-type="float" office:value="6">
            <text:p>6</text:p>
          </table:table-cell>
          <table:table-cell table:formula="of:=[Sheet1.B11]" office:value-type="string" office:string-value="GLRE">
            <text:p>GLRE</text:p>
          </table:table-cell>
          <table:table-cell table:formula="of:=[Sheet1.C11]" office:value-type="string" office:string-value="General linear recurrence equations ">
            <text:p>General linear recurrence equations </text:p>
          </table:table-cell>
          <table:table-cell table:formula="of:=IF([Sheet1.D11]&lt;&gt;&quot;&quot;;1;0)" office:value-type="float" office:value="0">
            <text:p>0</text:p>
          </table:table-cell>
          <table:table-cell table:formula="of:=[Sheet1.J11]" office:value-type="float" office:value="0.0639360639360639">
            <text:p>0,06</text:p>
          </table:table-cell>
          <table:table-cell table:formula="of:=IF([Sheet1.L11]&lt;&gt;&quot;&quot;;CONCATENATE(&quot;D('&quot;;[.F$1];&quot;','&quot;;[Sheet1.L11];&quot;')&quot;);&quot;&quot;)">
            <text:p/>
          </table:table-cell>
          <table:table-cell table:formula="of:=IF([Sheet1.M11]&lt;&gt;&quot;&quot;;CONCATENATE(&quot;D('&quot;;[.G$1];&quot;','&quot;;[Sheet1.M11];&quot;')&quot;);&quot;&quot;)">
            <text:p/>
          </table:table-cell>
          <table:table-cell table:formula="of:=IF([Sheet1.N11]&lt;&gt;&quot;&quot;;CONCATENATE(&quot;D('&quot;;[.H$1];&quot;','&quot;;[Sheet1.N11];&quot;')&quot;);&quot;&quot;)">
            <text:p/>
          </table:table-cell>
          <table:table-cell table:formula="of:=IF([Sheet1.O11]&lt;&gt;&quot;&quot;;CONCATENATE(&quot;D('&quot;;[.I$1];&quot;','&quot;;[Sheet1.O11];&quot;')&quot;);&quot;&quot;)">
            <text:p/>
          </table:table-cell>
          <table:table-cell table:formula="of:=IF([Sheet1.P11]&lt;&gt;&quot;&quot;;CONCATENATE(&quot;D('&quot;;[.J$1];&quot;','&quot;;[Sheet1.P11];&quot;')&quot;);&quot;&quot;)">
            <text:p/>
          </table:table-cell>
          <table:table-cell table:formula="of:=IF([Sheet1.Q11]&lt;&gt;&quot;&quot;;CONCATENATE(&quot;D('&quot;;[.K$1];&quot;','&quot;;[Sheet1.Q11];&quot;')&quot;);&quot;&quot;)">
            <text:p/>
          </table:table-cell>
          <table:table-cell table:formula="of:=IF([Sheet1.R11]&lt;&gt;&quot;&quot;;CONCATENATE(&quot;D('&quot;;[.L$1];&quot;','&quot;;[Sheet1.R11];&quot;')&quot;);&quot;&quot;)">
            <text:p/>
          </table:table-cell>
          <table:table-cell table:formula="of:=IF([Sheet1.S11]&lt;&gt;&quot;&quot;;CONCATENATE(&quot;D('&quot;;[.M$1];&quot;','&quot;;[Sheet1.S11];&quot;')&quot;);&quot;&quot;)">
            <text:p/>
          </table:table-cell>
          <table:table-cell table:formula="of:=IF([Sheet1.T11]&lt;&gt;&quot;&quot;;CONCATENATE(&quot;D('&quot;;[.N$1];&quot;','&quot;;[Sheet1.T11];&quot;')&quot;);&quot;&quot;)">
            <text:p/>
          </table:table-cell>
          <table:table-cell table:formula="of:=IF([Sheet1.U11]&lt;&gt;&quot;&quot;;CONCATENATE(&quot;D('&quot;;[.O$1];&quot;','&quot;;[Sheet1.U11];&quot;')&quot;);&quot;&quot;)" office:value-type="string" office:string-value="D('B','2..n,1..n')">
            <text:p>D('B','2..n,1..n')</text:p>
          </table:table-cell>
          <table:table-cell table:formula="of:=IF([Sheet1.V11]&lt;&gt;&quot;&quot;;CONCATENATE(&quot;D('&quot;;[.P$1];&quot;','&quot;;[Sheet1.V11];&quot;')&quot;);&quot;&quot;)">
            <text:p/>
          </table:table-cell>
          <table:table-cell table:formula="of:=IF([Sheet1.W11]&lt;&gt;&quot;&quot;;CONCATENATE(&quot;D('&quot;;[.Q$1];&quot;','&quot;;[Sheet1.W11];&quot;')&quot;);&quot;&quot;)">
            <text:p/>
          </table:table-cell>
          <table:table-cell table:formula="of:=IF([Sheet1.X11]&lt;&gt;&quot;&quot;;CONCATENATE(&quot;D('&quot;;[.R$1];&quot;','&quot;;[Sheet1.X11];&quot;')&quot;);&quot;&quot;)">
            <text:p/>
          </table:table-cell>
          <table:table-cell table:formula="of:=IF([Sheet1.Y11]&lt;&gt;&quot;&quot;;CONCATENATE(&quot;D('&quot;;[.S$1];&quot;','&quot;;[Sheet1.Y11];&quot;')&quot;);&quot;&quot;)">
            <text:p/>
          </table:table-cell>
          <table:table-cell table:formula="of:=IF([Sheet1.Z11]&lt;&gt;&quot;&quot;;CONCATENATE(&quot;D('&quot;;[.T$1];&quot;','&quot;;[Sheet1.Z11];&quot;')&quot;);&quot;&quot;)">
            <text:p/>
          </table:table-cell>
          <table:table-cell table:formula="of:=IF([Sheet1.AA11]&lt;&gt;&quot;&quot;;CONCATENATE(&quot;D('&quot;;[.U$1];&quot;','&quot;;[Sheet1.AA11];&quot;')&quot;);&quot;&quot;)">
            <text:p/>
          </table:table-cell>
          <table:table-cell table:formula="of:=IF([Sheet1.AB11]&lt;&gt;&quot;&quot;;CONCATENATE(&quot;D('&quot;;[.V$1];&quot;','&quot;;[Sheet1.AB11];&quot;')&quot;);&quot;&quot;)">
            <text:p/>
          </table:table-cell>
          <table:table-cell table:formula="of:=IF([Sheet1.AC11]&lt;&gt;&quot;&quot;;CONCATENATE(&quot;D('&quot;;[.W$1];&quot;','&quot;;[Sheet1.AC11];&quot;')&quot;);&quot;&quot;)">
            <text:p/>
          </table:table-cell>
          <table:table-cell table:formula="of:=IF([Sheet1.AD11]&lt;&gt;&quot;&quot;;CONCATENATE(&quot;D('&quot;;[.X$1];&quot;','&quot;;[Sheet1.AD11];&quot;')&quot;);&quot;&quot;)">
            <text:p/>
          </table:table-cell>
          <table:table-cell table:formula="of:=IF([Sheet1.AE11]&lt;&gt;&quot;&quot;;CONCATENATE(&quot;D('&quot;;[.Y$1];&quot;','&quot;;[Sheet1.AE11];&quot;')&quot;);&quot;&quot;)">
            <text:p/>
          </table:table-cell>
          <table:table-cell table:formula="of:=IF([Sheet1.AF11]&lt;&gt;&quot;&quot;;CONCATENATE(&quot;D('&quot;;[.Z$1];&quot;','&quot;;[Sheet1.AF11];&quot;')&quot;);&quot;&quot;)">
            <text:p/>
          </table:table-cell>
          <table:table-cell table:formula="of:=IF([Sheet1.AG11]&lt;&gt;&quot;&quot;;CONCATENATE(&quot;D('&quot;;[.AA$1];&quot;','&quot;;[Sheet1.AG11];&quot;')&quot;);&quot;&quot;)">
            <text:p/>
          </table:table-cell>
          <table:table-cell table:formula="of:=IF([Sheet1.AH11]&lt;&gt;&quot;&quot;;CONCATENATE(&quot;D('&quot;;[.AB$1];&quot;','&quot;;[Sheet1.AH11];&quot;')&quot;);&quot;&quot;)">
            <text:p/>
          </table:table-cell>
          <table:table-cell table:formula="of:=IF([Sheet1.AI11]&lt;&gt;&quot;&quot;;CONCATENATE(&quot;D('&quot;;[.AC$1];&quot;','&quot;;[Sheet1.AI11];&quot;')&quot;);&quot;&quot;)">
            <text:p/>
          </table:table-cell>
          <table:table-cell table:formula="of:=IF([Sheet1.AJ11]&lt;&gt;&quot;&quot;;CONCATENATE(&quot;D('&quot;;[.AD$1];&quot;','&quot;;[Sheet1.AJ11];&quot;')&quot;);&quot;&quot;)">
            <text:p/>
          </table:table-cell>
          <table:table-cell table:formula="of:=IF([Sheet1.AK11]&lt;&gt;&quot;&quot;;CONCATENATE(&quot;D('&quot;;[.AE$1];&quot;','&quot;;[Sheet1.AK11];&quot;')&quot;);&quot;&quot;)">
            <text:p/>
          </table:table-cell>
          <table:table-cell table:formula="of:=IF([Sheet1.AL11]&lt;&gt;&quot;&quot;;CONCATENATE(&quot;D('&quot;;[.AF$1];&quot;','&quot;;[Sheet1.AL11];&quot;')&quot;);&quot;&quot;)">
            <text:p/>
          </table:table-cell>
          <table:table-cell table:formula="of:=IF([Sheet1.AM11]&lt;&gt;&quot;&quot;;CONCATENATE(&quot;D('&quot;;[.AG$1];&quot;','&quot;;[Sheet1.AM11];&quot;')&quot;);&quot;&quot;)">
            <text:p/>
          </table:table-cell>
          <table:table-cell table:formula="of:=IF([Sheet1.AN11]&lt;&gt;&quot;&quot;;CONCATENATE(&quot;D('&quot;;[.AH$1];&quot;','&quot;;[Sheet1.AN11];&quot;')&quot;);&quot;&quot;)">
            <text:p/>
          </table:table-cell>
          <table:table-cell table:formula="of:=IF([Sheet1.AO11]&lt;&gt;&quot;&quot;;CONCATENATE(&quot;D('&quot;;[.AI$1];&quot;','&quot;;[Sheet1.AO11];&quot;')&quot;);&quot;&quot;)">
            <text:p/>
          </table:table-cell>
          <table:table-cell table:formula="of:=IF([Sheet1.AP11]&lt;&gt;&quot;&quot;;CONCATENATE(&quot;D('&quot;;[.AJ$1];&quot;','&quot;;[Sheet1.AP11];&quot;')&quot;);&quot;&quot;)">
            <text:p/>
          </table:table-cell>
          <table:table-cell table:formula="of:=IF([Sheet1.AQ11]&lt;&gt;&quot;&quot;;CONCATENATE(&quot;D('&quot;;[.AK$1];&quot;','&quot;;[Sheet1.AQ11];&quot;')&quot;);&quot;&quot;)">
            <text:p/>
          </table:table-cell>
          <table:table-cell table:formula="of:=IF([Sheet1.AR11]&lt;&gt;&quot;&quot;;CONCATENATE(&quot;D('&quot;;[.AL$1];&quot;','&quot;;[Sheet1.AR11];&quot;')&quot;);&quot;&quot;)">
            <text:p/>
          </table:table-cell>
          <table:table-cell table:formula="of:=IF([Sheet1.AS11]&lt;&gt;&quot;&quot;;CONCATENATE(&quot;D('&quot;;[.AM$1];&quot;','&quot;;[Sheet1.AS11];&quot;')&quot;);&quot;&quot;)">
            <text:p/>
          </table:table-cell>
          <table:table-cell table:formula="of:=IF([Sheet1.AT11]&lt;&gt;&quot;&quot;;CONCATENATE(&quot;D('&quot;;[.AN$1];&quot;','&quot;;[Sheet1.AT11];&quot;')&quot;);&quot;&quot;)">
            <text:p/>
          </table:table-cell>
          <table:table-cell table:formula="of:=IF([Sheet1.AU11]&lt;&gt;&quot;&quot;;CONCATENATE(&quot;D('&quot;;[.AO$1];&quot;','&quot;;[Sheet1.AU11];&quot;')&quot;);&quot;&quot;)">
            <text:p/>
          </table:table-cell>
          <table:table-cell table:formula="of:=IF([Sheet1.AV11]&lt;&gt;&quot;&quot;;CONCATENATE(&quot;D('&quot;;[.AP$1];&quot;','&quot;;[Sheet1.AV11];&quot;')&quot;);&quot;&quot;)">
            <text:p/>
          </table:table-cell>
          <table:table-cell table:formula="of:=IF([Sheet1.AW11]&lt;&gt;&quot;&quot;;CONCATENATE(&quot;D('&quot;;[.AQ$1];&quot;','&quot;;[Sheet1.AW11];&quot;')&quot;);&quot;&quot;)">
            <text:p/>
          </table:table-cell>
          <table:table-cell table:formula="of:=IF([Sheet1.AX11]&lt;&gt;&quot;&quot;;CONCATENATE(&quot;D('&quot;;[.AR$1];&quot;','&quot;;[Sheet1.AX11];&quot;')&quot;);&quot;&quot;)">
            <text:p/>
          </table:table-cell>
          <table:table-cell table:formula="of:=IF([Sheet1.AY11]&lt;&gt;&quot;&quot;;CONCATENATE(&quot;D('&quot;;[.AS$1];&quot;','&quot;;[Sheet1.AY11];&quot;')&quot;);&quot;&quot;)">
            <text:p/>
          </table:table-cell>
          <table:table-cell table:formula="of:=IF([Sheet1.AZ11]&lt;&gt;&quot;&quot;;CONCATENATE(&quot;D('&quot;;[.AT$1];&quot;','&quot;;[Sheet1.AZ11];&quot;')&quot;);&quot;&quot;)">
            <text:p/>
          </table:table-cell>
          <table:table-cell table:formula="of:=IF([Sheet1.BA11]&lt;&gt;&quot;&quot;;CONCATENATE(&quot;D('&quot;;[.AU$1];&quot;','&quot;;[Sheet1.BA11];&quot;')&quot;);&quot;&quot;)">
            <text:p/>
          </table:table-cell>
          <table:table-cell table:formula="of:=IF([Sheet1.BB11]&lt;&gt;&quot;&quot;;CONCATENATE(&quot;D('&quot;;[.AV$1];&quot;','&quot;;[Sheet1.BB11];&quot;')&quot;);&quot;&quot;)">
            <text:p/>
          </table:table-cell>
          <table:table-cell table:formula="of:=IF([Sheet1.BC11]&lt;&gt;&quot;&quot;;CONCATENATE(&quot;D('&quot;;[.AW$1];&quot;','&quot;;[Sheet1.BC11];&quot;')&quot;);&quot;&quot;)">
            <text:p/>
          </table:table-cell>
          <table:table-cell table:formula="of:=IF([Sheet1.BD11]&lt;&gt;&quot;&quot;;CONCATENATE(&quot;D('&quot;;[.AX$1];&quot;','&quot;;[Sheet1.BD11];&quot;')&quot;);&quot;&quot;)">
            <text:p/>
          </table:table-cell>
          <table:table-cell table:formula="of:=IF([Sheet1.BE11]&lt;&gt;&quot;&quot;;CONCATENATE(&quot;D('&quot;;[.AY$1];&quot;','&quot;;[Sheet1.BE11];&quot;')&quot;);&quot;&quot;)">
            <text:p/>
          </table:table-cell>
          <table:table-cell table:formula="of:=IF([Sheet1.BF11]&lt;&gt;&quot;&quot;;CONCATENATE(&quot;D('&quot;;[.AZ$1];&quot;','&quot;;[Sheet1.BF11];&quot;')&quot;);&quot;&quot;)">
            <text:p/>
          </table:table-cell>
          <table:table-cell table:formula="of:=IF([Sheet1.BG11]&lt;&gt;&quot;&quot;;CONCATENATE(&quot;D('&quot;;[.BA$1];&quot;','&quot;;[Sheet1.BG11];&quot;')&quot;);&quot;&quot;)">
            <text:p/>
          </table:table-cell>
          <table:table-cell table:formula="of:=IF([Sheet1.BH11]&lt;&gt;&quot;&quot;;CONCATENATE(&quot;D('&quot;;[.BB$1];&quot;','&quot;;[Sheet1.BH11];&quot;')&quot;);&quot;&quot;)">
            <text:p/>
          </table:table-cell>
          <table:table-cell table:formula="of:=IF([Sheet1.BI11]&lt;&gt;&quot;&quot;;CONCATENATE(&quot;D('&quot;;[.BC$1];&quot;','&quot;;[Sheet1.BI11];&quot;')&quot;);&quot;&quot;)">
            <text:p/>
          </table:table-cell>
          <table:table-cell table:formula="of:=IF([Sheet1.BJ11]&lt;&gt;&quot;&quot;;CONCATENATE(&quot;D('&quot;;[.BD$1];&quot;','&quot;;[Sheet1.BJ11];&quot;')&quot;);&quot;&quot;)">
            <text:p/>
          </table:table-cell>
          <table:table-cell table:formula="of:=IF([Sheet1.BK11]&lt;&gt;&quot;&quot;;CONCATENATE(&quot;D('&quot;;[.BE$1];&quot;','&quot;;[Sheet1.BK11];&quot;')&quot;);&quot;&quot;)">
            <text:p/>
          </table:table-cell>
          <table:table-cell table:formula="of:=IF([Sheet1.BL11]&lt;&gt;&quot;&quot;;CONCATENATE(&quot;D('&quot;;[.BF$1];&quot;','&quot;;[Sheet1.BL11];&quot;')&quot;);&quot;&quot;)">
            <text:p/>
          </table:table-cell>
          <table:table-cell table:formula="of:=IF([Sheet1.BM11]&lt;&gt;&quot;&quot;;CONCATENATE(&quot;D('&quot;;[.BG$1];&quot;','&quot;;[Sheet1.BM11];&quot;')&quot;);&quot;&quot;)">
            <text:p/>
          </table:table-cell>
          <table:table-cell table:formula="of:=IF([Sheet1.BN11]&lt;&gt;&quot;&quot;;CONCATENATE(&quot;D('&quot;;[.BH$1];&quot;','&quot;;[Sheet1.BN11];&quot;')&quot;);&quot;&quot;)">
            <text:p/>
          </table:table-cell>
          <table:table-cell table:formula="of:=IF([Sheet1.BO11]&lt;&gt;&quot;&quot;;CONCATENATE(&quot;D('&quot;;[.BI$1];&quot;','&quot;;[Sheet1.BO11];&quot;')&quot;);&quot;&quot;)">
            <text:p/>
          </table:table-cell>
          <table:table-cell table:formula="of:=IF([Sheet1.BP11]&lt;&gt;&quot;&quot;;CONCATENATE(&quot;D('&quot;;[.BJ$1];&quot;','&quot;;[Sheet1.BP11];&quot;')&quot;);&quot;&quot;)">
            <text:p/>
          </table:table-cell>
          <table:table-cell table:formula="of:=IF([Sheet1.BQ11]&lt;&gt;&quot;&quot;;CONCATENATE(&quot;D('&quot;;[.BK$1];&quot;','&quot;;[Sheet1.BQ11];&quot;')&quot;);&quot;&quot;)">
            <text:p/>
          </table:table-cell>
          <table:table-cell table:formula="of:=IF([Sheet1.BR11]&lt;&gt;&quot;&quot;;CONCATENATE(&quot;D('&quot;;[.BL$1];&quot;','&quot;;[Sheet1.BR11];&quot;')&quot;);&quot;&quot;)">
            <text:p/>
          </table:table-cell>
          <table:table-cell table:formula="of:=IF([Sheet1.BS11]&lt;&gt;&quot;&quot;;CONCATENATE(&quot;D('&quot;;[.BM$1];&quot;','&quot;;[Sheet1.BS11];&quot;')&quot;);&quot;&quot;)">
            <text:p/>
          </table:table-cell>
          <table:table-cell table:formula="of:=IF([Sheet1.BT11]&lt;&gt;&quot;&quot;;CONCATENATE(&quot;D('&quot;;[.BN$1];&quot;','&quot;;[Sheet1.BT11];&quot;')&quot;);&quot;&quot;)">
            <text:p/>
          </table:table-cell>
          <table:table-cell table:formula="of:=IF([Sheet1.BU11]&lt;&gt;&quot;&quot;;CONCATENATE(&quot;D('&quot;;[.BO$1];&quot;','&quot;;[Sheet1.BU11];&quot;')&quot;);&quot;&quot;)">
            <text:p/>
          </table:table-cell>
          <table:table-cell table:formula="of:=IF([Sheet1.BV11]&lt;&gt;&quot;&quot;;CONCATENATE(&quot;D('&quot;;[.BP$1];&quot;','&quot;;[Sheet1.BV11];&quot;')&quot;);&quot;&quot;)">
            <text:p/>
          </table:table-cell>
          <table:table-cell table:formula="of:=IF([Sheet1.BW11]&lt;&gt;&quot;&quot;;CONCATENATE(&quot;D('&quot;;[.BQ$1];&quot;','&quot;;[Sheet1.BW11];&quot;')&quot;);&quot;&quot;)">
            <text:p/>
          </table:table-cell>
          <table:table-cell table:formula="of:=IF([Sheet1.BX11]&lt;&gt;&quot;&quot;;CONCATENATE(&quot;D('&quot;;[.BR$1];&quot;','&quot;;[Sheet1.BX11];&quot;')&quot;);&quot;&quot;)">
            <text:p/>
          </table:table-cell>
          <table:table-cell table:formula="of:=IF([Sheet1.BY11]&lt;&gt;&quot;&quot;;CONCATENATE(&quot;D('&quot;;[.BS$1];&quot;','&quot;;[Sheet1.BY11];&quot;')&quot;);&quot;&quot;)">
            <text:p/>
          </table:table-cell>
          <table:table-cell table:formula="of:=IF([Sheet1.BZ11]&lt;&gt;&quot;&quot;;CONCATENATE(&quot;D('&quot;;[.BT$1];&quot;','&quot;;[Sheet1.BZ11];&quot;')&quot;);&quot;&quot;)" office:value-type="string" office:string-value="D('W','1..n,W')">
            <text:p>D('W','1..n,W')</text:p>
          </table:table-cell>
          <table:table-cell table:formula="of:=IF([Sheet1.CA11]&lt;&gt;&quot;&quot;;CONCATENATE(&quot;D('&quot;;[.BU$1];&quot;','&quot;;[Sheet1.CA11];&quot;')&quot;);&quot;&quot;)">
            <text:p/>
          </table:table-cell>
          <table:table-cell table:formula="of:=IF([Sheet1.CB11]&lt;&gt;&quot;&quot;;CONCATENATE(&quot;D('&quot;;[.BV$1];&quot;','&quot;;[Sheet1.CB11];&quot;')&quot;);&quot;&quot;)">
            <text:p/>
          </table:table-cell>
          <table:table-cell table:formula="of:=IF([Sheet1.CC11]&lt;&gt;&quot;&quot;;CONCATENATE(&quot;D('&quot;;[.BW$1];&quot;','&quot;;[Sheet1.CC11];&quot;')&quot;);&quot;&quot;)">
            <text:p/>
          </table:table-cell>
          <table:table-cell table:formula="of:=IF([Sheet1.CD11]&lt;&gt;&quot;&quot;;CONCATENATE(&quot;D('&quot;;[.BX$1];&quot;','&quot;;[Sheet1.CD11];&quot;')&quot;);&quot;&quot;)">
            <text:p/>
          </table:table-cell>
          <table:table-cell table:formula="of:=IF([Sheet1.CE11]&lt;&gt;&quot;&quot;;CONCATENATE(&quot;D('&quot;;[.BY$1];&quot;','&quot;;[Sheet1.CE11];&quot;')&quot;);&quot;&quot;)">
            <text:p/>
          </table:table-cell>
          <table:table-cell table:formula="of:=IF([Sheet1.CF11]&lt;&gt;&quot;&quot;;CONCATENATE(&quot;D('&quot;;[.BZ$1];&quot;','&quot;;[Sheet1.CF11];&quot;')&quot;);&quot;&quot;)">
            <text:p/>
          </table:table-cell>
          <table:table-cell table:formula="of:=IF([Sheet1.CG11]&lt;&gt;&quot;&quot;;CONCATENATE(&quot;D('&quot;;[.CA$1];&quot;','&quot;;[Sheet1.CG11];&quot;')&quot;);&quot;&quot;)">
            <text:p/>
          </table:table-cell>
          <table:table-cell table:formula="of:=IF([Sheet1.CH11]&lt;&gt;&quot;&quot;;CONCATENATE(&quot;D('&quot;;[.CB$1];&quot;','&quot;;[Sheet1.CH11];&quot;')&quot;);&quot;&quot;)">
            <text:p/>
          </table:table-cell>
          <table:table-cell table:formula="of:=IF([Sheet1.CI11]&lt;&gt;&quot;&quot;;CONCATENATE(&quot;D('&quot;;[.CC$1];&quot;','&quot;;[Sheet1.CI11];&quot;')&quot;);&quot;&quot;)">
            <text:p/>
          </table:table-cell>
          <table:table-cell table:formula="of:=IF([Sheet1.CJ11]&lt;&gt;&quot;&quot;;CONCATENATE(&quot;D('&quot;;[.CD$1];&quot;','&quot;;[Sheet1.CJ11];&quot;')&quot;);&quot;&quot;)">
            <text:p/>
          </table:table-cell>
          <table:table-cell table:formula="of:=IF([Sheet1.CK11]&lt;&gt;&quot;&quot;;CONCATENATE(&quot;D('&quot;;[.CE$1];&quot;','&quot;;[Sheet1.CK11];&quot;')&quot;);&quot;&quot;)">
            <text:p/>
          </table:table-cell>
          <table:table-cell table:formula="of:=IF([Sheet1.CL11]&lt;&gt;&quot;&quot;;CONCATENATE(&quot;D('&quot;;[.CF$1];&quot;','&quot;;[Sheet1.CL11];&quot;')&quot;);&quot;&quot;)">
            <text:p/>
          </table:table-cell>
          <table:table-cell table:formula="of:=IF([Sheet1.CM11]&lt;&gt;&quot;&quot;;CONCATENATE(&quot;D('&quot;;[.CG$1];&quot;','&quot;;[Sheet1.CM11];&quot;')&quot;);&quot;&quot;)">
            <text:p/>
          </table:table-cell>
          <table:table-cell table:formula="of:=IF([Sheet1.CN11]&lt;&gt;&quot;&quot;;CONCATENATE(&quot;D('&quot;;[.CH$1];&quot;','&quot;;[Sheet1.CN11];&quot;')&quot;);&quot;&quot;)">
            <text:p/>
          </table:table-cell>
          <table:table-cell table:formula="of:=IF([Sheet1.CO11]&lt;&gt;&quot;&quot;;CONCATENATE(&quot;D('&quot;;[.CI$1];&quot;','&quot;;[Sheet1.CO11];&quot;')&quot;);&quot;&quot;)">
            <text:p/>
          </table:table-cell>
          <table:table-cell table:formula="of:=IF([Sheet1.CP11]&lt;&gt;&quot;&quot;;CONCATENATE(&quot;D('&quot;;[.CJ$1];&quot;','&quot;;[Sheet1.CP11];&quot;')&quot;);&quot;&quot;)">
            <text:p/>
          </table:table-cell>
          <table:table-cell table:formula="of:=IF([Sheet1.CQ11]&lt;&gt;&quot;&quot;;CONCATENATE(&quot;D('&quot;;[.CK$1];&quot;','&quot;;[Sheet1.CQ11];&quot;')&quot;);&quot;&quot;)">
            <text:p/>
          </table:table-cell>
          <table:table-cell table:formula="of:=IF([Sheet1.CR11]&lt;&gt;&quot;&quot;;CONCATENATE(&quot;D('&quot;;[.CL$1];&quot;','&quot;;[Sheet1.CR11];&quot;')&quot;);&quot;&quot;)">
            <text:p/>
          </table:table-cell>
          <table:table-cell table:formula="of:=IF([Sheet1.CS11]&lt;&gt;&quot;&quot;;CONCATENATE(&quot;D('&quot;;[.CM$1];&quot;','&quot;;[Sheet1.CS11];&quot;')&quot;);&quot;&quot;)">
            <text:p/>
          </table:table-cell>
          <table:table-cell table:formula="of:=IF([Sheet1.CT11]&lt;&gt;&quot;&quot;;CONCATENATE(&quot;D('&quot;;[.CN$1];&quot;','&quot;;[Sheet1.CT11];&quot;')&quot;);&quot;&quot;)">
            <text:p/>
          </table:table-cell>
          <table:table-cell table:formula="of:=IF([Sheet1.CU11]&lt;&gt;&quot;&quot;;CONCATENATE(&quot;D('&quot;;[.CO$1];&quot;','&quot;;[Sheet1.CU11];&quot;')&quot;);&quot;&quot;)">
            <text:p/>
          </table:table-cell>
        </table:table-row>
        <table:table-row table:style-name="ro1">
          <table:table-cell table:formula="of:=[Sheet1.A12]" office:value-type="float" office:value="7">
            <text:p>7</text:p>
          </table:table-cell>
          <table:table-cell table:formula="of:=[Sheet1.B12]" office:value-type="string" office:string-value="ESF">
            <text:p>ESF</text:p>
          </table:table-cell>
          <table:table-cell table:formula="of:=[Sheet1.C12]" office:value-type="string" office:string-value="Equation of state fragment">
            <text:p>Equation of state fragment</text:p>
          </table:table-cell>
          <table:table-cell table:formula="of:=IF([Sheet1.D12]&lt;&gt;&quot;&quot;;1;0)" office:value-type="float" office:value="0">
            <text:p>0</text:p>
          </table:table-cell>
          <table:table-cell table:formula="of:=[Sheet1.J12]" office:value-type="float" office:value="0.994005994005994">
            <text:p>0,99</text:p>
          </table:table-cell>
          <table:table-cell table:formula="of:=IF([Sheet1.L12]&lt;&gt;&quot;&quot;;CONCATENATE(&quot;D('&quot;;[.F$1];&quot;','&quot;;[Sheet1.L12];&quot;')&quot;);&quot;&quot;)">
            <text:p/>
          </table:table-cell>
          <table:table-cell table:formula="of:=IF([Sheet1.M12]&lt;&gt;&quot;&quot;;CONCATENATE(&quot;D('&quot;;[.G$1];&quot;','&quot;;[Sheet1.M12];&quot;')&quot;);&quot;&quot;)">
            <text:p/>
          </table:table-cell>
          <table:table-cell table:formula="of:=IF([Sheet1.N12]&lt;&gt;&quot;&quot;;CONCATENATE(&quot;D('&quot;;[.H$1];&quot;','&quot;;[Sheet1.N12];&quot;')&quot;);&quot;&quot;)">
            <text:p/>
          </table:table-cell>
          <table:table-cell table:formula="of:=IF([Sheet1.O12]&lt;&gt;&quot;&quot;;CONCATENATE(&quot;D('&quot;;[.I$1];&quot;','&quot;;[Sheet1.O12];&quot;')&quot;);&quot;&quot;)">
            <text:p/>
          </table:table-cell>
          <table:table-cell table:formula="of:=IF([Sheet1.P12]&lt;&gt;&quot;&quot;;CONCATENATE(&quot;D('&quot;;[.J$1];&quot;','&quot;;[Sheet1.P12];&quot;')&quot;);&quot;&quot;)">
            <text:p/>
          </table:table-cell>
          <table:table-cell table:formula="of:=IF([Sheet1.Q12]&lt;&gt;&quot;&quot;;CONCATENATE(&quot;D('&quot;;[.K$1];&quot;','&quot;;[Sheet1.Q12];&quot;')&quot;);&quot;&quot;)">
            <text:p/>
          </table:table-cell>
          <table:table-cell table:formula="of:=IF([Sheet1.R12]&lt;&gt;&quot;&quot;;CONCATENATE(&quot;D('&quot;;[.L$1];&quot;','&quot;;[Sheet1.R12];&quot;')&quot;);&quot;&quot;)">
            <text:p/>
          </table:table-cell>
          <table:table-cell table:formula="of:=IF([Sheet1.S12]&lt;&gt;&quot;&quot;;CONCATENATE(&quot;D('&quot;;[.M$1];&quot;','&quot;;[Sheet1.S12];&quot;')&quot;);&quot;&quot;)">
            <text:p/>
          </table:table-cell>
          <table:table-cell table:formula="of:=IF([Sheet1.T12]&lt;&gt;&quot;&quot;;CONCATENATE(&quot;D('&quot;;[.N$1];&quot;','&quot;;[Sheet1.T12];&quot;')&quot;);&quot;&quot;)">
            <text:p/>
          </table:table-cell>
          <table:table-cell table:formula="of:=IF([Sheet1.U12]&lt;&gt;&quot;&quot;;CONCATENATE(&quot;D('&quot;;[.O$1];&quot;','&quot;;[Sheet1.U12];&quot;')&quot;);&quot;&quot;)">
            <text:p/>
          </table:table-cell>
          <table:table-cell table:formula="of:=IF([Sheet1.V12]&lt;&gt;&quot;&quot;;CONCATENATE(&quot;D('&quot;;[.P$1];&quot;','&quot;;[Sheet1.V12];&quot;')&quot;);&quot;&quot;)">
            <text:p/>
          </table:table-cell>
          <table:table-cell table:formula="of:=IF([Sheet1.W12]&lt;&gt;&quot;&quot;;CONCATENATE(&quot;D('&quot;;[.Q$1];&quot;','&quot;;[Sheet1.W12];&quot;')&quot;);&quot;&quot;)">
            <text:p/>
          </table:table-cell>
          <table:table-cell table:formula="of:=IF([Sheet1.X12]&lt;&gt;&quot;&quot;;CONCATENATE(&quot;D('&quot;;[.R$1];&quot;','&quot;;[Sheet1.X12];&quot;')&quot;);&quot;&quot;)">
            <text:p/>
          </table:table-cell>
          <table:table-cell table:formula="of:=IF([Sheet1.Y12]&lt;&gt;&quot;&quot;;CONCATENATE(&quot;D('&quot;;[.S$1];&quot;','&quot;;[Sheet1.Y12];&quot;')&quot;);&quot;&quot;)">
            <text:p/>
          </table:table-cell>
          <table:table-cell table:formula="of:=IF([Sheet1.Z12]&lt;&gt;&quot;&quot;;CONCATENATE(&quot;D('&quot;;[.T$1];&quot;','&quot;;[Sheet1.Z12];&quot;')&quot;);&quot;&quot;)">
            <text:p/>
          </table:table-cell>
          <table:table-cell table:formula="of:=IF([Sheet1.AA12]&lt;&gt;&quot;&quot;;CONCATENATE(&quot;D('&quot;;[.U$1];&quot;','&quot;;[Sheet1.AA12];&quot;')&quot;);&quot;&quot;)">
            <text:p/>
          </table:table-cell>
          <table:table-cell table:formula="of:=IF([Sheet1.AB12]&lt;&gt;&quot;&quot;;CONCATENATE(&quot;D('&quot;;[.V$1];&quot;','&quot;;[Sheet1.AB12];&quot;')&quot;);&quot;&quot;)">
            <text:p/>
          </table:table-cell>
          <table:table-cell table:formula="of:=IF([Sheet1.AC12]&lt;&gt;&quot;&quot;;CONCATENATE(&quot;D('&quot;;[.W$1];&quot;','&quot;;[Sheet1.AC12];&quot;')&quot;);&quot;&quot;)">
            <text:p/>
          </table:table-cell>
          <table:table-cell table:formula="of:=IF([Sheet1.AD12]&lt;&gt;&quot;&quot;;CONCATENATE(&quot;D('&quot;;[.X$1];&quot;','&quot;;[Sheet1.AD12];&quot;')&quot;);&quot;&quot;)">
            <text:p/>
          </table:table-cell>
          <table:table-cell table:formula="of:=IF([Sheet1.AE12]&lt;&gt;&quot;&quot;;CONCATENATE(&quot;D('&quot;;[.Y$1];&quot;','&quot;;[Sheet1.AE12];&quot;')&quot;);&quot;&quot;)">
            <text:p/>
          </table:table-cell>
          <table:table-cell table:formula="of:=IF([Sheet1.AF12]&lt;&gt;&quot;&quot;;CONCATENATE(&quot;D('&quot;;[.Z$1];&quot;','&quot;;[Sheet1.AF12];&quot;')&quot;);&quot;&quot;)">
            <text:p/>
          </table:table-cell>
          <table:table-cell table:formula="of:=IF([Sheet1.AG12]&lt;&gt;&quot;&quot;;CONCATENATE(&quot;D('&quot;;[.AA$1];&quot;','&quot;;[Sheet1.AG12];&quot;')&quot;);&quot;&quot;)">
            <text:p/>
          </table:table-cell>
          <table:table-cell table:formula="of:=IF([Sheet1.AH12]&lt;&gt;&quot;&quot;;CONCATENATE(&quot;D('&quot;;[.AB$1];&quot;','&quot;;[Sheet1.AH12];&quot;')&quot;);&quot;&quot;)">
            <text:p/>
          </table:table-cell>
          <table:table-cell table:formula="of:=IF([Sheet1.AI12]&lt;&gt;&quot;&quot;;CONCATENATE(&quot;D('&quot;;[.AC$1];&quot;','&quot;;[Sheet1.AI12];&quot;')&quot;);&quot;&quot;)">
            <text:p/>
          </table:table-cell>
          <table:table-cell table:formula="of:=IF([Sheet1.AJ12]&lt;&gt;&quot;&quot;;CONCATENATE(&quot;D('&quot;;[.AD$1];&quot;','&quot;;[Sheet1.AJ12];&quot;')&quot;);&quot;&quot;)">
            <text:p/>
          </table:table-cell>
          <table:table-cell table:formula="of:=IF([Sheet1.AK12]&lt;&gt;&quot;&quot;;CONCATENATE(&quot;D('&quot;;[.AE$1];&quot;','&quot;;[Sheet1.AK12];&quot;')&quot;);&quot;&quot;)">
            <text:p/>
          </table:table-cell>
          <table:table-cell table:formula="of:=IF([Sheet1.AL12]&lt;&gt;&quot;&quot;;CONCATENATE(&quot;D('&quot;;[.AF$1];&quot;','&quot;;[Sheet1.AL12];&quot;')&quot;);&quot;&quot;)">
            <text:p/>
          </table:table-cell>
          <table:table-cell table:formula="of:=IF([Sheet1.AM12]&lt;&gt;&quot;&quot;;CONCATENATE(&quot;D('&quot;;[.AG$1];&quot;','&quot;;[Sheet1.AM12];&quot;')&quot;);&quot;&quot;)">
            <text:p/>
          </table:table-cell>
          <table:table-cell table:formula="of:=IF([Sheet1.AN12]&lt;&gt;&quot;&quot;;CONCATENATE(&quot;D('&quot;;[.AH$1];&quot;','&quot;;[Sheet1.AN12];&quot;')&quot;);&quot;&quot;)">
            <text:p/>
          </table:table-cell>
          <table:table-cell table:formula="of:=IF([Sheet1.AO12]&lt;&gt;&quot;&quot;;CONCATENATE(&quot;D('&quot;;[.AI$1];&quot;','&quot;;[Sheet1.AO12];&quot;')&quot;);&quot;&quot;)">
            <text:p/>
          </table:table-cell>
          <table:table-cell table:formula="of:=IF([Sheet1.AP12]&lt;&gt;&quot;&quot;;CONCATENATE(&quot;D('&quot;;[.AJ$1];&quot;','&quot;;[Sheet1.AP12];&quot;')&quot;);&quot;&quot;)">
            <text:p/>
          </table:table-cell>
          <table:table-cell table:formula="of:=IF([Sheet1.AQ12]&lt;&gt;&quot;&quot;;CONCATENATE(&quot;D('&quot;;[.AK$1];&quot;','&quot;;[Sheet1.AQ12];&quot;')&quot;);&quot;&quot;)">
            <text:p/>
          </table:table-cell>
          <table:table-cell table:formula="of:=IF([Sheet1.AR12]&lt;&gt;&quot;&quot;;CONCATENATE(&quot;D('&quot;;[.AL$1];&quot;','&quot;;[Sheet1.AR12];&quot;')&quot;);&quot;&quot;)">
            <text:p/>
          </table:table-cell>
          <table:table-cell table:formula="of:=IF([Sheet1.AS12]&lt;&gt;&quot;&quot;;CONCATENATE(&quot;D('&quot;;[.AM$1];&quot;','&quot;;[Sheet1.AS12];&quot;')&quot;);&quot;&quot;)">
            <text:p/>
          </table:table-cell>
          <table:table-cell table:formula="of:=IF([Sheet1.AT12]&lt;&gt;&quot;&quot;;CONCATENATE(&quot;D('&quot;;[.AN$1];&quot;','&quot;;[Sheet1.AT12];&quot;')&quot;);&quot;&quot;)">
            <text:p/>
          </table:table-cell>
          <table:table-cell table:formula="of:=IF([Sheet1.AU12]&lt;&gt;&quot;&quot;;CONCATENATE(&quot;D('&quot;;[.AO$1];&quot;','&quot;;[Sheet1.AU12];&quot;')&quot;);&quot;&quot;)">
            <text:p/>
          </table:table-cell>
          <table:table-cell table:formula="of:=IF([Sheet1.AV12]&lt;&gt;&quot;&quot;;CONCATENATE(&quot;D('&quot;;[.AP$1];&quot;','&quot;;[Sheet1.AV12];&quot;')&quot;);&quot;&quot;)">
            <text:p/>
          </table:table-cell>
          <table:table-cell table:formula="of:=IF([Sheet1.AW12]&lt;&gt;&quot;&quot;;CONCATENATE(&quot;D('&quot;;[.AQ$1];&quot;','&quot;;[Sheet1.AW12];&quot;')&quot;);&quot;&quot;)">
            <text:p/>
          </table:table-cell>
          <table:table-cell table:formula="of:=IF([Sheet1.AX12]&lt;&gt;&quot;&quot;;CONCATENATE(&quot;D('&quot;;[.AR$1];&quot;','&quot;;[Sheet1.AX12];&quot;')&quot;);&quot;&quot;)" office:value-type="string" office:string-value="D('Q','x')">
            <text:p>D('Q','x')</text:p>
          </table:table-cell>
          <table:table-cell table:formula="of:=IF([Sheet1.AY12]&lt;&gt;&quot;&quot;;CONCATENATE(&quot;D('&quot;;[.AS$1];&quot;','&quot;;[Sheet1.AY12];&quot;')&quot;);&quot;&quot;)" office:value-type="string" office:string-value="D('R','x')">
            <text:p>D('R','x')</text:p>
          </table:table-cell>
          <table:table-cell table:formula="of:=IF([Sheet1.AZ12]&lt;&gt;&quot;&quot;;CONCATENATE(&quot;D('&quot;;[.AT$1];&quot;','&quot;;[Sheet1.AZ12];&quot;')&quot;);&quot;&quot;)">
            <text:p/>
          </table:table-cell>
          <table:table-cell table:formula="of:=IF([Sheet1.BA12]&lt;&gt;&quot;&quot;;CONCATENATE(&quot;D('&quot;;[.AU$1];&quot;','&quot;;[Sheet1.BA12];&quot;')&quot;);&quot;&quot;)">
            <text:p/>
          </table:table-cell>
          <table:table-cell table:formula="of:=IF([Sheet1.BB12]&lt;&gt;&quot;&quot;;CONCATENATE(&quot;D('&quot;;[.AV$1];&quot;','&quot;;[Sheet1.BB12];&quot;')&quot;);&quot;&quot;)">
            <text:p/>
          </table:table-cell>
          <table:table-cell table:formula="of:=IF([Sheet1.BC12]&lt;&gt;&quot;&quot;;CONCATENATE(&quot;D('&quot;;[.AW$1];&quot;','&quot;;[Sheet1.BC12];&quot;')&quot;);&quot;&quot;)">
            <text:p/>
          </table:table-cell>
          <table:table-cell table:formula="of:=IF([Sheet1.BD12]&lt;&gt;&quot;&quot;;CONCATENATE(&quot;D('&quot;;[.AX$1];&quot;','&quot;;[Sheet1.BD12];&quot;')&quot;);&quot;&quot;)">
            <text:p/>
          </table:table-cell>
          <table:table-cell table:formula="of:=IF([Sheet1.BE12]&lt;&gt;&quot;&quot;;CONCATENATE(&quot;D('&quot;;[.AY$1];&quot;','&quot;;[Sheet1.BE12];&quot;')&quot;);&quot;&quot;)">
            <text:p/>
          </table:table-cell>
          <table:table-cell table:formula="of:=IF([Sheet1.BF12]&lt;&gt;&quot;&quot;;CONCATENATE(&quot;D('&quot;;[.AZ$1];&quot;','&quot;;[Sheet1.BF12];&quot;')&quot;);&quot;&quot;)">
            <text:p/>
          </table:table-cell>
          <table:table-cell table:formula="of:=IF([Sheet1.BG12]&lt;&gt;&quot;&quot;;CONCATENATE(&quot;D('&quot;;[.BA$1];&quot;','&quot;;[Sheet1.BG12];&quot;')&quot;);&quot;&quot;)" office:value-type="string" office:string-value="D('T','x')">
            <text:p>D('T','x')</text:p>
          </table:table-cell>
          <table:table-cell table:formula="of:=IF([Sheet1.BH12]&lt;&gt;&quot;&quot;;CONCATENATE(&quot;D('&quot;;[.BB$1];&quot;','&quot;;[Sheet1.BH12];&quot;')&quot;);&quot;&quot;)" office:value-type="string" office:string-value="D('U','1..n+6')">
            <text:p>D('U','1..n+6')</text:p>
          </table:table-cell>
          <table:table-cell table:formula="of:=IF([Sheet1.BI12]&lt;&gt;&quot;&quot;;CONCATENATE(&quot;D('&quot;;[.BC$1];&quot;','&quot;;[Sheet1.BI12];&quot;')&quot;);&quot;&quot;)">
            <text:p/>
          </table:table-cell>
          <table:table-cell table:formula="of:=IF([Sheet1.BJ12]&lt;&gt;&quot;&quot;;CONCATENATE(&quot;D('&quot;;[.BD$1];&quot;','&quot;;[Sheet1.BJ12];&quot;')&quot;);&quot;&quot;)">
            <text:p/>
          </table:table-cell>
          <table:table-cell table:formula="of:=IF([Sheet1.BK12]&lt;&gt;&quot;&quot;;CONCATENATE(&quot;D('&quot;;[.BE$1];&quot;','&quot;;[Sheet1.BK12];&quot;')&quot;);&quot;&quot;)">
            <text:p/>
          </table:table-cell>
          <table:table-cell table:formula="of:=IF([Sheet1.BL12]&lt;&gt;&quot;&quot;;CONCATENATE(&quot;D('&quot;;[.BF$1];&quot;','&quot;;[Sheet1.BL12];&quot;')&quot;);&quot;&quot;)">
            <text:p/>
          </table:table-cell>
          <table:table-cell table:formula="of:=IF([Sheet1.BM12]&lt;&gt;&quot;&quot;;CONCATENATE(&quot;D('&quot;;[.BG$1];&quot;','&quot;;[Sheet1.BM12];&quot;')&quot;);&quot;&quot;)">
            <text:p/>
          </table:table-cell>
          <table:table-cell table:formula="of:=IF([Sheet1.BN12]&lt;&gt;&quot;&quot;;CONCATENATE(&quot;D('&quot;;[.BH$1];&quot;','&quot;;[Sheet1.BN12];&quot;')&quot;);&quot;&quot;)">
            <text:p/>
          </table:table-cell>
          <table:table-cell table:formula="of:=IF([Sheet1.BO12]&lt;&gt;&quot;&quot;;CONCATENATE(&quot;D('&quot;;[.BI$1];&quot;','&quot;;[Sheet1.BO12];&quot;')&quot;);&quot;&quot;)">
            <text:p/>
          </table:table-cell>
          <table:table-cell table:formula="of:=IF([Sheet1.BP12]&lt;&gt;&quot;&quot;;CONCATENATE(&quot;D('&quot;;[.BJ$1];&quot;','&quot;;[Sheet1.BP12];&quot;')&quot;);&quot;&quot;)">
            <text:p/>
          </table:table-cell>
          <table:table-cell table:formula="of:=IF([Sheet1.BQ12]&lt;&gt;&quot;&quot;;CONCATENATE(&quot;D('&quot;;[.BK$1];&quot;','&quot;;[Sheet1.BQ12];&quot;')&quot;);&quot;&quot;)">
            <text:p/>
          </table:table-cell>
          <table:table-cell table:formula="of:=IF([Sheet1.BR12]&lt;&gt;&quot;&quot;;CONCATENATE(&quot;D('&quot;;[.BL$1];&quot;','&quot;;[Sheet1.BR12];&quot;')&quot;);&quot;&quot;)">
            <text:p/>
          </table:table-cell>
          <table:table-cell table:formula="of:=IF([Sheet1.BS12]&lt;&gt;&quot;&quot;;CONCATENATE(&quot;D('&quot;;[.BM$1];&quot;','&quot;;[Sheet1.BS12];&quot;')&quot;);&quot;&quot;)">
            <text:p/>
          </table:table-cell>
          <table:table-cell table:formula="of:=IF([Sheet1.BT12]&lt;&gt;&quot;&quot;;CONCATENATE(&quot;D('&quot;;[.BN$1];&quot;','&quot;;[Sheet1.BT12];&quot;')&quot;);&quot;&quot;)">
            <text:p/>
          </table:table-cell>
          <table:table-cell table:formula="of:=IF([Sheet1.BU12]&lt;&gt;&quot;&quot;;CONCATENATE(&quot;D('&quot;;[.BO$1];&quot;','&quot;;[Sheet1.BU12];&quot;')&quot;);&quot;&quot;)">
            <text:p/>
          </table:table-cell>
          <table:table-cell table:formula="of:=IF([Sheet1.BV12]&lt;&gt;&quot;&quot;;CONCATENATE(&quot;D('&quot;;[.BP$1];&quot;','&quot;;[Sheet1.BV12];&quot;')&quot;);&quot;&quot;)">
            <text:p/>
          </table:table-cell>
          <table:table-cell table:formula="of:=IF([Sheet1.BW12]&lt;&gt;&quot;&quot;;CONCATENATE(&quot;D('&quot;;[.BQ$1];&quot;','&quot;;[Sheet1.BW12];&quot;')&quot;);&quot;&quot;)">
            <text:p/>
          </table:table-cell>
          <table:table-cell table:formula="of:=IF([Sheet1.BX12]&lt;&gt;&quot;&quot;;CONCATENATE(&quot;D('&quot;;[.BR$1];&quot;','&quot;;[Sheet1.BX12];&quot;')&quot;);&quot;&quot;)">
            <text:p/>
          </table:table-cell>
          <table:table-cell table:formula="of:=IF([Sheet1.BY12]&lt;&gt;&quot;&quot;;CONCATENATE(&quot;D('&quot;;[.BS$1];&quot;','&quot;;[Sheet1.BY12];&quot;')&quot;);&quot;&quot;)">
            <text:p/>
          </table:table-cell>
          <table:table-cell table:formula="of:=IF([Sheet1.BZ12]&lt;&gt;&quot;&quot;;CONCATENATE(&quot;D('&quot;;[.BT$1];&quot;','&quot;;[Sheet1.BZ12];&quot;')&quot;);&quot;&quot;)">
            <text:p/>
          </table:table-cell>
          <table:table-cell table:formula="of:=IF([Sheet1.CA12]&lt;&gt;&quot;&quot;;CONCATENATE(&quot;D('&quot;;[.BU$1];&quot;','&quot;;[Sheet1.CA12];&quot;')&quot;);&quot;&quot;)" office:value-type="string" office:string-value="D('X','1..n,W')">
            <text:p>D('X','1..n,W')</text:p>
          </table:table-cell>
          <table:table-cell table:formula="of:=IF([Sheet1.CB12]&lt;&gt;&quot;&quot;;CONCATENATE(&quot;D('&quot;;[.BV$1];&quot;','&quot;;[Sheet1.CB12];&quot;')&quot;);&quot;&quot;)">
            <text:p/>
          </table:table-cell>
          <table:table-cell table:formula="of:=IF([Sheet1.CC12]&lt;&gt;&quot;&quot;;CONCATENATE(&quot;D('&quot;;[.BW$1];&quot;','&quot;;[Sheet1.CC12];&quot;')&quot;);&quot;&quot;)">
            <text:p/>
          </table:table-cell>
          <table:table-cell table:formula="of:=IF([Sheet1.CD12]&lt;&gt;&quot;&quot;;CONCATENATE(&quot;D('&quot;;[.BX$1];&quot;','&quot;;[Sheet1.CD12];&quot;')&quot;);&quot;&quot;)">
            <text:p/>
          </table:table-cell>
          <table:table-cell table:formula="of:=IF([Sheet1.CE12]&lt;&gt;&quot;&quot;;CONCATENATE(&quot;D('&quot;;[.BY$1];&quot;','&quot;;[Sheet1.CE12];&quot;')&quot;);&quot;&quot;)" office:value-type="string" office:string-value="D('Y','1..n')">
            <text:p>D('Y','1..n')</text:p>
          </table:table-cell>
          <table:table-cell table:formula="of:=IF([Sheet1.CF12]&lt;&gt;&quot;&quot;;CONCATENATE(&quot;D('&quot;;[.BZ$1];&quot;','&quot;;[Sheet1.CF12];&quot;')&quot;);&quot;&quot;)" office:value-type="string" office:string-value="D('Z','1..n')">
            <text:p>D('Z','1..n')</text:p>
          </table:table-cell>
          <table:table-cell table:formula="of:=IF([Sheet1.CG12]&lt;&gt;&quot;&quot;;CONCATENATE(&quot;D('&quot;;[.CA$1];&quot;','&quot;;[Sheet1.CG12];&quot;')&quot;);&quot;&quot;)">
            <text:p/>
          </table:table-cell>
          <table:table-cell table:formula="of:=IF([Sheet1.CH12]&lt;&gt;&quot;&quot;;CONCATENATE(&quot;D('&quot;;[.CB$1];&quot;','&quot;;[Sheet1.CH12];&quot;')&quot;);&quot;&quot;)">
            <text:p/>
          </table:table-cell>
          <table:table-cell table:formula="of:=IF([Sheet1.CI12]&lt;&gt;&quot;&quot;;CONCATENATE(&quot;D('&quot;;[.CC$1];&quot;','&quot;;[Sheet1.CI12];&quot;')&quot;);&quot;&quot;)">
            <text:p/>
          </table:table-cell>
          <table:table-cell table:formula="of:=IF([Sheet1.CJ12]&lt;&gt;&quot;&quot;;CONCATENATE(&quot;D('&quot;;[.CD$1];&quot;','&quot;;[Sheet1.CJ12];&quot;')&quot;);&quot;&quot;)">
            <text:p/>
          </table:table-cell>
          <table:table-cell table:formula="of:=IF([Sheet1.CK12]&lt;&gt;&quot;&quot;;CONCATENATE(&quot;D('&quot;;[.CE$1];&quot;','&quot;;[Sheet1.CK12];&quot;')&quot;);&quot;&quot;)">
            <text:p/>
          </table:table-cell>
          <table:table-cell table:formula="of:=IF([Sheet1.CL12]&lt;&gt;&quot;&quot;;CONCATENATE(&quot;D('&quot;;[.CF$1];&quot;','&quot;;[Sheet1.CL12];&quot;')&quot;);&quot;&quot;)">
            <text:p/>
          </table:table-cell>
          <table:table-cell table:formula="of:=IF([Sheet1.CM12]&lt;&gt;&quot;&quot;;CONCATENATE(&quot;D('&quot;;[.CG$1];&quot;','&quot;;[Sheet1.CM12];&quot;')&quot;);&quot;&quot;)">
            <text:p/>
          </table:table-cell>
          <table:table-cell table:formula="of:=IF([Sheet1.CN12]&lt;&gt;&quot;&quot;;CONCATENATE(&quot;D('&quot;;[.CH$1];&quot;','&quot;;[Sheet1.CN12];&quot;')&quot;);&quot;&quot;)">
            <text:p/>
          </table:table-cell>
          <table:table-cell table:formula="of:=IF([Sheet1.CO12]&lt;&gt;&quot;&quot;;CONCATENATE(&quot;D('&quot;;[.CI$1];&quot;','&quot;;[Sheet1.CO12];&quot;')&quot;);&quot;&quot;)">
            <text:p/>
          </table:table-cell>
          <table:table-cell table:formula="of:=IF([Sheet1.CP12]&lt;&gt;&quot;&quot;;CONCATENATE(&quot;D('&quot;;[.CJ$1];&quot;','&quot;;[Sheet1.CP12];&quot;')&quot;);&quot;&quot;)">
            <text:p/>
          </table:table-cell>
          <table:table-cell table:formula="of:=IF([Sheet1.CQ12]&lt;&gt;&quot;&quot;;CONCATENATE(&quot;D('&quot;;[.CK$1];&quot;','&quot;;[Sheet1.CQ12];&quot;')&quot;);&quot;&quot;)">
            <text:p/>
          </table:table-cell>
          <table:table-cell table:formula="of:=IF([Sheet1.CR12]&lt;&gt;&quot;&quot;;CONCATENATE(&quot;D('&quot;;[.CL$1];&quot;','&quot;;[Sheet1.CR12];&quot;')&quot;);&quot;&quot;)">
            <text:p/>
          </table:table-cell>
          <table:table-cell table:formula="of:=IF([Sheet1.CS12]&lt;&gt;&quot;&quot;;CONCATENATE(&quot;D('&quot;;[.CM$1];&quot;','&quot;;[Sheet1.CS12];&quot;')&quot;);&quot;&quot;)">
            <text:p/>
          </table:table-cell>
          <table:table-cell table:formula="of:=IF([Sheet1.CT12]&lt;&gt;&quot;&quot;;CONCATENATE(&quot;D('&quot;;[.CN$1];&quot;','&quot;;[Sheet1.CT12];&quot;')&quot;);&quot;&quot;)">
            <text:p/>
          </table:table-cell>
          <table:table-cell table:formula="of:=IF([Sheet1.CU12]&lt;&gt;&quot;&quot;;CONCATENATE(&quot;D('&quot;;[.CO$1];&quot;','&quot;;[Sheet1.CU12];&quot;')&quot;);&quot;&quot;)">
            <text:p/>
          </table:table-cell>
        </table:table-row>
        <table:table-row table:style-name="ro1">
          <table:table-cell table:formula="of:=[Sheet1.A13]" office:value-type="float" office:value="8">
            <text:p>8</text:p>
          </table:table-cell>
          <table:table-cell table:formula="of:=[Sheet1.B13]" office:value-type="string" office:string-value="ADII">
            <text:p>ADII</text:p>
          </table:table-cell>
          <table:table-cell table:formula="of:=[Sheet1.C13]" office:value-type="string" office:string-value="A.D.I. Integration">
            <text:p>A.D.I. Integration</text:p>
          </table:table-cell>
          <table:table-cell table:formula="of:=IF([Sheet1.D13]&lt;&gt;&quot;&quot;;1;0)" office:value-type="float" office:value="0">
            <text:p>0</text:p>
          </table:table-cell>
          <table:table-cell table:formula="of:=[Sheet1.J13]" office:value-type="float" office:value="0.0999000999000999">
            <text:p>0,1</text:p>
          </table:table-cell>
          <table:table-cell table:formula="of:=IF([Sheet1.L13]&lt;&gt;&quot;&quot;;CONCATENATE(&quot;D('&quot;;[.F$1];&quot;','&quot;;[Sheet1.L13];&quot;')&quot;);&quot;&quot;)" office:value-type="string" office:string-value="D('A11','x')">
            <text:p>D('A11','x')</text:p>
          </table:table-cell>
          <table:table-cell table:formula="of:=IF([Sheet1.M13]&lt;&gt;&quot;&quot;;CONCATENATE(&quot;D('&quot;;[.G$1];&quot;','&quot;;[Sheet1.M13];&quot;')&quot;);&quot;&quot;)" office:value-type="string" office:string-value="D('A12','x')">
            <text:p>D('A12','x')</text:p>
          </table:table-cell>
          <table:table-cell table:formula="of:=IF([Sheet1.N13]&lt;&gt;&quot;&quot;;CONCATENATE(&quot;D('&quot;;[.H$1];&quot;','&quot;;[Sheet1.N13];&quot;')&quot;);&quot;&quot;)" office:value-type="string" office:string-value="D('A13','x')">
            <text:p>D('A13','x')</text:p>
          </table:table-cell>
          <table:table-cell table:formula="of:=IF([Sheet1.O13]&lt;&gt;&quot;&quot;;CONCATENATE(&quot;D('&quot;;[.I$1];&quot;','&quot;;[Sheet1.O13];&quot;')&quot;);&quot;&quot;)" office:value-type="string" office:string-value="D('A21','x')">
            <text:p>D('A21','x')</text:p>
          </table:table-cell>
          <table:table-cell table:formula="of:=IF([Sheet1.P13]&lt;&gt;&quot;&quot;;CONCATENATE(&quot;D('&quot;;[.J$1];&quot;','&quot;;[Sheet1.P13];&quot;')&quot;);&quot;&quot;)" office:value-type="string" office:string-value="D('A22','x')">
            <text:p>D('A22','x')</text:p>
          </table:table-cell>
          <table:table-cell table:formula="of:=IF([Sheet1.Q13]&lt;&gt;&quot;&quot;;CONCATENATE(&quot;D('&quot;;[.K$1];&quot;','&quot;;[Sheet1.Q13];&quot;')&quot;);&quot;&quot;)" office:value-type="string" office:string-value="D('A23','x')">
            <text:p>D('A23','x')</text:p>
          </table:table-cell>
          <table:table-cell table:formula="of:=IF([Sheet1.R13]&lt;&gt;&quot;&quot;;CONCATENATE(&quot;D('&quot;;[.L$1];&quot;','&quot;;[Sheet1.R13];&quot;')&quot;);&quot;&quot;)" office:value-type="string" office:string-value="D('A31','x')">
            <text:p>D('A31','x')</text:p>
          </table:table-cell>
          <table:table-cell table:formula="of:=IF([Sheet1.S13]&lt;&gt;&quot;&quot;;CONCATENATE(&quot;D('&quot;;[.M$1];&quot;','&quot;;[Sheet1.S13];&quot;')&quot;);&quot;&quot;)" office:value-type="string" office:string-value="D('A32','x')">
            <text:p>D('A32','x')</text:p>
          </table:table-cell>
          <table:table-cell table:formula="of:=IF([Sheet1.T13]&lt;&gt;&quot;&quot;;CONCATENATE(&quot;D('&quot;;[.N$1];&quot;','&quot;;[Sheet1.T13];&quot;')&quot;);&quot;&quot;)" office:value-type="string" office:string-value="D('A33','x')">
            <text:p>D('A33','x')</text:p>
          </table:table-cell>
          <table:table-cell table:formula="of:=IF([Sheet1.U13]&lt;&gt;&quot;&quot;;CONCATENATE(&quot;D('&quot;;[.O$1];&quot;','&quot;;[Sheet1.U13];&quot;')&quot;);&quot;&quot;)">
            <text:p/>
          </table:table-cell>
          <table:table-cell table:formula="of:=IF([Sheet1.V13]&lt;&gt;&quot;&quot;;CONCATENATE(&quot;D('&quot;;[.P$1];&quot;','&quot;;[Sheet1.V13];&quot;')&quot;);&quot;&quot;)">
            <text:p/>
          </table:table-cell>
          <table:table-cell table:formula="of:=IF([Sheet1.W13]&lt;&gt;&quot;&quot;;CONCATENATE(&quot;D('&quot;;[.Q$1];&quot;','&quot;;[Sheet1.W13];&quot;')&quot;);&quot;&quot;)">
            <text:p/>
          </table:table-cell>
          <table:table-cell table:formula="of:=IF([Sheet1.X13]&lt;&gt;&quot;&quot;;CONCATENATE(&quot;D('&quot;;[.R$1];&quot;','&quot;;[Sheet1.X13];&quot;')&quot;);&quot;&quot;)">
            <text:p/>
          </table:table-cell>
          <table:table-cell table:formula="of:=IF([Sheet1.Y13]&lt;&gt;&quot;&quot;;CONCATENATE(&quot;D('&quot;;[.S$1];&quot;','&quot;;[Sheet1.Y13];&quot;')&quot;);&quot;&quot;)">
            <text:p/>
          </table:table-cell>
          <table:table-cell table:formula="of:=IF([Sheet1.Z13]&lt;&gt;&quot;&quot;;CONCATENATE(&quot;D('&quot;;[.T$1];&quot;','&quot;;[Sheet1.Z13];&quot;')&quot;);&quot;&quot;)">
            <text:p/>
          </table:table-cell>
          <table:table-cell table:formula="of:=IF([Sheet1.AA13]&lt;&gt;&quot;&quot;;CONCATENATE(&quot;D('&quot;;[.U$1];&quot;','&quot;;[Sheet1.AA13];&quot;')&quot;);&quot;&quot;)">
            <text:p/>
          </table:table-cell>
          <table:table-cell table:formula="of:=IF([Sheet1.AB13]&lt;&gt;&quot;&quot;;CONCATENATE(&quot;D('&quot;;[.V$1];&quot;','&quot;;[Sheet1.AB13];&quot;')&quot;);&quot;&quot;)">
            <text:p/>
          </table:table-cell>
          <table:table-cell table:formula="of:=IF([Sheet1.AC13]&lt;&gt;&quot;&quot;;CONCATENATE(&quot;D('&quot;;[.W$1];&quot;','&quot;;[Sheet1.AC13];&quot;')&quot;);&quot;&quot;)">
            <text:p/>
          </table:table-cell>
          <table:table-cell table:formula="of:=IF([Sheet1.AD13]&lt;&gt;&quot;&quot;;CONCATENATE(&quot;D('&quot;;[.X$1];&quot;','&quot;;[Sheet1.AD13];&quot;')&quot;);&quot;&quot;)">
            <text:p/>
          </table:table-cell>
          <table:table-cell table:formula="of:=IF([Sheet1.AE13]&lt;&gt;&quot;&quot;;CONCATENATE(&quot;D('&quot;;[.Y$1];&quot;','&quot;;[Sheet1.AE13];&quot;')&quot;);&quot;&quot;)">
            <text:p/>
          </table:table-cell>
          <table:table-cell table:formula="of:=IF([Sheet1.AF13]&lt;&gt;&quot;&quot;;CONCATENATE(&quot;D('&quot;;[.Z$1];&quot;','&quot;;[Sheet1.AF13];&quot;')&quot;);&quot;&quot;)">
            <text:p/>
          </table:table-cell>
          <table:table-cell table:formula="of:=IF([Sheet1.AG13]&lt;&gt;&quot;&quot;;CONCATENATE(&quot;D('&quot;;[.AA$1];&quot;','&quot;;[Sheet1.AG13];&quot;')&quot;);&quot;&quot;)">
            <text:p/>
          </table:table-cell>
          <table:table-cell table:formula="of:=IF([Sheet1.AH13]&lt;&gt;&quot;&quot;;CONCATENATE(&quot;D('&quot;;[.AB$1];&quot;','&quot;;[Sheet1.AH13];&quot;')&quot;);&quot;&quot;)">
            <text:p/>
          </table:table-cell>
          <table:table-cell table:formula="of:=IF([Sheet1.AI13]&lt;&gt;&quot;&quot;;CONCATENATE(&quot;D('&quot;;[.AC$1];&quot;','&quot;;[Sheet1.AI13];&quot;')&quot;);&quot;&quot;)">
            <text:p/>
          </table:table-cell>
          <table:table-cell table:formula="of:=IF([Sheet1.AJ13]&lt;&gt;&quot;&quot;;CONCATENATE(&quot;D('&quot;;[.AD$1];&quot;','&quot;;[Sheet1.AJ13];&quot;')&quot;);&quot;&quot;)">
            <text:p/>
          </table:table-cell>
          <table:table-cell table:formula="of:=IF([Sheet1.AK13]&lt;&gt;&quot;&quot;;CONCATENATE(&quot;D('&quot;;[.AE$1];&quot;','&quot;;[Sheet1.AK13];&quot;')&quot;);&quot;&quot;)">
            <text:p/>
          </table:table-cell>
          <table:table-cell table:formula="of:=IF([Sheet1.AL13]&lt;&gt;&quot;&quot;;CONCATENATE(&quot;D('&quot;;[.AF$1];&quot;','&quot;;[Sheet1.AL13];&quot;')&quot;);&quot;&quot;)">
            <text:p/>
          </table:table-cell>
          <table:table-cell table:formula="of:=IF([Sheet1.AM13]&lt;&gt;&quot;&quot;;CONCATENATE(&quot;D('&quot;;[.AG$1];&quot;','&quot;;[Sheet1.AM13];&quot;')&quot;);&quot;&quot;)">
            <text:p/>
          </table:table-cell>
          <table:table-cell table:formula="of:=IF([Sheet1.AN13]&lt;&gt;&quot;&quot;;CONCATENATE(&quot;D('&quot;;[.AH$1];&quot;','&quot;;[Sheet1.AN13];&quot;')&quot;);&quot;&quot;)">
            <text:p/>
          </table:table-cell>
          <table:table-cell table:formula="of:=IF([Sheet1.AO13]&lt;&gt;&quot;&quot;;CONCATENATE(&quot;D('&quot;;[.AI$1];&quot;','&quot;;[Sheet1.AO13];&quot;')&quot;);&quot;&quot;)">
            <text:p/>
          </table:table-cell>
          <table:table-cell table:formula="of:=IF([Sheet1.AP13]&lt;&gt;&quot;&quot;;CONCATENATE(&quot;D('&quot;;[.AJ$1];&quot;','&quot;;[Sheet1.AP13];&quot;')&quot;);&quot;&quot;)">
            <text:p/>
          </table:table-cell>
          <table:table-cell table:formula="of:=IF([Sheet1.AQ13]&lt;&gt;&quot;&quot;;CONCATENATE(&quot;D('&quot;;[.AK$1];&quot;','&quot;;[Sheet1.AQ13];&quot;')&quot;);&quot;&quot;)">
            <text:p/>
          </table:table-cell>
          <table:table-cell table:formula="of:=IF([Sheet1.AR13]&lt;&gt;&quot;&quot;;CONCATENATE(&quot;D('&quot;;[.AL$1];&quot;','&quot;;[Sheet1.AR13];&quot;')&quot;);&quot;&quot;)">
            <text:p/>
          </table:table-cell>
          <table:table-cell table:formula="of:=IF([Sheet1.AS13]&lt;&gt;&quot;&quot;;CONCATENATE(&quot;D('&quot;;[.AM$1];&quot;','&quot;;[Sheet1.AS13];&quot;')&quot;);&quot;&quot;)">
            <text:p/>
          </table:table-cell>
          <table:table-cell table:formula="of:=IF([Sheet1.AT13]&lt;&gt;&quot;&quot;;CONCATENATE(&quot;D('&quot;;[.AN$1];&quot;','&quot;;[Sheet1.AT13];&quot;')&quot;);&quot;&quot;)">
            <text:p/>
          </table:table-cell>
          <table:table-cell table:formula="of:=IF([Sheet1.AU13]&lt;&gt;&quot;&quot;;CONCATENATE(&quot;D('&quot;;[.AO$1];&quot;','&quot;;[Sheet1.AU13];&quot;')&quot;);&quot;&quot;)">
            <text:p/>
          </table:table-cell>
          <table:table-cell table:formula="of:=IF([Sheet1.AV13]&lt;&gt;&quot;&quot;;CONCATENATE(&quot;D('&quot;;[.AP$1];&quot;','&quot;;[Sheet1.AV13];&quot;')&quot;);&quot;&quot;)">
            <text:p/>
          </table:table-cell>
          <table:table-cell table:formula="of:=IF([Sheet1.AW13]&lt;&gt;&quot;&quot;;CONCATENATE(&quot;D('&quot;;[.AQ$1];&quot;','&quot;;[Sheet1.AW13];&quot;')&quot;);&quot;&quot;)">
            <text:p/>
          </table:table-cell>
          <table:table-cell table:formula="of:=IF([Sheet1.AX13]&lt;&gt;&quot;&quot;;CONCATENATE(&quot;D('&quot;;[.AR$1];&quot;','&quot;;[Sheet1.AX13];&quot;')&quot;);&quot;&quot;)">
            <text:p/>
          </table:table-cell>
          <table:table-cell table:formula="of:=IF([Sheet1.AY13]&lt;&gt;&quot;&quot;;CONCATENATE(&quot;D('&quot;;[.AS$1];&quot;','&quot;;[Sheet1.AY13];&quot;')&quot;);&quot;&quot;)">
            <text:p/>
          </table:table-cell>
          <table:table-cell table:formula="of:=IF([Sheet1.AZ13]&lt;&gt;&quot;&quot;;CONCATENATE(&quot;D('&quot;;[.AT$1];&quot;','&quot;;[Sheet1.AZ13];&quot;')&quot;);&quot;&quot;)">
            <text:p/>
          </table:table-cell>
          <table:table-cell table:formula="of:=IF([Sheet1.BA13]&lt;&gt;&quot;&quot;;CONCATENATE(&quot;D('&quot;;[.AU$1];&quot;','&quot;;[Sheet1.BA13];&quot;')&quot;);&quot;&quot;)">
            <text:p/>
          </table:table-cell>
          <table:table-cell table:formula="of:=IF([Sheet1.BB13]&lt;&gt;&quot;&quot;;CONCATENATE(&quot;D('&quot;;[.AV$1];&quot;','&quot;;[Sheet1.BB13];&quot;')&quot;);&quot;&quot;)">
            <text:p/>
          </table:table-cell>
          <table:table-cell table:formula="of:=IF([Sheet1.BC13]&lt;&gt;&quot;&quot;;CONCATENATE(&quot;D('&quot;;[.AW$1];&quot;','&quot;;[Sheet1.BC13];&quot;')&quot;);&quot;&quot;)">
            <text:p/>
          </table:table-cell>
          <table:table-cell table:formula="of:=IF([Sheet1.BD13]&lt;&gt;&quot;&quot;;CONCATENATE(&quot;D('&quot;;[.AX$1];&quot;','&quot;;[Sheet1.BD13];&quot;')&quot;);&quot;&quot;)">
            <text:p/>
          </table:table-cell>
          <table:table-cell table:formula="of:=IF([Sheet1.BE13]&lt;&gt;&quot;&quot;;CONCATENATE(&quot;D('&quot;;[.AY$1];&quot;','&quot;;[Sheet1.BE13];&quot;')&quot;);&quot;&quot;)" office:value-type="string" office:string-value="D('SIG','x')">
            <text:p>D('SIG','x')</text:p>
          </table:table-cell>
          <table:table-cell table:formula="of:=IF([Sheet1.BF13]&lt;&gt;&quot;&quot;;CONCATENATE(&quot;D('&quot;;[.AZ$1];&quot;','&quot;;[Sheet1.BF13];&quot;')&quot;);&quot;&quot;)">
            <text:p/>
          </table:table-cell>
          <table:table-cell table:formula="of:=IF([Sheet1.BG13]&lt;&gt;&quot;&quot;;CONCATENATE(&quot;D('&quot;;[.BA$1];&quot;','&quot;;[Sheet1.BG13];&quot;')&quot;);&quot;&quot;)">
            <text:p/>
          </table:table-cell>
          <table:table-cell table:formula="of:=IF([Sheet1.BH13]&lt;&gt;&quot;&quot;;CONCATENATE(&quot;D('&quot;;[.BB$1];&quot;','&quot;;[Sheet1.BH13];&quot;')&quot;);&quot;&quot;)">
            <text:p/>
          </table:table-cell>
          <table:table-cell table:formula="of:=IF([Sheet1.BI13]&lt;&gt;&quot;&quot;;CONCATENATE(&quot;D('&quot;;[.BC$1];&quot;','&quot;;[Sheet1.BI13];&quot;')&quot;);&quot;&quot;)" office:value-type="string" office:string-value="D('U1','1..4,1..n+1,1..2,W')">
            <text:p>D('U1','1..4,1..n+1,1..2,W')</text:p>
          </table:table-cell>
          <table:table-cell table:formula="of:=IF([Sheet1.BJ13]&lt;&gt;&quot;&quot;;CONCATENATE(&quot;D('&quot;;[.BD$1];&quot;','&quot;;[Sheet1.BJ13];&quot;')&quot;);&quot;&quot;)" office:value-type="string" office:string-value="D('U2','1..4,1..n+1,1..2,W')">
            <text:p>D('U2','1..4,1..n+1,1..2,W')</text:p>
          </table:table-cell>
          <table:table-cell table:formula="of:=IF([Sheet1.BK13]&lt;&gt;&quot;&quot;;CONCATENATE(&quot;D('&quot;;[.BE$1];&quot;','&quot;;[Sheet1.BK13];&quot;')&quot;);&quot;&quot;)" office:value-type="string" office:string-value="D('U3','1..4,1..n+1,1..2,W')">
            <text:p>D('U3','1..4,1..n+1,1..2,W')</text:p>
          </table:table-cell>
          <table:table-cell table:formula="of:=IF([Sheet1.BL13]&lt;&gt;&quot;&quot;;CONCATENATE(&quot;D('&quot;;[.BF$1];&quot;','&quot;;[Sheet1.BL13];&quot;')&quot;);&quot;&quot;)">
            <text:p/>
          </table:table-cell>
          <table:table-cell table:formula="of:=IF([Sheet1.BM13]&lt;&gt;&quot;&quot;;CONCATENATE(&quot;D('&quot;;[.BG$1];&quot;','&quot;;[Sheet1.BM13];&quot;')&quot;);&quot;&quot;)">
            <text:p/>
          </table:table-cell>
          <table:table-cell table:formula="of:=IF([Sheet1.BN13]&lt;&gt;&quot;&quot;;CONCATENATE(&quot;D('&quot;;[.BH$1];&quot;','&quot;;[Sheet1.BN13];&quot;')&quot;);&quot;&quot;)">
            <text:p/>
          </table:table-cell>
          <table:table-cell table:formula="of:=IF([Sheet1.BO13]&lt;&gt;&quot;&quot;;CONCATENATE(&quot;D('&quot;;[.BI$1];&quot;','&quot;;[Sheet1.BO13];&quot;')&quot;);&quot;&quot;)">
            <text:p/>
          </table:table-cell>
          <table:table-cell table:formula="of:=IF([Sheet1.BP13]&lt;&gt;&quot;&quot;;CONCATENATE(&quot;D('&quot;;[.BJ$1];&quot;','&quot;;[Sheet1.BP13];&quot;')&quot;);&quot;&quot;)">
            <text:p/>
          </table:table-cell>
          <table:table-cell table:formula="of:=IF([Sheet1.BQ13]&lt;&gt;&quot;&quot;;CONCATENATE(&quot;D('&quot;;[.BK$1];&quot;','&quot;;[Sheet1.BQ13];&quot;')&quot;);&quot;&quot;)">
            <text:p/>
          </table:table-cell>
          <table:table-cell table:formula="of:=IF([Sheet1.BR13]&lt;&gt;&quot;&quot;;CONCATENATE(&quot;D('&quot;;[.BL$1];&quot;','&quot;;[Sheet1.BR13];&quot;')&quot;);&quot;&quot;)">
            <text:p/>
          </table:table-cell>
          <table:table-cell table:formula="of:=IF([Sheet1.BS13]&lt;&gt;&quot;&quot;;CONCATENATE(&quot;D('&quot;;[.BM$1];&quot;','&quot;;[Sheet1.BS13];&quot;')&quot;);&quot;&quot;)">
            <text:p/>
          </table:table-cell>
          <table:table-cell table:formula="of:=IF([Sheet1.BT13]&lt;&gt;&quot;&quot;;CONCATENATE(&quot;D('&quot;;[.BN$1];&quot;','&quot;;[Sheet1.BT13];&quot;')&quot;);&quot;&quot;)">
            <text:p/>
          </table:table-cell>
          <table:table-cell table:formula="of:=IF([Sheet1.BU13]&lt;&gt;&quot;&quot;;CONCATENATE(&quot;D('&quot;;[.BO$1];&quot;','&quot;;[Sheet1.BU13];&quot;')&quot;);&quot;&quot;)">
            <text:p/>
          </table:table-cell>
          <table:table-cell table:formula="of:=IF([Sheet1.BV13]&lt;&gt;&quot;&quot;;CONCATENATE(&quot;D('&quot;;[.BP$1];&quot;','&quot;;[Sheet1.BV13];&quot;')&quot;);&quot;&quot;)">
            <text:p/>
          </table:table-cell>
          <table:table-cell table:formula="of:=IF([Sheet1.BW13]&lt;&gt;&quot;&quot;;CONCATENATE(&quot;D('&quot;;[.BQ$1];&quot;','&quot;;[Sheet1.BW13];&quot;')&quot;);&quot;&quot;)">
            <text:p/>
          </table:table-cell>
          <table:table-cell table:formula="of:=IF([Sheet1.BX13]&lt;&gt;&quot;&quot;;CONCATENATE(&quot;D('&quot;;[.BR$1];&quot;','&quot;;[Sheet1.BX13];&quot;')&quot;);&quot;&quot;)">
            <text:p/>
          </table:table-cell>
          <table:table-cell table:formula="of:=IF([Sheet1.BY13]&lt;&gt;&quot;&quot;;CONCATENATE(&quot;D('&quot;;[.BS$1];&quot;','&quot;;[Sheet1.BY13];&quot;')&quot;);&quot;&quot;)">
            <text:p/>
          </table:table-cell>
          <table:table-cell table:formula="of:=IF([Sheet1.BZ13]&lt;&gt;&quot;&quot;;CONCATENATE(&quot;D('&quot;;[.BT$1];&quot;','&quot;;[Sheet1.BZ13];&quot;')&quot;);&quot;&quot;)">
            <text:p/>
          </table:table-cell>
          <table:table-cell table:formula="of:=IF([Sheet1.CA13]&lt;&gt;&quot;&quot;;CONCATENATE(&quot;D('&quot;;[.BU$1];&quot;','&quot;;[Sheet1.CA13];&quot;')&quot;);&quot;&quot;)">
            <text:p/>
          </table:table-cell>
          <table:table-cell table:formula="of:=IF([Sheet1.CB13]&lt;&gt;&quot;&quot;;CONCATENATE(&quot;D('&quot;;[.BV$1];&quot;','&quot;;[Sheet1.CB13];&quot;')&quot;);&quot;&quot;)">
            <text:p/>
          </table:table-cell>
          <table:table-cell table:formula="of:=IF([Sheet1.CC13]&lt;&gt;&quot;&quot;;CONCATENATE(&quot;D('&quot;;[.BW$1];&quot;','&quot;;[Sheet1.CC13];&quot;')&quot;);&quot;&quot;)">
            <text:p/>
          </table:table-cell>
          <table:table-cell table:formula="of:=IF([Sheet1.CD13]&lt;&gt;&quot;&quot;;CONCATENATE(&quot;D('&quot;;[.BX$1];&quot;','&quot;;[Sheet1.CD13];&quot;')&quot;);&quot;&quot;)">
            <text:p/>
          </table:table-cell>
          <table:table-cell table:formula="of:=IF([Sheet1.CE13]&lt;&gt;&quot;&quot;;CONCATENATE(&quot;D('&quot;;[.BY$1];&quot;','&quot;;[Sheet1.CE13];&quot;')&quot;);&quot;&quot;)">
            <text:p/>
          </table:table-cell>
          <table:table-cell table:formula="of:=IF([Sheet1.CF13]&lt;&gt;&quot;&quot;;CONCATENATE(&quot;D('&quot;;[.BZ$1];&quot;','&quot;;[Sheet1.CF13];&quot;')&quot;);&quot;&quot;)">
            <text:p/>
          </table:table-cell>
          <table:table-cell table:formula="of:=IF([Sheet1.CG13]&lt;&gt;&quot;&quot;;CONCATENATE(&quot;D('&quot;;[.CA$1];&quot;','&quot;;[Sheet1.CG13];&quot;')&quot;);&quot;&quot;)">
            <text:p/>
          </table:table-cell>
          <table:table-cell table:formula="of:=IF([Sheet1.CH13]&lt;&gt;&quot;&quot;;CONCATENATE(&quot;D('&quot;;[.CB$1];&quot;','&quot;;[Sheet1.CH13];&quot;')&quot;);&quot;&quot;)">
            <text:p/>
          </table:table-cell>
          <table:table-cell table:formula="of:=IF([Sheet1.CI13]&lt;&gt;&quot;&quot;;CONCATENATE(&quot;D('&quot;;[.CC$1];&quot;','&quot;;[Sheet1.CI13];&quot;')&quot;);&quot;&quot;)">
            <text:p/>
          </table:table-cell>
          <table:table-cell table:formula="of:=IF([Sheet1.CJ13]&lt;&gt;&quot;&quot;;CONCATENATE(&quot;D('&quot;;[.CD$1];&quot;','&quot;;[Sheet1.CJ13];&quot;')&quot;);&quot;&quot;)">
            <text:p/>
          </table:table-cell>
          <table:table-cell table:formula="of:=IF([Sheet1.CK13]&lt;&gt;&quot;&quot;;CONCATENATE(&quot;D('&quot;;[.CE$1];&quot;','&quot;;[Sheet1.CK13];&quot;')&quot;);&quot;&quot;)">
            <text:p/>
          </table:table-cell>
          <table:table-cell table:formula="of:=IF([Sheet1.CL13]&lt;&gt;&quot;&quot;;CONCATENATE(&quot;D('&quot;;[.CF$1];&quot;','&quot;;[Sheet1.CL13];&quot;')&quot;);&quot;&quot;)">
            <text:p/>
          </table:table-cell>
          <table:table-cell table:formula="of:=IF([Sheet1.CM13]&lt;&gt;&quot;&quot;;CONCATENATE(&quot;D('&quot;;[.CG$1];&quot;','&quot;;[Sheet1.CM13];&quot;')&quot;);&quot;&quot;)">
            <text:p/>
          </table:table-cell>
          <table:table-cell table:formula="of:=IF([Sheet1.CN13]&lt;&gt;&quot;&quot;;CONCATENATE(&quot;D('&quot;;[.CH$1];&quot;','&quot;;[Sheet1.CN13];&quot;')&quot;);&quot;&quot;)">
            <text:p/>
          </table:table-cell>
          <table:table-cell table:formula="of:=IF([Sheet1.CO13]&lt;&gt;&quot;&quot;;CONCATENATE(&quot;D('&quot;;[.CI$1];&quot;','&quot;;[Sheet1.CO13];&quot;')&quot;);&quot;&quot;)">
            <text:p/>
          </table:table-cell>
          <table:table-cell table:formula="of:=IF([Sheet1.CP13]&lt;&gt;&quot;&quot;;CONCATENATE(&quot;D('&quot;;[.CJ$1];&quot;','&quot;;[Sheet1.CP13];&quot;')&quot;);&quot;&quot;)">
            <text:p/>
          </table:table-cell>
          <table:table-cell table:formula="of:=IF([Sheet1.CQ13]&lt;&gt;&quot;&quot;;CONCATENATE(&quot;D('&quot;;[.CK$1];&quot;','&quot;;[Sheet1.CQ13];&quot;')&quot;);&quot;&quot;)">
            <text:p/>
          </table:table-cell>
          <table:table-cell table:formula="of:=IF([Sheet1.CR13]&lt;&gt;&quot;&quot;;CONCATENATE(&quot;D('&quot;;[.CL$1];&quot;','&quot;;[Sheet1.CR13];&quot;')&quot;);&quot;&quot;)">
            <text:p/>
          </table:table-cell>
          <table:table-cell table:formula="of:=IF([Sheet1.CS13]&lt;&gt;&quot;&quot;;CONCATENATE(&quot;D('&quot;;[.CM$1];&quot;','&quot;;[Sheet1.CS13];&quot;')&quot;);&quot;&quot;)">
            <text:p/>
          </table:table-cell>
          <table:table-cell table:formula="of:=IF([Sheet1.CT13]&lt;&gt;&quot;&quot;;CONCATENATE(&quot;D('&quot;;[.CN$1];&quot;','&quot;;[Sheet1.CT13];&quot;')&quot;);&quot;&quot;)">
            <text:p/>
          </table:table-cell>
          <table:table-cell table:formula="of:=IF([Sheet1.CU13]&lt;&gt;&quot;&quot;;CONCATENATE(&quot;D('&quot;;[.CO$1];&quot;','&quot;;[Sheet1.CU13];&quot;')&quot;);&quot;&quot;)">
            <text:p/>
          </table:table-cell>
        </table:table-row>
        <table:table-row table:style-name="ro1">
          <table:table-cell table:formula="of:=[Sheet1.A14]" office:value-type="float" office:value="9">
            <text:p>9</text:p>
          </table:table-cell>
          <table:table-cell table:formula="of:=[Sheet1.B14]" office:value-type="string" office:string-value="IPR">
            <text:p>IPR</text:p>
          </table:table-cell>
          <table:table-cell table:formula="of:=[Sheet1.C14]" office:value-type="string" office:string-value="Integrate predictors">
            <text:p>Integrate predictors</text:p>
          </table:table-cell>
          <table:table-cell table:formula="of:=IF([Sheet1.D14]&lt;&gt;&quot;&quot;;1;0)" office:value-type="float" office:value="0">
            <text:p>0</text:p>
          </table:table-cell>
          <table:table-cell table:formula="of:=[Sheet1.J14]" office:value-type="float" office:value="0.100899100899101">
            <text:p>0,1</text:p>
          </table:table-cell>
          <table:table-cell table:formula="of:=IF([Sheet1.L14]&lt;&gt;&quot;&quot;;CONCATENATE(&quot;D('&quot;;[.F$1];&quot;','&quot;;[Sheet1.L14];&quot;')&quot;);&quot;&quot;)">
            <text:p/>
          </table:table-cell>
          <table:table-cell table:formula="of:=IF([Sheet1.M14]&lt;&gt;&quot;&quot;;CONCATENATE(&quot;D('&quot;;[.G$1];&quot;','&quot;;[Sheet1.M14];&quot;')&quot;);&quot;&quot;)">
            <text:p/>
          </table:table-cell>
          <table:table-cell table:formula="of:=IF([Sheet1.N14]&lt;&gt;&quot;&quot;;CONCATENATE(&quot;D('&quot;;[.H$1];&quot;','&quot;;[Sheet1.N14];&quot;')&quot;);&quot;&quot;)">
            <text:p/>
          </table:table-cell>
          <table:table-cell table:formula="of:=IF([Sheet1.O14]&lt;&gt;&quot;&quot;;CONCATENATE(&quot;D('&quot;;[.I$1];&quot;','&quot;;[Sheet1.O14];&quot;')&quot;);&quot;&quot;)">
            <text:p/>
          </table:table-cell>
          <table:table-cell table:formula="of:=IF([Sheet1.P14]&lt;&gt;&quot;&quot;;CONCATENATE(&quot;D('&quot;;[.J$1];&quot;','&quot;;[Sheet1.P14];&quot;')&quot;);&quot;&quot;)">
            <text:p/>
          </table:table-cell>
          <table:table-cell table:formula="of:=IF([Sheet1.Q14]&lt;&gt;&quot;&quot;;CONCATENATE(&quot;D('&quot;;[.K$1];&quot;','&quot;;[Sheet1.Q14];&quot;')&quot;);&quot;&quot;)">
            <text:p/>
          </table:table-cell>
          <table:table-cell table:formula="of:=IF([Sheet1.R14]&lt;&gt;&quot;&quot;;CONCATENATE(&quot;D('&quot;;[.L$1];&quot;','&quot;;[Sheet1.R14];&quot;')&quot;);&quot;&quot;)">
            <text:p/>
          </table:table-cell>
          <table:table-cell table:formula="of:=IF([Sheet1.S14]&lt;&gt;&quot;&quot;;CONCATENATE(&quot;D('&quot;;[.M$1];&quot;','&quot;;[Sheet1.S14];&quot;')&quot;);&quot;&quot;)">
            <text:p/>
          </table:table-cell>
          <table:table-cell table:formula="of:=IF([Sheet1.T14]&lt;&gt;&quot;&quot;;CONCATENATE(&quot;D('&quot;;[.N$1];&quot;','&quot;;[Sheet1.T14];&quot;')&quot;);&quot;&quot;)">
            <text:p/>
          </table:table-cell>
          <table:table-cell table:formula="of:=IF([Sheet1.U14]&lt;&gt;&quot;&quot;;CONCATENATE(&quot;D('&quot;;[.O$1];&quot;','&quot;;[Sheet1.U14];&quot;')&quot;);&quot;&quot;)">
            <text:p/>
          </table:table-cell>
          <table:table-cell table:formula="of:=IF([Sheet1.V14]&lt;&gt;&quot;&quot;;CONCATENATE(&quot;D('&quot;;[.P$1];&quot;','&quot;;[Sheet1.V14];&quot;')&quot;);&quot;&quot;)">
            <text:p/>
          </table:table-cell>
          <table:table-cell table:formula="of:=IF([Sheet1.W14]&lt;&gt;&quot;&quot;;CONCATENATE(&quot;D('&quot;;[.Q$1];&quot;','&quot;;[Sheet1.W14];&quot;')&quot;);&quot;&quot;)">
            <text:p/>
          </table:table-cell>
          <table:table-cell table:formula="of:=IF([Sheet1.X14]&lt;&gt;&quot;&quot;;CONCATENATE(&quot;D('&quot;;[.R$1];&quot;','&quot;;[Sheet1.X14];&quot;')&quot;);&quot;&quot;)" office:value-type="string" office:string-value="D('C0','x')">
            <text:p>D('C0','x')</text:p>
          </table:table-cell>
          <table:table-cell table:formula="of:=IF([Sheet1.Y14]&lt;&gt;&quot;&quot;;CONCATENATE(&quot;D('&quot;;[.S$1];&quot;','&quot;;[Sheet1.Y14];&quot;')&quot;);&quot;&quot;)">
            <text:p/>
          </table:table-cell>
          <table:table-cell table:formula="of:=IF([Sheet1.Z14]&lt;&gt;&quot;&quot;;CONCATENATE(&quot;D('&quot;;[.T$1];&quot;','&quot;;[Sheet1.Z14];&quot;')&quot;);&quot;&quot;)">
            <text:p/>
          </table:table-cell>
          <table:table-cell table:formula="of:=IF([Sheet1.AA14]&lt;&gt;&quot;&quot;;CONCATENATE(&quot;D('&quot;;[.U$1];&quot;','&quot;;[Sheet1.AA14];&quot;')&quot;);&quot;&quot;)">
            <text:p/>
          </table:table-cell>
          <table:table-cell table:formula="of:=IF([Sheet1.AB14]&lt;&gt;&quot;&quot;;CONCATENATE(&quot;D('&quot;;[.V$1];&quot;','&quot;;[Sheet1.AB14];&quot;')&quot;);&quot;&quot;)">
            <text:p/>
          </table:table-cell>
          <table:table-cell table:formula="of:=IF([Sheet1.AC14]&lt;&gt;&quot;&quot;;CONCATENATE(&quot;D('&quot;;[.W$1];&quot;','&quot;;[Sheet1.AC14];&quot;')&quot;);&quot;&quot;)">
            <text:p/>
          </table:table-cell>
          <table:table-cell table:formula="of:=IF([Sheet1.AD14]&lt;&gt;&quot;&quot;;CONCATENATE(&quot;D('&quot;;[.X$1];&quot;','&quot;;[Sheet1.AD14];&quot;')&quot;);&quot;&quot;)" office:value-type="string" office:string-value="D('DM22','x')">
            <text:p>D('DM22','x')</text:p>
          </table:table-cell>
          <table:table-cell table:formula="of:=IF([Sheet1.AE14]&lt;&gt;&quot;&quot;;CONCATENATE(&quot;D('&quot;;[.Y$1];&quot;','&quot;;[Sheet1.AE14];&quot;')&quot;);&quot;&quot;)" office:value-type="string" office:string-value="D('DM23','x')">
            <text:p>D('DM23','x')</text:p>
          </table:table-cell>
          <table:table-cell table:formula="of:=IF([Sheet1.AF14]&lt;&gt;&quot;&quot;;CONCATENATE(&quot;D('&quot;;[.Z$1];&quot;','&quot;;[Sheet1.AF14];&quot;')&quot;);&quot;&quot;)" office:value-type="string" office:string-value="D('DM24','x')">
            <text:p>D('DM24','x')</text:p>
          </table:table-cell>
          <table:table-cell table:formula="of:=IF([Sheet1.AG14]&lt;&gt;&quot;&quot;;CONCATENATE(&quot;D('&quot;;[.AA$1];&quot;','&quot;;[Sheet1.AG14];&quot;')&quot;);&quot;&quot;)" office:value-type="string" office:string-value="D('DM25','x')">
            <text:p>D('DM25','x')</text:p>
          </table:table-cell>
          <table:table-cell table:formula="of:=IF([Sheet1.AH14]&lt;&gt;&quot;&quot;;CONCATENATE(&quot;D('&quot;;[.AB$1];&quot;','&quot;;[Sheet1.AH14];&quot;')&quot;);&quot;&quot;)" office:value-type="string" office:string-value="D('DM26','x')">
            <text:p>D('DM26','x')</text:p>
          </table:table-cell>
          <table:table-cell table:formula="of:=IF([Sheet1.AI14]&lt;&gt;&quot;&quot;;CONCATENATE(&quot;D('&quot;;[.AC$1];&quot;','&quot;;[Sheet1.AI14];&quot;')&quot;);&quot;&quot;)" office:value-type="string" office:string-value="D('DM27','x')">
            <text:p>D('DM27','x')</text:p>
          </table:table-cell>
          <table:table-cell table:formula="of:=IF([Sheet1.AJ14]&lt;&gt;&quot;&quot;;CONCATENATE(&quot;D('&quot;;[.AD$1];&quot;','&quot;;[Sheet1.AJ14];&quot;')&quot;);&quot;&quot;)" office:value-type="string" office:string-value="D('DM28','x')">
            <text:p>D('DM28','x')</text:p>
          </table:table-cell>
          <table:table-cell table:formula="of:=IF([Sheet1.AK14]&lt;&gt;&quot;&quot;;CONCATENATE(&quot;D('&quot;;[.AE$1];&quot;','&quot;;[Sheet1.AK14];&quot;')&quot;);&quot;&quot;)">
            <text:p/>
          </table:table-cell>
          <table:table-cell table:formula="of:=IF([Sheet1.AL14]&lt;&gt;&quot;&quot;;CONCATENATE(&quot;D('&quot;;[.AF$1];&quot;','&quot;;[Sheet1.AL14];&quot;')&quot;);&quot;&quot;)">
            <text:p/>
          </table:table-cell>
          <table:table-cell table:formula="of:=IF([Sheet1.AM14]&lt;&gt;&quot;&quot;;CONCATENATE(&quot;D('&quot;;[.AG$1];&quot;','&quot;;[Sheet1.AM14];&quot;')&quot;);&quot;&quot;)">
            <text:p/>
          </table:table-cell>
          <table:table-cell table:formula="of:=IF([Sheet1.AN14]&lt;&gt;&quot;&quot;;CONCATENATE(&quot;D('&quot;;[.AH$1];&quot;','&quot;;[Sheet1.AN14];&quot;')&quot;);&quot;&quot;)">
            <text:p/>
          </table:table-cell>
          <table:table-cell table:formula="of:=IF([Sheet1.AO14]&lt;&gt;&quot;&quot;;CONCATENATE(&quot;D('&quot;;[.AI$1];&quot;','&quot;;[Sheet1.AO14];&quot;')&quot;);&quot;&quot;)">
            <text:p/>
          </table:table-cell>
          <table:table-cell table:formula="of:=IF([Sheet1.AP14]&lt;&gt;&quot;&quot;;CONCATENATE(&quot;D('&quot;;[.AJ$1];&quot;','&quot;;[Sheet1.AP14];&quot;')&quot;);&quot;&quot;)">
            <text:p/>
          </table:table-cell>
          <table:table-cell table:formula="of:=IF([Sheet1.AQ14]&lt;&gt;&quot;&quot;;CONCATENATE(&quot;D('&quot;;[.AK$1];&quot;','&quot;;[Sheet1.AQ14];&quot;')&quot;);&quot;&quot;)">
            <text:p/>
          </table:table-cell>
          <table:table-cell table:formula="of:=IF([Sheet1.AR14]&lt;&gt;&quot;&quot;;CONCATENATE(&quot;D('&quot;;[.AL$1];&quot;','&quot;;[Sheet1.AR14];&quot;')&quot;);&quot;&quot;)">
            <text:p/>
          </table:table-cell>
          <table:table-cell table:formula="of:=IF([Sheet1.AS14]&lt;&gt;&quot;&quot;;CONCATENATE(&quot;D('&quot;;[.AM$1];&quot;','&quot;;[Sheet1.AS14];&quot;')&quot;);&quot;&quot;)">
            <text:p/>
          </table:table-cell>
          <table:table-cell table:formula="of:=IF([Sheet1.AT14]&lt;&gt;&quot;&quot;;CONCATENATE(&quot;D('&quot;;[.AN$1];&quot;','&quot;;[Sheet1.AT14];&quot;')&quot;);&quot;&quot;)">
            <text:p/>
          </table:table-cell>
          <table:table-cell table:formula="of:=IF([Sheet1.AU14]&lt;&gt;&quot;&quot;;CONCATENATE(&quot;D('&quot;;[.AO$1];&quot;','&quot;;[Sheet1.AU14];&quot;')&quot;);&quot;&quot;)">
            <text:p/>
          </table:table-cell>
          <table:table-cell table:formula="of:=IF([Sheet1.AV14]&lt;&gt;&quot;&quot;;CONCATENATE(&quot;D('&quot;;[.AP$1];&quot;','&quot;;[Sheet1.AV14];&quot;')&quot;);&quot;&quot;)">
            <text:p/>
          </table:table-cell>
          <table:table-cell table:formula="of:=IF([Sheet1.AW14]&lt;&gt;&quot;&quot;;CONCATENATE(&quot;D('&quot;;[.AQ$1];&quot;','&quot;;[Sheet1.AW14];&quot;')&quot;);&quot;&quot;)" office:value-type="string" office:string-value="D('PX','1..13,1..n,W')">
            <text:p>D('PX','1..13,1..n,W')</text:p>
          </table:table-cell>
          <table:table-cell table:formula="of:=IF([Sheet1.AX14]&lt;&gt;&quot;&quot;;CONCATENATE(&quot;D('&quot;;[.AR$1];&quot;','&quot;;[Sheet1.AX14];&quot;')&quot;);&quot;&quot;)">
            <text:p/>
          </table:table-cell>
          <table:table-cell table:formula="of:=IF([Sheet1.AY14]&lt;&gt;&quot;&quot;;CONCATENATE(&quot;D('&quot;;[.AS$1];&quot;','&quot;;[Sheet1.AY14];&quot;')&quot;);&quot;&quot;)">
            <text:p/>
          </table:table-cell>
          <table:table-cell table:formula="of:=IF([Sheet1.AZ14]&lt;&gt;&quot;&quot;;CONCATENATE(&quot;D('&quot;;[.AT$1];&quot;','&quot;;[Sheet1.AZ14];&quot;')&quot;);&quot;&quot;)">
            <text:p/>
          </table:table-cell>
          <table:table-cell table:formula="of:=IF([Sheet1.BA14]&lt;&gt;&quot;&quot;;CONCATENATE(&quot;D('&quot;;[.AU$1];&quot;','&quot;;[Sheet1.BA14];&quot;')&quot;);&quot;&quot;)">
            <text:p/>
          </table:table-cell>
          <table:table-cell table:formula="of:=IF([Sheet1.BB14]&lt;&gt;&quot;&quot;;CONCATENATE(&quot;D('&quot;;[.AV$1];&quot;','&quot;;[Sheet1.BB14];&quot;')&quot;);&quot;&quot;)">
            <text:p/>
          </table:table-cell>
          <table:table-cell table:formula="of:=IF([Sheet1.BC14]&lt;&gt;&quot;&quot;;CONCATENATE(&quot;D('&quot;;[.AW$1];&quot;','&quot;;[Sheet1.BC14];&quot;')&quot;);&quot;&quot;)">
            <text:p/>
          </table:table-cell>
          <table:table-cell table:formula="of:=IF([Sheet1.BD14]&lt;&gt;&quot;&quot;;CONCATENATE(&quot;D('&quot;;[.AX$1];&quot;','&quot;;[Sheet1.BD14];&quot;')&quot;);&quot;&quot;)">
            <text:p/>
          </table:table-cell>
          <table:table-cell table:formula="of:=IF([Sheet1.BE14]&lt;&gt;&quot;&quot;;CONCATENATE(&quot;D('&quot;;[.AY$1];&quot;','&quot;;[Sheet1.BE14];&quot;')&quot;);&quot;&quot;)">
            <text:p/>
          </table:table-cell>
          <table:table-cell table:formula="of:=IF([Sheet1.BF14]&lt;&gt;&quot;&quot;;CONCATENATE(&quot;D('&quot;;[.AZ$1];&quot;','&quot;;[Sheet1.BF14];&quot;')&quot;);&quot;&quot;)">
            <text:p/>
          </table:table-cell>
          <table:table-cell table:formula="of:=IF([Sheet1.BG14]&lt;&gt;&quot;&quot;;CONCATENATE(&quot;D('&quot;;[.BA$1];&quot;','&quot;;[Sheet1.BG14];&quot;')&quot;);&quot;&quot;)">
            <text:p/>
          </table:table-cell>
          <table:table-cell table:formula="of:=IF([Sheet1.BH14]&lt;&gt;&quot;&quot;;CONCATENATE(&quot;D('&quot;;[.BB$1];&quot;','&quot;;[Sheet1.BH14];&quot;')&quot;);&quot;&quot;)">
            <text:p/>
          </table:table-cell>
          <table:table-cell table:formula="of:=IF([Sheet1.BI14]&lt;&gt;&quot;&quot;;CONCATENATE(&quot;D('&quot;;[.BC$1];&quot;','&quot;;[Sheet1.BI14];&quot;')&quot;);&quot;&quot;)">
            <text:p/>
          </table:table-cell>
          <table:table-cell table:formula="of:=IF([Sheet1.BJ14]&lt;&gt;&quot;&quot;;CONCATENATE(&quot;D('&quot;;[.BD$1];&quot;','&quot;;[Sheet1.BJ14];&quot;')&quot;);&quot;&quot;)">
            <text:p/>
          </table:table-cell>
          <table:table-cell table:formula="of:=IF([Sheet1.BK14]&lt;&gt;&quot;&quot;;CONCATENATE(&quot;D('&quot;;[.BE$1];&quot;','&quot;;[Sheet1.BK14];&quot;')&quot;);&quot;&quot;)">
            <text:p/>
          </table:table-cell>
          <table:table-cell table:formula="of:=IF([Sheet1.BL14]&lt;&gt;&quot;&quot;;CONCATENATE(&quot;D('&quot;;[.BF$1];&quot;','&quot;;[Sheet1.BL14];&quot;')&quot;);&quot;&quot;)">
            <text:p/>
          </table:table-cell>
          <table:table-cell table:formula="of:=IF([Sheet1.BM14]&lt;&gt;&quot;&quot;;CONCATENATE(&quot;D('&quot;;[.BG$1];&quot;','&quot;;[Sheet1.BM14];&quot;')&quot;);&quot;&quot;)">
            <text:p/>
          </table:table-cell>
          <table:table-cell table:formula="of:=IF([Sheet1.BN14]&lt;&gt;&quot;&quot;;CONCATENATE(&quot;D('&quot;;[.BH$1];&quot;','&quot;;[Sheet1.BN14];&quot;')&quot;);&quot;&quot;)">
            <text:p/>
          </table:table-cell>
          <table:table-cell table:formula="of:=IF([Sheet1.BO14]&lt;&gt;&quot;&quot;;CONCATENATE(&quot;D('&quot;;[.BI$1];&quot;','&quot;;[Sheet1.BO14];&quot;')&quot;);&quot;&quot;)">
            <text:p/>
          </table:table-cell>
          <table:table-cell table:formula="of:=IF([Sheet1.BP14]&lt;&gt;&quot;&quot;;CONCATENATE(&quot;D('&quot;;[.BJ$1];&quot;','&quot;;[Sheet1.BP14];&quot;')&quot;);&quot;&quot;)">
            <text:p/>
          </table:table-cell>
          <table:table-cell table:formula="of:=IF([Sheet1.BQ14]&lt;&gt;&quot;&quot;;CONCATENATE(&quot;D('&quot;;[.BK$1];&quot;','&quot;;[Sheet1.BQ14];&quot;')&quot;);&quot;&quot;)">
            <text:p/>
          </table:table-cell>
          <table:table-cell table:formula="of:=IF([Sheet1.BR14]&lt;&gt;&quot;&quot;;CONCATENATE(&quot;D('&quot;;[.BL$1];&quot;','&quot;;[Sheet1.BR14];&quot;')&quot;);&quot;&quot;)">
            <text:p/>
          </table:table-cell>
          <table:table-cell table:formula="of:=IF([Sheet1.BS14]&lt;&gt;&quot;&quot;;CONCATENATE(&quot;D('&quot;;[.BM$1];&quot;','&quot;;[Sheet1.BS14];&quot;')&quot;);&quot;&quot;)">
            <text:p/>
          </table:table-cell>
          <table:table-cell table:formula="of:=IF([Sheet1.BT14]&lt;&gt;&quot;&quot;;CONCATENATE(&quot;D('&quot;;[.BN$1];&quot;','&quot;;[Sheet1.BT14];&quot;')&quot;);&quot;&quot;)">
            <text:p/>
          </table:table-cell>
          <table:table-cell table:formula="of:=IF([Sheet1.BU14]&lt;&gt;&quot;&quot;;CONCATENATE(&quot;D('&quot;;[.BO$1];&quot;','&quot;;[Sheet1.BU14];&quot;')&quot;);&quot;&quot;)">
            <text:p/>
          </table:table-cell>
          <table:table-cell table:formula="of:=IF([Sheet1.BV14]&lt;&gt;&quot;&quot;;CONCATENATE(&quot;D('&quot;;[.BP$1];&quot;','&quot;;[Sheet1.BV14];&quot;')&quot;);&quot;&quot;)">
            <text:p/>
          </table:table-cell>
          <table:table-cell table:formula="of:=IF([Sheet1.BW14]&lt;&gt;&quot;&quot;;CONCATENATE(&quot;D('&quot;;[.BQ$1];&quot;','&quot;;[Sheet1.BW14];&quot;')&quot;);&quot;&quot;)">
            <text:p/>
          </table:table-cell>
          <table:table-cell table:formula="of:=IF([Sheet1.BX14]&lt;&gt;&quot;&quot;;CONCATENATE(&quot;D('&quot;;[.BR$1];&quot;','&quot;;[Sheet1.BX14];&quot;')&quot;);&quot;&quot;)">
            <text:p/>
          </table:table-cell>
          <table:table-cell table:formula="of:=IF([Sheet1.BY14]&lt;&gt;&quot;&quot;;CONCATENATE(&quot;D('&quot;;[.BS$1];&quot;','&quot;;[Sheet1.BY14];&quot;')&quot;);&quot;&quot;)">
            <text:p/>
          </table:table-cell>
          <table:table-cell table:formula="of:=IF([Sheet1.BZ14]&lt;&gt;&quot;&quot;;CONCATENATE(&quot;D('&quot;;[.BT$1];&quot;','&quot;;[Sheet1.BZ14];&quot;')&quot;);&quot;&quot;)">
            <text:p/>
          </table:table-cell>
          <table:table-cell table:formula="of:=IF([Sheet1.CA14]&lt;&gt;&quot;&quot;;CONCATENATE(&quot;D('&quot;;[.BU$1];&quot;','&quot;;[Sheet1.CA14];&quot;')&quot;);&quot;&quot;)">
            <text:p/>
          </table:table-cell>
          <table:table-cell table:formula="of:=IF([Sheet1.CB14]&lt;&gt;&quot;&quot;;CONCATENATE(&quot;D('&quot;;[.BV$1];&quot;','&quot;;[Sheet1.CB14];&quot;')&quot;);&quot;&quot;)">
            <text:p/>
          </table:table-cell>
          <table:table-cell table:formula="of:=IF([Sheet1.CC14]&lt;&gt;&quot;&quot;;CONCATENATE(&quot;D('&quot;;[.BW$1];&quot;','&quot;;[Sheet1.CC14];&quot;')&quot;);&quot;&quot;)">
            <text:p/>
          </table:table-cell>
          <table:table-cell table:formula="of:=IF([Sheet1.CD14]&lt;&gt;&quot;&quot;;CONCATENATE(&quot;D('&quot;;[.BX$1];&quot;','&quot;;[Sheet1.CD14];&quot;')&quot;);&quot;&quot;)">
            <text:p/>
          </table:table-cell>
          <table:table-cell table:formula="of:=IF([Sheet1.CE14]&lt;&gt;&quot;&quot;;CONCATENATE(&quot;D('&quot;;[.BY$1];&quot;','&quot;;[Sheet1.CE14];&quot;')&quot;);&quot;&quot;)">
            <text:p/>
          </table:table-cell>
          <table:table-cell table:formula="of:=IF([Sheet1.CF14]&lt;&gt;&quot;&quot;;CONCATENATE(&quot;D('&quot;;[.BZ$1];&quot;','&quot;;[Sheet1.CF14];&quot;')&quot;);&quot;&quot;)">
            <text:p/>
          </table:table-cell>
          <table:table-cell table:formula="of:=IF([Sheet1.CG14]&lt;&gt;&quot;&quot;;CONCATENATE(&quot;D('&quot;;[.CA$1];&quot;','&quot;;[Sheet1.CG14];&quot;')&quot;);&quot;&quot;)">
            <text:p/>
          </table:table-cell>
          <table:table-cell table:formula="of:=IF([Sheet1.CH14]&lt;&gt;&quot;&quot;;CONCATENATE(&quot;D('&quot;;[.CB$1];&quot;','&quot;;[Sheet1.CH14];&quot;')&quot;);&quot;&quot;)">
            <text:p/>
          </table:table-cell>
          <table:table-cell table:formula="of:=IF([Sheet1.CI14]&lt;&gt;&quot;&quot;;CONCATENATE(&quot;D('&quot;;[.CC$1];&quot;','&quot;;[Sheet1.CI14];&quot;')&quot;);&quot;&quot;)">
            <text:p/>
          </table:table-cell>
          <table:table-cell table:formula="of:=IF([Sheet1.CJ14]&lt;&gt;&quot;&quot;;CONCATENATE(&quot;D('&quot;;[.CD$1];&quot;','&quot;;[Sheet1.CJ14];&quot;')&quot;);&quot;&quot;)">
            <text:p/>
          </table:table-cell>
          <table:table-cell table:formula="of:=IF([Sheet1.CK14]&lt;&gt;&quot;&quot;;CONCATENATE(&quot;D('&quot;;[.CE$1];&quot;','&quot;;[Sheet1.CK14];&quot;')&quot;);&quot;&quot;)">
            <text:p/>
          </table:table-cell>
          <table:table-cell table:formula="of:=IF([Sheet1.CL14]&lt;&gt;&quot;&quot;;CONCATENATE(&quot;D('&quot;;[.CF$1];&quot;','&quot;;[Sheet1.CL14];&quot;')&quot;);&quot;&quot;)">
            <text:p/>
          </table:table-cell>
          <table:table-cell table:formula="of:=IF([Sheet1.CM14]&lt;&gt;&quot;&quot;;CONCATENATE(&quot;D('&quot;;[.CG$1];&quot;','&quot;;[Sheet1.CM14];&quot;')&quot;);&quot;&quot;)">
            <text:p/>
          </table:table-cell>
          <table:table-cell table:formula="of:=IF([Sheet1.CN14]&lt;&gt;&quot;&quot;;CONCATENATE(&quot;D('&quot;;[.CH$1];&quot;','&quot;;[Sheet1.CN14];&quot;')&quot;);&quot;&quot;)">
            <text:p/>
          </table:table-cell>
          <table:table-cell table:formula="of:=IF([Sheet1.CO14]&lt;&gt;&quot;&quot;;CONCATENATE(&quot;D('&quot;;[.CI$1];&quot;','&quot;;[Sheet1.CO14];&quot;')&quot;);&quot;&quot;)">
            <text:p/>
          </table:table-cell>
          <table:table-cell table:formula="of:=IF([Sheet1.CP14]&lt;&gt;&quot;&quot;;CONCATENATE(&quot;D('&quot;;[.CJ$1];&quot;','&quot;;[Sheet1.CP14];&quot;')&quot;);&quot;&quot;)">
            <text:p/>
          </table:table-cell>
          <table:table-cell table:formula="of:=IF([Sheet1.CQ14]&lt;&gt;&quot;&quot;;CONCATENATE(&quot;D('&quot;;[.CK$1];&quot;','&quot;;[Sheet1.CQ14];&quot;')&quot;);&quot;&quot;)">
            <text:p/>
          </table:table-cell>
          <table:table-cell table:formula="of:=IF([Sheet1.CR14]&lt;&gt;&quot;&quot;;CONCATENATE(&quot;D('&quot;;[.CL$1];&quot;','&quot;;[Sheet1.CR14];&quot;')&quot;);&quot;&quot;)">
            <text:p/>
          </table:table-cell>
          <table:table-cell table:formula="of:=IF([Sheet1.CS14]&lt;&gt;&quot;&quot;;CONCATENATE(&quot;D('&quot;;[.CM$1];&quot;','&quot;;[Sheet1.CS14];&quot;')&quot;);&quot;&quot;)">
            <text:p/>
          </table:table-cell>
          <table:table-cell table:formula="of:=IF([Sheet1.CT14]&lt;&gt;&quot;&quot;;CONCATENATE(&quot;D('&quot;;[.CN$1];&quot;','&quot;;[Sheet1.CT14];&quot;')&quot;);&quot;&quot;)">
            <text:p/>
          </table:table-cell>
          <table:table-cell table:formula="of:=IF([Sheet1.CU14]&lt;&gt;&quot;&quot;;CONCATENATE(&quot;D('&quot;;[.CO$1];&quot;','&quot;;[Sheet1.CU14];&quot;')&quot;);&quot;&quot;)">
            <text:p/>
          </table:table-cell>
        </table:table-row>
        <table:table-row table:style-name="ro1">
          <table:table-cell table:formula="of:=[Sheet1.A15]" office:value-type="float" office:value="10">
            <text:p>10</text:p>
          </table:table-cell>
          <table:table-cell table:formula="of:=[Sheet1.B15]" office:value-type="string" office:string-value="DPR">
            <text:p>DPR</text:p>
          </table:table-cell>
          <table:table-cell table:formula="of:=[Sheet1.C15]" office:value-type="string" office:string-value="Difference predictors">
            <text:p>Difference predictors</text:p>
          </table:table-cell>
          <table:table-cell table:formula="of:=IF([Sheet1.D15]&lt;&gt;&quot;&quot;;1;0)" office:value-type="float" office:value="0">
            <text:p>0</text:p>
          </table:table-cell>
          <table:table-cell table:formula="of:=[Sheet1.J15]" office:value-type="float" office:value="0.100899100899101">
            <text:p>0,1</text:p>
          </table:table-cell>
          <table:table-cell table:formula="of:=IF([Sheet1.L15]&lt;&gt;&quot;&quot;;CONCATENATE(&quot;D('&quot;;[.F$1];&quot;','&quot;;[Sheet1.L15];&quot;')&quot;);&quot;&quot;)">
            <text:p/>
          </table:table-cell>
          <table:table-cell table:formula="of:=IF([Sheet1.M15]&lt;&gt;&quot;&quot;;CONCATENATE(&quot;D('&quot;;[.G$1];&quot;','&quot;;[Sheet1.M15];&quot;')&quot;);&quot;&quot;)">
            <text:p/>
          </table:table-cell>
          <table:table-cell table:formula="of:=IF([Sheet1.N15]&lt;&gt;&quot;&quot;;CONCATENATE(&quot;D('&quot;;[.H$1];&quot;','&quot;;[Sheet1.N15];&quot;')&quot;);&quot;&quot;)">
            <text:p/>
          </table:table-cell>
          <table:table-cell table:formula="of:=IF([Sheet1.O15]&lt;&gt;&quot;&quot;;CONCATENATE(&quot;D('&quot;;[.I$1];&quot;','&quot;;[Sheet1.O15];&quot;')&quot;);&quot;&quot;)">
            <text:p/>
          </table:table-cell>
          <table:table-cell table:formula="of:=IF([Sheet1.P15]&lt;&gt;&quot;&quot;;CONCATENATE(&quot;D('&quot;;[.J$1];&quot;','&quot;;[Sheet1.P15];&quot;')&quot;);&quot;&quot;)">
            <text:p/>
          </table:table-cell>
          <table:table-cell table:formula="of:=IF([Sheet1.Q15]&lt;&gt;&quot;&quot;;CONCATENATE(&quot;D('&quot;;[.K$1];&quot;','&quot;;[Sheet1.Q15];&quot;')&quot;);&quot;&quot;)">
            <text:p/>
          </table:table-cell>
          <table:table-cell table:formula="of:=IF([Sheet1.R15]&lt;&gt;&quot;&quot;;CONCATENATE(&quot;D('&quot;;[.L$1];&quot;','&quot;;[Sheet1.R15];&quot;')&quot;);&quot;&quot;)">
            <text:p/>
          </table:table-cell>
          <table:table-cell table:formula="of:=IF([Sheet1.S15]&lt;&gt;&quot;&quot;;CONCATENATE(&quot;D('&quot;;[.M$1];&quot;','&quot;;[Sheet1.S15];&quot;')&quot;);&quot;&quot;)">
            <text:p/>
          </table:table-cell>
          <table:table-cell table:formula="of:=IF([Sheet1.T15]&lt;&gt;&quot;&quot;;CONCATENATE(&quot;D('&quot;;[.N$1];&quot;','&quot;;[Sheet1.T15];&quot;')&quot;);&quot;&quot;)">
            <text:p/>
          </table:table-cell>
          <table:table-cell table:formula="of:=IF([Sheet1.U15]&lt;&gt;&quot;&quot;;CONCATENATE(&quot;D('&quot;;[.O$1];&quot;','&quot;;[Sheet1.U15];&quot;')&quot;);&quot;&quot;)">
            <text:p/>
          </table:table-cell>
          <table:table-cell table:formula="of:=IF([Sheet1.V15]&lt;&gt;&quot;&quot;;CONCATENATE(&quot;D('&quot;;[.P$1];&quot;','&quot;;[Sheet1.V15];&quot;')&quot;);&quot;&quot;)">
            <text:p/>
          </table:table-cell>
          <table:table-cell table:formula="of:=IF([Sheet1.W15]&lt;&gt;&quot;&quot;;CONCATENATE(&quot;D('&quot;;[.Q$1];&quot;','&quot;;[Sheet1.W15];&quot;')&quot;);&quot;&quot;)">
            <text:p/>
          </table:table-cell>
          <table:table-cell table:formula="of:=IF([Sheet1.X15]&lt;&gt;&quot;&quot;;CONCATENATE(&quot;D('&quot;;[.R$1];&quot;','&quot;;[Sheet1.X15];&quot;')&quot;);&quot;&quot;)">
            <text:p/>
          </table:table-cell>
          <table:table-cell table:formula="of:=IF([Sheet1.Y15]&lt;&gt;&quot;&quot;;CONCATENATE(&quot;D('&quot;;[.S$1];&quot;','&quot;;[Sheet1.Y15];&quot;')&quot;);&quot;&quot;)" office:value-type="string" office:string-value="D('CX','5..5,1..n')">
            <text:p>D('CX','5..5,1..n')</text:p>
          </table:table-cell>
          <table:table-cell table:formula="of:=IF([Sheet1.Z15]&lt;&gt;&quot;&quot;;CONCATENATE(&quot;D('&quot;;[.T$1];&quot;','&quot;;[Sheet1.Z15];&quot;')&quot;);&quot;&quot;)">
            <text:p/>
          </table:table-cell>
          <table:table-cell table:formula="of:=IF([Sheet1.AA15]&lt;&gt;&quot;&quot;;CONCATENATE(&quot;D('&quot;;[.U$1];&quot;','&quot;;[Sheet1.AA15];&quot;')&quot;);&quot;&quot;)">
            <text:p/>
          </table:table-cell>
          <table:table-cell table:formula="of:=IF([Sheet1.AB15]&lt;&gt;&quot;&quot;;CONCATENATE(&quot;D('&quot;;[.V$1];&quot;','&quot;;[Sheet1.AB15];&quot;')&quot;);&quot;&quot;)">
            <text:p/>
          </table:table-cell>
          <table:table-cell table:formula="of:=IF([Sheet1.AC15]&lt;&gt;&quot;&quot;;CONCATENATE(&quot;D('&quot;;[.W$1];&quot;','&quot;;[Sheet1.AC15];&quot;')&quot;);&quot;&quot;)">
            <text:p/>
          </table:table-cell>
          <table:table-cell table:formula="of:=IF([Sheet1.AD15]&lt;&gt;&quot;&quot;;CONCATENATE(&quot;D('&quot;;[.X$1];&quot;','&quot;;[Sheet1.AD15];&quot;')&quot;);&quot;&quot;)">
            <text:p/>
          </table:table-cell>
          <table:table-cell table:formula="of:=IF([Sheet1.AE15]&lt;&gt;&quot;&quot;;CONCATENATE(&quot;D('&quot;;[.Y$1];&quot;','&quot;;[Sheet1.AE15];&quot;')&quot;);&quot;&quot;)">
            <text:p/>
          </table:table-cell>
          <table:table-cell table:formula="of:=IF([Sheet1.AF15]&lt;&gt;&quot;&quot;;CONCATENATE(&quot;D('&quot;;[.Z$1];&quot;','&quot;;[Sheet1.AF15];&quot;')&quot;);&quot;&quot;)">
            <text:p/>
          </table:table-cell>
          <table:table-cell table:formula="of:=IF([Sheet1.AG15]&lt;&gt;&quot;&quot;;CONCATENATE(&quot;D('&quot;;[.AA$1];&quot;','&quot;;[Sheet1.AG15];&quot;')&quot;);&quot;&quot;)">
            <text:p/>
          </table:table-cell>
          <table:table-cell table:formula="of:=IF([Sheet1.AH15]&lt;&gt;&quot;&quot;;CONCATENATE(&quot;D('&quot;;[.AB$1];&quot;','&quot;;[Sheet1.AH15];&quot;')&quot;);&quot;&quot;)">
            <text:p/>
          </table:table-cell>
          <table:table-cell table:formula="of:=IF([Sheet1.AI15]&lt;&gt;&quot;&quot;;CONCATENATE(&quot;D('&quot;;[.AC$1];&quot;','&quot;;[Sheet1.AI15];&quot;')&quot;);&quot;&quot;)">
            <text:p/>
          </table:table-cell>
          <table:table-cell table:formula="of:=IF([Sheet1.AJ15]&lt;&gt;&quot;&quot;;CONCATENATE(&quot;D('&quot;;[.AD$1];&quot;','&quot;;[Sheet1.AJ15];&quot;')&quot;);&quot;&quot;)">
            <text:p/>
          </table:table-cell>
          <table:table-cell table:formula="of:=IF([Sheet1.AK15]&lt;&gt;&quot;&quot;;CONCATENATE(&quot;D('&quot;;[.AE$1];&quot;','&quot;;[Sheet1.AK15];&quot;')&quot;);&quot;&quot;)">
            <text:p/>
          </table:table-cell>
          <table:table-cell table:formula="of:=IF([Sheet1.AL15]&lt;&gt;&quot;&quot;;CONCATENATE(&quot;D('&quot;;[.AF$1];&quot;','&quot;;[Sheet1.AL15];&quot;')&quot;);&quot;&quot;)">
            <text:p/>
          </table:table-cell>
          <table:table-cell table:formula="of:=IF([Sheet1.AM15]&lt;&gt;&quot;&quot;;CONCATENATE(&quot;D('&quot;;[.AG$1];&quot;','&quot;;[Sheet1.AM15];&quot;')&quot;);&quot;&quot;)">
            <text:p/>
          </table:table-cell>
          <table:table-cell table:formula="of:=IF([Sheet1.AN15]&lt;&gt;&quot;&quot;;CONCATENATE(&quot;D('&quot;;[.AH$1];&quot;','&quot;;[Sheet1.AN15];&quot;')&quot;);&quot;&quot;)">
            <text:p/>
          </table:table-cell>
          <table:table-cell table:formula="of:=IF([Sheet1.AO15]&lt;&gt;&quot;&quot;;CONCATENATE(&quot;D('&quot;;[.AI$1];&quot;','&quot;;[Sheet1.AO15];&quot;')&quot;);&quot;&quot;)">
            <text:p/>
          </table:table-cell>
          <table:table-cell table:formula="of:=IF([Sheet1.AP15]&lt;&gt;&quot;&quot;;CONCATENATE(&quot;D('&quot;;[.AJ$1];&quot;','&quot;;[Sheet1.AP15];&quot;')&quot;);&quot;&quot;)">
            <text:p/>
          </table:table-cell>
          <table:table-cell table:formula="of:=IF([Sheet1.AQ15]&lt;&gt;&quot;&quot;;CONCATENATE(&quot;D('&quot;;[.AK$1];&quot;','&quot;;[Sheet1.AQ15];&quot;')&quot;);&quot;&quot;)">
            <text:p/>
          </table:table-cell>
          <table:table-cell table:formula="of:=IF([Sheet1.AR15]&lt;&gt;&quot;&quot;;CONCATENATE(&quot;D('&quot;;[.AL$1];&quot;','&quot;;[Sheet1.AR15];&quot;')&quot;);&quot;&quot;)">
            <text:p/>
          </table:table-cell>
          <table:table-cell table:formula="of:=IF([Sheet1.AS15]&lt;&gt;&quot;&quot;;CONCATENATE(&quot;D('&quot;;[.AM$1];&quot;','&quot;;[Sheet1.AS15];&quot;')&quot;);&quot;&quot;)">
            <text:p/>
          </table:table-cell>
          <table:table-cell table:formula="of:=IF([Sheet1.AT15]&lt;&gt;&quot;&quot;;CONCATENATE(&quot;D('&quot;;[.AN$1];&quot;','&quot;;[Sheet1.AT15];&quot;')&quot;);&quot;&quot;)">
            <text:p/>
          </table:table-cell>
          <table:table-cell table:formula="of:=IF([Sheet1.AU15]&lt;&gt;&quot;&quot;;CONCATENATE(&quot;D('&quot;;[.AO$1];&quot;','&quot;;[Sheet1.AU15];&quot;')&quot;);&quot;&quot;)">
            <text:p/>
          </table:table-cell>
          <table:table-cell table:formula="of:=IF([Sheet1.AV15]&lt;&gt;&quot;&quot;;CONCATENATE(&quot;D('&quot;;[.AP$1];&quot;','&quot;;[Sheet1.AV15];&quot;')&quot;);&quot;&quot;)">
            <text:p/>
          </table:table-cell>
          <table:table-cell table:formula="of:=IF([Sheet1.AW15]&lt;&gt;&quot;&quot;;CONCATENATE(&quot;D('&quot;;[.AQ$1];&quot;','&quot;;[Sheet1.AW15];&quot;')&quot;);&quot;&quot;)" office:value-type="string" office:string-value="D('PX','5..13,1..n,W')">
            <text:p>D('PX','5..13,1..n,W')</text:p>
          </table:table-cell>
          <table:table-cell table:formula="of:=IF([Sheet1.AX15]&lt;&gt;&quot;&quot;;CONCATENATE(&quot;D('&quot;;[.AR$1];&quot;','&quot;;[Sheet1.AX15];&quot;')&quot;);&quot;&quot;)">
            <text:p/>
          </table:table-cell>
          <table:table-cell table:formula="of:=IF([Sheet1.AY15]&lt;&gt;&quot;&quot;;CONCATENATE(&quot;D('&quot;;[.AS$1];&quot;','&quot;;[Sheet1.AY15];&quot;')&quot;);&quot;&quot;)">
            <text:p/>
          </table:table-cell>
          <table:table-cell table:formula="of:=IF([Sheet1.AZ15]&lt;&gt;&quot;&quot;;CONCATENATE(&quot;D('&quot;;[.AT$1];&quot;','&quot;;[Sheet1.AZ15];&quot;')&quot;);&quot;&quot;)">
            <text:p/>
          </table:table-cell>
          <table:table-cell table:formula="of:=IF([Sheet1.BA15]&lt;&gt;&quot;&quot;;CONCATENATE(&quot;D('&quot;;[.AU$1];&quot;','&quot;;[Sheet1.BA15];&quot;')&quot;);&quot;&quot;)">
            <text:p/>
          </table:table-cell>
          <table:table-cell table:formula="of:=IF([Sheet1.BB15]&lt;&gt;&quot;&quot;;CONCATENATE(&quot;D('&quot;;[.AV$1];&quot;','&quot;;[Sheet1.BB15];&quot;')&quot;);&quot;&quot;)">
            <text:p/>
          </table:table-cell>
          <table:table-cell table:formula="of:=IF([Sheet1.BC15]&lt;&gt;&quot;&quot;;CONCATENATE(&quot;D('&quot;;[.AW$1];&quot;','&quot;;[Sheet1.BC15];&quot;')&quot;);&quot;&quot;)">
            <text:p/>
          </table:table-cell>
          <table:table-cell table:formula="of:=IF([Sheet1.BD15]&lt;&gt;&quot;&quot;;CONCATENATE(&quot;D('&quot;;[.AX$1];&quot;','&quot;;[Sheet1.BD15];&quot;')&quot;);&quot;&quot;)">
            <text:p/>
          </table:table-cell>
          <table:table-cell table:formula="of:=IF([Sheet1.BE15]&lt;&gt;&quot;&quot;;CONCATENATE(&quot;D('&quot;;[.AY$1];&quot;','&quot;;[Sheet1.BE15];&quot;')&quot;);&quot;&quot;)">
            <text:p/>
          </table:table-cell>
          <table:table-cell table:formula="of:=IF([Sheet1.BF15]&lt;&gt;&quot;&quot;;CONCATENATE(&quot;D('&quot;;[.AZ$1];&quot;','&quot;;[Sheet1.BF15];&quot;')&quot;);&quot;&quot;)">
            <text:p/>
          </table:table-cell>
          <table:table-cell table:formula="of:=IF([Sheet1.BG15]&lt;&gt;&quot;&quot;;CONCATENATE(&quot;D('&quot;;[.BA$1];&quot;','&quot;;[Sheet1.BG15];&quot;')&quot;);&quot;&quot;)">
            <text:p/>
          </table:table-cell>
          <table:table-cell table:formula="of:=IF([Sheet1.BH15]&lt;&gt;&quot;&quot;;CONCATENATE(&quot;D('&quot;;[.BB$1];&quot;','&quot;;[Sheet1.BH15];&quot;')&quot;);&quot;&quot;)">
            <text:p/>
          </table:table-cell>
          <table:table-cell table:formula="of:=IF([Sheet1.BI15]&lt;&gt;&quot;&quot;;CONCATENATE(&quot;D('&quot;;[.BC$1];&quot;','&quot;;[Sheet1.BI15];&quot;')&quot;);&quot;&quot;)">
            <text:p/>
          </table:table-cell>
          <table:table-cell table:formula="of:=IF([Sheet1.BJ15]&lt;&gt;&quot;&quot;;CONCATENATE(&quot;D('&quot;;[.BD$1];&quot;','&quot;;[Sheet1.BJ15];&quot;')&quot;);&quot;&quot;)">
            <text:p/>
          </table:table-cell>
          <table:table-cell table:formula="of:=IF([Sheet1.BK15]&lt;&gt;&quot;&quot;;CONCATENATE(&quot;D('&quot;;[.BE$1];&quot;','&quot;;[Sheet1.BK15];&quot;')&quot;);&quot;&quot;)">
            <text:p/>
          </table:table-cell>
          <table:table-cell table:formula="of:=IF([Sheet1.BL15]&lt;&gt;&quot;&quot;;CONCATENATE(&quot;D('&quot;;[.BF$1];&quot;','&quot;;[Sheet1.BL15];&quot;')&quot;);&quot;&quot;)">
            <text:p/>
          </table:table-cell>
          <table:table-cell table:formula="of:=IF([Sheet1.BM15]&lt;&gt;&quot;&quot;;CONCATENATE(&quot;D('&quot;;[.BG$1];&quot;','&quot;;[Sheet1.BM15];&quot;')&quot;);&quot;&quot;)">
            <text:p/>
          </table:table-cell>
          <table:table-cell table:formula="of:=IF([Sheet1.BN15]&lt;&gt;&quot;&quot;;CONCATENATE(&quot;D('&quot;;[.BH$1];&quot;','&quot;;[Sheet1.BN15];&quot;')&quot;);&quot;&quot;)">
            <text:p/>
          </table:table-cell>
          <table:table-cell table:formula="of:=IF([Sheet1.BO15]&lt;&gt;&quot;&quot;;CONCATENATE(&quot;D('&quot;;[.BI$1];&quot;','&quot;;[Sheet1.BO15];&quot;')&quot;);&quot;&quot;)">
            <text:p/>
          </table:table-cell>
          <table:table-cell table:formula="of:=IF([Sheet1.BP15]&lt;&gt;&quot;&quot;;CONCATENATE(&quot;D('&quot;;[.BJ$1];&quot;','&quot;;[Sheet1.BP15];&quot;')&quot;);&quot;&quot;)">
            <text:p/>
          </table:table-cell>
          <table:table-cell table:formula="of:=IF([Sheet1.BQ15]&lt;&gt;&quot;&quot;;CONCATENATE(&quot;D('&quot;;[.BK$1];&quot;','&quot;;[Sheet1.BQ15];&quot;')&quot;);&quot;&quot;)">
            <text:p/>
          </table:table-cell>
          <table:table-cell table:formula="of:=IF([Sheet1.BR15]&lt;&gt;&quot;&quot;;CONCATENATE(&quot;D('&quot;;[.BL$1];&quot;','&quot;;[Sheet1.BR15];&quot;')&quot;);&quot;&quot;)">
            <text:p/>
          </table:table-cell>
          <table:table-cell table:formula="of:=IF([Sheet1.BS15]&lt;&gt;&quot;&quot;;CONCATENATE(&quot;D('&quot;;[.BM$1];&quot;','&quot;;[Sheet1.BS15];&quot;')&quot;);&quot;&quot;)">
            <text:p/>
          </table:table-cell>
          <table:table-cell table:formula="of:=IF([Sheet1.BT15]&lt;&gt;&quot;&quot;;CONCATENATE(&quot;D('&quot;;[.BN$1];&quot;','&quot;;[Sheet1.BT15];&quot;')&quot;);&quot;&quot;)">
            <text:p/>
          </table:table-cell>
          <table:table-cell table:formula="of:=IF([Sheet1.BU15]&lt;&gt;&quot;&quot;;CONCATENATE(&quot;D('&quot;;[.BO$1];&quot;','&quot;;[Sheet1.BU15];&quot;')&quot;);&quot;&quot;)">
            <text:p/>
          </table:table-cell>
          <table:table-cell table:formula="of:=IF([Sheet1.BV15]&lt;&gt;&quot;&quot;;CONCATENATE(&quot;D('&quot;;[.BP$1];&quot;','&quot;;[Sheet1.BV15];&quot;')&quot;);&quot;&quot;)">
            <text:p/>
          </table:table-cell>
          <table:table-cell table:formula="of:=IF([Sheet1.BW15]&lt;&gt;&quot;&quot;;CONCATENATE(&quot;D('&quot;;[.BQ$1];&quot;','&quot;;[Sheet1.BW15];&quot;')&quot;);&quot;&quot;)">
            <text:p/>
          </table:table-cell>
          <table:table-cell table:formula="of:=IF([Sheet1.BX15]&lt;&gt;&quot;&quot;;CONCATENATE(&quot;D('&quot;;[.BR$1];&quot;','&quot;;[Sheet1.BX15];&quot;')&quot;);&quot;&quot;)">
            <text:p/>
          </table:table-cell>
          <table:table-cell table:formula="of:=IF([Sheet1.BY15]&lt;&gt;&quot;&quot;;CONCATENATE(&quot;D('&quot;;[.BS$1];&quot;','&quot;;[Sheet1.BY15];&quot;')&quot;);&quot;&quot;)">
            <text:p/>
          </table:table-cell>
          <table:table-cell table:formula="of:=IF([Sheet1.BZ15]&lt;&gt;&quot;&quot;;CONCATENATE(&quot;D('&quot;;[.BT$1];&quot;','&quot;;[Sheet1.BZ15];&quot;')&quot;);&quot;&quot;)">
            <text:p/>
          </table:table-cell>
          <table:table-cell table:formula="of:=IF([Sheet1.CA15]&lt;&gt;&quot;&quot;;CONCATENATE(&quot;D('&quot;;[.BU$1];&quot;','&quot;;[Sheet1.CA15];&quot;')&quot;);&quot;&quot;)">
            <text:p/>
          </table:table-cell>
          <table:table-cell table:formula="of:=IF([Sheet1.CB15]&lt;&gt;&quot;&quot;;CONCATENATE(&quot;D('&quot;;[.BV$1];&quot;','&quot;;[Sheet1.CB15];&quot;')&quot;);&quot;&quot;)">
            <text:p/>
          </table:table-cell>
          <table:table-cell table:formula="of:=IF([Sheet1.CC15]&lt;&gt;&quot;&quot;;CONCATENATE(&quot;D('&quot;;[.BW$1];&quot;','&quot;;[Sheet1.CC15];&quot;')&quot;);&quot;&quot;)">
            <text:p/>
          </table:table-cell>
          <table:table-cell table:formula="of:=IF([Sheet1.CD15]&lt;&gt;&quot;&quot;;CONCATENATE(&quot;D('&quot;;[.BX$1];&quot;','&quot;;[Sheet1.CD15];&quot;')&quot;);&quot;&quot;)">
            <text:p/>
          </table:table-cell>
          <table:table-cell table:formula="of:=IF([Sheet1.CE15]&lt;&gt;&quot;&quot;;CONCATENATE(&quot;D('&quot;;[.BY$1];&quot;','&quot;;[Sheet1.CE15];&quot;')&quot;);&quot;&quot;)">
            <text:p/>
          </table:table-cell>
          <table:table-cell table:formula="of:=IF([Sheet1.CF15]&lt;&gt;&quot;&quot;;CONCATENATE(&quot;D('&quot;;[.BZ$1];&quot;','&quot;;[Sheet1.CF15];&quot;')&quot;);&quot;&quot;)">
            <text:p/>
          </table:table-cell>
          <table:table-cell table:formula="of:=IF([Sheet1.CG15]&lt;&gt;&quot;&quot;;CONCATENATE(&quot;D('&quot;;[.CA$1];&quot;','&quot;;[Sheet1.CG15];&quot;')&quot;);&quot;&quot;)">
            <text:p/>
          </table:table-cell>
          <table:table-cell table:formula="of:=IF([Sheet1.CH15]&lt;&gt;&quot;&quot;;CONCATENATE(&quot;D('&quot;;[.CB$1];&quot;','&quot;;[Sheet1.CH15];&quot;')&quot;);&quot;&quot;)">
            <text:p/>
          </table:table-cell>
          <table:table-cell table:formula="of:=IF([Sheet1.CI15]&lt;&gt;&quot;&quot;;CONCATENATE(&quot;D('&quot;;[.CC$1];&quot;','&quot;;[Sheet1.CI15];&quot;')&quot;);&quot;&quot;)">
            <text:p/>
          </table:table-cell>
          <table:table-cell table:formula="of:=IF([Sheet1.CJ15]&lt;&gt;&quot;&quot;;CONCATENATE(&quot;D('&quot;;[.CD$1];&quot;','&quot;;[Sheet1.CJ15];&quot;')&quot;);&quot;&quot;)">
            <text:p/>
          </table:table-cell>
          <table:table-cell table:formula="of:=IF([Sheet1.CK15]&lt;&gt;&quot;&quot;;CONCATENATE(&quot;D('&quot;;[.CE$1];&quot;','&quot;;[Sheet1.CK15];&quot;')&quot;);&quot;&quot;)">
            <text:p/>
          </table:table-cell>
          <table:table-cell table:formula="of:=IF([Sheet1.CL15]&lt;&gt;&quot;&quot;;CONCATENATE(&quot;D('&quot;;[.CF$1];&quot;','&quot;;[Sheet1.CL15];&quot;')&quot;);&quot;&quot;)">
            <text:p/>
          </table:table-cell>
          <table:table-cell table:formula="of:=IF([Sheet1.CM15]&lt;&gt;&quot;&quot;;CONCATENATE(&quot;D('&quot;;[.CG$1];&quot;','&quot;;[Sheet1.CM15];&quot;')&quot;);&quot;&quot;)">
            <text:p/>
          </table:table-cell>
          <table:table-cell table:formula="of:=IF([Sheet1.CN15]&lt;&gt;&quot;&quot;;CONCATENATE(&quot;D('&quot;;[.CH$1];&quot;','&quot;;[Sheet1.CN15];&quot;')&quot;);&quot;&quot;)">
            <text:p/>
          </table:table-cell>
          <table:table-cell table:formula="of:=IF([Sheet1.CO15]&lt;&gt;&quot;&quot;;CONCATENATE(&quot;D('&quot;;[.CI$1];&quot;','&quot;;[Sheet1.CO15];&quot;')&quot;);&quot;&quot;)">
            <text:p/>
          </table:table-cell>
          <table:table-cell table:formula="of:=IF([Sheet1.CP15]&lt;&gt;&quot;&quot;;CONCATENATE(&quot;D('&quot;;[.CJ$1];&quot;','&quot;;[Sheet1.CP15];&quot;')&quot;);&quot;&quot;)">
            <text:p/>
          </table:table-cell>
          <table:table-cell table:formula="of:=IF([Sheet1.CQ15]&lt;&gt;&quot;&quot;;CONCATENATE(&quot;D('&quot;;[.CK$1];&quot;','&quot;;[Sheet1.CQ15];&quot;')&quot;);&quot;&quot;)">
            <text:p/>
          </table:table-cell>
          <table:table-cell table:formula="of:=IF([Sheet1.CR15]&lt;&gt;&quot;&quot;;CONCATENATE(&quot;D('&quot;;[.CL$1];&quot;','&quot;;[Sheet1.CR15];&quot;')&quot;);&quot;&quot;)">
            <text:p/>
          </table:table-cell>
          <table:table-cell table:formula="of:=IF([Sheet1.CS15]&lt;&gt;&quot;&quot;;CONCATENATE(&quot;D('&quot;;[.CM$1];&quot;','&quot;;[Sheet1.CS15];&quot;')&quot;);&quot;&quot;)">
            <text:p/>
          </table:table-cell>
          <table:table-cell table:formula="of:=IF([Sheet1.CT15]&lt;&gt;&quot;&quot;;CONCATENATE(&quot;D('&quot;;[.CN$1];&quot;','&quot;;[Sheet1.CT15];&quot;')&quot;);&quot;&quot;)">
            <text:p/>
          </table:table-cell>
          <table:table-cell table:formula="of:=IF([Sheet1.CU15]&lt;&gt;&quot;&quot;;CONCATENATE(&quot;D('&quot;;[.CO$1];&quot;','&quot;;[Sheet1.CU15];&quot;')&quot;);&quot;&quot;)">
            <text:p/>
          </table:table-cell>
        </table:table-row>
        <table:table-row table:style-name="ro1">
          <table:table-cell table:formula="of:=[Sheet1.A16]" office:value-type="float" office:value="11">
            <text:p>11</text:p>
          </table:table-cell>
          <table:table-cell table:formula="of:=[Sheet1.B16]" office:value-type="string" office:string-value="FS/PS(nv)">
            <text:p>FS/PS(nv)</text:p>
          </table:table-cell>
          <table:table-cell table:formula="of:=[Sheet1.C16]" office:value-type="string" office:string-value="First sum. Partial sums. (no vectors)">
            <text:p>First sum. Partial sums. (no vectors)</text:p>
          </table:table-cell>
          <table:table-cell table:formula="of:=IF([Sheet1.D16]&lt;&gt;&quot;&quot;;1;0)" office:value-type="float" office:value="0">
            <text:p>0</text:p>
          </table:table-cell>
          <table:table-cell table:formula="of:=[Sheet1.J16]" office:value-type="float" office:value="1">
            <text:p>1</text:p>
          </table:table-cell>
          <table:table-cell table:formula="of:=IF([Sheet1.L16]&lt;&gt;&quot;&quot;;CONCATENATE(&quot;D('&quot;;[.F$1];&quot;','&quot;;[Sheet1.L16];&quot;')&quot;);&quot;&quot;)">
            <text:p/>
          </table:table-cell>
          <table:table-cell table:formula="of:=IF([Sheet1.M16]&lt;&gt;&quot;&quot;;CONCATENATE(&quot;D('&quot;;[.G$1];&quot;','&quot;;[Sheet1.M16];&quot;')&quot;);&quot;&quot;)">
            <text:p/>
          </table:table-cell>
          <table:table-cell table:formula="of:=IF([Sheet1.N16]&lt;&gt;&quot;&quot;;CONCATENATE(&quot;D('&quot;;[.H$1];&quot;','&quot;;[Sheet1.N16];&quot;')&quot;);&quot;&quot;)">
            <text:p/>
          </table:table-cell>
          <table:table-cell table:formula="of:=IF([Sheet1.O16]&lt;&gt;&quot;&quot;;CONCATENATE(&quot;D('&quot;;[.I$1];&quot;','&quot;;[Sheet1.O16];&quot;')&quot;);&quot;&quot;)">
            <text:p/>
          </table:table-cell>
          <table:table-cell table:formula="of:=IF([Sheet1.P16]&lt;&gt;&quot;&quot;;CONCATENATE(&quot;D('&quot;;[.J$1];&quot;','&quot;;[Sheet1.P16];&quot;')&quot;);&quot;&quot;)">
            <text:p/>
          </table:table-cell>
          <table:table-cell table:formula="of:=IF([Sheet1.Q16]&lt;&gt;&quot;&quot;;CONCATENATE(&quot;D('&quot;;[.K$1];&quot;','&quot;;[Sheet1.Q16];&quot;')&quot;);&quot;&quot;)">
            <text:p/>
          </table:table-cell>
          <table:table-cell table:formula="of:=IF([Sheet1.R16]&lt;&gt;&quot;&quot;;CONCATENATE(&quot;D('&quot;;[.L$1];&quot;','&quot;;[Sheet1.R16];&quot;')&quot;);&quot;&quot;)">
            <text:p/>
          </table:table-cell>
          <table:table-cell table:formula="of:=IF([Sheet1.S16]&lt;&gt;&quot;&quot;;CONCATENATE(&quot;D('&quot;;[.M$1];&quot;','&quot;;[Sheet1.S16];&quot;')&quot;);&quot;&quot;)">
            <text:p/>
          </table:table-cell>
          <table:table-cell table:formula="of:=IF([Sheet1.T16]&lt;&gt;&quot;&quot;;CONCATENATE(&quot;D('&quot;;[.N$1];&quot;','&quot;;[Sheet1.T16];&quot;')&quot;);&quot;&quot;)">
            <text:p/>
          </table:table-cell>
          <table:table-cell table:formula="of:=IF([Sheet1.U16]&lt;&gt;&quot;&quot;;CONCATENATE(&quot;D('&quot;;[.O$1];&quot;','&quot;;[Sheet1.U16];&quot;')&quot;);&quot;&quot;)">
            <text:p/>
          </table:table-cell>
          <table:table-cell table:formula="of:=IF([Sheet1.V16]&lt;&gt;&quot;&quot;;CONCATENATE(&quot;D('&quot;;[.P$1];&quot;','&quot;;[Sheet1.V16];&quot;')&quot;);&quot;&quot;)">
            <text:p/>
          </table:table-cell>
          <table:table-cell table:formula="of:=IF([Sheet1.W16]&lt;&gt;&quot;&quot;;CONCATENATE(&quot;D('&quot;;[.Q$1];&quot;','&quot;;[Sheet1.W16];&quot;')&quot;);&quot;&quot;)">
            <text:p/>
          </table:table-cell>
          <table:table-cell table:formula="of:=IF([Sheet1.X16]&lt;&gt;&quot;&quot;;CONCATENATE(&quot;D('&quot;;[.R$1];&quot;','&quot;;[Sheet1.X16];&quot;')&quot;);&quot;&quot;)">
            <text:p/>
          </table:table-cell>
          <table:table-cell table:formula="of:=IF([Sheet1.Y16]&lt;&gt;&quot;&quot;;CONCATENATE(&quot;D('&quot;;[.S$1];&quot;','&quot;;[Sheet1.Y16];&quot;')&quot;);&quot;&quot;)">
            <text:p/>
          </table:table-cell>
          <table:table-cell table:formula="of:=IF([Sheet1.Z16]&lt;&gt;&quot;&quot;;CONCATENATE(&quot;D('&quot;;[.T$1];&quot;','&quot;;[Sheet1.Z16];&quot;')&quot;);&quot;&quot;)">
            <text:p/>
          </table:table-cell>
          <table:table-cell table:formula="of:=IF([Sheet1.AA16]&lt;&gt;&quot;&quot;;CONCATENATE(&quot;D('&quot;;[.U$1];&quot;','&quot;;[Sheet1.AA16];&quot;')&quot;);&quot;&quot;)">
            <text:p/>
          </table:table-cell>
          <table:table-cell table:formula="of:=IF([Sheet1.AB16]&lt;&gt;&quot;&quot;;CONCATENATE(&quot;D('&quot;;[.V$1];&quot;','&quot;;[Sheet1.AB16];&quot;')&quot;);&quot;&quot;)">
            <text:p/>
          </table:table-cell>
          <table:table-cell table:formula="of:=IF([Sheet1.AC16]&lt;&gt;&quot;&quot;;CONCATENATE(&quot;D('&quot;;[.W$1];&quot;','&quot;;[Sheet1.AC16];&quot;')&quot;);&quot;&quot;)">
            <text:p/>
          </table:table-cell>
          <table:table-cell table:formula="of:=IF([Sheet1.AD16]&lt;&gt;&quot;&quot;;CONCATENATE(&quot;D('&quot;;[.X$1];&quot;','&quot;;[Sheet1.AD16];&quot;')&quot;);&quot;&quot;)">
            <text:p/>
          </table:table-cell>
          <table:table-cell table:formula="of:=IF([Sheet1.AE16]&lt;&gt;&quot;&quot;;CONCATENATE(&quot;D('&quot;;[.Y$1];&quot;','&quot;;[Sheet1.AE16];&quot;')&quot;);&quot;&quot;)">
            <text:p/>
          </table:table-cell>
          <table:table-cell table:formula="of:=IF([Sheet1.AF16]&lt;&gt;&quot;&quot;;CONCATENATE(&quot;D('&quot;;[.Z$1];&quot;','&quot;;[Sheet1.AF16];&quot;')&quot;);&quot;&quot;)">
            <text:p/>
          </table:table-cell>
          <table:table-cell table:formula="of:=IF([Sheet1.AG16]&lt;&gt;&quot;&quot;;CONCATENATE(&quot;D('&quot;;[.AA$1];&quot;','&quot;;[Sheet1.AG16];&quot;')&quot;);&quot;&quot;)">
            <text:p/>
          </table:table-cell>
          <table:table-cell table:formula="of:=IF([Sheet1.AH16]&lt;&gt;&quot;&quot;;CONCATENATE(&quot;D('&quot;;[.AB$1];&quot;','&quot;;[Sheet1.AH16];&quot;')&quot;);&quot;&quot;)">
            <text:p/>
          </table:table-cell>
          <table:table-cell table:formula="of:=IF([Sheet1.AI16]&lt;&gt;&quot;&quot;;CONCATENATE(&quot;D('&quot;;[.AC$1];&quot;','&quot;;[Sheet1.AI16];&quot;')&quot;);&quot;&quot;)">
            <text:p/>
          </table:table-cell>
          <table:table-cell table:formula="of:=IF([Sheet1.AJ16]&lt;&gt;&quot;&quot;;CONCATENATE(&quot;D('&quot;;[.AD$1];&quot;','&quot;;[Sheet1.AJ16];&quot;')&quot;);&quot;&quot;)">
            <text:p/>
          </table:table-cell>
          <table:table-cell table:formula="of:=IF([Sheet1.AK16]&lt;&gt;&quot;&quot;;CONCATENATE(&quot;D('&quot;;[.AE$1];&quot;','&quot;;[Sheet1.AK16];&quot;')&quot;);&quot;&quot;)">
            <text:p/>
          </table:table-cell>
          <table:table-cell table:formula="of:=IF([Sheet1.AL16]&lt;&gt;&quot;&quot;;CONCATENATE(&quot;D('&quot;;[.AF$1];&quot;','&quot;;[Sheet1.AL16];&quot;')&quot;);&quot;&quot;)">
            <text:p/>
          </table:table-cell>
          <table:table-cell table:formula="of:=IF([Sheet1.AM16]&lt;&gt;&quot;&quot;;CONCATENATE(&quot;D('&quot;;[.AG$1];&quot;','&quot;;[Sheet1.AM16];&quot;')&quot;);&quot;&quot;)">
            <text:p/>
          </table:table-cell>
          <table:table-cell table:formula="of:=IF([Sheet1.AN16]&lt;&gt;&quot;&quot;;CONCATENATE(&quot;D('&quot;;[.AH$1];&quot;','&quot;;[Sheet1.AN16];&quot;')&quot;);&quot;&quot;)">
            <text:p/>
          </table:table-cell>
          <table:table-cell table:formula="of:=IF([Sheet1.AO16]&lt;&gt;&quot;&quot;;CONCATENATE(&quot;D('&quot;;[.AI$1];&quot;','&quot;;[Sheet1.AO16];&quot;')&quot;);&quot;&quot;)">
            <text:p/>
          </table:table-cell>
          <table:table-cell table:formula="of:=IF([Sheet1.AP16]&lt;&gt;&quot;&quot;;CONCATENATE(&quot;D('&quot;;[.AJ$1];&quot;','&quot;;[Sheet1.AP16];&quot;')&quot;);&quot;&quot;)">
            <text:p/>
          </table:table-cell>
          <table:table-cell table:formula="of:=IF([Sheet1.AQ16]&lt;&gt;&quot;&quot;;CONCATENATE(&quot;D('&quot;;[.AK$1];&quot;','&quot;;[Sheet1.AQ16];&quot;')&quot;);&quot;&quot;)">
            <text:p/>
          </table:table-cell>
          <table:table-cell table:formula="of:=IF([Sheet1.AR16]&lt;&gt;&quot;&quot;;CONCATENATE(&quot;D('&quot;;[.AL$1];&quot;','&quot;;[Sheet1.AR16];&quot;')&quot;);&quot;&quot;)">
            <text:p/>
          </table:table-cell>
          <table:table-cell table:formula="of:=IF([Sheet1.AS16]&lt;&gt;&quot;&quot;;CONCATENATE(&quot;D('&quot;;[.AM$1];&quot;','&quot;;[Sheet1.AS16];&quot;')&quot;);&quot;&quot;)">
            <text:p/>
          </table:table-cell>
          <table:table-cell table:formula="of:=IF([Sheet1.AT16]&lt;&gt;&quot;&quot;;CONCATENATE(&quot;D('&quot;;[.AN$1];&quot;','&quot;;[Sheet1.AT16];&quot;')&quot;);&quot;&quot;)">
            <text:p/>
          </table:table-cell>
          <table:table-cell table:formula="of:=IF([Sheet1.AU16]&lt;&gt;&quot;&quot;;CONCATENATE(&quot;D('&quot;;[.AO$1];&quot;','&quot;;[Sheet1.AU16];&quot;')&quot;);&quot;&quot;)">
            <text:p/>
          </table:table-cell>
          <table:table-cell table:formula="of:=IF([Sheet1.AV16]&lt;&gt;&quot;&quot;;CONCATENATE(&quot;D('&quot;;[.AP$1];&quot;','&quot;;[Sheet1.AV16];&quot;')&quot;);&quot;&quot;)">
            <text:p/>
          </table:table-cell>
          <table:table-cell table:formula="of:=IF([Sheet1.AW16]&lt;&gt;&quot;&quot;;CONCATENATE(&quot;D('&quot;;[.AQ$1];&quot;','&quot;;[Sheet1.AW16];&quot;')&quot;);&quot;&quot;)">
            <text:p/>
          </table:table-cell>
          <table:table-cell table:formula="of:=IF([Sheet1.AX16]&lt;&gt;&quot;&quot;;CONCATENATE(&quot;D('&quot;;[.AR$1];&quot;','&quot;;[Sheet1.AX16];&quot;')&quot;);&quot;&quot;)">
            <text:p/>
          </table:table-cell>
          <table:table-cell table:formula="of:=IF([Sheet1.AY16]&lt;&gt;&quot;&quot;;CONCATENATE(&quot;D('&quot;;[.AS$1];&quot;','&quot;;[Sheet1.AY16];&quot;')&quot;);&quot;&quot;)">
            <text:p/>
          </table:table-cell>
          <table:table-cell table:formula="of:=IF([Sheet1.AZ16]&lt;&gt;&quot;&quot;;CONCATENATE(&quot;D('&quot;;[.AT$1];&quot;','&quot;;[Sheet1.AZ16];&quot;')&quot;);&quot;&quot;)">
            <text:p/>
          </table:table-cell>
          <table:table-cell table:formula="of:=IF([Sheet1.BA16]&lt;&gt;&quot;&quot;;CONCATENATE(&quot;D('&quot;;[.AU$1];&quot;','&quot;;[Sheet1.BA16];&quot;')&quot;);&quot;&quot;)">
            <text:p/>
          </table:table-cell>
          <table:table-cell table:formula="of:=IF([Sheet1.BB16]&lt;&gt;&quot;&quot;;CONCATENATE(&quot;D('&quot;;[.AV$1];&quot;','&quot;;[Sheet1.BB16];&quot;')&quot;);&quot;&quot;)">
            <text:p/>
          </table:table-cell>
          <table:table-cell table:formula="of:=IF([Sheet1.BC16]&lt;&gt;&quot;&quot;;CONCATENATE(&quot;D('&quot;;[.AW$1];&quot;','&quot;;[Sheet1.BC16];&quot;')&quot;);&quot;&quot;)">
            <text:p/>
          </table:table-cell>
          <table:table-cell table:formula="of:=IF([Sheet1.BD16]&lt;&gt;&quot;&quot;;CONCATENATE(&quot;D('&quot;;[.AX$1];&quot;','&quot;;[Sheet1.BD16];&quot;')&quot;);&quot;&quot;)">
            <text:p/>
          </table:table-cell>
          <table:table-cell table:formula="of:=IF([Sheet1.BE16]&lt;&gt;&quot;&quot;;CONCATENATE(&quot;D('&quot;;[.AY$1];&quot;','&quot;;[Sheet1.BE16];&quot;')&quot;);&quot;&quot;)">
            <text:p/>
          </table:table-cell>
          <table:table-cell table:formula="of:=IF([Sheet1.BF16]&lt;&gt;&quot;&quot;;CONCATENATE(&quot;D('&quot;;[.AZ$1];&quot;','&quot;;[Sheet1.BF16];&quot;')&quot;);&quot;&quot;)">
            <text:p/>
          </table:table-cell>
          <table:table-cell table:formula="of:=IF([Sheet1.BG16]&lt;&gt;&quot;&quot;;CONCATENATE(&quot;D('&quot;;[.BA$1];&quot;','&quot;;[Sheet1.BG16];&quot;')&quot;);&quot;&quot;)">
            <text:p/>
          </table:table-cell>
          <table:table-cell table:formula="of:=IF([Sheet1.BH16]&lt;&gt;&quot;&quot;;CONCATENATE(&quot;D('&quot;;[.BB$1];&quot;','&quot;;[Sheet1.BH16];&quot;')&quot;);&quot;&quot;)">
            <text:p/>
          </table:table-cell>
          <table:table-cell table:formula="of:=IF([Sheet1.BI16]&lt;&gt;&quot;&quot;;CONCATENATE(&quot;D('&quot;;[.BC$1];&quot;','&quot;;[Sheet1.BI16];&quot;')&quot;);&quot;&quot;)">
            <text:p/>
          </table:table-cell>
          <table:table-cell table:formula="of:=IF([Sheet1.BJ16]&lt;&gt;&quot;&quot;;CONCATENATE(&quot;D('&quot;;[.BD$1];&quot;','&quot;;[Sheet1.BJ16];&quot;')&quot;);&quot;&quot;)">
            <text:p/>
          </table:table-cell>
          <table:table-cell table:formula="of:=IF([Sheet1.BK16]&lt;&gt;&quot;&quot;;CONCATENATE(&quot;D('&quot;;[.BE$1];&quot;','&quot;;[Sheet1.BK16];&quot;')&quot;);&quot;&quot;)">
            <text:p/>
          </table:table-cell>
          <table:table-cell table:formula="of:=IF([Sheet1.BL16]&lt;&gt;&quot;&quot;;CONCATENATE(&quot;D('&quot;;[.BF$1];&quot;','&quot;;[Sheet1.BL16];&quot;')&quot;);&quot;&quot;)">
            <text:p/>
          </table:table-cell>
          <table:table-cell table:formula="of:=IF([Sheet1.BM16]&lt;&gt;&quot;&quot;;CONCATENATE(&quot;D('&quot;;[.BG$1];&quot;','&quot;;[Sheet1.BM16];&quot;')&quot;);&quot;&quot;)">
            <text:p/>
          </table:table-cell>
          <table:table-cell table:formula="of:=IF([Sheet1.BN16]&lt;&gt;&quot;&quot;;CONCATENATE(&quot;D('&quot;;[.BH$1];&quot;','&quot;;[Sheet1.BN16];&quot;')&quot;);&quot;&quot;)">
            <text:p/>
          </table:table-cell>
          <table:table-cell table:formula="of:=IF([Sheet1.BO16]&lt;&gt;&quot;&quot;;CONCATENATE(&quot;D('&quot;;[.BI$1];&quot;','&quot;;[Sheet1.BO16];&quot;')&quot;);&quot;&quot;)">
            <text:p/>
          </table:table-cell>
          <table:table-cell table:formula="of:=IF([Sheet1.BP16]&lt;&gt;&quot;&quot;;CONCATENATE(&quot;D('&quot;;[.BJ$1];&quot;','&quot;;[Sheet1.BP16];&quot;')&quot;);&quot;&quot;)">
            <text:p/>
          </table:table-cell>
          <table:table-cell table:formula="of:=IF([Sheet1.BQ16]&lt;&gt;&quot;&quot;;CONCATENATE(&quot;D('&quot;;[.BK$1];&quot;','&quot;;[Sheet1.BQ16];&quot;')&quot;);&quot;&quot;)">
            <text:p/>
          </table:table-cell>
          <table:table-cell table:formula="of:=IF([Sheet1.BR16]&lt;&gt;&quot;&quot;;CONCATENATE(&quot;D('&quot;;[.BL$1];&quot;','&quot;;[Sheet1.BR16];&quot;')&quot;);&quot;&quot;)">
            <text:p/>
          </table:table-cell>
          <table:table-cell table:formula="of:=IF([Sheet1.BS16]&lt;&gt;&quot;&quot;;CONCATENATE(&quot;D('&quot;;[.BM$1];&quot;','&quot;;[Sheet1.BS16];&quot;')&quot;);&quot;&quot;)">
            <text:p/>
          </table:table-cell>
          <table:table-cell table:formula="of:=IF([Sheet1.BT16]&lt;&gt;&quot;&quot;;CONCATENATE(&quot;D('&quot;;[.BN$1];&quot;','&quot;;[Sheet1.BT16];&quot;')&quot;);&quot;&quot;)">
            <text:p/>
          </table:table-cell>
          <table:table-cell table:formula="of:=IF([Sheet1.BU16]&lt;&gt;&quot;&quot;;CONCATENATE(&quot;D('&quot;;[.BO$1];&quot;','&quot;;[Sheet1.BU16];&quot;')&quot;);&quot;&quot;)">
            <text:p/>
          </table:table-cell>
          <table:table-cell table:formula="of:=IF([Sheet1.BV16]&lt;&gt;&quot;&quot;;CONCATENATE(&quot;D('&quot;;[.BP$1];&quot;','&quot;;[Sheet1.BV16];&quot;')&quot;);&quot;&quot;)">
            <text:p/>
          </table:table-cell>
          <table:table-cell table:formula="of:=IF([Sheet1.BW16]&lt;&gt;&quot;&quot;;CONCATENATE(&quot;D('&quot;;[.BQ$1];&quot;','&quot;;[Sheet1.BW16];&quot;')&quot;);&quot;&quot;)">
            <text:p/>
          </table:table-cell>
          <table:table-cell table:formula="of:=IF([Sheet1.BX16]&lt;&gt;&quot;&quot;;CONCATENATE(&quot;D('&quot;;[.BR$1];&quot;','&quot;;[Sheet1.BX16];&quot;')&quot;);&quot;&quot;)">
            <text:p/>
          </table:table-cell>
          <table:table-cell table:formula="of:=IF([Sheet1.BY16]&lt;&gt;&quot;&quot;;CONCATENATE(&quot;D('&quot;;[.BS$1];&quot;','&quot;;[Sheet1.BY16];&quot;')&quot;);&quot;&quot;)">
            <text:p/>
          </table:table-cell>
          <table:table-cell table:formula="of:=IF([Sheet1.BZ16]&lt;&gt;&quot;&quot;;CONCATENATE(&quot;D('&quot;;[.BT$1];&quot;','&quot;;[Sheet1.BZ16];&quot;')&quot;);&quot;&quot;)">
            <text:p/>
          </table:table-cell>
          <table:table-cell table:formula="of:=IF([Sheet1.CA16]&lt;&gt;&quot;&quot;;CONCATENATE(&quot;D('&quot;;[.BU$1];&quot;','&quot;;[Sheet1.CA16];&quot;')&quot;);&quot;&quot;)" office:value-type="string" office:string-value="D('X','1..n,W')">
            <text:p>D('X','1..n,W')</text:p>
          </table:table-cell>
          <table:table-cell table:formula="of:=IF([Sheet1.CB16]&lt;&gt;&quot;&quot;;CONCATENATE(&quot;D('&quot;;[.BV$1];&quot;','&quot;;[Sheet1.CB16];&quot;')&quot;);&quot;&quot;)">
            <text:p/>
          </table:table-cell>
          <table:table-cell table:formula="of:=IF([Sheet1.CC16]&lt;&gt;&quot;&quot;;CONCATENATE(&quot;D('&quot;;[.BW$1];&quot;','&quot;;[Sheet1.CC16];&quot;')&quot;);&quot;&quot;)">
            <text:p/>
          </table:table-cell>
          <table:table-cell table:formula="of:=IF([Sheet1.CD16]&lt;&gt;&quot;&quot;;CONCATENATE(&quot;D('&quot;;[.BX$1];&quot;','&quot;;[Sheet1.CD16];&quot;')&quot;);&quot;&quot;)">
            <text:p/>
          </table:table-cell>
          <table:table-cell table:formula="of:=IF([Sheet1.CE16]&lt;&gt;&quot;&quot;;CONCATENATE(&quot;D('&quot;;[.BY$1];&quot;','&quot;;[Sheet1.CE16];&quot;')&quot;);&quot;&quot;)" office:value-type="string" office:string-value="D('Y','1..n')">
            <text:p>D('Y','1..n')</text:p>
          </table:table-cell>
          <table:table-cell table:formula="of:=IF([Sheet1.CF16]&lt;&gt;&quot;&quot;;CONCATENATE(&quot;D('&quot;;[.BZ$1];&quot;','&quot;;[Sheet1.CF16];&quot;')&quot;);&quot;&quot;)">
            <text:p/>
          </table:table-cell>
          <table:table-cell table:formula="of:=IF([Sheet1.CG16]&lt;&gt;&quot;&quot;;CONCATENATE(&quot;D('&quot;;[.CA$1];&quot;','&quot;;[Sheet1.CG16];&quot;')&quot;);&quot;&quot;)">
            <text:p/>
          </table:table-cell>
          <table:table-cell table:formula="of:=IF([Sheet1.CH16]&lt;&gt;&quot;&quot;;CONCATENATE(&quot;D('&quot;;[.CB$1];&quot;','&quot;;[Sheet1.CH16];&quot;')&quot;);&quot;&quot;)">
            <text:p/>
          </table:table-cell>
          <table:table-cell table:formula="of:=IF([Sheet1.CI16]&lt;&gt;&quot;&quot;;CONCATENATE(&quot;D('&quot;;[.CC$1];&quot;','&quot;;[Sheet1.CI16];&quot;')&quot;);&quot;&quot;)">
            <text:p/>
          </table:table-cell>
          <table:table-cell table:formula="of:=IF([Sheet1.CJ16]&lt;&gt;&quot;&quot;;CONCATENATE(&quot;D('&quot;;[.CD$1];&quot;','&quot;;[Sheet1.CJ16];&quot;')&quot;);&quot;&quot;)">
            <text:p/>
          </table:table-cell>
          <table:table-cell table:formula="of:=IF([Sheet1.CK16]&lt;&gt;&quot;&quot;;CONCATENATE(&quot;D('&quot;;[.CE$1];&quot;','&quot;;[Sheet1.CK16];&quot;')&quot;);&quot;&quot;)">
            <text:p/>
          </table:table-cell>
          <table:table-cell table:formula="of:=IF([Sheet1.CL16]&lt;&gt;&quot;&quot;;CONCATENATE(&quot;D('&quot;;[.CF$1];&quot;','&quot;;[Sheet1.CL16];&quot;')&quot;);&quot;&quot;)">
            <text:p/>
          </table:table-cell>
          <table:table-cell table:formula="of:=IF([Sheet1.CM16]&lt;&gt;&quot;&quot;;CONCATENATE(&quot;D('&quot;;[.CG$1];&quot;','&quot;;[Sheet1.CM16];&quot;')&quot;);&quot;&quot;)">
            <text:p/>
          </table:table-cell>
          <table:table-cell table:formula="of:=IF([Sheet1.CN16]&lt;&gt;&quot;&quot;;CONCATENATE(&quot;D('&quot;;[.CH$1];&quot;','&quot;;[Sheet1.CN16];&quot;')&quot;);&quot;&quot;)">
            <text:p/>
          </table:table-cell>
          <table:table-cell table:formula="of:=IF([Sheet1.CO16]&lt;&gt;&quot;&quot;;CONCATENATE(&quot;D('&quot;;[.CI$1];&quot;','&quot;;[Sheet1.CO16];&quot;')&quot;);&quot;&quot;)">
            <text:p/>
          </table:table-cell>
          <table:table-cell table:formula="of:=IF([Sheet1.CP16]&lt;&gt;&quot;&quot;;CONCATENATE(&quot;D('&quot;;[.CJ$1];&quot;','&quot;;[Sheet1.CP16];&quot;')&quot;);&quot;&quot;)">
            <text:p/>
          </table:table-cell>
          <table:table-cell table:formula="of:=IF([Sheet1.CQ16]&lt;&gt;&quot;&quot;;CONCATENATE(&quot;D('&quot;;[.CK$1];&quot;','&quot;;[Sheet1.CQ16];&quot;')&quot;);&quot;&quot;)">
            <text:p/>
          </table:table-cell>
          <table:table-cell table:formula="of:=IF([Sheet1.CR16]&lt;&gt;&quot;&quot;;CONCATENATE(&quot;D('&quot;;[.CL$1];&quot;','&quot;;[Sheet1.CR16];&quot;')&quot;);&quot;&quot;)">
            <text:p/>
          </table:table-cell>
          <table:table-cell table:formula="of:=IF([Sheet1.CS16]&lt;&gt;&quot;&quot;;CONCATENATE(&quot;D('&quot;;[.CM$1];&quot;','&quot;;[Sheet1.CS16];&quot;')&quot;);&quot;&quot;)">
            <text:p/>
          </table:table-cell>
          <table:table-cell table:formula="of:=IF([Sheet1.CT16]&lt;&gt;&quot;&quot;;CONCATENATE(&quot;D('&quot;;[.CN$1];&quot;','&quot;;[Sheet1.CT16];&quot;')&quot;);&quot;&quot;)">
            <text:p/>
          </table:table-cell>
          <table:table-cell table:formula="of:=IF([Sheet1.CU16]&lt;&gt;&quot;&quot;;CONCATENATE(&quot;D('&quot;;[.CO$1];&quot;','&quot;;[Sheet1.CU16];&quot;')&quot;);&quot;&quot;)">
            <text:p/>
          </table:table-cell>
        </table:table-row>
        <table:table-row table:style-name="ro1">
          <table:table-cell table:formula="of:=[Sheet1.A17]" office:value-type="float" office:value="12">
            <text:p>12</text:p>
          </table:table-cell>
          <table:table-cell table:formula="of:=[Sheet1.B17]" office:value-type="string" office:string-value="FD">
            <text:p>FD</text:p>
          </table:table-cell>
          <table:table-cell table:formula="of:=[Sheet1.C17]" office:value-type="string" office:string-value="First differential">
            <text:p>First differential</text:p>
          </table:table-cell>
          <table:table-cell table:formula="of:=IF([Sheet1.D17]&lt;&gt;&quot;&quot;;1;0)" office:value-type="float" office:value="0">
            <text:p>0</text:p>
          </table:table-cell>
          <table:table-cell table:formula="of:=[Sheet1.J17]" office:value-type="float" office:value="0.999000999000999">
            <text:p>1</text:p>
          </table:table-cell>
          <table:table-cell table:formula="of:=IF([Sheet1.L17]&lt;&gt;&quot;&quot;;CONCATENATE(&quot;D('&quot;;[.F$1];&quot;','&quot;;[Sheet1.L17];&quot;')&quot;);&quot;&quot;)">
            <text:p/>
          </table:table-cell>
          <table:table-cell table:formula="of:=IF([Sheet1.M17]&lt;&gt;&quot;&quot;;CONCATENATE(&quot;D('&quot;;[.G$1];&quot;','&quot;;[Sheet1.M17];&quot;')&quot;);&quot;&quot;)">
            <text:p/>
          </table:table-cell>
          <table:table-cell table:formula="of:=IF([Sheet1.N17]&lt;&gt;&quot;&quot;;CONCATENATE(&quot;D('&quot;;[.H$1];&quot;','&quot;;[Sheet1.N17];&quot;')&quot;);&quot;&quot;)">
            <text:p/>
          </table:table-cell>
          <table:table-cell table:formula="of:=IF([Sheet1.O17]&lt;&gt;&quot;&quot;;CONCATENATE(&quot;D('&quot;;[.I$1];&quot;','&quot;;[Sheet1.O17];&quot;')&quot;);&quot;&quot;)">
            <text:p/>
          </table:table-cell>
          <table:table-cell table:formula="of:=IF([Sheet1.P17]&lt;&gt;&quot;&quot;;CONCATENATE(&quot;D('&quot;;[.J$1];&quot;','&quot;;[Sheet1.P17];&quot;')&quot;);&quot;&quot;)">
            <text:p/>
          </table:table-cell>
          <table:table-cell table:formula="of:=IF([Sheet1.Q17]&lt;&gt;&quot;&quot;;CONCATENATE(&quot;D('&quot;;[.K$1];&quot;','&quot;;[Sheet1.Q17];&quot;')&quot;);&quot;&quot;)">
            <text:p/>
          </table:table-cell>
          <table:table-cell table:formula="of:=IF([Sheet1.R17]&lt;&gt;&quot;&quot;;CONCATENATE(&quot;D('&quot;;[.L$1];&quot;','&quot;;[Sheet1.R17];&quot;')&quot;);&quot;&quot;)">
            <text:p/>
          </table:table-cell>
          <table:table-cell table:formula="of:=IF([Sheet1.S17]&lt;&gt;&quot;&quot;;CONCATENATE(&quot;D('&quot;;[.M$1];&quot;','&quot;;[Sheet1.S17];&quot;')&quot;);&quot;&quot;)">
            <text:p/>
          </table:table-cell>
          <table:table-cell table:formula="of:=IF([Sheet1.T17]&lt;&gt;&quot;&quot;;CONCATENATE(&quot;D('&quot;;[.N$1];&quot;','&quot;;[Sheet1.T17];&quot;')&quot;);&quot;&quot;)">
            <text:p/>
          </table:table-cell>
          <table:table-cell table:formula="of:=IF([Sheet1.U17]&lt;&gt;&quot;&quot;;CONCATENATE(&quot;D('&quot;;[.O$1];&quot;','&quot;;[Sheet1.U17];&quot;')&quot;);&quot;&quot;)">
            <text:p/>
          </table:table-cell>
          <table:table-cell table:formula="of:=IF([Sheet1.V17]&lt;&gt;&quot;&quot;;CONCATENATE(&quot;D('&quot;;[.P$1];&quot;','&quot;;[Sheet1.V17];&quot;')&quot;);&quot;&quot;)">
            <text:p/>
          </table:table-cell>
          <table:table-cell table:formula="of:=IF([Sheet1.W17]&lt;&gt;&quot;&quot;;CONCATENATE(&quot;D('&quot;;[.Q$1];&quot;','&quot;;[Sheet1.W17];&quot;')&quot;);&quot;&quot;)">
            <text:p/>
          </table:table-cell>
          <table:table-cell table:formula="of:=IF([Sheet1.X17]&lt;&gt;&quot;&quot;;CONCATENATE(&quot;D('&quot;;[.R$1];&quot;','&quot;;[Sheet1.X17];&quot;')&quot;);&quot;&quot;)">
            <text:p/>
          </table:table-cell>
          <table:table-cell table:formula="of:=IF([Sheet1.Y17]&lt;&gt;&quot;&quot;;CONCATENATE(&quot;D('&quot;;[.S$1];&quot;','&quot;;[Sheet1.Y17];&quot;')&quot;);&quot;&quot;)">
            <text:p/>
          </table:table-cell>
          <table:table-cell table:formula="of:=IF([Sheet1.Z17]&lt;&gt;&quot;&quot;;CONCATENATE(&quot;D('&quot;;[.T$1];&quot;','&quot;;[Sheet1.Z17];&quot;')&quot;);&quot;&quot;)">
            <text:p/>
          </table:table-cell>
          <table:table-cell table:formula="of:=IF([Sheet1.AA17]&lt;&gt;&quot;&quot;;CONCATENATE(&quot;D('&quot;;[.U$1];&quot;','&quot;;[Sheet1.AA17];&quot;')&quot;);&quot;&quot;)">
            <text:p/>
          </table:table-cell>
          <table:table-cell table:formula="of:=IF([Sheet1.AB17]&lt;&gt;&quot;&quot;;CONCATENATE(&quot;D('&quot;;[.V$1];&quot;','&quot;;[Sheet1.AB17];&quot;')&quot;);&quot;&quot;)">
            <text:p/>
          </table:table-cell>
          <table:table-cell table:formula="of:=IF([Sheet1.AC17]&lt;&gt;&quot;&quot;;CONCATENATE(&quot;D('&quot;;[.W$1];&quot;','&quot;;[Sheet1.AC17];&quot;')&quot;);&quot;&quot;)">
            <text:p/>
          </table:table-cell>
          <table:table-cell table:formula="of:=IF([Sheet1.AD17]&lt;&gt;&quot;&quot;;CONCATENATE(&quot;D('&quot;;[.X$1];&quot;','&quot;;[Sheet1.AD17];&quot;')&quot;);&quot;&quot;)">
            <text:p/>
          </table:table-cell>
          <table:table-cell table:formula="of:=IF([Sheet1.AE17]&lt;&gt;&quot;&quot;;CONCATENATE(&quot;D('&quot;;[.Y$1];&quot;','&quot;;[Sheet1.AE17];&quot;')&quot;);&quot;&quot;)">
            <text:p/>
          </table:table-cell>
          <table:table-cell table:formula="of:=IF([Sheet1.AF17]&lt;&gt;&quot;&quot;;CONCATENATE(&quot;D('&quot;;[.Z$1];&quot;','&quot;;[Sheet1.AF17];&quot;')&quot;);&quot;&quot;)">
            <text:p/>
          </table:table-cell>
          <table:table-cell table:formula="of:=IF([Sheet1.AG17]&lt;&gt;&quot;&quot;;CONCATENATE(&quot;D('&quot;;[.AA$1];&quot;','&quot;;[Sheet1.AG17];&quot;')&quot;);&quot;&quot;)">
            <text:p/>
          </table:table-cell>
          <table:table-cell table:formula="of:=IF([Sheet1.AH17]&lt;&gt;&quot;&quot;;CONCATENATE(&quot;D('&quot;;[.AB$1];&quot;','&quot;;[Sheet1.AH17];&quot;')&quot;);&quot;&quot;)">
            <text:p/>
          </table:table-cell>
          <table:table-cell table:formula="of:=IF([Sheet1.AI17]&lt;&gt;&quot;&quot;;CONCATENATE(&quot;D('&quot;;[.AC$1];&quot;','&quot;;[Sheet1.AI17];&quot;')&quot;);&quot;&quot;)">
            <text:p/>
          </table:table-cell>
          <table:table-cell table:formula="of:=IF([Sheet1.AJ17]&lt;&gt;&quot;&quot;;CONCATENATE(&quot;D('&quot;;[.AD$1];&quot;','&quot;;[Sheet1.AJ17];&quot;')&quot;);&quot;&quot;)">
            <text:p/>
          </table:table-cell>
          <table:table-cell table:formula="of:=IF([Sheet1.AK17]&lt;&gt;&quot;&quot;;CONCATENATE(&quot;D('&quot;;[.AE$1];&quot;','&quot;;[Sheet1.AK17];&quot;')&quot;);&quot;&quot;)">
            <text:p/>
          </table:table-cell>
          <table:table-cell table:formula="of:=IF([Sheet1.AL17]&lt;&gt;&quot;&quot;;CONCATENATE(&quot;D('&quot;;[.AF$1];&quot;','&quot;;[Sheet1.AL17];&quot;')&quot;);&quot;&quot;)">
            <text:p/>
          </table:table-cell>
          <table:table-cell table:formula="of:=IF([Sheet1.AM17]&lt;&gt;&quot;&quot;;CONCATENATE(&quot;D('&quot;;[.AG$1];&quot;','&quot;;[Sheet1.AM17];&quot;')&quot;);&quot;&quot;)">
            <text:p/>
          </table:table-cell>
          <table:table-cell table:formula="of:=IF([Sheet1.AN17]&lt;&gt;&quot;&quot;;CONCATENATE(&quot;D('&quot;;[.AH$1];&quot;','&quot;;[Sheet1.AN17];&quot;')&quot;);&quot;&quot;)">
            <text:p/>
          </table:table-cell>
          <table:table-cell table:formula="of:=IF([Sheet1.AO17]&lt;&gt;&quot;&quot;;CONCATENATE(&quot;D('&quot;;[.AI$1];&quot;','&quot;;[Sheet1.AO17];&quot;')&quot;);&quot;&quot;)">
            <text:p/>
          </table:table-cell>
          <table:table-cell table:formula="of:=IF([Sheet1.AP17]&lt;&gt;&quot;&quot;;CONCATENATE(&quot;D('&quot;;[.AJ$1];&quot;','&quot;;[Sheet1.AP17];&quot;')&quot;);&quot;&quot;)">
            <text:p/>
          </table:table-cell>
          <table:table-cell table:formula="of:=IF([Sheet1.AQ17]&lt;&gt;&quot;&quot;;CONCATENATE(&quot;D('&quot;;[.AK$1];&quot;','&quot;;[Sheet1.AQ17];&quot;')&quot;);&quot;&quot;)">
            <text:p/>
          </table:table-cell>
          <table:table-cell table:formula="of:=IF([Sheet1.AR17]&lt;&gt;&quot;&quot;;CONCATENATE(&quot;D('&quot;;[.AL$1];&quot;','&quot;;[Sheet1.AR17];&quot;')&quot;);&quot;&quot;)">
            <text:p/>
          </table:table-cell>
          <table:table-cell table:formula="of:=IF([Sheet1.AS17]&lt;&gt;&quot;&quot;;CONCATENATE(&quot;D('&quot;;[.AM$1];&quot;','&quot;;[Sheet1.AS17];&quot;')&quot;);&quot;&quot;)">
            <text:p/>
          </table:table-cell>
          <table:table-cell table:formula="of:=IF([Sheet1.AT17]&lt;&gt;&quot;&quot;;CONCATENATE(&quot;D('&quot;;[.AN$1];&quot;','&quot;;[Sheet1.AT17];&quot;')&quot;);&quot;&quot;)">
            <text:p/>
          </table:table-cell>
          <table:table-cell table:formula="of:=IF([Sheet1.AU17]&lt;&gt;&quot;&quot;;CONCATENATE(&quot;D('&quot;;[.AO$1];&quot;','&quot;;[Sheet1.AU17];&quot;')&quot;);&quot;&quot;)">
            <text:p/>
          </table:table-cell>
          <table:table-cell table:formula="of:=IF([Sheet1.AV17]&lt;&gt;&quot;&quot;;CONCATENATE(&quot;D('&quot;;[.AP$1];&quot;','&quot;;[Sheet1.AV17];&quot;')&quot;);&quot;&quot;)">
            <text:p/>
          </table:table-cell>
          <table:table-cell table:formula="of:=IF([Sheet1.AW17]&lt;&gt;&quot;&quot;;CONCATENATE(&quot;D('&quot;;[.AQ$1];&quot;','&quot;;[Sheet1.AW17];&quot;')&quot;);&quot;&quot;)">
            <text:p/>
          </table:table-cell>
          <table:table-cell table:formula="of:=IF([Sheet1.AX17]&lt;&gt;&quot;&quot;;CONCATENATE(&quot;D('&quot;;[.AR$1];&quot;','&quot;;[Sheet1.AX17];&quot;')&quot;);&quot;&quot;)">
            <text:p/>
          </table:table-cell>
          <table:table-cell table:formula="of:=IF([Sheet1.AY17]&lt;&gt;&quot;&quot;;CONCATENATE(&quot;D('&quot;;[.AS$1];&quot;','&quot;;[Sheet1.AY17];&quot;')&quot;);&quot;&quot;)">
            <text:p/>
          </table:table-cell>
          <table:table-cell table:formula="of:=IF([Sheet1.AZ17]&lt;&gt;&quot;&quot;;CONCATENATE(&quot;D('&quot;;[.AT$1];&quot;','&quot;;[Sheet1.AZ17];&quot;')&quot;);&quot;&quot;)">
            <text:p/>
          </table:table-cell>
          <table:table-cell table:formula="of:=IF([Sheet1.BA17]&lt;&gt;&quot;&quot;;CONCATENATE(&quot;D('&quot;;[.AU$1];&quot;','&quot;;[Sheet1.BA17];&quot;')&quot;);&quot;&quot;)">
            <text:p/>
          </table:table-cell>
          <table:table-cell table:formula="of:=IF([Sheet1.BB17]&lt;&gt;&quot;&quot;;CONCATENATE(&quot;D('&quot;;[.AV$1];&quot;','&quot;;[Sheet1.BB17];&quot;')&quot;);&quot;&quot;)">
            <text:p/>
          </table:table-cell>
          <table:table-cell table:formula="of:=IF([Sheet1.BC17]&lt;&gt;&quot;&quot;;CONCATENATE(&quot;D('&quot;;[.AW$1];&quot;','&quot;;[Sheet1.BC17];&quot;')&quot;);&quot;&quot;)">
            <text:p/>
          </table:table-cell>
          <table:table-cell table:formula="of:=IF([Sheet1.BD17]&lt;&gt;&quot;&quot;;CONCATENATE(&quot;D('&quot;;[.AX$1];&quot;','&quot;;[Sheet1.BD17];&quot;')&quot;);&quot;&quot;)">
            <text:p/>
          </table:table-cell>
          <table:table-cell table:formula="of:=IF([Sheet1.BE17]&lt;&gt;&quot;&quot;;CONCATENATE(&quot;D('&quot;;[.AY$1];&quot;','&quot;;[Sheet1.BE17];&quot;')&quot;);&quot;&quot;)">
            <text:p/>
          </table:table-cell>
          <table:table-cell table:formula="of:=IF([Sheet1.BF17]&lt;&gt;&quot;&quot;;CONCATENATE(&quot;D('&quot;;[.AZ$1];&quot;','&quot;;[Sheet1.BF17];&quot;')&quot;);&quot;&quot;)">
            <text:p/>
          </table:table-cell>
          <table:table-cell table:formula="of:=IF([Sheet1.BG17]&lt;&gt;&quot;&quot;;CONCATENATE(&quot;D('&quot;;[.BA$1];&quot;','&quot;;[Sheet1.BG17];&quot;')&quot;);&quot;&quot;)">
            <text:p/>
          </table:table-cell>
          <table:table-cell table:formula="of:=IF([Sheet1.BH17]&lt;&gt;&quot;&quot;;CONCATENATE(&quot;D('&quot;;[.BB$1];&quot;','&quot;;[Sheet1.BH17];&quot;')&quot;);&quot;&quot;)">
            <text:p/>
          </table:table-cell>
          <table:table-cell table:formula="of:=IF([Sheet1.BI17]&lt;&gt;&quot;&quot;;CONCATENATE(&quot;D('&quot;;[.BC$1];&quot;','&quot;;[Sheet1.BI17];&quot;')&quot;);&quot;&quot;)">
            <text:p/>
          </table:table-cell>
          <table:table-cell table:formula="of:=IF([Sheet1.BJ17]&lt;&gt;&quot;&quot;;CONCATENATE(&quot;D('&quot;;[.BD$1];&quot;','&quot;;[Sheet1.BJ17];&quot;')&quot;);&quot;&quot;)">
            <text:p/>
          </table:table-cell>
          <table:table-cell table:formula="of:=IF([Sheet1.BK17]&lt;&gt;&quot;&quot;;CONCATENATE(&quot;D('&quot;;[.BE$1];&quot;','&quot;;[Sheet1.BK17];&quot;')&quot;);&quot;&quot;)">
            <text:p/>
          </table:table-cell>
          <table:table-cell table:formula="of:=IF([Sheet1.BL17]&lt;&gt;&quot;&quot;;CONCATENATE(&quot;D('&quot;;[.BF$1];&quot;','&quot;;[Sheet1.BL17];&quot;')&quot;);&quot;&quot;)">
            <text:p/>
          </table:table-cell>
          <table:table-cell table:formula="of:=IF([Sheet1.BM17]&lt;&gt;&quot;&quot;;CONCATENATE(&quot;D('&quot;;[.BG$1];&quot;','&quot;;[Sheet1.BM17];&quot;')&quot;);&quot;&quot;)">
            <text:p/>
          </table:table-cell>
          <table:table-cell table:formula="of:=IF([Sheet1.BN17]&lt;&gt;&quot;&quot;;CONCATENATE(&quot;D('&quot;;[.BH$1];&quot;','&quot;;[Sheet1.BN17];&quot;')&quot;);&quot;&quot;)">
            <text:p/>
          </table:table-cell>
          <table:table-cell table:formula="of:=IF([Sheet1.BO17]&lt;&gt;&quot;&quot;;CONCATENATE(&quot;D('&quot;;[.BI$1];&quot;','&quot;;[Sheet1.BO17];&quot;')&quot;);&quot;&quot;)">
            <text:p/>
          </table:table-cell>
          <table:table-cell table:formula="of:=IF([Sheet1.BP17]&lt;&gt;&quot;&quot;;CONCATENATE(&quot;D('&quot;;[.BJ$1];&quot;','&quot;;[Sheet1.BP17];&quot;')&quot;);&quot;&quot;)">
            <text:p/>
          </table:table-cell>
          <table:table-cell table:formula="of:=IF([Sheet1.BQ17]&lt;&gt;&quot;&quot;;CONCATENATE(&quot;D('&quot;;[.BK$1];&quot;','&quot;;[Sheet1.BQ17];&quot;')&quot;);&quot;&quot;)">
            <text:p/>
          </table:table-cell>
          <table:table-cell table:formula="of:=IF([Sheet1.BR17]&lt;&gt;&quot;&quot;;CONCATENATE(&quot;D('&quot;;[.BL$1];&quot;','&quot;;[Sheet1.BR17];&quot;')&quot;);&quot;&quot;)">
            <text:p/>
          </table:table-cell>
          <table:table-cell table:formula="of:=IF([Sheet1.BS17]&lt;&gt;&quot;&quot;;CONCATENATE(&quot;D('&quot;;[.BM$1];&quot;','&quot;;[Sheet1.BS17];&quot;')&quot;);&quot;&quot;)">
            <text:p/>
          </table:table-cell>
          <table:table-cell table:formula="of:=IF([Sheet1.BT17]&lt;&gt;&quot;&quot;;CONCATENATE(&quot;D('&quot;;[.BN$1];&quot;','&quot;;[Sheet1.BT17];&quot;')&quot;);&quot;&quot;)">
            <text:p/>
          </table:table-cell>
          <table:table-cell table:formula="of:=IF([Sheet1.BU17]&lt;&gt;&quot;&quot;;CONCATENATE(&quot;D('&quot;;[.BO$1];&quot;','&quot;;[Sheet1.BU17];&quot;')&quot;);&quot;&quot;)">
            <text:p/>
          </table:table-cell>
          <table:table-cell table:formula="of:=IF([Sheet1.BV17]&lt;&gt;&quot;&quot;;CONCATENATE(&quot;D('&quot;;[.BP$1];&quot;','&quot;;[Sheet1.BV17];&quot;')&quot;);&quot;&quot;)">
            <text:p/>
          </table:table-cell>
          <table:table-cell table:formula="of:=IF([Sheet1.BW17]&lt;&gt;&quot;&quot;;CONCATENATE(&quot;D('&quot;;[.BQ$1];&quot;','&quot;;[Sheet1.BW17];&quot;')&quot;);&quot;&quot;)">
            <text:p/>
          </table:table-cell>
          <table:table-cell table:formula="of:=IF([Sheet1.BX17]&lt;&gt;&quot;&quot;;CONCATENATE(&quot;D('&quot;;[.BR$1];&quot;','&quot;;[Sheet1.BX17];&quot;')&quot;);&quot;&quot;)">
            <text:p/>
          </table:table-cell>
          <table:table-cell table:formula="of:=IF([Sheet1.BY17]&lt;&gt;&quot;&quot;;CONCATENATE(&quot;D('&quot;;[.BS$1];&quot;','&quot;;[Sheet1.BY17];&quot;')&quot;);&quot;&quot;)">
            <text:p/>
          </table:table-cell>
          <table:table-cell table:formula="of:=IF([Sheet1.BZ17]&lt;&gt;&quot;&quot;;CONCATENATE(&quot;D('&quot;;[.BT$1];&quot;','&quot;;[Sheet1.BZ17];&quot;')&quot;);&quot;&quot;)">
            <text:p/>
          </table:table-cell>
          <table:table-cell table:formula="of:=IF([Sheet1.CA17]&lt;&gt;&quot;&quot;;CONCATENATE(&quot;D('&quot;;[.BU$1];&quot;','&quot;;[Sheet1.CA17];&quot;')&quot;);&quot;&quot;)" office:value-type="string" office:string-value="D('X','1..n,W')">
            <text:p>D('X','1..n,W')</text:p>
          </table:table-cell>
          <table:table-cell table:formula="of:=IF([Sheet1.CB17]&lt;&gt;&quot;&quot;;CONCATENATE(&quot;D('&quot;;[.BV$1];&quot;','&quot;;[Sheet1.CB17];&quot;')&quot;);&quot;&quot;)">
            <text:p/>
          </table:table-cell>
          <table:table-cell table:formula="of:=IF([Sheet1.CC17]&lt;&gt;&quot;&quot;;CONCATENATE(&quot;D('&quot;;[.BW$1];&quot;','&quot;;[Sheet1.CC17];&quot;')&quot;);&quot;&quot;)">
            <text:p/>
          </table:table-cell>
          <table:table-cell table:formula="of:=IF([Sheet1.CD17]&lt;&gt;&quot;&quot;;CONCATENATE(&quot;D('&quot;;[.BX$1];&quot;','&quot;;[Sheet1.CD17];&quot;')&quot;);&quot;&quot;)">
            <text:p/>
          </table:table-cell>
          <table:table-cell table:formula="of:=IF([Sheet1.CE17]&lt;&gt;&quot;&quot;;CONCATENATE(&quot;D('&quot;;[.BY$1];&quot;','&quot;;[Sheet1.CE17];&quot;')&quot;);&quot;&quot;)" office:value-type="string" office:string-value="D('Y','2..n+1')">
            <text:p>D('Y','2..n+1')</text:p>
          </table:table-cell>
          <table:table-cell table:formula="of:=IF([Sheet1.CF17]&lt;&gt;&quot;&quot;;CONCATENATE(&quot;D('&quot;;[.BZ$1];&quot;','&quot;;[Sheet1.CF17];&quot;')&quot;);&quot;&quot;)">
            <text:p/>
          </table:table-cell>
          <table:table-cell table:formula="of:=IF([Sheet1.CG17]&lt;&gt;&quot;&quot;;CONCATENATE(&quot;D('&quot;;[.CA$1];&quot;','&quot;;[Sheet1.CG17];&quot;')&quot;);&quot;&quot;)">
            <text:p/>
          </table:table-cell>
          <table:table-cell table:formula="of:=IF([Sheet1.CH17]&lt;&gt;&quot;&quot;;CONCATENATE(&quot;D('&quot;;[.CB$1];&quot;','&quot;;[Sheet1.CH17];&quot;')&quot;);&quot;&quot;)">
            <text:p/>
          </table:table-cell>
          <table:table-cell table:formula="of:=IF([Sheet1.CI17]&lt;&gt;&quot;&quot;;CONCATENATE(&quot;D('&quot;;[.CC$1];&quot;','&quot;;[Sheet1.CI17];&quot;')&quot;);&quot;&quot;)">
            <text:p/>
          </table:table-cell>
          <table:table-cell table:formula="of:=IF([Sheet1.CJ17]&lt;&gt;&quot;&quot;;CONCATENATE(&quot;D('&quot;;[.CD$1];&quot;','&quot;;[Sheet1.CJ17];&quot;')&quot;);&quot;&quot;)">
            <text:p/>
          </table:table-cell>
          <table:table-cell table:formula="of:=IF([Sheet1.CK17]&lt;&gt;&quot;&quot;;CONCATENATE(&quot;D('&quot;;[.CE$1];&quot;','&quot;;[Sheet1.CK17];&quot;')&quot;);&quot;&quot;)">
            <text:p/>
          </table:table-cell>
          <table:table-cell table:formula="of:=IF([Sheet1.CL17]&lt;&gt;&quot;&quot;;CONCATENATE(&quot;D('&quot;;[.CF$1];&quot;','&quot;;[Sheet1.CL17];&quot;')&quot;);&quot;&quot;)">
            <text:p/>
          </table:table-cell>
          <table:table-cell table:formula="of:=IF([Sheet1.CM17]&lt;&gt;&quot;&quot;;CONCATENATE(&quot;D('&quot;;[.CG$1];&quot;','&quot;;[Sheet1.CM17];&quot;')&quot;);&quot;&quot;)">
            <text:p/>
          </table:table-cell>
          <table:table-cell table:formula="of:=IF([Sheet1.CN17]&lt;&gt;&quot;&quot;;CONCATENATE(&quot;D('&quot;;[.CH$1];&quot;','&quot;;[Sheet1.CN17];&quot;')&quot;);&quot;&quot;)">
            <text:p/>
          </table:table-cell>
          <table:table-cell table:formula="of:=IF([Sheet1.CO17]&lt;&gt;&quot;&quot;;CONCATENATE(&quot;D('&quot;;[.CI$1];&quot;','&quot;;[Sheet1.CO17];&quot;')&quot;);&quot;&quot;)">
            <text:p/>
          </table:table-cell>
          <table:table-cell table:formula="of:=IF([Sheet1.CP17]&lt;&gt;&quot;&quot;;CONCATENATE(&quot;D('&quot;;[.CJ$1];&quot;','&quot;;[Sheet1.CP17];&quot;')&quot;);&quot;&quot;)">
            <text:p/>
          </table:table-cell>
          <table:table-cell table:formula="of:=IF([Sheet1.CQ17]&lt;&gt;&quot;&quot;;CONCATENATE(&quot;D('&quot;;[.CK$1];&quot;','&quot;;[Sheet1.CQ17];&quot;')&quot;);&quot;&quot;)">
            <text:p/>
          </table:table-cell>
          <table:table-cell table:formula="of:=IF([Sheet1.CR17]&lt;&gt;&quot;&quot;;CONCATENATE(&quot;D('&quot;;[.CL$1];&quot;','&quot;;[Sheet1.CR17];&quot;')&quot;);&quot;&quot;)">
            <text:p/>
          </table:table-cell>
          <table:table-cell table:formula="of:=IF([Sheet1.CS17]&lt;&gt;&quot;&quot;;CONCATENATE(&quot;D('&quot;;[.CM$1];&quot;','&quot;;[Sheet1.CS17];&quot;')&quot;);&quot;&quot;)">
            <text:p/>
          </table:table-cell>
          <table:table-cell table:formula="of:=IF([Sheet1.CT17]&lt;&gt;&quot;&quot;;CONCATENATE(&quot;D('&quot;;[.CN$1];&quot;','&quot;;[Sheet1.CT17];&quot;')&quot;);&quot;&quot;)">
            <text:p/>
          </table:table-cell>
          <table:table-cell table:formula="of:=IF([Sheet1.CU17]&lt;&gt;&quot;&quot;;CONCATENATE(&quot;D('&quot;;[.CO$1];&quot;','&quot;;[Sheet1.CU17];&quot;')&quot;);&quot;&quot;)">
            <text:p/>
          </table:table-cell>
        </table:table-row>
        <table:table-row table:style-name="ro1">
          <table:table-cell table:formula="of:=[Sheet1.A18]" office:value-type="float" office:value="13">
            <text:p>13</text:p>
          </table:table-cell>
          <table:table-cell table:formula="of:=[Sheet1.B18]" office:value-type="string" office:string-value="2D PIC">
            <text:p>2D PIC</text:p>
          </table:table-cell>
          <table:table-cell table:formula="of:=[Sheet1.C18]" office:value-type="string" office:string-value="2-D Particle in cell">
            <text:p>2-D Particle in cell</text:p>
          </table:table-cell>
          <table:table-cell table:formula="of:=IF([Sheet1.D18]&lt;&gt;&quot;&quot;;1;0)" office:value-type="float" office:value="1">
            <text:p>1</text:p>
          </table:table-cell>
          <table:table-cell table:formula="of:=[Sheet1.J18]" office:value-type="float" office:value="0.0639360639360639">
            <text:p>0,06</text:p>
          </table:table-cell>
          <table:table-cell table:formula="of:=IF([Sheet1.L18]&lt;&gt;&quot;&quot;;CONCATENATE(&quot;D('&quot;;[.F$1];&quot;','&quot;;[Sheet1.L18];&quot;')&quot;);&quot;&quot;)">
            <text:p/>
          </table:table-cell>
          <table:table-cell table:formula="of:=IF([Sheet1.M18]&lt;&gt;&quot;&quot;;CONCATENATE(&quot;D('&quot;;[.G$1];&quot;','&quot;;[Sheet1.M18];&quot;')&quot;);&quot;&quot;)">
            <text:p/>
          </table:table-cell>
          <table:table-cell table:formula="of:=IF([Sheet1.N18]&lt;&gt;&quot;&quot;;CONCATENATE(&quot;D('&quot;;[.H$1];&quot;','&quot;;[Sheet1.N18];&quot;')&quot;);&quot;&quot;)">
            <text:p/>
          </table:table-cell>
          <table:table-cell table:formula="of:=IF([Sheet1.O18]&lt;&gt;&quot;&quot;;CONCATENATE(&quot;D('&quot;;[.I$1];&quot;','&quot;;[Sheet1.O18];&quot;')&quot;);&quot;&quot;)">
            <text:p/>
          </table:table-cell>
          <table:table-cell table:formula="of:=IF([Sheet1.P18]&lt;&gt;&quot;&quot;;CONCATENATE(&quot;D('&quot;;[.J$1];&quot;','&quot;;[Sheet1.P18];&quot;')&quot;);&quot;&quot;)">
            <text:p/>
          </table:table-cell>
          <table:table-cell table:formula="of:=IF([Sheet1.Q18]&lt;&gt;&quot;&quot;;CONCATENATE(&quot;D('&quot;;[.K$1];&quot;','&quot;;[Sheet1.Q18];&quot;')&quot;);&quot;&quot;)">
            <text:p/>
          </table:table-cell>
          <table:table-cell table:formula="of:=IF([Sheet1.R18]&lt;&gt;&quot;&quot;;CONCATENATE(&quot;D('&quot;;[.L$1];&quot;','&quot;;[Sheet1.R18];&quot;')&quot;);&quot;&quot;)">
            <text:p/>
          </table:table-cell>
          <table:table-cell table:formula="of:=IF([Sheet1.S18]&lt;&gt;&quot;&quot;;CONCATENATE(&quot;D('&quot;;[.M$1];&quot;','&quot;;[Sheet1.S18];&quot;')&quot;);&quot;&quot;)">
            <text:p/>
          </table:table-cell>
          <table:table-cell table:formula="of:=IF([Sheet1.T18]&lt;&gt;&quot;&quot;;CONCATENATE(&quot;D('&quot;;[.N$1];&quot;','&quot;;[Sheet1.T18];&quot;')&quot;);&quot;&quot;)">
            <text:p/>
          </table:table-cell>
          <table:table-cell table:formula="of:=IF([Sheet1.U18]&lt;&gt;&quot;&quot;;CONCATENATE(&quot;D('&quot;;[.O$1];&quot;','&quot;;[Sheet1.U18];&quot;')&quot;);&quot;&quot;)" office:value-type="string" office:string-value="D('B','1..64,1..64')">
            <text:p>D('B','1..64,1..64')</text:p>
          </table:table-cell>
          <table:table-cell table:formula="of:=IF([Sheet1.V18]&lt;&gt;&quot;&quot;;CONCATENATE(&quot;D('&quot;;[.P$1];&quot;','&quot;;[Sheet1.V18];&quot;')&quot;);&quot;&quot;)">
            <text:p/>
          </table:table-cell>
          <table:table-cell table:formula="of:=IF([Sheet1.W18]&lt;&gt;&quot;&quot;;CONCATENATE(&quot;D('&quot;;[.Q$1];&quot;','&quot;;[Sheet1.W18];&quot;')&quot;);&quot;&quot;)" office:value-type="string" office:string-value="D('C','1..64,1..64')">
            <text:p>D('C','1..64,1..64')</text:p>
          </table:table-cell>
          <table:table-cell table:formula="of:=IF([Sheet1.X18]&lt;&gt;&quot;&quot;;CONCATENATE(&quot;D('&quot;;[.R$1];&quot;','&quot;;[Sheet1.X18];&quot;')&quot;);&quot;&quot;)">
            <text:p/>
          </table:table-cell>
          <table:table-cell table:formula="of:=IF([Sheet1.Y18]&lt;&gt;&quot;&quot;;CONCATENATE(&quot;D('&quot;;[.S$1];&quot;','&quot;;[Sheet1.Y18];&quot;')&quot;);&quot;&quot;)">
            <text:p/>
          </table:table-cell>
          <table:table-cell table:formula="of:=IF([Sheet1.Z18]&lt;&gt;&quot;&quot;;CONCATENATE(&quot;D('&quot;;[.T$1];&quot;','&quot;;[Sheet1.Z18];&quot;')&quot;);&quot;&quot;)">
            <text:p/>
          </table:table-cell>
          <table:table-cell table:formula="of:=IF([Sheet1.AA18]&lt;&gt;&quot;&quot;;CONCATENATE(&quot;D('&quot;;[.U$1];&quot;','&quot;;[Sheet1.AA18];&quot;')&quot;);&quot;&quot;)">
            <text:p/>
          </table:table-cell>
          <table:table-cell table:formula="of:=IF([Sheet1.AB18]&lt;&gt;&quot;&quot;;CONCATENATE(&quot;D('&quot;;[.V$1];&quot;','&quot;;[Sheet1.AB18];&quot;')&quot;);&quot;&quot;)">
            <text:p/>
          </table:table-cell>
          <table:table-cell table:formula="of:=IF([Sheet1.AC18]&lt;&gt;&quot;&quot;;CONCATENATE(&quot;D('&quot;;[.W$1];&quot;','&quot;;[Sheet1.AC18];&quot;')&quot;);&quot;&quot;)">
            <text:p/>
          </table:table-cell>
          <table:table-cell table:formula="of:=IF([Sheet1.AD18]&lt;&gt;&quot;&quot;;CONCATENATE(&quot;D('&quot;;[.X$1];&quot;','&quot;;[Sheet1.AD18];&quot;')&quot;);&quot;&quot;)">
            <text:p/>
          </table:table-cell>
          <table:table-cell table:formula="of:=IF([Sheet1.AE18]&lt;&gt;&quot;&quot;;CONCATENATE(&quot;D('&quot;;[.Y$1];&quot;','&quot;;[Sheet1.AE18];&quot;')&quot;);&quot;&quot;)">
            <text:p/>
          </table:table-cell>
          <table:table-cell table:formula="of:=IF([Sheet1.AF18]&lt;&gt;&quot;&quot;;CONCATENATE(&quot;D('&quot;;[.Z$1];&quot;','&quot;;[Sheet1.AF18];&quot;')&quot;);&quot;&quot;)">
            <text:p/>
          </table:table-cell>
          <table:table-cell table:formula="of:=IF([Sheet1.AG18]&lt;&gt;&quot;&quot;;CONCATENATE(&quot;D('&quot;;[.AA$1];&quot;','&quot;;[Sheet1.AG18];&quot;')&quot;);&quot;&quot;)">
            <text:p/>
          </table:table-cell>
          <table:table-cell table:formula="of:=IF([Sheet1.AH18]&lt;&gt;&quot;&quot;;CONCATENATE(&quot;D('&quot;;[.AB$1];&quot;','&quot;;[Sheet1.AH18];&quot;')&quot;);&quot;&quot;)">
            <text:p/>
          </table:table-cell>
          <table:table-cell table:formula="of:=IF([Sheet1.AI18]&lt;&gt;&quot;&quot;;CONCATENATE(&quot;D('&quot;;[.AC$1];&quot;','&quot;;[Sheet1.AI18];&quot;')&quot;);&quot;&quot;)">
            <text:p/>
          </table:table-cell>
          <table:table-cell table:formula="of:=IF([Sheet1.AJ18]&lt;&gt;&quot;&quot;;CONCATENATE(&quot;D('&quot;;[.AD$1];&quot;','&quot;;[Sheet1.AJ18];&quot;')&quot;);&quot;&quot;)">
            <text:p/>
          </table:table-cell>
          <table:table-cell table:formula="of:=IF([Sheet1.AK18]&lt;&gt;&quot;&quot;;CONCATENATE(&quot;D('&quot;;[.AE$1];&quot;','&quot;;[Sheet1.AK18];&quot;')&quot;);&quot;&quot;)" office:value-type="string" office:string-value="D('E','32..95')">
            <text:p>D('E','32..95')</text:p>
          </table:table-cell>
          <table:table-cell table:formula="of:=IF([Sheet1.AL18]&lt;&gt;&quot;&quot;;CONCATENATE(&quot;D('&quot;;[.AF$1];&quot;','&quot;;[Sheet1.AL18];&quot;')&quot;);&quot;&quot;)">
            <text:p/>
          </table:table-cell>
          <table:table-cell table:formula="of:=IF([Sheet1.AM18]&lt;&gt;&quot;&quot;;CONCATENATE(&quot;D('&quot;;[.AG$1];&quot;','&quot;;[Sheet1.AM18];&quot;')&quot;);&quot;&quot;)">
            <text:p/>
          </table:table-cell>
          <table:table-cell table:formula="of:=IF([Sheet1.AN18]&lt;&gt;&quot;&quot;;CONCATENATE(&quot;D('&quot;;[.AH$1];&quot;','&quot;;[Sheet1.AN18];&quot;')&quot;);&quot;&quot;)" office:value-type="string" office:string-value="D('F','32..95')">
            <text:p>D('F','32..95')</text:p>
          </table:table-cell>
          <table:table-cell table:formula="of:=IF([Sheet1.AO18]&lt;&gt;&quot;&quot;;CONCATENATE(&quot;D('&quot;;[.AI$1];&quot;','&quot;;[Sheet1.AO18];&quot;')&quot;);&quot;&quot;)">
            <text:p/>
          </table:table-cell>
          <table:table-cell table:formula="of:=IF([Sheet1.AP18]&lt;&gt;&quot;&quot;;CONCATENATE(&quot;D('&quot;;[.AJ$1];&quot;','&quot;;[Sheet1.AP18];&quot;')&quot;);&quot;&quot;)">
            <text:p/>
          </table:table-cell>
          <table:table-cell table:formula="of:=IF([Sheet1.AQ18]&lt;&gt;&quot;&quot;;CONCATENATE(&quot;D('&quot;;[.AK$1];&quot;','&quot;;[Sheet1.AQ18];&quot;')&quot;);&quot;&quot;)">
            <text:p/>
          </table:table-cell>
          <table:table-cell table:formula="of:=IF([Sheet1.AR18]&lt;&gt;&quot;&quot;;CONCATENATE(&quot;D('&quot;;[.AL$1];&quot;','&quot;;[Sheet1.AR18];&quot;')&quot;);&quot;&quot;)" office:value-type="string" office:string-value="D('H','1..64,1..64,W')">
            <text:p>D('H','1..64,1..64,W')</text:p>
          </table:table-cell>
          <table:table-cell table:formula="of:=IF([Sheet1.AS18]&lt;&gt;&quot;&quot;;CONCATENATE(&quot;D('&quot;;[.AM$1];&quot;','&quot;;[Sheet1.AS18];&quot;')&quot;);&quot;&quot;)">
            <text:p/>
          </table:table-cell>
          <table:table-cell table:formula="of:=IF([Sheet1.AT18]&lt;&gt;&quot;&quot;;CONCATENATE(&quot;D('&quot;;[.AN$1];&quot;','&quot;;[Sheet1.AT18];&quot;')&quot;);&quot;&quot;)">
            <text:p/>
          </table:table-cell>
          <table:table-cell table:formula="of:=IF([Sheet1.AU18]&lt;&gt;&quot;&quot;;CONCATENATE(&quot;D('&quot;;[.AO$1];&quot;','&quot;;[Sheet1.AU18];&quot;')&quot;);&quot;&quot;)" office:value-type="string" office:string-value="D('P','1..4,1..n,W')">
            <text:p>D('P','1..4,1..n,W')</text:p>
          </table:table-cell>
          <table:table-cell table:formula="of:=IF([Sheet1.AV18]&lt;&gt;&quot;&quot;;CONCATENATE(&quot;D('&quot;;[.AP$1];&quot;','&quot;;[Sheet1.AV18];&quot;')&quot;);&quot;&quot;)">
            <text:p/>
          </table:table-cell>
          <table:table-cell table:formula="of:=IF([Sheet1.AW18]&lt;&gt;&quot;&quot;;CONCATENATE(&quot;D('&quot;;[.AQ$1];&quot;','&quot;;[Sheet1.AW18];&quot;')&quot;);&quot;&quot;)">
            <text:p/>
          </table:table-cell>
          <table:table-cell table:formula="of:=IF([Sheet1.AX18]&lt;&gt;&quot;&quot;;CONCATENATE(&quot;D('&quot;;[.AR$1];&quot;','&quot;;[Sheet1.AX18];&quot;')&quot;);&quot;&quot;)">
            <text:p/>
          </table:table-cell>
          <table:table-cell table:formula="of:=IF([Sheet1.AY18]&lt;&gt;&quot;&quot;;CONCATENATE(&quot;D('&quot;;[.AS$1];&quot;','&quot;;[Sheet1.AY18];&quot;')&quot;);&quot;&quot;)">
            <text:p/>
          </table:table-cell>
          <table:table-cell table:formula="of:=IF([Sheet1.AZ18]&lt;&gt;&quot;&quot;;CONCATENATE(&quot;D('&quot;;[.AT$1];&quot;','&quot;;[Sheet1.AZ18];&quot;')&quot;);&quot;&quot;)">
            <text:p/>
          </table:table-cell>
          <table:table-cell table:formula="of:=IF([Sheet1.BA18]&lt;&gt;&quot;&quot;;CONCATENATE(&quot;D('&quot;;[.AU$1];&quot;','&quot;;[Sheet1.BA18];&quot;')&quot;);&quot;&quot;)">
            <text:p/>
          </table:table-cell>
          <table:table-cell table:formula="of:=IF([Sheet1.BB18]&lt;&gt;&quot;&quot;;CONCATENATE(&quot;D('&quot;;[.AV$1];&quot;','&quot;;[Sheet1.BB18];&quot;')&quot;);&quot;&quot;)">
            <text:p/>
          </table:table-cell>
          <table:table-cell table:formula="of:=IF([Sheet1.BC18]&lt;&gt;&quot;&quot;;CONCATENATE(&quot;D('&quot;;[.AW$1];&quot;','&quot;;[Sheet1.BC18];&quot;')&quot;);&quot;&quot;)">
            <text:p/>
          </table:table-cell>
          <table:table-cell table:formula="of:=IF([Sheet1.BD18]&lt;&gt;&quot;&quot;;CONCATENATE(&quot;D('&quot;;[.AX$1];&quot;','&quot;;[Sheet1.BD18];&quot;')&quot;);&quot;&quot;)">
            <text:p/>
          </table:table-cell>
          <table:table-cell table:formula="of:=IF([Sheet1.BE18]&lt;&gt;&quot;&quot;;CONCATENATE(&quot;D('&quot;;[.AY$1];&quot;','&quot;;[Sheet1.BE18];&quot;')&quot;);&quot;&quot;)">
            <text:p/>
          </table:table-cell>
          <table:table-cell table:formula="of:=IF([Sheet1.BF18]&lt;&gt;&quot;&quot;;CONCATENATE(&quot;D('&quot;;[.AZ$1];&quot;','&quot;;[Sheet1.BF18];&quot;')&quot;);&quot;&quot;)">
            <text:p/>
          </table:table-cell>
          <table:table-cell table:formula="of:=IF([Sheet1.BG18]&lt;&gt;&quot;&quot;;CONCATENATE(&quot;D('&quot;;[.BA$1];&quot;','&quot;;[Sheet1.BG18];&quot;')&quot;);&quot;&quot;)">
            <text:p/>
          </table:table-cell>
          <table:table-cell table:formula="of:=IF([Sheet1.BH18]&lt;&gt;&quot;&quot;;CONCATENATE(&quot;D('&quot;;[.BB$1];&quot;','&quot;;[Sheet1.BH18];&quot;')&quot;);&quot;&quot;)">
            <text:p/>
          </table:table-cell>
          <table:table-cell table:formula="of:=IF([Sheet1.BI18]&lt;&gt;&quot;&quot;;CONCATENATE(&quot;D('&quot;;[.BC$1];&quot;','&quot;;[Sheet1.BI18];&quot;')&quot;);&quot;&quot;)">
            <text:p/>
          </table:table-cell>
          <table:table-cell table:formula="of:=IF([Sheet1.BJ18]&lt;&gt;&quot;&quot;;CONCATENATE(&quot;D('&quot;;[.BD$1];&quot;','&quot;;[Sheet1.BJ18];&quot;')&quot;);&quot;&quot;)">
            <text:p/>
          </table:table-cell>
          <table:table-cell table:formula="of:=IF([Sheet1.BK18]&lt;&gt;&quot;&quot;;CONCATENATE(&quot;D('&quot;;[.BE$1];&quot;','&quot;;[Sheet1.BK18];&quot;')&quot;);&quot;&quot;)">
            <text:p/>
          </table:table-cell>
          <table:table-cell table:formula="of:=IF([Sheet1.BL18]&lt;&gt;&quot;&quot;;CONCATENATE(&quot;D('&quot;;[.BF$1];&quot;','&quot;;[Sheet1.BL18];&quot;')&quot;);&quot;&quot;)">
            <text:p/>
          </table:table-cell>
          <table:table-cell table:formula="of:=IF([Sheet1.BM18]&lt;&gt;&quot;&quot;;CONCATENATE(&quot;D('&quot;;[.BG$1];&quot;','&quot;;[Sheet1.BM18];&quot;')&quot;);&quot;&quot;)">
            <text:p/>
          </table:table-cell>
          <table:table-cell table:formula="of:=IF([Sheet1.BN18]&lt;&gt;&quot;&quot;;CONCATENATE(&quot;D('&quot;;[.BH$1];&quot;','&quot;;[Sheet1.BN18];&quot;')&quot;);&quot;&quot;)">
            <text:p/>
          </table:table-cell>
          <table:table-cell table:formula="of:=IF([Sheet1.BO18]&lt;&gt;&quot;&quot;;CONCATENATE(&quot;D('&quot;;[.BI$1];&quot;','&quot;;[Sheet1.BO18];&quot;')&quot;);&quot;&quot;)">
            <text:p/>
          </table:table-cell>
          <table:table-cell table:formula="of:=IF([Sheet1.BP18]&lt;&gt;&quot;&quot;;CONCATENATE(&quot;D('&quot;;[.BJ$1];&quot;','&quot;;[Sheet1.BP18];&quot;')&quot;);&quot;&quot;)">
            <text:p/>
          </table:table-cell>
          <table:table-cell table:formula="of:=IF([Sheet1.BQ18]&lt;&gt;&quot;&quot;;CONCATENATE(&quot;D('&quot;;[.BK$1];&quot;','&quot;;[Sheet1.BQ18];&quot;')&quot;);&quot;&quot;)">
            <text:p/>
          </table:table-cell>
          <table:table-cell table:formula="of:=IF([Sheet1.BR18]&lt;&gt;&quot;&quot;;CONCATENATE(&quot;D('&quot;;[.BL$1];&quot;','&quot;;[Sheet1.BR18];&quot;')&quot;);&quot;&quot;)">
            <text:p/>
          </table:table-cell>
          <table:table-cell table:formula="of:=IF([Sheet1.BS18]&lt;&gt;&quot;&quot;;CONCATENATE(&quot;D('&quot;;[.BM$1];&quot;','&quot;;[Sheet1.BS18];&quot;')&quot;);&quot;&quot;)">
            <text:p/>
          </table:table-cell>
          <table:table-cell table:formula="of:=IF([Sheet1.BT18]&lt;&gt;&quot;&quot;;CONCATENATE(&quot;D('&quot;;[.BN$1];&quot;','&quot;;[Sheet1.BT18];&quot;')&quot;);&quot;&quot;)">
            <text:p/>
          </table:table-cell>
          <table:table-cell table:formula="of:=IF([Sheet1.BU18]&lt;&gt;&quot;&quot;;CONCATENATE(&quot;D('&quot;;[.BO$1];&quot;','&quot;;[Sheet1.BU18];&quot;')&quot;);&quot;&quot;)">
            <text:p/>
          </table:table-cell>
          <table:table-cell table:formula="of:=IF([Sheet1.BV18]&lt;&gt;&quot;&quot;;CONCATENATE(&quot;D('&quot;;[.BP$1];&quot;','&quot;;[Sheet1.BV18];&quot;')&quot;);&quot;&quot;)">
            <text:p/>
          </table:table-cell>
          <table:table-cell table:formula="of:=IF([Sheet1.BW18]&lt;&gt;&quot;&quot;;CONCATENATE(&quot;D('&quot;;[.BQ$1];&quot;','&quot;;[Sheet1.BW18];&quot;')&quot;);&quot;&quot;)">
            <text:p/>
          </table:table-cell>
          <table:table-cell table:formula="of:=IF([Sheet1.BX18]&lt;&gt;&quot;&quot;;CONCATENATE(&quot;D('&quot;;[.BR$1];&quot;','&quot;;[Sheet1.BX18];&quot;')&quot;);&quot;&quot;)">
            <text:p/>
          </table:table-cell>
          <table:table-cell table:formula="of:=IF([Sheet1.BY18]&lt;&gt;&quot;&quot;;CONCATENATE(&quot;D('&quot;;[.BS$1];&quot;','&quot;;[Sheet1.BY18];&quot;')&quot;);&quot;&quot;)">
            <text:p/>
          </table:table-cell>
          <table:table-cell table:formula="of:=IF([Sheet1.BZ18]&lt;&gt;&quot;&quot;;CONCATENATE(&quot;D('&quot;;[.BT$1];&quot;','&quot;;[Sheet1.BZ18];&quot;')&quot;);&quot;&quot;)">
            <text:p/>
          </table:table-cell>
          <table:table-cell table:formula="of:=IF([Sheet1.CA18]&lt;&gt;&quot;&quot;;CONCATENATE(&quot;D('&quot;;[.BU$1];&quot;','&quot;;[Sheet1.CA18];&quot;')&quot;);&quot;&quot;)">
            <text:p/>
          </table:table-cell>
          <table:table-cell table:formula="of:=IF([Sheet1.CB18]&lt;&gt;&quot;&quot;;CONCATENATE(&quot;D('&quot;;[.BV$1];&quot;','&quot;;[Sheet1.CB18];&quot;')&quot;);&quot;&quot;)">
            <text:p/>
          </table:table-cell>
          <table:table-cell table:formula="of:=IF([Sheet1.CC18]&lt;&gt;&quot;&quot;;CONCATENATE(&quot;D('&quot;;[.BW$1];&quot;','&quot;;[Sheet1.CC18];&quot;')&quot;);&quot;&quot;)">
            <text:p/>
          </table:table-cell>
          <table:table-cell table:formula="of:=IF([Sheet1.CD18]&lt;&gt;&quot;&quot;;CONCATENATE(&quot;D('&quot;;[.BX$1];&quot;','&quot;;[Sheet1.CD18];&quot;')&quot;);&quot;&quot;)">
            <text:p/>
          </table:table-cell>
          <table:table-cell table:formula="of:=IF([Sheet1.CE18]&lt;&gt;&quot;&quot;;CONCATENATE(&quot;D('&quot;;[.BY$1];&quot;','&quot;;[Sheet1.CE18];&quot;')&quot;);&quot;&quot;)" office:value-type="string" office:string-value="D('Y','32..95')">
            <text:p>D('Y','32..95')</text:p>
          </table:table-cell>
          <table:table-cell table:formula="of:=IF([Sheet1.CF18]&lt;&gt;&quot;&quot;;CONCATENATE(&quot;D('&quot;;[.BZ$1];&quot;','&quot;;[Sheet1.CF18];&quot;')&quot;);&quot;&quot;)" office:value-type="string" office:string-value="D('Z','32..95')">
            <text:p>D('Z','32..95')</text:p>
          </table:table-cell>
          <table:table-cell table:formula="of:=IF([Sheet1.CG18]&lt;&gt;&quot;&quot;;CONCATENATE(&quot;D('&quot;;[.CA$1];&quot;','&quot;;[Sheet1.CG18];&quot;')&quot;);&quot;&quot;)">
            <text:p/>
          </table:table-cell>
          <table:table-cell table:formula="of:=IF([Sheet1.CH18]&lt;&gt;&quot;&quot;;CONCATENATE(&quot;D('&quot;;[.CB$1];&quot;','&quot;;[Sheet1.CH18];&quot;')&quot;);&quot;&quot;)">
            <text:p/>
          </table:table-cell>
          <table:table-cell table:formula="of:=IF([Sheet1.CI18]&lt;&gt;&quot;&quot;;CONCATENATE(&quot;D('&quot;;[.CC$1];&quot;','&quot;;[Sheet1.CI18];&quot;')&quot;);&quot;&quot;)">
            <text:p/>
          </table:table-cell>
          <table:table-cell table:formula="of:=IF([Sheet1.CJ18]&lt;&gt;&quot;&quot;;CONCATENATE(&quot;D('&quot;;[.CD$1];&quot;','&quot;;[Sheet1.CJ18];&quot;')&quot;);&quot;&quot;)">
            <text:p/>
          </table:table-cell>
          <table:table-cell table:formula="of:=IF([Sheet1.CK18]&lt;&gt;&quot;&quot;;CONCATENATE(&quot;D('&quot;;[.CE$1];&quot;','&quot;;[Sheet1.CK18];&quot;')&quot;);&quot;&quot;)">
            <text:p/>
          </table:table-cell>
          <table:table-cell table:formula="of:=IF([Sheet1.CL18]&lt;&gt;&quot;&quot;;CONCATENATE(&quot;D('&quot;;[.CF$1];&quot;','&quot;;[Sheet1.CL18];&quot;')&quot;);&quot;&quot;)">
            <text:p/>
          </table:table-cell>
          <table:table-cell table:formula="of:=IF([Sheet1.CM18]&lt;&gt;&quot;&quot;;CONCATENATE(&quot;D('&quot;;[.CG$1];&quot;','&quot;;[Sheet1.CM18];&quot;')&quot;);&quot;&quot;)">
            <text:p/>
          </table:table-cell>
          <table:table-cell table:formula="of:=IF([Sheet1.CN18]&lt;&gt;&quot;&quot;;CONCATENATE(&quot;D('&quot;;[.CH$1];&quot;','&quot;;[Sheet1.CN18];&quot;')&quot;);&quot;&quot;)">
            <text:p/>
          </table:table-cell>
          <table:table-cell table:formula="of:=IF([Sheet1.CO18]&lt;&gt;&quot;&quot;;CONCATENATE(&quot;D('&quot;;[.CI$1];&quot;','&quot;;[Sheet1.CO18];&quot;')&quot;);&quot;&quot;)">
            <text:p/>
          </table:table-cell>
          <table:table-cell table:formula="of:=IF([Sheet1.CP18]&lt;&gt;&quot;&quot;;CONCATENATE(&quot;D('&quot;;[.CJ$1];&quot;','&quot;;[Sheet1.CP18];&quot;')&quot;);&quot;&quot;)">
            <text:p/>
          </table:table-cell>
          <table:table-cell table:formula="of:=IF([Sheet1.CQ18]&lt;&gt;&quot;&quot;;CONCATENATE(&quot;D('&quot;;[.CK$1];&quot;','&quot;;[Sheet1.CQ18];&quot;')&quot;);&quot;&quot;)">
            <text:p/>
          </table:table-cell>
          <table:table-cell table:formula="of:=IF([Sheet1.CR18]&lt;&gt;&quot;&quot;;CONCATENATE(&quot;D('&quot;;[.CL$1];&quot;','&quot;;[Sheet1.CR18];&quot;')&quot;);&quot;&quot;)">
            <text:p/>
          </table:table-cell>
          <table:table-cell table:formula="of:=IF([Sheet1.CS18]&lt;&gt;&quot;&quot;;CONCATENATE(&quot;D('&quot;;[.CM$1];&quot;','&quot;;[Sheet1.CS18];&quot;')&quot;);&quot;&quot;)">
            <text:p/>
          </table:table-cell>
          <table:table-cell table:formula="of:=IF([Sheet1.CT18]&lt;&gt;&quot;&quot;;CONCATENATE(&quot;D('&quot;;[.CN$1];&quot;','&quot;;[Sheet1.CT18];&quot;')&quot;);&quot;&quot;)">
            <text:p/>
          </table:table-cell>
          <table:table-cell table:formula="of:=IF([Sheet1.CU18]&lt;&gt;&quot;&quot;;CONCATENATE(&quot;D('&quot;;[.CO$1];&quot;','&quot;;[Sheet1.CU18];&quot;')&quot;);&quot;&quot;)">
            <text:p/>
          </table:table-cell>
        </table:table-row>
        <table:table-row table:style-name="ro1">
          <table:table-cell table:formula="of:=[Sheet1.A19]" office:value-type="float" office:value="14">
            <text:p>14</text:p>
          </table:table-cell>
          <table:table-cell table:formula="of:=[Sheet1.B19]" office:value-type="string" office:string-value="1D PIC">
            <text:p>1D PIC</text:p>
          </table:table-cell>
          <table:table-cell table:formula="of:=[Sheet1.C19]" office:value-type="string" office:string-value="1-D Particle in cell">
            <text:p>1-D Particle in cell</text:p>
          </table:table-cell>
          <table:table-cell table:formula="of:=IF([Sheet1.D19]&lt;&gt;&quot;&quot;;1;0)" office:value-type="float" office:value="1">
            <text:p>1</text:p>
          </table:table-cell>
          <table:table-cell table:formula="of:=[Sheet1.J19]" office:value-type="float" office:value="1">
            <text:p>1</text:p>
          </table:table-cell>
          <table:table-cell table:formula="of:=IF([Sheet1.L19]&lt;&gt;&quot;&quot;;CONCATENATE(&quot;D('&quot;;[.F$1];&quot;','&quot;;[Sheet1.L19];&quot;')&quot;);&quot;&quot;)">
            <text:p/>
          </table:table-cell>
          <table:table-cell table:formula="of:=IF([Sheet1.M19]&lt;&gt;&quot;&quot;;CONCATENATE(&quot;D('&quot;;[.G$1];&quot;','&quot;;[Sheet1.M19];&quot;')&quot;);&quot;&quot;)">
            <text:p/>
          </table:table-cell>
          <table:table-cell table:formula="of:=IF([Sheet1.N19]&lt;&gt;&quot;&quot;;CONCATENATE(&quot;D('&quot;;[.H$1];&quot;','&quot;;[Sheet1.N19];&quot;')&quot;);&quot;&quot;)">
            <text:p/>
          </table:table-cell>
          <table:table-cell table:formula="of:=IF([Sheet1.O19]&lt;&gt;&quot;&quot;;CONCATENATE(&quot;D('&quot;;[.I$1];&quot;','&quot;;[Sheet1.O19];&quot;')&quot;);&quot;&quot;)">
            <text:p/>
          </table:table-cell>
          <table:table-cell table:formula="of:=IF([Sheet1.P19]&lt;&gt;&quot;&quot;;CONCATENATE(&quot;D('&quot;;[.J$1];&quot;','&quot;;[Sheet1.P19];&quot;')&quot;);&quot;&quot;)">
            <text:p/>
          </table:table-cell>
          <table:table-cell table:formula="of:=IF([Sheet1.Q19]&lt;&gt;&quot;&quot;;CONCATENATE(&quot;D('&quot;;[.K$1];&quot;','&quot;;[Sheet1.Q19];&quot;')&quot;);&quot;&quot;)">
            <text:p/>
          </table:table-cell>
          <table:table-cell table:formula="of:=IF([Sheet1.R19]&lt;&gt;&quot;&quot;;CONCATENATE(&quot;D('&quot;;[.L$1];&quot;','&quot;;[Sheet1.R19];&quot;')&quot;);&quot;&quot;)">
            <text:p/>
          </table:table-cell>
          <table:table-cell table:formula="of:=IF([Sheet1.S19]&lt;&gt;&quot;&quot;;CONCATENATE(&quot;D('&quot;;[.M$1];&quot;','&quot;;[Sheet1.S19];&quot;')&quot;);&quot;&quot;)">
            <text:p/>
          </table:table-cell>
          <table:table-cell table:formula="of:=IF([Sheet1.T19]&lt;&gt;&quot;&quot;;CONCATENATE(&quot;D('&quot;;[.N$1];&quot;','&quot;;[Sheet1.T19];&quot;')&quot;);&quot;&quot;)">
            <text:p/>
          </table:table-cell>
          <table:table-cell table:formula="of:=IF([Sheet1.U19]&lt;&gt;&quot;&quot;;CONCATENATE(&quot;D('&quot;;[.O$1];&quot;','&quot;;[Sheet1.U19];&quot;')&quot;);&quot;&quot;)">
            <text:p/>
          </table:table-cell>
          <table:table-cell table:formula="of:=IF([Sheet1.V19]&lt;&gt;&quot;&quot;;CONCATENATE(&quot;D('&quot;;[.P$1];&quot;','&quot;;[Sheet1.V19];&quot;')&quot;);&quot;&quot;)">
            <text:p/>
          </table:table-cell>
          <table:table-cell table:formula="of:=IF([Sheet1.W19]&lt;&gt;&quot;&quot;;CONCATENATE(&quot;D('&quot;;[.Q$1];&quot;','&quot;;[Sheet1.W19];&quot;')&quot;);&quot;&quot;)">
            <text:p/>
          </table:table-cell>
          <table:table-cell table:formula="of:=IF([Sheet1.X19]&lt;&gt;&quot;&quot;;CONCATENATE(&quot;D('&quot;;[.R$1];&quot;','&quot;;[Sheet1.X19];&quot;')&quot;);&quot;&quot;)">
            <text:p/>
          </table:table-cell>
          <table:table-cell table:formula="of:=IF([Sheet1.Y19]&lt;&gt;&quot;&quot;;CONCATENATE(&quot;D('&quot;;[.S$1];&quot;','&quot;;[Sheet1.Y19];&quot;')&quot;);&quot;&quot;)">
            <text:p/>
          </table:table-cell>
          <table:table-cell table:formula="of:=IF([Sheet1.Z19]&lt;&gt;&quot;&quot;;CONCATENATE(&quot;D('&quot;;[.T$1];&quot;','&quot;;[Sheet1.Z19];&quot;')&quot;);&quot;&quot;)">
            <text:p/>
          </table:table-cell>
          <table:table-cell table:formula="of:=IF([Sheet1.AA19]&lt;&gt;&quot;&quot;;CONCATENATE(&quot;D('&quot;;[.U$1];&quot;','&quot;;[Sheet1.AA19];&quot;')&quot;);&quot;&quot;)" office:value-type="string" office:string-value="D('DEX','1..max(GRD)')">
            <text:p>D('DEX','1..max(GRD)')</text:p>
          </table:table-cell>
          <table:table-cell table:formula="of:=IF([Sheet1.AB19]&lt;&gt;&quot;&quot;;CONCATENATE(&quot;D('&quot;;[.V$1];&quot;','&quot;;[Sheet1.AB19];&quot;')&quot;);&quot;&quot;)" office:value-type="string" office:string-value="D('DEX1','1..n,W')">
            <text:p>D('DEX1','1..n,W')</text:p>
          </table:table-cell>
          <table:table-cell table:formula="of:=IF([Sheet1.AC19]&lt;&gt;&quot;&quot;;CONCATENATE(&quot;D('&quot;;[.W$1];&quot;','&quot;;[Sheet1.AC19];&quot;')&quot;);&quot;&quot;)">
            <text:p/>
          </table:table-cell>
          <table:table-cell table:formula="of:=IF([Sheet1.AD19]&lt;&gt;&quot;&quot;;CONCATENATE(&quot;D('&quot;;[.X$1];&quot;','&quot;;[Sheet1.AD19];&quot;')&quot;);&quot;&quot;)">
            <text:p/>
          </table:table-cell>
          <table:table-cell table:formula="of:=IF([Sheet1.AE19]&lt;&gt;&quot;&quot;;CONCATENATE(&quot;D('&quot;;[.Y$1];&quot;','&quot;;[Sheet1.AE19];&quot;')&quot;);&quot;&quot;)">
            <text:p/>
          </table:table-cell>
          <table:table-cell table:formula="of:=IF([Sheet1.AF19]&lt;&gt;&quot;&quot;;CONCATENATE(&quot;D('&quot;;[.Z$1];&quot;','&quot;;[Sheet1.AF19];&quot;')&quot;);&quot;&quot;)">
            <text:p/>
          </table:table-cell>
          <table:table-cell table:formula="of:=IF([Sheet1.AG19]&lt;&gt;&quot;&quot;;CONCATENATE(&quot;D('&quot;;[.AA$1];&quot;','&quot;;[Sheet1.AG19];&quot;')&quot;);&quot;&quot;)">
            <text:p/>
          </table:table-cell>
          <table:table-cell table:formula="of:=IF([Sheet1.AH19]&lt;&gt;&quot;&quot;;CONCATENATE(&quot;D('&quot;;[.AB$1];&quot;','&quot;;[Sheet1.AH19];&quot;')&quot;);&quot;&quot;)">
            <text:p/>
          </table:table-cell>
          <table:table-cell table:formula="of:=IF([Sheet1.AI19]&lt;&gt;&quot;&quot;;CONCATENATE(&quot;D('&quot;;[.AC$1];&quot;','&quot;;[Sheet1.AI19];&quot;')&quot;);&quot;&quot;)">
            <text:p/>
          </table:table-cell>
          <table:table-cell table:formula="of:=IF([Sheet1.AJ19]&lt;&gt;&quot;&quot;;CONCATENATE(&quot;D('&quot;;[.AD$1];&quot;','&quot;;[Sheet1.AJ19];&quot;')&quot;);&quot;&quot;)">
            <text:p/>
          </table:table-cell>
          <table:table-cell table:formula="of:=IF([Sheet1.AK19]&lt;&gt;&quot;&quot;;CONCATENATE(&quot;D('&quot;;[.AE$1];&quot;','&quot;;[Sheet1.AK19];&quot;')&quot;);&quot;&quot;)">
            <text:p/>
          </table:table-cell>
          <table:table-cell table:formula="of:=IF([Sheet1.AL19]&lt;&gt;&quot;&quot;;CONCATENATE(&quot;D('&quot;;[.AF$1];&quot;','&quot;;[Sheet1.AL19];&quot;')&quot;);&quot;&quot;)" office:value-type="string" office:string-value="D('EX','1..max(GRD)')">
            <text:p>D('EX','1..max(GRD)')</text:p>
          </table:table-cell>
          <table:table-cell table:formula="of:=IF([Sheet1.AM19]&lt;&gt;&quot;&quot;;CONCATENATE(&quot;D('&quot;;[.AG$1];&quot;','&quot;;[Sheet1.AM19];&quot;')&quot;);&quot;&quot;)" office:value-type="string" office:string-value="D('EX1','1..n,W')">
            <text:p>D('EX1','1..n,W')</text:p>
          </table:table-cell>
          <table:table-cell table:formula="of:=IF([Sheet1.AN19]&lt;&gt;&quot;&quot;;CONCATENATE(&quot;D('&quot;;[.AH$1];&quot;','&quot;;[Sheet1.AN19];&quot;')&quot;);&quot;&quot;)">
            <text:p/>
          </table:table-cell>
          <table:table-cell table:formula="of:=IF([Sheet1.AO19]&lt;&gt;&quot;&quot;;CONCATENATE(&quot;D('&quot;;[.AI$1];&quot;','&quot;;[Sheet1.AO19];&quot;')&quot;);&quot;&quot;)" office:value-type="string" office:string-value="D('FLX','x')">
            <text:p>D('FLX','x')</text:p>
          </table:table-cell>
          <table:table-cell table:formula="of:=IF([Sheet1.AP19]&lt;&gt;&quot;&quot;;CONCATENATE(&quot;D('&quot;;[.AJ$1];&quot;','&quot;;[Sheet1.AP19];&quot;')&quot;);&quot;&quot;)">
            <text:p/>
          </table:table-cell>
          <table:table-cell table:formula="of:=IF([Sheet1.AQ19]&lt;&gt;&quot;&quot;;CONCATENATE(&quot;D('&quot;;[.AK$1];&quot;','&quot;;[Sheet1.AQ19];&quot;')&quot;);&quot;&quot;)" office:value-type="string" office:string-value="D('GRD','1..n')">
            <text:p>D('GRD','1..n')</text:p>
          </table:table-cell>
          <table:table-cell table:formula="of:=IF([Sheet1.AR19]&lt;&gt;&quot;&quot;;CONCATENATE(&quot;D('&quot;;[.AL$1];&quot;','&quot;;[Sheet1.AR19];&quot;')&quot;);&quot;&quot;)">
            <text:p/>
          </table:table-cell>
          <table:table-cell table:formula="of:=IF([Sheet1.AS19]&lt;&gt;&quot;&quot;;CONCATENATE(&quot;D('&quot;;[.AM$1];&quot;','&quot;;[Sheet1.AS19];&quot;')&quot;);&quot;&quot;)" office:value-type="string" office:string-value="D('IR','1..n,W')">
            <text:p>D('IR','1..n,W')</text:p>
          </table:table-cell>
          <table:table-cell table:formula="of:=IF([Sheet1.AT19]&lt;&gt;&quot;&quot;;CONCATENATE(&quot;D('&quot;;[.AN$1];&quot;','&quot;;[Sheet1.AT19];&quot;')&quot;);&quot;&quot;)" office:value-type="string" office:string-value="D('IX','1..n,W')">
            <text:p>D('IX','1..n,W')</text:p>
          </table:table-cell>
          <table:table-cell table:formula="of:=IF([Sheet1.AU19]&lt;&gt;&quot;&quot;;CONCATENATE(&quot;D('&quot;;[.AO$1];&quot;','&quot;;[Sheet1.AU19];&quot;')&quot;);&quot;&quot;)">
            <text:p/>
          </table:table-cell>
          <table:table-cell table:formula="of:=IF([Sheet1.AV19]&lt;&gt;&quot;&quot;;CONCATENATE(&quot;D('&quot;;[.AP$1];&quot;','&quot;;[Sheet1.AV19];&quot;')&quot;);&quot;&quot;)">
            <text:p/>
          </table:table-cell>
          <table:table-cell table:formula="of:=IF([Sheet1.AW19]&lt;&gt;&quot;&quot;;CONCATENATE(&quot;D('&quot;;[.AQ$1];&quot;','&quot;;[Sheet1.AW19];&quot;')&quot;);&quot;&quot;)">
            <text:p/>
          </table:table-cell>
          <table:table-cell table:formula="of:=IF([Sheet1.AX19]&lt;&gt;&quot;&quot;;CONCATENATE(&quot;D('&quot;;[.AR$1];&quot;','&quot;;[Sheet1.AX19];&quot;')&quot;);&quot;&quot;)">
            <text:p/>
          </table:table-cell>
          <table:table-cell table:formula="of:=IF([Sheet1.AY19]&lt;&gt;&quot;&quot;;CONCATENATE(&quot;D('&quot;;[.AS$1];&quot;','&quot;;[Sheet1.AY19];&quot;')&quot;);&quot;&quot;)">
            <text:p/>
          </table:table-cell>
          <table:table-cell table:formula="of:=IF([Sheet1.AZ19]&lt;&gt;&quot;&quot;;CONCATENATE(&quot;D('&quot;;[.AT$1];&quot;','&quot;;[Sheet1.AZ19];&quot;')&quot;);&quot;&quot;)" office:value-type="string" office:string-value="D('RH','1..2048,W')">
            <text:p>D('RH','1..2048,W')</text:p>
          </table:table-cell>
          <table:table-cell table:formula="of:=IF([Sheet1.BA19]&lt;&gt;&quot;&quot;;CONCATENATE(&quot;D('&quot;;[.AU$1];&quot;','&quot;;[Sheet1.BA19];&quot;')&quot;);&quot;&quot;)" office:value-type="string" office:string-value="D('RX','1..n,W')">
            <text:p>D('RX','1..n,W')</text:p>
          </table:table-cell>
          <table:table-cell table:formula="of:=IF([Sheet1.BB19]&lt;&gt;&quot;&quot;;CONCATENATE(&quot;D('&quot;;[.AV$1];&quot;','&quot;;[Sheet1.BB19];&quot;')&quot;);&quot;&quot;)">
            <text:p/>
          </table:table-cell>
          <table:table-cell table:formula="of:=IF([Sheet1.BC19]&lt;&gt;&quot;&quot;;CONCATENATE(&quot;D('&quot;;[.AW$1];&quot;','&quot;;[Sheet1.BC19];&quot;')&quot;);&quot;&quot;)">
            <text:p/>
          </table:table-cell>
          <table:table-cell table:formula="of:=IF([Sheet1.BD19]&lt;&gt;&quot;&quot;;CONCATENATE(&quot;D('&quot;;[.AX$1];&quot;','&quot;;[Sheet1.BD19];&quot;')&quot;);&quot;&quot;)">
            <text:p/>
          </table:table-cell>
          <table:table-cell table:formula="of:=IF([Sheet1.BE19]&lt;&gt;&quot;&quot;;CONCATENATE(&quot;D('&quot;;[.AY$1];&quot;','&quot;;[Sheet1.BE19];&quot;')&quot;);&quot;&quot;)">
            <text:p/>
          </table:table-cell>
          <table:table-cell table:formula="of:=IF([Sheet1.BF19]&lt;&gt;&quot;&quot;;CONCATENATE(&quot;D('&quot;;[.AZ$1];&quot;','&quot;;[Sheet1.BF19];&quot;')&quot;);&quot;&quot;)">
            <text:p/>
          </table:table-cell>
          <table:table-cell table:formula="of:=IF([Sheet1.BG19]&lt;&gt;&quot;&quot;;CONCATENATE(&quot;D('&quot;;[.BA$1];&quot;','&quot;;[Sheet1.BG19];&quot;')&quot;);&quot;&quot;)">
            <text:p/>
          </table:table-cell>
          <table:table-cell table:formula="of:=IF([Sheet1.BH19]&lt;&gt;&quot;&quot;;CONCATENATE(&quot;D('&quot;;[.BB$1];&quot;','&quot;;[Sheet1.BH19];&quot;')&quot;);&quot;&quot;)">
            <text:p/>
          </table:table-cell>
          <table:table-cell table:formula="of:=IF([Sheet1.BI19]&lt;&gt;&quot;&quot;;CONCATENATE(&quot;D('&quot;;[.BC$1];&quot;','&quot;;[Sheet1.BI19];&quot;')&quot;);&quot;&quot;)">
            <text:p/>
          </table:table-cell>
          <table:table-cell table:formula="of:=IF([Sheet1.BJ19]&lt;&gt;&quot;&quot;;CONCATENATE(&quot;D('&quot;;[.BD$1];&quot;','&quot;;[Sheet1.BJ19];&quot;')&quot;);&quot;&quot;)">
            <text:p/>
          </table:table-cell>
          <table:table-cell table:formula="of:=IF([Sheet1.BK19]&lt;&gt;&quot;&quot;;CONCATENATE(&quot;D('&quot;;[.BE$1];&quot;','&quot;;[Sheet1.BK19];&quot;')&quot;);&quot;&quot;)">
            <text:p/>
          </table:table-cell>
          <table:table-cell table:formula="of:=IF([Sheet1.BL19]&lt;&gt;&quot;&quot;;CONCATENATE(&quot;D('&quot;;[.BF$1];&quot;','&quot;;[Sheet1.BL19];&quot;')&quot;);&quot;&quot;)">
            <text:p/>
          </table:table-cell>
          <table:table-cell table:formula="of:=IF([Sheet1.BM19]&lt;&gt;&quot;&quot;;CONCATENATE(&quot;D('&quot;;[.BG$1];&quot;','&quot;;[Sheet1.BM19];&quot;')&quot;);&quot;&quot;)">
            <text:p/>
          </table:table-cell>
          <table:table-cell table:formula="of:=IF([Sheet1.BN19]&lt;&gt;&quot;&quot;;CONCATENATE(&quot;D('&quot;;[.BH$1];&quot;','&quot;;[Sheet1.BN19];&quot;')&quot;);&quot;&quot;)">
            <text:p/>
          </table:table-cell>
          <table:table-cell table:formula="of:=IF([Sheet1.BO19]&lt;&gt;&quot;&quot;;CONCATENATE(&quot;D('&quot;;[.BI$1];&quot;','&quot;;[Sheet1.BO19];&quot;')&quot;);&quot;&quot;)">
            <text:p/>
          </table:table-cell>
          <table:table-cell table:formula="of:=IF([Sheet1.BP19]&lt;&gt;&quot;&quot;;CONCATENATE(&quot;D('&quot;;[.BJ$1];&quot;','&quot;;[Sheet1.BP19];&quot;')&quot;);&quot;&quot;)">
            <text:p/>
          </table:table-cell>
          <table:table-cell table:formula="of:=IF([Sheet1.BQ19]&lt;&gt;&quot;&quot;;CONCATENATE(&quot;D('&quot;;[.BK$1];&quot;','&quot;;[Sheet1.BQ19];&quot;')&quot;);&quot;&quot;)">
            <text:p/>
          </table:table-cell>
          <table:table-cell table:formula="of:=IF([Sheet1.BR19]&lt;&gt;&quot;&quot;;CONCATENATE(&quot;D('&quot;;[.BL$1];&quot;','&quot;;[Sheet1.BR19];&quot;')&quot;);&quot;&quot;)">
            <text:p/>
          </table:table-cell>
          <table:table-cell table:formula="of:=IF([Sheet1.BS19]&lt;&gt;&quot;&quot;;CONCATENATE(&quot;D('&quot;;[.BM$1];&quot;','&quot;;[Sheet1.BS19];&quot;')&quot;);&quot;&quot;)">
            <text:p/>
          </table:table-cell>
          <table:table-cell table:formula="of:=IF([Sheet1.BT19]&lt;&gt;&quot;&quot;;CONCATENATE(&quot;D('&quot;;[.BN$1];&quot;','&quot;;[Sheet1.BT19];&quot;')&quot;);&quot;&quot;)">
            <text:p/>
          </table:table-cell>
          <table:table-cell table:formula="of:=IF([Sheet1.BU19]&lt;&gt;&quot;&quot;;CONCATENATE(&quot;D('&quot;;[.BO$1];&quot;','&quot;;[Sheet1.BU19];&quot;')&quot;);&quot;&quot;)">
            <text:p/>
          </table:table-cell>
          <table:table-cell table:formula="of:=IF([Sheet1.BV19]&lt;&gt;&quot;&quot;;CONCATENATE(&quot;D('&quot;;[.BP$1];&quot;','&quot;;[Sheet1.BV19];&quot;')&quot;);&quot;&quot;)" office:value-type="string" office:string-value="D('VX','1..n,W')">
            <text:p>D('VX','1..n,W')</text:p>
          </table:table-cell>
          <table:table-cell table:formula="of:=IF([Sheet1.BW19]&lt;&gt;&quot;&quot;;CONCATENATE(&quot;D('&quot;;[.BQ$1];&quot;','&quot;;[Sheet1.BW19];&quot;')&quot;);&quot;&quot;)">
            <text:p/>
          </table:table-cell>
          <table:table-cell table:formula="of:=IF([Sheet1.BX19]&lt;&gt;&quot;&quot;;CONCATENATE(&quot;D('&quot;;[.BR$1];&quot;','&quot;;[Sheet1.BX19];&quot;')&quot;);&quot;&quot;)">
            <text:p/>
          </table:table-cell>
          <table:table-cell table:formula="of:=IF([Sheet1.BY19]&lt;&gt;&quot;&quot;;CONCATENATE(&quot;D('&quot;;[.BS$1];&quot;','&quot;;[Sheet1.BY19];&quot;')&quot;);&quot;&quot;)">
            <text:p/>
          </table:table-cell>
          <table:table-cell table:formula="of:=IF([Sheet1.BZ19]&lt;&gt;&quot;&quot;;CONCATENATE(&quot;D('&quot;;[.BT$1];&quot;','&quot;;[Sheet1.BZ19];&quot;')&quot;);&quot;&quot;)">
            <text:p/>
          </table:table-cell>
          <table:table-cell table:formula="of:=IF([Sheet1.CA19]&lt;&gt;&quot;&quot;;CONCATENATE(&quot;D('&quot;;[.BU$1];&quot;','&quot;;[Sheet1.CA19];&quot;')&quot;);&quot;&quot;)">
            <text:p/>
          </table:table-cell>
          <table:table-cell table:formula="of:=IF([Sheet1.CB19]&lt;&gt;&quot;&quot;;CONCATENATE(&quot;D('&quot;;[.BV$1];&quot;','&quot;;[Sheet1.CB19];&quot;')&quot;);&quot;&quot;)" office:value-type="string" office:string-value="D('XI','1..n,W')">
            <text:p>D('XI','1..n,W')</text:p>
          </table:table-cell>
          <table:table-cell table:formula="of:=IF([Sheet1.CC19]&lt;&gt;&quot;&quot;;CONCATENATE(&quot;D('&quot;;[.BW$1];&quot;','&quot;;[Sheet1.CC19];&quot;')&quot;);&quot;&quot;)" office:value-type="string" office:string-value="D('XX','1..n,W')">
            <text:p>D('XX','1..n,W')</text:p>
          </table:table-cell>
          <table:table-cell table:formula="of:=IF([Sheet1.CD19]&lt;&gt;&quot;&quot;;CONCATENATE(&quot;D('&quot;;[.BX$1];&quot;','&quot;;[Sheet1.CD19];&quot;')&quot;);&quot;&quot;)">
            <text:p/>
          </table:table-cell>
          <table:table-cell table:formula="of:=IF([Sheet1.CE19]&lt;&gt;&quot;&quot;;CONCATENATE(&quot;D('&quot;;[.BY$1];&quot;','&quot;;[Sheet1.CE19];&quot;')&quot;);&quot;&quot;)">
            <text:p/>
          </table:table-cell>
          <table:table-cell table:formula="of:=IF([Sheet1.CF19]&lt;&gt;&quot;&quot;;CONCATENATE(&quot;D('&quot;;[.BZ$1];&quot;','&quot;;[Sheet1.CF19];&quot;')&quot;);&quot;&quot;)">
            <text:p/>
          </table:table-cell>
          <table:table-cell table:formula="of:=IF([Sheet1.CG19]&lt;&gt;&quot;&quot;;CONCATENATE(&quot;D('&quot;;[.CA$1];&quot;','&quot;;[Sheet1.CG19];&quot;')&quot;);&quot;&quot;)">
            <text:p/>
          </table:table-cell>
          <table:table-cell table:formula="of:=IF([Sheet1.CH19]&lt;&gt;&quot;&quot;;CONCATENATE(&quot;D('&quot;;[.CB$1];&quot;','&quot;;[Sheet1.CH19];&quot;')&quot;);&quot;&quot;)">
            <text:p/>
          </table:table-cell>
          <table:table-cell table:formula="of:=IF([Sheet1.CI19]&lt;&gt;&quot;&quot;;CONCATENATE(&quot;D('&quot;;[.CC$1];&quot;','&quot;;[Sheet1.CI19];&quot;')&quot;);&quot;&quot;)">
            <text:p/>
          </table:table-cell>
          <table:table-cell table:formula="of:=IF([Sheet1.CJ19]&lt;&gt;&quot;&quot;;CONCATENATE(&quot;D('&quot;;[.CD$1];&quot;','&quot;;[Sheet1.CJ19];&quot;')&quot;);&quot;&quot;)">
            <text:p/>
          </table:table-cell>
          <table:table-cell table:formula="of:=IF([Sheet1.CK19]&lt;&gt;&quot;&quot;;CONCATENATE(&quot;D('&quot;;[.CE$1];&quot;','&quot;;[Sheet1.CK19];&quot;')&quot;);&quot;&quot;)">
            <text:p/>
          </table:table-cell>
          <table:table-cell table:formula="of:=IF([Sheet1.CL19]&lt;&gt;&quot;&quot;;CONCATENATE(&quot;D('&quot;;[.CF$1];&quot;','&quot;;[Sheet1.CL19];&quot;')&quot;);&quot;&quot;)">
            <text:p/>
          </table:table-cell>
          <table:table-cell table:formula="of:=IF([Sheet1.CM19]&lt;&gt;&quot;&quot;;CONCATENATE(&quot;D('&quot;;[.CG$1];&quot;','&quot;;[Sheet1.CM19];&quot;')&quot;);&quot;&quot;)">
            <text:p/>
          </table:table-cell>
          <table:table-cell table:formula="of:=IF([Sheet1.CN19]&lt;&gt;&quot;&quot;;CONCATENATE(&quot;D('&quot;;[.CH$1];&quot;','&quot;;[Sheet1.CN19];&quot;')&quot;);&quot;&quot;)">
            <text:p/>
          </table:table-cell>
          <table:table-cell table:formula="of:=IF([Sheet1.CO19]&lt;&gt;&quot;&quot;;CONCATENATE(&quot;D('&quot;;[.CI$1];&quot;','&quot;;[Sheet1.CO19];&quot;')&quot;);&quot;&quot;)">
            <text:p/>
          </table:table-cell>
          <table:table-cell table:formula="of:=IF([Sheet1.CP19]&lt;&gt;&quot;&quot;;CONCATENATE(&quot;D('&quot;;[.CJ$1];&quot;','&quot;;[Sheet1.CP19];&quot;')&quot;);&quot;&quot;)">
            <text:p/>
          </table:table-cell>
          <table:table-cell table:formula="of:=IF([Sheet1.CQ19]&lt;&gt;&quot;&quot;;CONCATENATE(&quot;D('&quot;;[.CK$1];&quot;','&quot;;[Sheet1.CQ19];&quot;')&quot;);&quot;&quot;)">
            <text:p/>
          </table:table-cell>
          <table:table-cell table:formula="of:=IF([Sheet1.CR19]&lt;&gt;&quot;&quot;;CONCATENATE(&quot;D('&quot;;[.CL$1];&quot;','&quot;;[Sheet1.CR19];&quot;')&quot;);&quot;&quot;)">
            <text:p/>
          </table:table-cell>
          <table:table-cell table:formula="of:=IF([Sheet1.CS19]&lt;&gt;&quot;&quot;;CONCATENATE(&quot;D('&quot;;[.CM$1];&quot;','&quot;;[Sheet1.CS19];&quot;')&quot;);&quot;&quot;)">
            <text:p/>
          </table:table-cell>
          <table:table-cell table:formula="of:=IF([Sheet1.CT19]&lt;&gt;&quot;&quot;;CONCATENATE(&quot;D('&quot;;[.CN$1];&quot;','&quot;;[Sheet1.CT19];&quot;')&quot;);&quot;&quot;)">
            <text:p/>
          </table:table-cell>
          <table:table-cell table:formula="of:=IF([Sheet1.CU19]&lt;&gt;&quot;&quot;;CONCATENATE(&quot;D('&quot;;[.CO$1];&quot;','&quot;;[Sheet1.CU19];&quot;')&quot;);&quot;&quot;)">
            <text:p/>
          </table:table-cell>
        </table:table-row>
        <table:table-row table:style-name="ro1">
          <table:table-cell table:formula="of:=[Sheet1.A20]" office:value-type="float" office:value="15">
            <text:p>15</text:p>
          </table:table-cell>
          <table:table-cell table:formula="of:=[Sheet1.B20]" office:value-type="float" office:value="0">
            <text:p>0</text:p>
          </table:table-cell>
          <table:table-cell table:formula="of:=[Sheet1.C20]" office:value-type="string" office:string-value="Casual Fortran. Development version">
            <text:p>Casual Fortran. Development version</text:p>
          </table:table-cell>
          <table:table-cell table:formula="of:=IF([Sheet1.D20]&lt;&gt;&quot;&quot;;1;0)" office:value-type="float" office:value="0">
            <text:p>0</text:p>
          </table:table-cell>
          <table:table-cell table:formula="of:=[Sheet1.J20]" office:value-type="float" office:value="0.100899100899101">
            <text:p>0,1</text:p>
          </table:table-cell>
          <table:table-cell table:formula="of:=IF([Sheet1.L20]&lt;&gt;&quot;&quot;;CONCATENATE(&quot;D('&quot;;[.F$1];&quot;','&quot;;[Sheet1.L20];&quot;')&quot;);&quot;&quot;)">
            <text:p/>
          </table:table-cell>
          <table:table-cell table:formula="of:=IF([Sheet1.M20]&lt;&gt;&quot;&quot;;CONCATENATE(&quot;D('&quot;;[.G$1];&quot;','&quot;;[Sheet1.M20];&quot;')&quot;);&quot;&quot;)">
            <text:p/>
          </table:table-cell>
          <table:table-cell table:formula="of:=IF([Sheet1.N20]&lt;&gt;&quot;&quot;;CONCATENATE(&quot;D('&quot;;[.H$1];&quot;','&quot;;[Sheet1.N20];&quot;')&quot;);&quot;&quot;)">
            <text:p/>
          </table:table-cell>
          <table:table-cell table:formula="of:=IF([Sheet1.O20]&lt;&gt;&quot;&quot;;CONCATENATE(&quot;D('&quot;;[.I$1];&quot;','&quot;;[Sheet1.O20];&quot;')&quot;);&quot;&quot;)">
            <text:p/>
          </table:table-cell>
          <table:table-cell table:formula="of:=IF([Sheet1.P20]&lt;&gt;&quot;&quot;;CONCATENATE(&quot;D('&quot;;[.J$1];&quot;','&quot;;[Sheet1.P20];&quot;')&quot;);&quot;&quot;)">
            <text:p/>
          </table:table-cell>
          <table:table-cell table:formula="of:=IF([Sheet1.Q20]&lt;&gt;&quot;&quot;;CONCATENATE(&quot;D('&quot;;[.K$1];&quot;','&quot;;[Sheet1.Q20];&quot;')&quot;);&quot;&quot;)">
            <text:p/>
          </table:table-cell>
          <table:table-cell table:formula="of:=IF([Sheet1.R20]&lt;&gt;&quot;&quot;;CONCATENATE(&quot;D('&quot;;[.L$1];&quot;','&quot;;[Sheet1.R20];&quot;')&quot;);&quot;&quot;)">
            <text:p/>
          </table:table-cell>
          <table:table-cell table:formula="of:=IF([Sheet1.S20]&lt;&gt;&quot;&quot;;CONCATENATE(&quot;D('&quot;;[.M$1];&quot;','&quot;;[Sheet1.S20];&quot;')&quot;);&quot;&quot;)">
            <text:p/>
          </table:table-cell>
          <table:table-cell table:formula="of:=IF([Sheet1.T20]&lt;&gt;&quot;&quot;;CONCATENATE(&quot;D('&quot;;[.N$1];&quot;','&quot;;[Sheet1.T20];&quot;')&quot;);&quot;&quot;)">
            <text:p/>
          </table:table-cell>
          <table:table-cell table:formula="of:=IF([Sheet1.U20]&lt;&gt;&quot;&quot;;CONCATENATE(&quot;D('&quot;;[.O$1];&quot;','&quot;;[Sheet1.U20];&quot;')&quot;);&quot;&quot;)">
            <text:p/>
          </table:table-cell>
          <table:table-cell table:formula="of:=IF([Sheet1.V20]&lt;&gt;&quot;&quot;;CONCATENATE(&quot;D('&quot;;[.P$1];&quot;','&quot;;[Sheet1.V20];&quot;')&quot;);&quot;&quot;)">
            <text:p/>
          </table:table-cell>
          <table:table-cell table:formula="of:=IF([Sheet1.W20]&lt;&gt;&quot;&quot;;CONCATENATE(&quot;D('&quot;;[.Q$1];&quot;','&quot;;[Sheet1.W20];&quot;')&quot;);&quot;&quot;)">
            <text:p/>
          </table:table-cell>
          <table:table-cell table:formula="of:=IF([Sheet1.X20]&lt;&gt;&quot;&quot;;CONCATENATE(&quot;D('&quot;;[.R$1];&quot;','&quot;;[Sheet1.X20];&quot;')&quot;);&quot;&quot;)">
            <text:p/>
          </table:table-cell>
          <table:table-cell table:formula="of:=IF([Sheet1.Y20]&lt;&gt;&quot;&quot;;CONCATENATE(&quot;D('&quot;;[.S$1];&quot;','&quot;;[Sheet1.Y20];&quot;')&quot;);&quot;&quot;)">
            <text:p/>
          </table:table-cell>
          <table:table-cell table:formula="of:=IF([Sheet1.Z20]&lt;&gt;&quot;&quot;;CONCATENATE(&quot;D('&quot;;[.T$1];&quot;','&quot;;[Sheet1.Z20];&quot;')&quot;);&quot;&quot;)">
            <text:p/>
          </table:table-cell>
          <table:table-cell table:formula="of:=IF([Sheet1.AA20]&lt;&gt;&quot;&quot;;CONCATENATE(&quot;D('&quot;;[.U$1];&quot;','&quot;;[Sheet1.AA20];&quot;')&quot;);&quot;&quot;)">
            <text:p/>
          </table:table-cell>
          <table:table-cell table:formula="of:=IF([Sheet1.AB20]&lt;&gt;&quot;&quot;;CONCATENATE(&quot;D('&quot;;[.V$1];&quot;','&quot;;[Sheet1.AB20];&quot;')&quot;);&quot;&quot;)">
            <text:p/>
          </table:table-cell>
          <table:table-cell table:formula="of:=IF([Sheet1.AC20]&lt;&gt;&quot;&quot;;CONCATENATE(&quot;D('&quot;;[.W$1];&quot;','&quot;;[Sheet1.AC20];&quot;')&quot;);&quot;&quot;)">
            <text:p/>
          </table:table-cell>
          <table:table-cell table:formula="of:=IF([Sheet1.AD20]&lt;&gt;&quot;&quot;;CONCATENATE(&quot;D('&quot;;[.X$1];&quot;','&quot;;[Sheet1.AD20];&quot;')&quot;);&quot;&quot;)">
            <text:p/>
          </table:table-cell>
          <table:table-cell table:formula="of:=IF([Sheet1.AE20]&lt;&gt;&quot;&quot;;CONCATENATE(&quot;D('&quot;;[.Y$1];&quot;','&quot;;[Sheet1.AE20];&quot;')&quot;);&quot;&quot;)">
            <text:p/>
          </table:table-cell>
          <table:table-cell table:formula="of:=IF([Sheet1.AF20]&lt;&gt;&quot;&quot;;CONCATENATE(&quot;D('&quot;;[.Z$1];&quot;','&quot;;[Sheet1.AF20];&quot;')&quot;);&quot;&quot;)">
            <text:p/>
          </table:table-cell>
          <table:table-cell table:formula="of:=IF([Sheet1.AG20]&lt;&gt;&quot;&quot;;CONCATENATE(&quot;D('&quot;;[.AA$1];&quot;','&quot;;[Sheet1.AG20];&quot;')&quot;);&quot;&quot;)">
            <text:p/>
          </table:table-cell>
          <table:table-cell table:formula="of:=IF([Sheet1.AH20]&lt;&gt;&quot;&quot;;CONCATENATE(&quot;D('&quot;;[.AB$1];&quot;','&quot;;[Sheet1.AH20];&quot;')&quot;);&quot;&quot;)">
            <text:p/>
          </table:table-cell>
          <table:table-cell table:formula="of:=IF([Sheet1.AI20]&lt;&gt;&quot;&quot;;CONCATENATE(&quot;D('&quot;;[.AC$1];&quot;','&quot;;[Sheet1.AI20];&quot;')&quot;);&quot;&quot;)">
            <text:p/>
          </table:table-cell>
          <table:table-cell table:formula="of:=IF([Sheet1.AJ20]&lt;&gt;&quot;&quot;;CONCATENATE(&quot;D('&quot;;[.AD$1];&quot;','&quot;;[Sheet1.AJ20];&quot;')&quot;);&quot;&quot;)">
            <text:p/>
          </table:table-cell>
          <table:table-cell table:formula="of:=IF([Sheet1.AK20]&lt;&gt;&quot;&quot;;CONCATENATE(&quot;D('&quot;;[.AE$1];&quot;','&quot;;[Sheet1.AK20];&quot;')&quot;);&quot;&quot;)">
            <text:p/>
          </table:table-cell>
          <table:table-cell table:formula="of:=IF([Sheet1.AL20]&lt;&gt;&quot;&quot;;CONCATENATE(&quot;D('&quot;;[.AF$1];&quot;','&quot;;[Sheet1.AL20];&quot;')&quot;);&quot;&quot;)">
            <text:p/>
          </table:table-cell>
          <table:table-cell table:formula="of:=IF([Sheet1.AM20]&lt;&gt;&quot;&quot;;CONCATENATE(&quot;D('&quot;;[.AG$1];&quot;','&quot;;[Sheet1.AM20];&quot;')&quot;);&quot;&quot;)">
            <text:p/>
          </table:table-cell>
          <table:table-cell table:formula="of:=IF([Sheet1.AN20]&lt;&gt;&quot;&quot;;CONCATENATE(&quot;D('&quot;;[.AH$1];&quot;','&quot;;[Sheet1.AN20];&quot;')&quot;);&quot;&quot;)">
            <text:p/>
          </table:table-cell>
          <table:table-cell table:formula="of:=IF([Sheet1.AO20]&lt;&gt;&quot;&quot;;CONCATENATE(&quot;D('&quot;;[.AI$1];&quot;','&quot;;[Sheet1.AO20];&quot;')&quot;);&quot;&quot;)">
            <text:p/>
          </table:table-cell>
          <table:table-cell table:formula="of:=IF([Sheet1.AP20]&lt;&gt;&quot;&quot;;CONCATENATE(&quot;D('&quot;;[.AJ$1];&quot;','&quot;;[Sheet1.AP20];&quot;')&quot;);&quot;&quot;)">
            <text:p/>
          </table:table-cell>
          <table:table-cell table:formula="of:=IF([Sheet1.AQ20]&lt;&gt;&quot;&quot;;CONCATENATE(&quot;D('&quot;;[.AK$1];&quot;','&quot;;[Sheet1.AQ20];&quot;')&quot;);&quot;&quot;)">
            <text:p/>
          </table:table-cell>
          <table:table-cell table:formula="of:=IF([Sheet1.AR20]&lt;&gt;&quot;&quot;;CONCATENATE(&quot;D('&quot;;[.AL$1];&quot;','&quot;;[Sheet1.AR20];&quot;')&quot;);&quot;&quot;)">
            <text:p/>
          </table:table-cell>
          <table:table-cell table:formula="of:=IF([Sheet1.AS20]&lt;&gt;&quot;&quot;;CONCATENATE(&quot;D('&quot;;[.AM$1];&quot;','&quot;;[Sheet1.AS20];&quot;')&quot;);&quot;&quot;)">
            <text:p/>
          </table:table-cell>
          <table:table-cell table:formula="of:=IF([Sheet1.AT20]&lt;&gt;&quot;&quot;;CONCATENATE(&quot;D('&quot;;[.AN$1];&quot;','&quot;;[Sheet1.AT20];&quot;')&quot;);&quot;&quot;)">
            <text:p/>
          </table:table-cell>
          <table:table-cell table:formula="of:=IF([Sheet1.AU20]&lt;&gt;&quot;&quot;;CONCATENATE(&quot;D('&quot;;[.AO$1];&quot;','&quot;;[Sheet1.AU20];&quot;')&quot;);&quot;&quot;)">
            <text:p/>
          </table:table-cell>
          <table:table-cell table:formula="of:=IF([Sheet1.AV20]&lt;&gt;&quot;&quot;;CONCATENATE(&quot;D('&quot;;[.AP$1];&quot;','&quot;;[Sheet1.AV20];&quot;')&quot;);&quot;&quot;)">
            <text:p/>
          </table:table-cell>
          <table:table-cell table:formula="of:=IF([Sheet1.AW20]&lt;&gt;&quot;&quot;;CONCATENATE(&quot;D('&quot;;[.AQ$1];&quot;','&quot;;[Sheet1.AW20];&quot;')&quot;);&quot;&quot;)">
            <text:p/>
          </table:table-cell>
          <table:table-cell table:formula="of:=IF([Sheet1.AX20]&lt;&gt;&quot;&quot;;CONCATENATE(&quot;D('&quot;;[.AR$1];&quot;','&quot;;[Sheet1.AX20];&quot;')&quot;);&quot;&quot;)">
            <text:p/>
          </table:table-cell>
          <table:table-cell table:formula="of:=IF([Sheet1.AY20]&lt;&gt;&quot;&quot;;CONCATENATE(&quot;D('&quot;;[.AS$1];&quot;','&quot;;[Sheet1.AY20];&quot;')&quot;);&quot;&quot;)">
            <text:p/>
          </table:table-cell>
          <table:table-cell table:formula="of:=IF([Sheet1.AZ20]&lt;&gt;&quot;&quot;;CONCATENATE(&quot;D('&quot;;[.AT$1];&quot;','&quot;;[Sheet1.AZ20];&quot;')&quot;);&quot;&quot;)">
            <text:p/>
          </table:table-cell>
          <table:table-cell table:formula="of:=IF([Sheet1.BA20]&lt;&gt;&quot;&quot;;CONCATENATE(&quot;D('&quot;;[.AU$1];&quot;','&quot;;[Sheet1.BA20];&quot;')&quot;);&quot;&quot;)">
            <text:p/>
          </table:table-cell>
          <table:table-cell table:formula="of:=IF([Sheet1.BB20]&lt;&gt;&quot;&quot;;CONCATENATE(&quot;D('&quot;;[.AV$1];&quot;','&quot;;[Sheet1.BB20];&quot;')&quot;);&quot;&quot;)">
            <text:p/>
          </table:table-cell>
          <table:table-cell table:formula="of:=IF([Sheet1.BC20]&lt;&gt;&quot;&quot;;CONCATENATE(&quot;D('&quot;;[.AW$1];&quot;','&quot;;[Sheet1.BC20];&quot;')&quot;);&quot;&quot;)">
            <text:p/>
          </table:table-cell>
          <table:table-cell table:formula="of:=IF([Sheet1.BD20]&lt;&gt;&quot;&quot;;CONCATENATE(&quot;D('&quot;;[.AX$1];&quot;','&quot;;[Sheet1.BD20];&quot;')&quot;);&quot;&quot;)">
            <text:p/>
          </table:table-cell>
          <table:table-cell table:formula="of:=IF([Sheet1.BE20]&lt;&gt;&quot;&quot;;CONCATENATE(&quot;D('&quot;;[.AY$1];&quot;','&quot;;[Sheet1.BE20];&quot;')&quot;);&quot;&quot;)">
            <text:p/>
          </table:table-cell>
          <table:table-cell table:formula="of:=IF([Sheet1.BF20]&lt;&gt;&quot;&quot;;CONCATENATE(&quot;D('&quot;;[.AZ$1];&quot;','&quot;;[Sheet1.BF20];&quot;')&quot;);&quot;&quot;)">
            <text:p/>
          </table:table-cell>
          <table:table-cell table:formula="of:=IF([Sheet1.BG20]&lt;&gt;&quot;&quot;;CONCATENATE(&quot;D('&quot;;[.BA$1];&quot;','&quot;;[Sheet1.BG20];&quot;')&quot;);&quot;&quot;)">
            <text:p/>
          </table:table-cell>
          <table:table-cell table:formula="of:=IF([Sheet1.BH20]&lt;&gt;&quot;&quot;;CONCATENATE(&quot;D('&quot;;[.BB$1];&quot;','&quot;;[Sheet1.BH20];&quot;')&quot;);&quot;&quot;)">
            <text:p/>
          </table:table-cell>
          <table:table-cell table:formula="of:=IF([Sheet1.BI20]&lt;&gt;&quot;&quot;;CONCATENATE(&quot;D('&quot;;[.BC$1];&quot;','&quot;;[Sheet1.BI20];&quot;')&quot;);&quot;&quot;)">
            <text:p/>
          </table:table-cell>
          <table:table-cell table:formula="of:=IF([Sheet1.BJ20]&lt;&gt;&quot;&quot;;CONCATENATE(&quot;D('&quot;;[.BD$1];&quot;','&quot;;[Sheet1.BJ20];&quot;')&quot;);&quot;&quot;)">
            <text:p/>
          </table:table-cell>
          <table:table-cell table:formula="of:=IF([Sheet1.BK20]&lt;&gt;&quot;&quot;;CONCATENATE(&quot;D('&quot;;[.BE$1];&quot;','&quot;;[Sheet1.BK20];&quot;')&quot;);&quot;&quot;)">
            <text:p/>
          </table:table-cell>
          <table:table-cell table:formula="of:=IF([Sheet1.BL20]&lt;&gt;&quot;&quot;;CONCATENATE(&quot;D('&quot;;[.BF$1];&quot;','&quot;;[Sheet1.BL20];&quot;')&quot;);&quot;&quot;)">
            <text:p/>
          </table:table-cell>
          <table:table-cell table:formula="of:=IF([Sheet1.BM20]&lt;&gt;&quot;&quot;;CONCATENATE(&quot;D('&quot;;[.BG$1];&quot;','&quot;;[Sheet1.BM20];&quot;')&quot;);&quot;&quot;)">
            <text:p/>
          </table:table-cell>
          <table:table-cell table:formula="of:=IF([Sheet1.BN20]&lt;&gt;&quot;&quot;;CONCATENATE(&quot;D('&quot;;[.BH$1];&quot;','&quot;;[Sheet1.BN20];&quot;')&quot;);&quot;&quot;)" office:value-type="string" office:string-value="D('VF','1..n+1,1..7')">
            <text:p>D('VF','1..n+1,1..7')</text:p>
          </table:table-cell>
          <table:table-cell table:formula="of:=IF([Sheet1.BO20]&lt;&gt;&quot;&quot;;CONCATENATE(&quot;D('&quot;;[.BI$1];&quot;','&quot;;[Sheet1.BO20];&quot;')&quot;);&quot;&quot;)" office:value-type="string" office:string-value="D('VG','1..n+1,1..7')">
            <text:p>D('VG','1..n+1,1..7')</text:p>
          </table:table-cell>
          <table:table-cell table:formula="of:=IF([Sheet1.BP20]&lt;&gt;&quot;&quot;;CONCATENATE(&quot;D('&quot;;[.BJ$1];&quot;','&quot;;[Sheet1.BP20];&quot;')&quot;);&quot;&quot;)" office:value-type="string" office:string-value="D('VH','1..n+1,1..7')">
            <text:p>D('VH','1..n+1,1..7')</text:p>
          </table:table-cell>
          <table:table-cell table:formula="of:=IF([Sheet1.BQ20]&lt;&gt;&quot;&quot;;CONCATENATE(&quot;D('&quot;;[.BK$1];&quot;','&quot;;[Sheet1.BQ20];&quot;')&quot;);&quot;&quot;)">
            <text:p/>
          </table:table-cell>
          <table:table-cell table:formula="of:=IF([Sheet1.BR20]&lt;&gt;&quot;&quot;;CONCATENATE(&quot;D('&quot;;[.BL$1];&quot;','&quot;;[Sheet1.BR20];&quot;')&quot;);&quot;&quot;)">
            <text:p/>
          </table:table-cell>
          <table:table-cell table:formula="of:=IF([Sheet1.BS20]&lt;&gt;&quot;&quot;;CONCATENATE(&quot;D('&quot;;[.BM$1];&quot;','&quot;;[Sheet1.BS20];&quot;')&quot;);&quot;&quot;)" office:value-type="string" office:string-value="D('VS','1..n+1,1..7,W')">
            <text:p>D('VS','1..n+1,1..7,W')</text:p>
          </table:table-cell>
          <table:table-cell table:formula="of:=IF([Sheet1.BT20]&lt;&gt;&quot;&quot;;CONCATENATE(&quot;D('&quot;;[.BN$1];&quot;','&quot;;[Sheet1.BT20];&quot;')&quot;);&quot;&quot;)">
            <text:p/>
          </table:table-cell>
          <table:table-cell table:formula="of:=IF([Sheet1.BU20]&lt;&gt;&quot;&quot;;CONCATENATE(&quot;D('&quot;;[.BO$1];&quot;','&quot;;[Sheet1.BU20];&quot;')&quot;);&quot;&quot;)">
            <text:p/>
          </table:table-cell>
          <table:table-cell table:formula="of:=IF([Sheet1.BV20]&lt;&gt;&quot;&quot;;CONCATENATE(&quot;D('&quot;;[.BP$1];&quot;','&quot;;[Sheet1.BV20];&quot;')&quot;);&quot;&quot;)">
            <text:p/>
          </table:table-cell>
          <table:table-cell table:formula="of:=IF([Sheet1.BW20]&lt;&gt;&quot;&quot;;CONCATENATE(&quot;D('&quot;;[.BQ$1];&quot;','&quot;;[Sheet1.BW20];&quot;')&quot;);&quot;&quot;)">
            <text:p/>
          </table:table-cell>
          <table:table-cell table:formula="of:=IF([Sheet1.BX20]&lt;&gt;&quot;&quot;;CONCATENATE(&quot;D('&quot;;[.BR$1];&quot;','&quot;;[Sheet1.BX20];&quot;')&quot;);&quot;&quot;)">
            <text:p/>
          </table:table-cell>
          <table:table-cell table:formula="of:=IF([Sheet1.BY20]&lt;&gt;&quot;&quot;;CONCATENATE(&quot;D('&quot;;[.BS$1];&quot;','&quot;;[Sheet1.BY20];&quot;')&quot;);&quot;&quot;)" office:value-type="string" office:string-value="D('VY','1..n+1,1..7,W')">
            <text:p>D('VY','1..n+1,1..7,W')</text:p>
          </table:table-cell>
          <table:table-cell table:formula="of:=IF([Sheet1.BZ20]&lt;&gt;&quot;&quot;;CONCATENATE(&quot;D('&quot;;[.BT$1];&quot;','&quot;;[Sheet1.BZ20];&quot;')&quot;);&quot;&quot;)">
            <text:p/>
          </table:table-cell>
          <table:table-cell table:formula="of:=IF([Sheet1.CA20]&lt;&gt;&quot;&quot;;CONCATENATE(&quot;D('&quot;;[.BU$1];&quot;','&quot;;[Sheet1.CA20];&quot;')&quot;);&quot;&quot;)">
            <text:p/>
          </table:table-cell>
          <table:table-cell table:formula="of:=IF([Sheet1.CB20]&lt;&gt;&quot;&quot;;CONCATENATE(&quot;D('&quot;;[.BV$1];&quot;','&quot;;[Sheet1.CB20];&quot;')&quot;);&quot;&quot;)">
            <text:p/>
          </table:table-cell>
          <table:table-cell table:formula="of:=IF([Sheet1.CC20]&lt;&gt;&quot;&quot;;CONCATENATE(&quot;D('&quot;;[.BW$1];&quot;','&quot;;[Sheet1.CC20];&quot;')&quot;);&quot;&quot;)">
            <text:p/>
          </table:table-cell>
          <table:table-cell table:formula="of:=IF([Sheet1.CD20]&lt;&gt;&quot;&quot;;CONCATENATE(&quot;D('&quot;;[.BX$1];&quot;','&quot;;[Sheet1.CD20];&quot;')&quot;);&quot;&quot;)">
            <text:p/>
          </table:table-cell>
          <table:table-cell table:formula="of:=IF([Sheet1.CE20]&lt;&gt;&quot;&quot;;CONCATENATE(&quot;D('&quot;;[.BY$1];&quot;','&quot;;[Sheet1.CE20];&quot;')&quot;);&quot;&quot;)">
            <text:p/>
          </table:table-cell>
          <table:table-cell table:formula="of:=IF([Sheet1.CF20]&lt;&gt;&quot;&quot;;CONCATENATE(&quot;D('&quot;;[.BZ$1];&quot;','&quot;;[Sheet1.CF20];&quot;')&quot;);&quot;&quot;)">
            <text:p/>
          </table:table-cell>
          <table:table-cell table:formula="of:=IF([Sheet1.CG20]&lt;&gt;&quot;&quot;;CONCATENATE(&quot;D('&quot;;[.CA$1];&quot;','&quot;;[Sheet1.CG20];&quot;')&quot;);&quot;&quot;)">
            <text:p/>
          </table:table-cell>
          <table:table-cell table:formula="of:=IF([Sheet1.CH20]&lt;&gt;&quot;&quot;;CONCATENATE(&quot;D('&quot;;[.CB$1];&quot;','&quot;;[Sheet1.CH20];&quot;')&quot;);&quot;&quot;)">
            <text:p/>
          </table:table-cell>
          <table:table-cell table:formula="of:=IF([Sheet1.CI20]&lt;&gt;&quot;&quot;;CONCATENATE(&quot;D('&quot;;[.CC$1];&quot;','&quot;;[Sheet1.CI20];&quot;')&quot;);&quot;&quot;)">
            <text:p/>
          </table:table-cell>
          <table:table-cell table:formula="of:=IF([Sheet1.CJ20]&lt;&gt;&quot;&quot;;CONCATENATE(&quot;D('&quot;;[.CD$1];&quot;','&quot;;[Sheet1.CJ20];&quot;')&quot;);&quot;&quot;)">
            <text:p/>
          </table:table-cell>
          <table:table-cell table:formula="of:=IF([Sheet1.CK20]&lt;&gt;&quot;&quot;;CONCATENATE(&quot;D('&quot;;[.CE$1];&quot;','&quot;;[Sheet1.CK20];&quot;')&quot;);&quot;&quot;)">
            <text:p/>
          </table:table-cell>
          <table:table-cell table:formula="of:=IF([Sheet1.CL20]&lt;&gt;&quot;&quot;;CONCATENATE(&quot;D('&quot;;[.CF$1];&quot;','&quot;;[Sheet1.CL20];&quot;')&quot;);&quot;&quot;)">
            <text:p/>
          </table:table-cell>
          <table:table-cell table:formula="of:=IF([Sheet1.CM20]&lt;&gt;&quot;&quot;;CONCATENATE(&quot;D('&quot;;[.CG$1];&quot;','&quot;;[Sheet1.CM20];&quot;')&quot;);&quot;&quot;)">
            <text:p/>
          </table:table-cell>
          <table:table-cell table:formula="of:=IF([Sheet1.CN20]&lt;&gt;&quot;&quot;;CONCATENATE(&quot;D('&quot;;[.CH$1];&quot;','&quot;;[Sheet1.CN20];&quot;')&quot;);&quot;&quot;)">
            <text:p/>
          </table:table-cell>
          <table:table-cell table:formula="of:=IF([Sheet1.CO20]&lt;&gt;&quot;&quot;;CONCATENATE(&quot;D('&quot;;[.CI$1];&quot;','&quot;;[Sheet1.CO20];&quot;')&quot;);&quot;&quot;)">
            <text:p/>
          </table:table-cell>
          <table:table-cell table:formula="of:=IF([Sheet1.CP20]&lt;&gt;&quot;&quot;;CONCATENATE(&quot;D('&quot;;[.CJ$1];&quot;','&quot;;[Sheet1.CP20];&quot;')&quot;);&quot;&quot;)">
            <text:p/>
          </table:table-cell>
          <table:table-cell table:formula="of:=IF([Sheet1.CQ20]&lt;&gt;&quot;&quot;;CONCATENATE(&quot;D('&quot;;[.CK$1];&quot;','&quot;;[Sheet1.CQ20];&quot;')&quot;);&quot;&quot;)">
            <text:p/>
          </table:table-cell>
          <table:table-cell table:formula="of:=IF([Sheet1.CR20]&lt;&gt;&quot;&quot;;CONCATENATE(&quot;D('&quot;;[.CL$1];&quot;','&quot;;[Sheet1.CR20];&quot;')&quot;);&quot;&quot;)">
            <text:p/>
          </table:table-cell>
          <table:table-cell table:formula="of:=IF([Sheet1.CS20]&lt;&gt;&quot;&quot;;CONCATENATE(&quot;D('&quot;;[.CM$1];&quot;','&quot;;[Sheet1.CS20];&quot;')&quot;);&quot;&quot;)">
            <text:p/>
          </table:table-cell>
          <table:table-cell table:formula="of:=IF([Sheet1.CT20]&lt;&gt;&quot;&quot;;CONCATENATE(&quot;D('&quot;;[.CN$1];&quot;','&quot;;[Sheet1.CT20];&quot;')&quot;);&quot;&quot;)">
            <text:p/>
          </table:table-cell>
          <table:table-cell table:formula="of:=IF([Sheet1.CU20]&lt;&gt;&quot;&quot;;CONCATENATE(&quot;D('&quot;;[.CO$1];&quot;','&quot;;[Sheet1.CU20];&quot;')&quot;);&quot;&quot;)">
            <text:p/>
          </table:table-cell>
        </table:table-row>
        <table:table-row table:style-name="ro1">
          <table:table-cell table:formula="of:=[Sheet1.A21]" office:value-type="float" office:value="16">
            <text:p>16</text:p>
          </table:table-cell>
          <table:table-cell table:formula="of:=[Sheet1.B21]" office:value-type="string" office:string-value="MC">
            <text:p>MC</text:p>
          </table:table-cell>
          <table:table-cell table:formula="of:=[Sheet1.C21]" office:value-type="string" office:string-value="Monte Carlo search loop">
            <text:p>Monte Carlo search loop</text:p>
          </table:table-cell>
          <table:table-cell table:formula="of:=IF([Sheet1.D21]&lt;&gt;&quot;&quot;;1;0)" office:value-type="float" office:value="1">
            <text:p>1</text:p>
          </table:table-cell>
          <table:table-cell table:formula="of:=[Sheet1.J21]" office:value-type="float" office:value="0.0749250749250749">
            <text:p>0,07</text:p>
          </table:table-cell>
          <table:table-cell table:formula="of:=IF([Sheet1.L21]&lt;&gt;&quot;&quot;;CONCATENATE(&quot;D('&quot;;[.F$1];&quot;','&quot;;[Sheet1.L21];&quot;')&quot;);&quot;&quot;)">
            <text:p/>
          </table:table-cell>
          <table:table-cell table:formula="of:=IF([Sheet1.M21]&lt;&gt;&quot;&quot;;CONCATENATE(&quot;D('&quot;;[.G$1];&quot;','&quot;;[Sheet1.M21];&quot;')&quot;);&quot;&quot;)">
            <text:p/>
          </table:table-cell>
          <table:table-cell table:formula="of:=IF([Sheet1.N21]&lt;&gt;&quot;&quot;;CONCATENATE(&quot;D('&quot;;[.H$1];&quot;','&quot;;[Sheet1.N21];&quot;')&quot;);&quot;&quot;)">
            <text:p/>
          </table:table-cell>
          <table:table-cell table:formula="of:=IF([Sheet1.O21]&lt;&gt;&quot;&quot;;CONCATENATE(&quot;D('&quot;;[.I$1];&quot;','&quot;;[Sheet1.O21];&quot;')&quot;);&quot;&quot;)">
            <text:p/>
          </table:table-cell>
          <table:table-cell table:formula="of:=IF([Sheet1.P21]&lt;&gt;&quot;&quot;;CONCATENATE(&quot;D('&quot;;[.J$1];&quot;','&quot;;[Sheet1.P21];&quot;')&quot;);&quot;&quot;)">
            <text:p/>
          </table:table-cell>
          <table:table-cell table:formula="of:=IF([Sheet1.Q21]&lt;&gt;&quot;&quot;;CONCATENATE(&quot;D('&quot;;[.K$1];&quot;','&quot;;[Sheet1.Q21];&quot;')&quot;);&quot;&quot;)">
            <text:p/>
          </table:table-cell>
          <table:table-cell table:formula="of:=IF([Sheet1.R21]&lt;&gt;&quot;&quot;;CONCATENATE(&quot;D('&quot;;[.L$1];&quot;','&quot;;[Sheet1.R21];&quot;')&quot;);&quot;&quot;)">
            <text:p/>
          </table:table-cell>
          <table:table-cell table:formula="of:=IF([Sheet1.S21]&lt;&gt;&quot;&quot;;CONCATENATE(&quot;D('&quot;;[.M$1];&quot;','&quot;;[Sheet1.S21];&quot;')&quot;);&quot;&quot;)">
            <text:p/>
          </table:table-cell>
          <table:table-cell table:formula="of:=IF([Sheet1.T21]&lt;&gt;&quot;&quot;;CONCATENATE(&quot;D('&quot;;[.N$1];&quot;','&quot;;[Sheet1.T21];&quot;')&quot;);&quot;&quot;)">
            <text:p/>
          </table:table-cell>
          <table:table-cell table:formula="of:=IF([Sheet1.U21]&lt;&gt;&quot;&quot;;CONCATENATE(&quot;D('&quot;;[.O$1];&quot;','&quot;;[Sheet1.U21];&quot;')&quot;);&quot;&quot;)">
            <text:p/>
          </table:table-cell>
          <table:table-cell table:formula="of:=IF([Sheet1.V21]&lt;&gt;&quot;&quot;;CONCATENATE(&quot;D('&quot;;[.P$1];&quot;','&quot;;[Sheet1.V21];&quot;')&quot;);&quot;&quot;)">
            <text:p/>
          </table:table-cell>
          <table:table-cell table:formula="of:=IF([Sheet1.W21]&lt;&gt;&quot;&quot;;CONCATENATE(&quot;D('&quot;;[.Q$1];&quot;','&quot;;[Sheet1.W21];&quot;')&quot;);&quot;&quot;)">
            <text:p/>
          </table:table-cell>
          <table:table-cell table:formula="of:=IF([Sheet1.X21]&lt;&gt;&quot;&quot;;CONCATENATE(&quot;D('&quot;;[.R$1];&quot;','&quot;;[Sheet1.X21];&quot;')&quot;);&quot;&quot;)">
            <text:p/>
          </table:table-cell>
          <table:table-cell table:formula="of:=IF([Sheet1.Y21]&lt;&gt;&quot;&quot;;CONCATENATE(&quot;D('&quot;;[.S$1];&quot;','&quot;;[Sheet1.Y21];&quot;')&quot;);&quot;&quot;)">
            <text:p/>
          </table:table-cell>
          <table:table-cell table:formula="of:=IF([Sheet1.Z21]&lt;&gt;&quot;&quot;;CONCATENATE(&quot;D('&quot;;[.T$1];&quot;','&quot;;[Sheet1.Z21];&quot;')&quot;);&quot;&quot;)" office:value-type="string" office:string-value="D('D','min(ZONE)-4...max(ZONE)')">
            <text:p>D('D','min(ZONE)-4...max(ZONE)')</text:p>
          </table:table-cell>
          <table:table-cell table:formula="of:=IF([Sheet1.AA21]&lt;&gt;&quot;&quot;;CONCATENATE(&quot;D('&quot;;[.U$1];&quot;','&quot;;[Sheet1.AA21];&quot;')&quot;);&quot;&quot;)">
            <text:p/>
          </table:table-cell>
          <table:table-cell table:formula="of:=IF([Sheet1.AB21]&lt;&gt;&quot;&quot;;CONCATENATE(&quot;D('&quot;;[.V$1];&quot;','&quot;;[Sheet1.AB21];&quot;')&quot;);&quot;&quot;)">
            <text:p/>
          </table:table-cell>
          <table:table-cell table:formula="of:=IF([Sheet1.AC21]&lt;&gt;&quot;&quot;;CONCATENATE(&quot;D('&quot;;[.W$1];&quot;','&quot;;[Sheet1.AC21];&quot;')&quot;);&quot;&quot;)">
            <text:p/>
          </table:table-cell>
          <table:table-cell table:formula="of:=IF([Sheet1.AD21]&lt;&gt;&quot;&quot;;CONCATENATE(&quot;D('&quot;;[.X$1];&quot;','&quot;;[Sheet1.AD21];&quot;')&quot;);&quot;&quot;)">
            <text:p/>
          </table:table-cell>
          <table:table-cell table:formula="of:=IF([Sheet1.AE21]&lt;&gt;&quot;&quot;;CONCATENATE(&quot;D('&quot;;[.Y$1];&quot;','&quot;;[Sheet1.AE21];&quot;')&quot;);&quot;&quot;)">
            <text:p/>
          </table:table-cell>
          <table:table-cell table:formula="of:=IF([Sheet1.AF21]&lt;&gt;&quot;&quot;;CONCATENATE(&quot;D('&quot;;[.Z$1];&quot;','&quot;;[Sheet1.AF21];&quot;')&quot;);&quot;&quot;)">
            <text:p/>
          </table:table-cell>
          <table:table-cell table:formula="of:=IF([Sheet1.AG21]&lt;&gt;&quot;&quot;;CONCATENATE(&quot;D('&quot;;[.AA$1];&quot;','&quot;;[Sheet1.AG21];&quot;')&quot;);&quot;&quot;)">
            <text:p/>
          </table:table-cell>
          <table:table-cell table:formula="of:=IF([Sheet1.AH21]&lt;&gt;&quot;&quot;;CONCATENATE(&quot;D('&quot;;[.AB$1];&quot;','&quot;;[Sheet1.AH21];&quot;')&quot;);&quot;&quot;)">
            <text:p/>
          </table:table-cell>
          <table:table-cell table:formula="of:=IF([Sheet1.AI21]&lt;&gt;&quot;&quot;;CONCATENATE(&quot;D('&quot;;[.AC$1];&quot;','&quot;;[Sheet1.AI21];&quot;')&quot;);&quot;&quot;)">
            <text:p/>
          </table:table-cell>
          <table:table-cell table:formula="of:=IF([Sheet1.AJ21]&lt;&gt;&quot;&quot;;CONCATENATE(&quot;D('&quot;;[.AD$1];&quot;','&quot;;[Sheet1.AJ21];&quot;')&quot;);&quot;&quot;)">
            <text:p/>
          </table:table-cell>
          <table:table-cell table:formula="of:=IF([Sheet1.AK21]&lt;&gt;&quot;&quot;;CONCATENATE(&quot;D('&quot;;[.AE$1];&quot;','&quot;;[Sheet1.AK21];&quot;')&quot;);&quot;&quot;)">
            <text:p/>
          </table:table-cell>
          <table:table-cell table:formula="of:=IF([Sheet1.AL21]&lt;&gt;&quot;&quot;;CONCATENATE(&quot;D('&quot;;[.AF$1];&quot;','&quot;;[Sheet1.AL21];&quot;')&quot;);&quot;&quot;)">
            <text:p/>
          </table:table-cell>
          <table:table-cell table:formula="of:=IF([Sheet1.AM21]&lt;&gt;&quot;&quot;;CONCATENATE(&quot;D('&quot;;[.AG$1];&quot;','&quot;;[Sheet1.AM21];&quot;')&quot;);&quot;&quot;)">
            <text:p/>
          </table:table-cell>
          <table:table-cell table:formula="of:=IF([Sheet1.AN21]&lt;&gt;&quot;&quot;;CONCATENATE(&quot;D('&quot;;[.AH$1];&quot;','&quot;;[Sheet1.AN21];&quot;')&quot;);&quot;&quot;)">
            <text:p/>
          </table:table-cell>
          <table:table-cell table:formula="of:=IF([Sheet1.AO21]&lt;&gt;&quot;&quot;;CONCATENATE(&quot;D('&quot;;[.AI$1];&quot;','&quot;;[Sheet1.AO21];&quot;')&quot;);&quot;&quot;)">
            <text:p/>
          </table:table-cell>
          <table:table-cell table:formula="of:=IF([Sheet1.AP21]&lt;&gt;&quot;&quot;;CONCATENATE(&quot;D('&quot;;[.AJ$1];&quot;','&quot;;[Sheet1.AP21];&quot;')&quot;);&quot;&quot;)">
            <text:p/>
          </table:table-cell>
          <table:table-cell table:formula="of:=IF([Sheet1.AQ21]&lt;&gt;&quot;&quot;;CONCATENATE(&quot;D('&quot;;[.AK$1];&quot;','&quot;;[Sheet1.AQ21];&quot;')&quot;);&quot;&quot;)">
            <text:p/>
          </table:table-cell>
          <table:table-cell table:formula="of:=IF([Sheet1.AR21]&lt;&gt;&quot;&quot;;CONCATENATE(&quot;D('&quot;;[.AL$1];&quot;','&quot;;[Sheet1.AR21];&quot;')&quot;);&quot;&quot;)">
            <text:p/>
          </table:table-cell>
          <table:table-cell table:formula="of:=IF([Sheet1.AS21]&lt;&gt;&quot;&quot;;CONCATENATE(&quot;D('&quot;;[.AM$1];&quot;','&quot;;[Sheet1.AS21];&quot;')&quot;);&quot;&quot;)">
            <text:p/>
          </table:table-cell>
          <table:table-cell table:formula="of:=IF([Sheet1.AT21]&lt;&gt;&quot;&quot;;CONCATENATE(&quot;D('&quot;;[.AN$1];&quot;','&quot;;[Sheet1.AT21];&quot;')&quot;);&quot;&quot;)">
            <text:p/>
          </table:table-cell>
          <table:table-cell table:formula="of:=IF([Sheet1.AU21]&lt;&gt;&quot;&quot;;CONCATENATE(&quot;D('&quot;;[.AO$1];&quot;','&quot;;[Sheet1.AU21];&quot;')&quot;);&quot;&quot;)">
            <text:p/>
          </table:table-cell>
          <table:table-cell table:formula="of:=IF([Sheet1.AV21]&lt;&gt;&quot;&quot;;CONCATENATE(&quot;D('&quot;;[.AP$1];&quot;','&quot;;[Sheet1.AV21];&quot;')&quot;);&quot;&quot;)" office:value-type="string" office:string-value="D('PLAN','?')">
            <text:p>D('PLAN','?')</text:p>
          </table:table-cell>
          <table:table-cell table:formula="of:=IF([Sheet1.AW21]&lt;&gt;&quot;&quot;;CONCATENATE(&quot;D('&quot;;[.AQ$1];&quot;','&quot;;[Sheet1.AW21];&quot;')&quot;);&quot;&quot;)">
            <text:p/>
          </table:table-cell>
          <table:table-cell table:formula="of:=IF([Sheet1.AX21]&lt;&gt;&quot;&quot;;CONCATENATE(&quot;D('&quot;;[.AR$1];&quot;','&quot;;[Sheet1.AX21];&quot;')&quot;);&quot;&quot;)">
            <text:p/>
          </table:table-cell>
          <table:table-cell table:formula="of:=IF([Sheet1.AY21]&lt;&gt;&quot;&quot;;CONCATENATE(&quot;D('&quot;;[.AS$1];&quot;','&quot;;[Sheet1.AY21];&quot;')&quot;);&quot;&quot;)" office:value-type="string" office:string-value="D('R','x')">
            <text:p>D('R','x')</text:p>
          </table:table-cell>
          <table:table-cell table:formula="of:=IF([Sheet1.AZ21]&lt;&gt;&quot;&quot;;CONCATENATE(&quot;D('&quot;;[.AT$1];&quot;','&quot;;[Sheet1.AZ21];&quot;')&quot;);&quot;&quot;)">
            <text:p/>
          </table:table-cell>
          <table:table-cell table:formula="of:=IF([Sheet1.BA21]&lt;&gt;&quot;&quot;;CONCATENATE(&quot;D('&quot;;[.AU$1];&quot;','&quot;;[Sheet1.BA21];&quot;')&quot;);&quot;&quot;)">
            <text:p/>
          </table:table-cell>
          <table:table-cell table:formula="of:=IF([Sheet1.BB21]&lt;&gt;&quot;&quot;;CONCATENATE(&quot;D('&quot;;[.AV$1];&quot;','&quot;;[Sheet1.BB21];&quot;')&quot;);&quot;&quot;)" office:value-type="string" office:string-value="D('S','x')">
            <text:p>D('S','x')</text:p>
          </table:table-cell>
          <table:table-cell table:formula="of:=IF([Sheet1.BC21]&lt;&gt;&quot;&quot;;CONCATENATE(&quot;D('&quot;;[.AW$1];&quot;','&quot;;[Sheet1.BC21];&quot;')&quot;);&quot;&quot;)">
            <text:p/>
          </table:table-cell>
          <table:table-cell table:formula="of:=IF([Sheet1.BD21]&lt;&gt;&quot;&quot;;CONCATENATE(&quot;D('&quot;;[.AX$1];&quot;','&quot;;[Sheet1.BD21];&quot;')&quot;);&quot;&quot;)">
            <text:p/>
          </table:table-cell>
          <table:table-cell table:formula="of:=IF([Sheet1.BE21]&lt;&gt;&quot;&quot;;CONCATENATE(&quot;D('&quot;;[.AY$1];&quot;','&quot;;[Sheet1.BE21];&quot;')&quot;);&quot;&quot;)">
            <text:p/>
          </table:table-cell>
          <table:table-cell table:formula="of:=IF([Sheet1.BF21]&lt;&gt;&quot;&quot;;CONCATENATE(&quot;D('&quot;;[.AZ$1];&quot;','&quot;;[Sheet1.BF21];&quot;')&quot;);&quot;&quot;)">
            <text:p/>
          </table:table-cell>
          <table:table-cell table:formula="of:=IF([Sheet1.BG21]&lt;&gt;&quot;&quot;;CONCATENATE(&quot;D('&quot;;[.BA$1];&quot;','&quot;;[Sheet1.BG21];&quot;')&quot;);&quot;&quot;)" office:value-type="string" office:string-value="D('T','x')">
            <text:p>D('T','x')</text:p>
          </table:table-cell>
          <table:table-cell table:formula="of:=IF([Sheet1.BH21]&lt;&gt;&quot;&quot;;CONCATENATE(&quot;D('&quot;;[.BB$1];&quot;','&quot;;[Sheet1.BH21];&quot;')&quot;);&quot;&quot;)">
            <text:p/>
          </table:table-cell>
          <table:table-cell table:formula="of:=IF([Sheet1.BI21]&lt;&gt;&quot;&quot;;CONCATENATE(&quot;D('&quot;;[.BC$1];&quot;','&quot;;[Sheet1.BI21];&quot;')&quot;);&quot;&quot;)">
            <text:p/>
          </table:table-cell>
          <table:table-cell table:formula="of:=IF([Sheet1.BJ21]&lt;&gt;&quot;&quot;;CONCATENATE(&quot;D('&quot;;[.BD$1];&quot;','&quot;;[Sheet1.BJ21];&quot;')&quot;);&quot;&quot;)">
            <text:p/>
          </table:table-cell>
          <table:table-cell table:formula="of:=IF([Sheet1.BK21]&lt;&gt;&quot;&quot;;CONCATENATE(&quot;D('&quot;;[.BE$1];&quot;','&quot;;[Sheet1.BK21];&quot;')&quot;);&quot;&quot;)">
            <text:p/>
          </table:table-cell>
          <table:table-cell table:formula="of:=IF([Sheet1.BL21]&lt;&gt;&quot;&quot;;CONCATENATE(&quot;D('&quot;;[.BF$1];&quot;','&quot;;[Sheet1.BL21];&quot;')&quot;);&quot;&quot;)">
            <text:p/>
          </table:table-cell>
          <table:table-cell table:formula="of:=IF([Sheet1.BM21]&lt;&gt;&quot;&quot;;CONCATENATE(&quot;D('&quot;;[.BG$1];&quot;','&quot;;[Sheet1.BM21];&quot;')&quot;);&quot;&quot;)">
            <text:p/>
          </table:table-cell>
          <table:table-cell table:formula="of:=IF([Sheet1.BN21]&lt;&gt;&quot;&quot;;CONCATENATE(&quot;D('&quot;;[.BH$1];&quot;','&quot;;[Sheet1.BN21];&quot;')&quot;);&quot;&quot;)">
            <text:p/>
          </table:table-cell>
          <table:table-cell table:formula="of:=IF([Sheet1.BO21]&lt;&gt;&quot;&quot;;CONCATENATE(&quot;D('&quot;;[.BI$1];&quot;','&quot;;[Sheet1.BO21];&quot;')&quot;);&quot;&quot;)">
            <text:p/>
          </table:table-cell>
          <table:table-cell table:formula="of:=IF([Sheet1.BP21]&lt;&gt;&quot;&quot;;CONCATENATE(&quot;D('&quot;;[.BJ$1];&quot;','&quot;;[Sheet1.BP21];&quot;')&quot;);&quot;&quot;)">
            <text:p/>
          </table:table-cell>
          <table:table-cell table:formula="of:=IF([Sheet1.BQ21]&lt;&gt;&quot;&quot;;CONCATENATE(&quot;D('&quot;;[.BK$1];&quot;','&quot;;[Sheet1.BQ21];&quot;')&quot;);&quot;&quot;)">
            <text:p/>
          </table:table-cell>
          <table:table-cell table:formula="of:=IF([Sheet1.BR21]&lt;&gt;&quot;&quot;;CONCATENATE(&quot;D('&quot;;[.BL$1];&quot;','&quot;;[Sheet1.BR21];&quot;')&quot;);&quot;&quot;)">
            <text:p/>
          </table:table-cell>
          <table:table-cell table:formula="of:=IF([Sheet1.BS21]&lt;&gt;&quot;&quot;;CONCATENATE(&quot;D('&quot;;[.BM$1];&quot;','&quot;;[Sheet1.BS21];&quot;')&quot;);&quot;&quot;)">
            <text:p/>
          </table:table-cell>
          <table:table-cell table:formula="of:=IF([Sheet1.BT21]&lt;&gt;&quot;&quot;;CONCATENATE(&quot;D('&quot;;[.BN$1];&quot;','&quot;;[Sheet1.BT21];&quot;')&quot;);&quot;&quot;)">
            <text:p/>
          </table:table-cell>
          <table:table-cell table:formula="of:=IF([Sheet1.BU21]&lt;&gt;&quot;&quot;;CONCATENATE(&quot;D('&quot;;[.BO$1];&quot;','&quot;;[Sheet1.BU21];&quot;')&quot;);&quot;&quot;)">
            <text:p/>
          </table:table-cell>
          <table:table-cell table:formula="of:=IF([Sheet1.BV21]&lt;&gt;&quot;&quot;;CONCATENATE(&quot;D('&quot;;[.BP$1];&quot;','&quot;;[Sheet1.BV21];&quot;')&quot;);&quot;&quot;)">
            <text:p/>
          </table:table-cell>
          <table:table-cell table:formula="of:=IF([Sheet1.BW21]&lt;&gt;&quot;&quot;;CONCATENATE(&quot;D('&quot;;[.BQ$1];&quot;','&quot;;[Sheet1.BW21];&quot;')&quot;);&quot;&quot;)">
            <text:p/>
          </table:table-cell>
          <table:table-cell table:formula="of:=IF([Sheet1.BX21]&lt;&gt;&quot;&quot;;CONCATENATE(&quot;D('&quot;;[.BR$1];&quot;','&quot;;[Sheet1.BX21];&quot;')&quot;);&quot;&quot;)">
            <text:p/>
          </table:table-cell>
          <table:table-cell table:formula="of:=IF([Sheet1.BY21]&lt;&gt;&quot;&quot;;CONCATENATE(&quot;D('&quot;;[.BS$1];&quot;','&quot;;[Sheet1.BY21];&quot;')&quot;);&quot;&quot;)">
            <text:p/>
          </table:table-cell>
          <table:table-cell table:formula="of:=IF([Sheet1.BZ21]&lt;&gt;&quot;&quot;;CONCATENATE(&quot;D('&quot;;[.BT$1];&quot;','&quot;;[Sheet1.BZ21];&quot;')&quot;);&quot;&quot;)">
            <text:p/>
          </table:table-cell>
          <table:table-cell table:formula="of:=IF([Sheet1.CA21]&lt;&gt;&quot;&quot;;CONCATENATE(&quot;D('&quot;;[.BU$1];&quot;','&quot;;[Sheet1.CA21];&quot;')&quot;);&quot;&quot;)">
            <text:p/>
          </table:table-cell>
          <table:table-cell table:formula="of:=IF([Sheet1.CB21]&lt;&gt;&quot;&quot;;CONCATENATE(&quot;D('&quot;;[.BV$1];&quot;','&quot;;[Sheet1.CB21];&quot;')&quot;);&quot;&quot;)">
            <text:p/>
          </table:table-cell>
          <table:table-cell table:formula="of:=IF([Sheet1.CC21]&lt;&gt;&quot;&quot;;CONCATENATE(&quot;D('&quot;;[.BW$1];&quot;','&quot;;[Sheet1.CC21];&quot;')&quot;);&quot;&quot;)">
            <text:p/>
          </table:table-cell>
          <table:table-cell table:formula="of:=IF([Sheet1.CD21]&lt;&gt;&quot;&quot;;CONCATENATE(&quot;D('&quot;;[.BX$1];&quot;','&quot;;[Sheet1.CD21];&quot;')&quot;);&quot;&quot;)">
            <text:p/>
          </table:table-cell>
          <table:table-cell table:formula="of:=IF([Sheet1.CE21]&lt;&gt;&quot;&quot;;CONCATENATE(&quot;D('&quot;;[.BY$1];&quot;','&quot;;[Sheet1.CE21];&quot;')&quot;);&quot;&quot;)">
            <text:p/>
          </table:table-cell>
          <table:table-cell table:formula="of:=IF([Sheet1.CF21]&lt;&gt;&quot;&quot;;CONCATENATE(&quot;D('&quot;;[.BZ$1];&quot;','&quot;;[Sheet1.CF21];&quot;')&quot;);&quot;&quot;)">
            <text:p/>
          </table:table-cell>
          <table:table-cell table:formula="of:=IF([Sheet1.CG21]&lt;&gt;&quot;&quot;;CONCATENATE(&quot;D('&quot;;[.CA$1];&quot;','&quot;;[Sheet1.CG21];&quot;')&quot;);&quot;&quot;)">
            <text:p/>
          </table:table-cell>
          <table:table-cell table:formula="of:=IF([Sheet1.CH21]&lt;&gt;&quot;&quot;;CONCATENATE(&quot;D('&quot;;[.CB$1];&quot;','&quot;;[Sheet1.CH21];&quot;')&quot;);&quot;&quot;)">
            <text:p/>
          </table:table-cell>
          <table:table-cell table:formula="of:=IF([Sheet1.CI21]&lt;&gt;&quot;&quot;;CONCATENATE(&quot;D('&quot;;[.CC$1];&quot;','&quot;;[Sheet1.CI21];&quot;')&quot;);&quot;&quot;)">
            <text:p/>
          </table:table-cell>
          <table:table-cell table:formula="of:=IF([Sheet1.CJ21]&lt;&gt;&quot;&quot;;CONCATENATE(&quot;D('&quot;;[.CD$1];&quot;','&quot;;[Sheet1.CJ21];&quot;')&quot;);&quot;&quot;)" office:value-type="string" office:string-value="D('ZONE','?')">
            <text:p>D('ZONE','?')</text:p>
          </table:table-cell>
          <table:table-cell table:formula="of:=IF([Sheet1.CK21]&lt;&gt;&quot;&quot;;CONCATENATE(&quot;D('&quot;;[.CE$1];&quot;','&quot;;[Sheet1.CK21];&quot;')&quot;);&quot;&quot;)">
            <text:p/>
          </table:table-cell>
          <table:table-cell table:formula="of:=IF([Sheet1.CL21]&lt;&gt;&quot;&quot;;CONCATENATE(&quot;D('&quot;;[.CF$1];&quot;','&quot;;[Sheet1.CL21];&quot;')&quot;);&quot;&quot;)">
            <text:p/>
          </table:table-cell>
          <table:table-cell table:formula="of:=IF([Sheet1.CM21]&lt;&gt;&quot;&quot;;CONCATENATE(&quot;D('&quot;;[.CG$1];&quot;','&quot;;[Sheet1.CM21];&quot;')&quot;);&quot;&quot;)">
            <text:p/>
          </table:table-cell>
          <table:table-cell table:formula="of:=IF([Sheet1.CN21]&lt;&gt;&quot;&quot;;CONCATENATE(&quot;D('&quot;;[.CH$1];&quot;','&quot;;[Sheet1.CN21];&quot;')&quot;);&quot;&quot;)">
            <text:p/>
          </table:table-cell>
          <table:table-cell table:formula="of:=IF([Sheet1.CO21]&lt;&gt;&quot;&quot;;CONCATENATE(&quot;D('&quot;;[.CI$1];&quot;','&quot;;[Sheet1.CO21];&quot;')&quot;);&quot;&quot;)">
            <text:p/>
          </table:table-cell>
          <table:table-cell table:formula="of:=IF([Sheet1.CP21]&lt;&gt;&quot;&quot;;CONCATENATE(&quot;D('&quot;;[.CJ$1];&quot;','&quot;;[Sheet1.CP21];&quot;')&quot;);&quot;&quot;)">
            <text:p/>
          </table:table-cell>
          <table:table-cell table:formula="of:=IF([Sheet1.CQ21]&lt;&gt;&quot;&quot;;CONCATENATE(&quot;D('&quot;;[.CK$1];&quot;','&quot;;[Sheet1.CQ21];&quot;')&quot;);&quot;&quot;)">
            <text:p/>
          </table:table-cell>
          <table:table-cell table:formula="of:=IF([Sheet1.CR21]&lt;&gt;&quot;&quot;;CONCATENATE(&quot;D('&quot;;[.CL$1];&quot;','&quot;;[Sheet1.CR21];&quot;')&quot;);&quot;&quot;)">
            <text:p/>
          </table:table-cell>
          <table:table-cell table:formula="of:=IF([Sheet1.CS21]&lt;&gt;&quot;&quot;;CONCATENATE(&quot;D('&quot;;[.CM$1];&quot;','&quot;;[Sheet1.CS21];&quot;')&quot;);&quot;&quot;)">
            <text:p/>
          </table:table-cell>
          <table:table-cell table:formula="of:=IF([Sheet1.CT21]&lt;&gt;&quot;&quot;;CONCATENATE(&quot;D('&quot;;[.CN$1];&quot;','&quot;;[Sheet1.CT21];&quot;')&quot;);&quot;&quot;)">
            <text:p/>
          </table:table-cell>
          <table:table-cell table:formula="of:=IF([Sheet1.CU21]&lt;&gt;&quot;&quot;;CONCATENATE(&quot;D('&quot;;[.CO$1];&quot;','&quot;;[Sheet1.CU21];&quot;')&quot;);&quot;&quot;)">
            <text:p/>
          </table:table-cell>
        </table:table-row>
        <table:table-row table:style-name="ro1">
          <table:table-cell table:formula="of:=[Sheet1.A22]" office:value-type="float" office:value="17">
            <text:p>17</text:p>
          </table:table-cell>
          <table:table-cell table:formula="of:=[Sheet1.B22]" office:value-type="string" office:string-value="ICC(nv)">
            <text:p>ICC(nv)</text:p>
          </table:table-cell>
          <table:table-cell table:formula="of:=[Sheet1.C22]" office:value-type="string" office:string-value="Implicit, conditional computation (no vectors)">
            <text:p>Implicit, conditional computation (no vectors)</text:p>
          </table:table-cell>
          <table:table-cell table:formula="of:=IF([Sheet1.D22]&lt;&gt;&quot;&quot;;1;0)" office:value-type="float" office:value="1">
            <text:p>1</text:p>
          </table:table-cell>
          <table:table-cell table:formula="of:=[Sheet1.J22]" office:value-type="float" office:value="0.100899100899101">
            <text:p>0,1</text:p>
          </table:table-cell>
          <table:table-cell table:formula="of:=IF([Sheet1.L22]&lt;&gt;&quot;&quot;;CONCATENATE(&quot;D('&quot;;[.F$1];&quot;','&quot;;[Sheet1.L22];&quot;')&quot;);&quot;&quot;)">
            <text:p/>
          </table:table-cell>
          <table:table-cell table:formula="of:=IF([Sheet1.M22]&lt;&gt;&quot;&quot;;CONCATENATE(&quot;D('&quot;;[.G$1];&quot;','&quot;;[Sheet1.M22];&quot;')&quot;);&quot;&quot;)">
            <text:p/>
          </table:table-cell>
          <table:table-cell table:formula="of:=IF([Sheet1.N22]&lt;&gt;&quot;&quot;;CONCATENATE(&quot;D('&quot;;[.H$1];&quot;','&quot;;[Sheet1.N22];&quot;')&quot;);&quot;&quot;)">
            <text:p/>
          </table:table-cell>
          <table:table-cell table:formula="of:=IF([Sheet1.O22]&lt;&gt;&quot;&quot;;CONCATENATE(&quot;D('&quot;;[.I$1];&quot;','&quot;;[Sheet1.O22];&quot;')&quot;);&quot;&quot;)">
            <text:p/>
          </table:table-cell>
          <table:table-cell table:formula="of:=IF([Sheet1.P22]&lt;&gt;&quot;&quot;;CONCATENATE(&quot;D('&quot;;[.J$1];&quot;','&quot;;[Sheet1.P22];&quot;')&quot;);&quot;&quot;)">
            <text:p/>
          </table:table-cell>
          <table:table-cell table:formula="of:=IF([Sheet1.Q22]&lt;&gt;&quot;&quot;;CONCATENATE(&quot;D('&quot;;[.K$1];&quot;','&quot;;[Sheet1.Q22];&quot;')&quot;);&quot;&quot;)">
            <text:p/>
          </table:table-cell>
          <table:table-cell table:formula="of:=IF([Sheet1.R22]&lt;&gt;&quot;&quot;;CONCATENATE(&quot;D('&quot;;[.L$1];&quot;','&quot;;[Sheet1.R22];&quot;')&quot;);&quot;&quot;)">
            <text:p/>
          </table:table-cell>
          <table:table-cell table:formula="of:=IF([Sheet1.S22]&lt;&gt;&quot;&quot;;CONCATENATE(&quot;D('&quot;;[.M$1];&quot;','&quot;;[Sheet1.S22];&quot;')&quot;);&quot;&quot;)">
            <text:p/>
          </table:table-cell>
          <table:table-cell table:formula="of:=IF([Sheet1.T22]&lt;&gt;&quot;&quot;;CONCATENATE(&quot;D('&quot;;[.N$1];&quot;','&quot;;[Sheet1.T22];&quot;')&quot;);&quot;&quot;)">
            <text:p/>
          </table:table-cell>
          <table:table-cell table:formula="of:=IF([Sheet1.U22]&lt;&gt;&quot;&quot;;CONCATENATE(&quot;D('&quot;;[.O$1];&quot;','&quot;;[Sheet1.U22];&quot;')&quot;);&quot;&quot;)">
            <text:p/>
          </table:table-cell>
          <table:table-cell table:formula="of:=IF([Sheet1.V22]&lt;&gt;&quot;&quot;;CONCATENATE(&quot;D('&quot;;[.P$1];&quot;','&quot;;[Sheet1.V22];&quot;')&quot;);&quot;&quot;)">
            <text:p/>
          </table:table-cell>
          <table:table-cell table:formula="of:=IF([Sheet1.W22]&lt;&gt;&quot;&quot;;CONCATENATE(&quot;D('&quot;;[.Q$1];&quot;','&quot;;[Sheet1.W22];&quot;')&quot;);&quot;&quot;)">
            <text:p/>
          </table:table-cell>
          <table:table-cell table:formula="of:=IF([Sheet1.X22]&lt;&gt;&quot;&quot;;CONCATENATE(&quot;D('&quot;;[.R$1];&quot;','&quot;;[Sheet1.X22];&quot;')&quot;);&quot;&quot;)">
            <text:p/>
          </table:table-cell>
          <table:table-cell table:formula="of:=IF([Sheet1.Y22]&lt;&gt;&quot;&quot;;CONCATENATE(&quot;D('&quot;;[.S$1];&quot;','&quot;;[Sheet1.Y22];&quot;')&quot;);&quot;&quot;)">
            <text:p/>
          </table:table-cell>
          <table:table-cell table:formula="of:=IF([Sheet1.Z22]&lt;&gt;&quot;&quot;;CONCATENATE(&quot;D('&quot;;[.T$1];&quot;','&quot;;[Sheet1.Z22];&quot;')&quot;);&quot;&quot;)">
            <text:p/>
          </table:table-cell>
          <table:table-cell table:formula="of:=IF([Sheet1.AA22]&lt;&gt;&quot;&quot;;CONCATENATE(&quot;D('&quot;;[.U$1];&quot;','&quot;;[Sheet1.AA22];&quot;')&quot;);&quot;&quot;)">
            <text:p/>
          </table:table-cell>
          <table:table-cell table:formula="of:=IF([Sheet1.AB22]&lt;&gt;&quot;&quot;;CONCATENATE(&quot;D('&quot;;[.V$1];&quot;','&quot;;[Sheet1.AB22];&quot;')&quot;);&quot;&quot;)">
            <text:p/>
          </table:table-cell>
          <table:table-cell table:formula="of:=IF([Sheet1.AC22]&lt;&gt;&quot;&quot;;CONCATENATE(&quot;D('&quot;;[.W$1];&quot;','&quot;;[Sheet1.AC22];&quot;')&quot;);&quot;&quot;)">
            <text:p/>
          </table:table-cell>
          <table:table-cell table:formula="of:=IF([Sheet1.AD22]&lt;&gt;&quot;&quot;;CONCATENATE(&quot;D('&quot;;[.X$1];&quot;','&quot;;[Sheet1.AD22];&quot;')&quot;);&quot;&quot;)">
            <text:p/>
          </table:table-cell>
          <table:table-cell table:formula="of:=IF([Sheet1.AE22]&lt;&gt;&quot;&quot;;CONCATENATE(&quot;D('&quot;;[.Y$1];&quot;','&quot;;[Sheet1.AE22];&quot;')&quot;);&quot;&quot;)">
            <text:p/>
          </table:table-cell>
          <table:table-cell table:formula="of:=IF([Sheet1.AF22]&lt;&gt;&quot;&quot;;CONCATENATE(&quot;D('&quot;;[.Z$1];&quot;','&quot;;[Sheet1.AF22];&quot;')&quot;);&quot;&quot;)">
            <text:p/>
          </table:table-cell>
          <table:table-cell table:formula="of:=IF([Sheet1.AG22]&lt;&gt;&quot;&quot;;CONCATENATE(&quot;D('&quot;;[.AA$1];&quot;','&quot;;[Sheet1.AG22];&quot;')&quot;);&quot;&quot;)">
            <text:p/>
          </table:table-cell>
          <table:table-cell table:formula="of:=IF([Sheet1.AH22]&lt;&gt;&quot;&quot;;CONCATENATE(&quot;D('&quot;;[.AB$1];&quot;','&quot;;[Sheet1.AH22];&quot;')&quot;);&quot;&quot;)">
            <text:p/>
          </table:table-cell>
          <table:table-cell table:formula="of:=IF([Sheet1.AI22]&lt;&gt;&quot;&quot;;CONCATENATE(&quot;D('&quot;;[.AC$1];&quot;','&quot;;[Sheet1.AI22];&quot;')&quot;);&quot;&quot;)">
            <text:p/>
          </table:table-cell>
          <table:table-cell table:formula="of:=IF([Sheet1.AJ22]&lt;&gt;&quot;&quot;;CONCATENATE(&quot;D('&quot;;[.AD$1];&quot;','&quot;;[Sheet1.AJ22];&quot;')&quot;);&quot;&quot;)">
            <text:p/>
          </table:table-cell>
          <table:table-cell table:formula="of:=IF([Sheet1.AK22]&lt;&gt;&quot;&quot;;CONCATENATE(&quot;D('&quot;;[.AE$1];&quot;','&quot;;[Sheet1.AK22];&quot;')&quot;);&quot;&quot;)">
            <text:p/>
          </table:table-cell>
          <table:table-cell table:formula="of:=IF([Sheet1.AL22]&lt;&gt;&quot;&quot;;CONCATENATE(&quot;D('&quot;;[.AF$1];&quot;','&quot;;[Sheet1.AL22];&quot;')&quot;);&quot;&quot;)">
            <text:p/>
          </table:table-cell>
          <table:table-cell table:formula="of:=IF([Sheet1.AM22]&lt;&gt;&quot;&quot;;CONCATENATE(&quot;D('&quot;;[.AG$1];&quot;','&quot;;[Sheet1.AM22];&quot;')&quot;);&quot;&quot;)">
            <text:p/>
          </table:table-cell>
          <table:table-cell table:formula="of:=IF([Sheet1.AN22]&lt;&gt;&quot;&quot;;CONCATENATE(&quot;D('&quot;;[.AH$1];&quot;','&quot;;[Sheet1.AN22];&quot;')&quot;);&quot;&quot;)">
            <text:p/>
          </table:table-cell>
          <table:table-cell table:formula="of:=IF([Sheet1.AO22]&lt;&gt;&quot;&quot;;CONCATENATE(&quot;D('&quot;;[.AI$1];&quot;','&quot;;[Sheet1.AO22];&quot;')&quot;);&quot;&quot;)">
            <text:p/>
          </table:table-cell>
          <table:table-cell table:formula="of:=IF([Sheet1.AP22]&lt;&gt;&quot;&quot;;CONCATENATE(&quot;D('&quot;;[.AJ$1];&quot;','&quot;;[Sheet1.AP22];&quot;')&quot;);&quot;&quot;)" office:value-type="string" office:string-value="D('G','1..n')">
            <text:p>D('G','1..n')</text:p>
          </table:table-cell>
          <table:table-cell table:formula="of:=IF([Sheet1.AQ22]&lt;&gt;&quot;&quot;;CONCATENATE(&quot;D('&quot;;[.AK$1];&quot;','&quot;;[Sheet1.AQ22];&quot;')&quot;);&quot;&quot;)">
            <text:p/>
          </table:table-cell>
          <table:table-cell table:formula="of:=IF([Sheet1.AR22]&lt;&gt;&quot;&quot;;CONCATENATE(&quot;D('&quot;;[.AL$1];&quot;','&quot;;[Sheet1.AR22];&quot;')&quot;);&quot;&quot;)">
            <text:p/>
          </table:table-cell>
          <table:table-cell table:formula="of:=IF([Sheet1.AS22]&lt;&gt;&quot;&quot;;CONCATENATE(&quot;D('&quot;;[.AM$1];&quot;','&quot;;[Sheet1.AS22];&quot;')&quot;);&quot;&quot;)">
            <text:p/>
          </table:table-cell>
          <table:table-cell table:formula="of:=IF([Sheet1.AT22]&lt;&gt;&quot;&quot;;CONCATENATE(&quot;D('&quot;;[.AN$1];&quot;','&quot;;[Sheet1.AT22];&quot;')&quot;);&quot;&quot;)">
            <text:p/>
          </table:table-cell>
          <table:table-cell table:formula="of:=IF([Sheet1.AU22]&lt;&gt;&quot;&quot;;CONCATENATE(&quot;D('&quot;;[.AO$1];&quot;','&quot;;[Sheet1.AU22];&quot;')&quot;);&quot;&quot;)">
            <text:p/>
          </table:table-cell>
          <table:table-cell table:formula="of:=IF([Sheet1.AV22]&lt;&gt;&quot;&quot;;CONCATENATE(&quot;D('&quot;;[.AP$1];&quot;','&quot;;[Sheet1.AV22];&quot;')&quot;);&quot;&quot;)">
            <text:p/>
          </table:table-cell>
          <table:table-cell table:formula="of:=IF([Sheet1.AW22]&lt;&gt;&quot;&quot;;CONCATENATE(&quot;D('&quot;;[.AQ$1];&quot;','&quot;;[Sheet1.AW22];&quot;')&quot;);&quot;&quot;)">
            <text:p/>
          </table:table-cell>
          <table:table-cell table:formula="of:=IF([Sheet1.AX22]&lt;&gt;&quot;&quot;;CONCATENATE(&quot;D('&quot;;[.AR$1];&quot;','&quot;;[Sheet1.AX22];&quot;')&quot;);&quot;&quot;)">
            <text:p/>
          </table:table-cell>
          <table:table-cell table:formula="of:=IF([Sheet1.AY22]&lt;&gt;&quot;&quot;;CONCATENATE(&quot;D('&quot;;[.AS$1];&quot;','&quot;;[Sheet1.AY22];&quot;')&quot;);&quot;&quot;)">
            <text:p/>
          </table:table-cell>
          <table:table-cell table:formula="of:=IF([Sheet1.AZ22]&lt;&gt;&quot;&quot;;CONCATENATE(&quot;D('&quot;;[.AT$1];&quot;','&quot;;[Sheet1.AZ22];&quot;')&quot;);&quot;&quot;)">
            <text:p/>
          </table:table-cell>
          <table:table-cell table:formula="of:=IF([Sheet1.BA22]&lt;&gt;&quot;&quot;;CONCATENATE(&quot;D('&quot;;[.AU$1];&quot;','&quot;;[Sheet1.BA22];&quot;')&quot;);&quot;&quot;)">
            <text:p/>
          </table:table-cell>
          <table:table-cell table:formula="of:=IF([Sheet1.BB22]&lt;&gt;&quot;&quot;;CONCATENATE(&quot;D('&quot;;[.AV$1];&quot;','&quot;;[Sheet1.BB22];&quot;')&quot;);&quot;&quot;)">
            <text:p/>
          </table:table-cell>
          <table:table-cell table:formula="of:=IF([Sheet1.BC22]&lt;&gt;&quot;&quot;;CONCATENATE(&quot;D('&quot;;[.AW$1];&quot;','&quot;;[Sheet1.BC22];&quot;')&quot;);&quot;&quot;)">
            <text:p/>
          </table:table-cell>
          <table:table-cell table:formula="of:=IF([Sheet1.BD22]&lt;&gt;&quot;&quot;;CONCATENATE(&quot;D('&quot;;[.AX$1];&quot;','&quot;;[Sheet1.BD22];&quot;')&quot;);&quot;&quot;)">
            <text:p/>
          </table:table-cell>
          <table:table-cell table:formula="of:=IF([Sheet1.BE22]&lt;&gt;&quot;&quot;;CONCATENATE(&quot;D('&quot;;[.AY$1];&quot;','&quot;;[Sheet1.BE22];&quot;')&quot;);&quot;&quot;)">
            <text:p/>
          </table:table-cell>
          <table:table-cell table:formula="of:=IF([Sheet1.BF22]&lt;&gt;&quot;&quot;;CONCATENATE(&quot;D('&quot;;[.AZ$1];&quot;','&quot;;[Sheet1.BF22];&quot;')&quot;);&quot;&quot;)">
            <text:p/>
          </table:table-cell>
          <table:table-cell table:formula="of:=IF([Sheet1.BG22]&lt;&gt;&quot;&quot;;CONCATENATE(&quot;D('&quot;;[.BA$1];&quot;','&quot;;[Sheet1.BG22];&quot;')&quot;);&quot;&quot;)">
            <text:p/>
          </table:table-cell>
          <table:table-cell table:formula="of:=IF([Sheet1.BH22]&lt;&gt;&quot;&quot;;CONCATENATE(&quot;D('&quot;;[.BB$1];&quot;','&quot;;[Sheet1.BH22];&quot;')&quot;);&quot;&quot;)">
            <text:p/>
          </table:table-cell>
          <table:table-cell table:formula="of:=IF([Sheet1.BI22]&lt;&gt;&quot;&quot;;CONCATENATE(&quot;D('&quot;;[.BC$1];&quot;','&quot;;[Sheet1.BI22];&quot;')&quot;);&quot;&quot;)">
            <text:p/>
          </table:table-cell>
          <table:table-cell table:formula="of:=IF([Sheet1.BJ22]&lt;&gt;&quot;&quot;;CONCATENATE(&quot;D('&quot;;[.BD$1];&quot;','&quot;;[Sheet1.BJ22];&quot;')&quot;);&quot;&quot;)">
            <text:p/>
          </table:table-cell>
          <table:table-cell table:formula="of:=IF([Sheet1.BK22]&lt;&gt;&quot;&quot;;CONCATENATE(&quot;D('&quot;;[.BE$1];&quot;','&quot;;[Sheet1.BK22];&quot;')&quot;);&quot;&quot;)">
            <text:p/>
          </table:table-cell>
          <table:table-cell table:formula="of:=IF([Sheet1.BL22]&lt;&gt;&quot;&quot;;CONCATENATE(&quot;D('&quot;;[.BF$1];&quot;','&quot;;[Sheet1.BL22];&quot;')&quot;);&quot;&quot;)">
            <text:p/>
          </table:table-cell>
          <table:table-cell table:formula="of:=IF([Sheet1.BM22]&lt;&gt;&quot;&quot;;CONCATENATE(&quot;D('&quot;;[.BG$1];&quot;','&quot;;[Sheet1.BM22];&quot;')&quot;);&quot;&quot;)" office:value-type="string" office:string-value="D('VE3','1..n,W')">
            <text:p>D('VE3','1..n,W')</text:p>
          </table:table-cell>
          <table:table-cell table:formula="of:=IF([Sheet1.BN22]&lt;&gt;&quot;&quot;;CONCATENATE(&quot;D('&quot;;[.BH$1];&quot;','&quot;;[Sheet1.BN22];&quot;')&quot;);&quot;&quot;)">
            <text:p/>
          </table:table-cell>
          <table:table-cell table:formula="of:=IF([Sheet1.BO22]&lt;&gt;&quot;&quot;;CONCATENATE(&quot;D('&quot;;[.BI$1];&quot;','&quot;;[Sheet1.BO22];&quot;')&quot;);&quot;&quot;)">
            <text:p/>
          </table:table-cell>
          <table:table-cell table:formula="of:=IF([Sheet1.BP22]&lt;&gt;&quot;&quot;;CONCATENATE(&quot;D('&quot;;[.BJ$1];&quot;','&quot;;[Sheet1.BP22];&quot;')&quot;);&quot;&quot;)">
            <text:p/>
          </table:table-cell>
          <table:table-cell table:formula="of:=IF([Sheet1.BQ22]&lt;&gt;&quot;&quot;;CONCATENATE(&quot;D('&quot;;[.BK$1];&quot;','&quot;;[Sheet1.BQ22];&quot;')&quot;);&quot;&quot;)" office:value-type="string" office:string-value="D('VLIN','1..n')">
            <text:p>D('VLIN','1..n')</text:p>
          </table:table-cell>
          <table:table-cell table:formula="of:=IF([Sheet1.BR22]&lt;&gt;&quot;&quot;;CONCATENATE(&quot;D('&quot;;[.BL$1];&quot;','&quot;;[Sheet1.BR22];&quot;')&quot;);&quot;&quot;)" office:value-type="string" office:string-value="D('VLR','1..n')">
            <text:p>D('VLR','1..n')</text:p>
          </table:table-cell>
          <table:table-cell table:formula="of:=IF([Sheet1.BS22]&lt;&gt;&quot;&quot;;CONCATENATE(&quot;D('&quot;;[.BM$1];&quot;','&quot;;[Sheet1.BS22];&quot;')&quot;);&quot;&quot;)">
            <text:p/>
          </table:table-cell>
          <table:table-cell table:formula="of:=IF([Sheet1.BT22]&lt;&gt;&quot;&quot;;CONCATENATE(&quot;D('&quot;;[.BN$1];&quot;','&quot;;[Sheet1.BT22];&quot;')&quot;);&quot;&quot;)" office:value-type="string" office:string-value="D('VSP','1..n')">
            <text:p>D('VSP','1..n')</text:p>
          </table:table-cell>
          <table:table-cell table:formula="of:=IF([Sheet1.BU22]&lt;&gt;&quot;&quot;;CONCATENATE(&quot;D('&quot;;[.BO$1];&quot;','&quot;;[Sheet1.BU22];&quot;')&quot;);&quot;&quot;)" office:value-type="string" office:string-value="D('VSTP','1..n')">
            <text:p>D('VSTP','1..n')</text:p>
          </table:table-cell>
          <table:table-cell table:formula="of:=IF([Sheet1.BV22]&lt;&gt;&quot;&quot;;CONCATENATE(&quot;D('&quot;;[.BP$1];&quot;','&quot;;[Sheet1.BV22];&quot;')&quot;);&quot;&quot;)">
            <text:p/>
          </table:table-cell>
          <table:table-cell table:formula="of:=IF([Sheet1.BW22]&lt;&gt;&quot;&quot;;CONCATENATE(&quot;D('&quot;;[.BQ$1];&quot;','&quot;;[Sheet1.BW22];&quot;')&quot;);&quot;&quot;)" office:value-type="string" office:string-value="D('VXND','1..n,W')">
            <text:p>D('VXND','1..n,W')</text:p>
          </table:table-cell>
          <table:table-cell table:formula="of:=IF([Sheet1.BX22]&lt;&gt;&quot;&quot;;CONCATENATE(&quot;D('&quot;;[.BR$1];&quot;','&quot;;[Sheet1.BX22];&quot;')&quot;);&quot;&quot;)" office:value-type="string" office:string-value="D('VXNE','1..n,W')">
            <text:p>D('VXNE','1..n,W')</text:p>
          </table:table-cell>
          <table:table-cell table:formula="of:=IF([Sheet1.BY22]&lt;&gt;&quot;&quot;;CONCATENATE(&quot;D('&quot;;[.BS$1];&quot;','&quot;;[Sheet1.BY22];&quot;')&quot;);&quot;&quot;)">
            <text:p/>
          </table:table-cell>
          <table:table-cell table:formula="of:=IF([Sheet1.BZ22]&lt;&gt;&quot;&quot;;CONCATENATE(&quot;D('&quot;;[.BT$1];&quot;','&quot;;[Sheet1.BZ22];&quot;')&quot;);&quot;&quot;)">
            <text:p/>
          </table:table-cell>
          <table:table-cell table:formula="of:=IF([Sheet1.CA22]&lt;&gt;&quot;&quot;;CONCATENATE(&quot;D('&quot;;[.BU$1];&quot;','&quot;;[Sheet1.CA22];&quot;')&quot;);&quot;&quot;)">
            <text:p/>
          </table:table-cell>
          <table:table-cell table:formula="of:=IF([Sheet1.CB22]&lt;&gt;&quot;&quot;;CONCATENATE(&quot;D('&quot;;[.BV$1];&quot;','&quot;;[Sheet1.CB22];&quot;')&quot;);&quot;&quot;)">
            <text:p/>
          </table:table-cell>
          <table:table-cell table:formula="of:=IF([Sheet1.CC22]&lt;&gt;&quot;&quot;;CONCATENATE(&quot;D('&quot;;[.BW$1];&quot;','&quot;;[Sheet1.CC22];&quot;')&quot;);&quot;&quot;)">
            <text:p/>
          </table:table-cell>
          <table:table-cell table:formula="of:=IF([Sheet1.CD22]&lt;&gt;&quot;&quot;;CONCATENATE(&quot;D('&quot;;[.BX$1];&quot;','&quot;;[Sheet1.CD22];&quot;')&quot;);&quot;&quot;)">
            <text:p/>
          </table:table-cell>
          <table:table-cell table:formula="of:=IF([Sheet1.CE22]&lt;&gt;&quot;&quot;;CONCATENATE(&quot;D('&quot;;[.BY$1];&quot;','&quot;;[Sheet1.CE22];&quot;')&quot;);&quot;&quot;)">
            <text:p/>
          </table:table-cell>
          <table:table-cell table:formula="of:=IF([Sheet1.CF22]&lt;&gt;&quot;&quot;;CONCATENATE(&quot;D('&quot;;[.BZ$1];&quot;','&quot;;[Sheet1.CF22];&quot;')&quot;);&quot;&quot;)">
            <text:p/>
          </table:table-cell>
          <table:table-cell table:formula="of:=IF([Sheet1.CG22]&lt;&gt;&quot;&quot;;CONCATENATE(&quot;D('&quot;;[.CA$1];&quot;','&quot;;[Sheet1.CG22];&quot;')&quot;);&quot;&quot;)">
            <text:p/>
          </table:table-cell>
          <table:table-cell table:formula="of:=IF([Sheet1.CH22]&lt;&gt;&quot;&quot;;CONCATENATE(&quot;D('&quot;;[.CB$1];&quot;','&quot;;[Sheet1.CH22];&quot;')&quot;);&quot;&quot;)">
            <text:p/>
          </table:table-cell>
          <table:table-cell table:formula="of:=IF([Sheet1.CI22]&lt;&gt;&quot;&quot;;CONCATENATE(&quot;D('&quot;;[.CC$1];&quot;','&quot;;[Sheet1.CI22];&quot;')&quot;);&quot;&quot;)">
            <text:p/>
          </table:table-cell>
          <table:table-cell table:formula="of:=IF([Sheet1.CJ22]&lt;&gt;&quot;&quot;;CONCATENATE(&quot;D('&quot;;[.CD$1];&quot;','&quot;;[Sheet1.CJ22];&quot;')&quot;);&quot;&quot;)">
            <text:p/>
          </table:table-cell>
          <table:table-cell table:formula="of:=IF([Sheet1.CK22]&lt;&gt;&quot;&quot;;CONCATENATE(&quot;D('&quot;;[.CE$1];&quot;','&quot;;[Sheet1.CK22];&quot;')&quot;);&quot;&quot;)">
            <text:p/>
          </table:table-cell>
          <table:table-cell table:formula="of:=IF([Sheet1.CL22]&lt;&gt;&quot;&quot;;CONCATENATE(&quot;D('&quot;;[.CF$1];&quot;','&quot;;[Sheet1.CL22];&quot;')&quot;);&quot;&quot;)">
            <text:p/>
          </table:table-cell>
          <table:table-cell table:formula="of:=IF([Sheet1.CM22]&lt;&gt;&quot;&quot;;CONCATENATE(&quot;D('&quot;;[.CG$1];&quot;','&quot;;[Sheet1.CM22];&quot;')&quot;);&quot;&quot;)">
            <text:p/>
          </table:table-cell>
          <table:table-cell table:formula="of:=IF([Sheet1.CN22]&lt;&gt;&quot;&quot;;CONCATENATE(&quot;D('&quot;;[.CH$1];&quot;','&quot;;[Sheet1.CN22];&quot;')&quot;);&quot;&quot;)">
            <text:p/>
          </table:table-cell>
          <table:table-cell table:formula="of:=IF([Sheet1.CO22]&lt;&gt;&quot;&quot;;CONCATENATE(&quot;D('&quot;;[.CI$1];&quot;','&quot;;[Sheet1.CO22];&quot;')&quot;);&quot;&quot;)">
            <text:p/>
          </table:table-cell>
          <table:table-cell table:formula="of:=IF([Sheet1.CP22]&lt;&gt;&quot;&quot;;CONCATENATE(&quot;D('&quot;;[.CJ$1];&quot;','&quot;;[Sheet1.CP22];&quot;')&quot;);&quot;&quot;)">
            <text:p/>
          </table:table-cell>
          <table:table-cell table:formula="of:=IF([Sheet1.CQ22]&lt;&gt;&quot;&quot;;CONCATENATE(&quot;D('&quot;;[.CK$1];&quot;','&quot;;[Sheet1.CQ22];&quot;')&quot;);&quot;&quot;)">
            <text:p/>
          </table:table-cell>
          <table:table-cell table:formula="of:=IF([Sheet1.CR22]&lt;&gt;&quot;&quot;;CONCATENATE(&quot;D('&quot;;[.CL$1];&quot;','&quot;;[Sheet1.CR22];&quot;')&quot;);&quot;&quot;)">
            <text:p/>
          </table:table-cell>
          <table:table-cell table:formula="of:=IF([Sheet1.CS22]&lt;&gt;&quot;&quot;;CONCATENATE(&quot;D('&quot;;[.CM$1];&quot;','&quot;;[Sheet1.CS22];&quot;')&quot;);&quot;&quot;)">
            <text:p/>
          </table:table-cell>
          <table:table-cell table:formula="of:=IF([Sheet1.CT22]&lt;&gt;&quot;&quot;;CONCATENATE(&quot;D('&quot;;[.CN$1];&quot;','&quot;;[Sheet1.CT22];&quot;')&quot;);&quot;&quot;)">
            <text:p/>
          </table:table-cell>
          <table:table-cell table:formula="of:=IF([Sheet1.CU22]&lt;&gt;&quot;&quot;;CONCATENATE(&quot;D('&quot;;[.CO$1];&quot;','&quot;;[Sheet1.CU22];&quot;')&quot;);&quot;&quot;)">
            <text:p/>
          </table:table-cell>
        </table:table-row>
        <table:table-row table:style-name="ro1">
          <table:table-cell table:formula="of:=[Sheet1.A23]" office:value-type="float" office:value="18">
            <text:p>18</text:p>
          </table:table-cell>
          <table:table-cell table:formula="of:=[Sheet1.B23]" office:value-type="string" office:string-value="2D EHF">
            <text:p>2D EHF</text:p>
          </table:table-cell>
          <table:table-cell table:formula="of:=[Sheet1.C23]" office:value-type="string" office:string-value="2-D Explicit hydrodynamics fragment">
            <text:p>2-D Explicit hydrodynamics fragment</text:p>
          </table:table-cell>
          <table:table-cell table:formula="of:=IF([Sheet1.D23]&lt;&gt;&quot;&quot;;1;0)" office:value-type="float" office:value="0">
            <text:p>0</text:p>
          </table:table-cell>
          <table:table-cell table:formula="of:=[Sheet1.J23]" office:value-type="float" office:value="0.0999000999000999">
            <text:p>0,1</text:p>
          </table:table-cell>
          <table:table-cell table:formula="of:=IF([Sheet1.L23]&lt;&gt;&quot;&quot;;CONCATENATE(&quot;D('&quot;;[.F$1];&quot;','&quot;;[Sheet1.L23];&quot;')&quot;);&quot;&quot;)">
            <text:p/>
          </table:table-cell>
          <table:table-cell table:formula="of:=IF([Sheet1.M23]&lt;&gt;&quot;&quot;;CONCATENATE(&quot;D('&quot;;[.G$1];&quot;','&quot;;[Sheet1.M23];&quot;')&quot;);&quot;&quot;)">
            <text:p/>
          </table:table-cell>
          <table:table-cell table:formula="of:=IF([Sheet1.N23]&lt;&gt;&quot;&quot;;CONCATENATE(&quot;D('&quot;;[.H$1];&quot;','&quot;;[Sheet1.N23];&quot;')&quot;);&quot;&quot;)">
            <text:p/>
          </table:table-cell>
          <table:table-cell table:formula="of:=IF([Sheet1.O23]&lt;&gt;&quot;&quot;;CONCATENATE(&quot;D('&quot;;[.I$1];&quot;','&quot;;[Sheet1.O23];&quot;')&quot;);&quot;&quot;)">
            <text:p/>
          </table:table-cell>
          <table:table-cell table:formula="of:=IF([Sheet1.P23]&lt;&gt;&quot;&quot;;CONCATENATE(&quot;D('&quot;;[.J$1];&quot;','&quot;;[Sheet1.P23];&quot;')&quot;);&quot;&quot;)">
            <text:p/>
          </table:table-cell>
          <table:table-cell table:formula="of:=IF([Sheet1.Q23]&lt;&gt;&quot;&quot;;CONCATENATE(&quot;D('&quot;;[.K$1];&quot;','&quot;;[Sheet1.Q23];&quot;')&quot;);&quot;&quot;)">
            <text:p/>
          </table:table-cell>
          <table:table-cell table:formula="of:=IF([Sheet1.R23]&lt;&gt;&quot;&quot;;CONCATENATE(&quot;D('&quot;;[.L$1];&quot;','&quot;;[Sheet1.R23];&quot;')&quot;);&quot;&quot;)">
            <text:p/>
          </table:table-cell>
          <table:table-cell table:formula="of:=IF([Sheet1.S23]&lt;&gt;&quot;&quot;;CONCATENATE(&quot;D('&quot;;[.M$1];&quot;','&quot;;[Sheet1.S23];&quot;')&quot;);&quot;&quot;)">
            <text:p/>
          </table:table-cell>
          <table:table-cell table:formula="of:=IF([Sheet1.T23]&lt;&gt;&quot;&quot;;CONCATENATE(&quot;D('&quot;;[.N$1];&quot;','&quot;;[Sheet1.T23];&quot;')&quot;);&quot;&quot;)">
            <text:p/>
          </table:table-cell>
          <table:table-cell table:formula="of:=IF([Sheet1.U23]&lt;&gt;&quot;&quot;;CONCATENATE(&quot;D('&quot;;[.O$1];&quot;','&quot;;[Sheet1.U23];&quot;')&quot;);&quot;&quot;)">
            <text:p/>
          </table:table-cell>
          <table:table-cell table:formula="of:=IF([Sheet1.V23]&lt;&gt;&quot;&quot;;CONCATENATE(&quot;D('&quot;;[.P$1];&quot;','&quot;;[Sheet1.V23];&quot;')&quot;);&quot;&quot;)">
            <text:p/>
          </table:table-cell>
          <table:table-cell table:formula="of:=IF([Sheet1.W23]&lt;&gt;&quot;&quot;;CONCATENATE(&quot;D('&quot;;[.Q$1];&quot;','&quot;;[Sheet1.W23];&quot;')&quot;);&quot;&quot;)">
            <text:p/>
          </table:table-cell>
          <table:table-cell table:formula="of:=IF([Sheet1.X23]&lt;&gt;&quot;&quot;;CONCATENATE(&quot;D('&quot;;[.R$1];&quot;','&quot;;[Sheet1.X23];&quot;')&quot;);&quot;&quot;)">
            <text:p/>
          </table:table-cell>
          <table:table-cell table:formula="of:=IF([Sheet1.Y23]&lt;&gt;&quot;&quot;;CONCATENATE(&quot;D('&quot;;[.S$1];&quot;','&quot;;[Sheet1.Y23];&quot;')&quot;);&quot;&quot;)">
            <text:p/>
          </table:table-cell>
          <table:table-cell table:formula="of:=IF([Sheet1.Z23]&lt;&gt;&quot;&quot;;CONCATENATE(&quot;D('&quot;;[.T$1];&quot;','&quot;;[Sheet1.Z23];&quot;')&quot;);&quot;&quot;)">
            <text:p/>
          </table:table-cell>
          <table:table-cell table:formula="of:=IF([Sheet1.AA23]&lt;&gt;&quot;&quot;;CONCATENATE(&quot;D('&quot;;[.U$1];&quot;','&quot;;[Sheet1.AA23];&quot;')&quot;);&quot;&quot;)">
            <text:p/>
          </table:table-cell>
          <table:table-cell table:formula="of:=IF([Sheet1.AB23]&lt;&gt;&quot;&quot;;CONCATENATE(&quot;D('&quot;;[.V$1];&quot;','&quot;;[Sheet1.AB23];&quot;')&quot;);&quot;&quot;)">
            <text:p/>
          </table:table-cell>
          <table:table-cell table:formula="of:=IF([Sheet1.AC23]&lt;&gt;&quot;&quot;;CONCATENATE(&quot;D('&quot;;[.W$1];&quot;','&quot;;[Sheet1.AC23];&quot;')&quot;);&quot;&quot;)">
            <text:p/>
          </table:table-cell>
          <table:table-cell table:formula="of:=IF([Sheet1.AD23]&lt;&gt;&quot;&quot;;CONCATENATE(&quot;D('&quot;;[.X$1];&quot;','&quot;;[Sheet1.AD23];&quot;')&quot;);&quot;&quot;)">
            <text:p/>
          </table:table-cell>
          <table:table-cell table:formula="of:=IF([Sheet1.AE23]&lt;&gt;&quot;&quot;;CONCATENATE(&quot;D('&quot;;[.Y$1];&quot;','&quot;;[Sheet1.AE23];&quot;')&quot;);&quot;&quot;)">
            <text:p/>
          </table:table-cell>
          <table:table-cell table:formula="of:=IF([Sheet1.AF23]&lt;&gt;&quot;&quot;;CONCATENATE(&quot;D('&quot;;[.Z$1];&quot;','&quot;;[Sheet1.AF23];&quot;')&quot;);&quot;&quot;)">
            <text:p/>
          </table:table-cell>
          <table:table-cell table:formula="of:=IF([Sheet1.AG23]&lt;&gt;&quot;&quot;;CONCATENATE(&quot;D('&quot;;[.AA$1];&quot;','&quot;;[Sheet1.AG23];&quot;')&quot;);&quot;&quot;)">
            <text:p/>
          </table:table-cell>
          <table:table-cell table:formula="of:=IF([Sheet1.AH23]&lt;&gt;&quot;&quot;;CONCATENATE(&quot;D('&quot;;[.AB$1];&quot;','&quot;;[Sheet1.AH23];&quot;')&quot;);&quot;&quot;)">
            <text:p/>
          </table:table-cell>
          <table:table-cell table:formula="of:=IF([Sheet1.AI23]&lt;&gt;&quot;&quot;;CONCATENATE(&quot;D('&quot;;[.AC$1];&quot;','&quot;;[Sheet1.AI23];&quot;')&quot;);&quot;&quot;)">
            <text:p/>
          </table:table-cell>
          <table:table-cell table:formula="of:=IF([Sheet1.AJ23]&lt;&gt;&quot;&quot;;CONCATENATE(&quot;D('&quot;;[.AD$1];&quot;','&quot;;[Sheet1.AJ23];&quot;')&quot;);&quot;&quot;)">
            <text:p/>
          </table:table-cell>
          <table:table-cell table:formula="of:=IF([Sheet1.AK23]&lt;&gt;&quot;&quot;;CONCATENATE(&quot;D('&quot;;[.AE$1];&quot;','&quot;;[Sheet1.AK23];&quot;')&quot;);&quot;&quot;)">
            <text:p/>
          </table:table-cell>
          <table:table-cell table:formula="of:=IF([Sheet1.AL23]&lt;&gt;&quot;&quot;;CONCATENATE(&quot;D('&quot;;[.AF$1];&quot;','&quot;;[Sheet1.AL23];&quot;')&quot;);&quot;&quot;)">
            <text:p/>
          </table:table-cell>
          <table:table-cell table:formula="of:=IF([Sheet1.AM23]&lt;&gt;&quot;&quot;;CONCATENATE(&quot;D('&quot;;[.AG$1];&quot;','&quot;;[Sheet1.AM23];&quot;')&quot;);&quot;&quot;)">
            <text:p/>
          </table:table-cell>
          <table:table-cell table:formula="of:=IF([Sheet1.AN23]&lt;&gt;&quot;&quot;;CONCATENATE(&quot;D('&quot;;[.AH$1];&quot;','&quot;;[Sheet1.AN23];&quot;')&quot;);&quot;&quot;)">
            <text:p/>
          </table:table-cell>
          <table:table-cell table:formula="of:=IF([Sheet1.AO23]&lt;&gt;&quot;&quot;;CONCATENATE(&quot;D('&quot;;[.AI$1];&quot;','&quot;;[Sheet1.AO23];&quot;')&quot;);&quot;&quot;)">
            <text:p/>
          </table:table-cell>
          <table:table-cell table:formula="of:=IF([Sheet1.AP23]&lt;&gt;&quot;&quot;;CONCATENATE(&quot;D('&quot;;[.AJ$1];&quot;','&quot;;[Sheet1.AP23];&quot;')&quot;);&quot;&quot;)">
            <text:p/>
          </table:table-cell>
          <table:table-cell table:formula="of:=IF([Sheet1.AQ23]&lt;&gt;&quot;&quot;;CONCATENATE(&quot;D('&quot;;[.AK$1];&quot;','&quot;;[Sheet1.AQ23];&quot;')&quot;);&quot;&quot;)">
            <text:p/>
          </table:table-cell>
          <table:table-cell table:formula="of:=IF([Sheet1.AR23]&lt;&gt;&quot;&quot;;CONCATENATE(&quot;D('&quot;;[.AL$1];&quot;','&quot;;[Sheet1.AR23];&quot;')&quot;);&quot;&quot;)">
            <text:p/>
          </table:table-cell>
          <table:table-cell table:formula="of:=IF([Sheet1.AS23]&lt;&gt;&quot;&quot;;CONCATENATE(&quot;D('&quot;;[.AM$1];&quot;','&quot;;[Sheet1.AS23];&quot;')&quot;);&quot;&quot;)">
            <text:p/>
          </table:table-cell>
          <table:table-cell table:formula="of:=IF([Sheet1.AT23]&lt;&gt;&quot;&quot;;CONCATENATE(&quot;D('&quot;;[.AN$1];&quot;','&quot;;[Sheet1.AT23];&quot;')&quot;);&quot;&quot;)">
            <text:p/>
          </table:table-cell>
          <table:table-cell table:formula="of:=IF([Sheet1.AU23]&lt;&gt;&quot;&quot;;CONCATENATE(&quot;D('&quot;;[.AO$1];&quot;','&quot;;[Sheet1.AU23];&quot;')&quot;);&quot;&quot;)">
            <text:p/>
          </table:table-cell>
          <table:table-cell table:formula="of:=IF([Sheet1.AV23]&lt;&gt;&quot;&quot;;CONCATENATE(&quot;D('&quot;;[.AP$1];&quot;','&quot;;[Sheet1.AV23];&quot;')&quot;);&quot;&quot;)">
            <text:p/>
          </table:table-cell>
          <table:table-cell table:formula="of:=IF([Sheet1.AW23]&lt;&gt;&quot;&quot;;CONCATENATE(&quot;D('&quot;;[.AQ$1];&quot;','&quot;;[Sheet1.AW23];&quot;')&quot;);&quot;&quot;)">
            <text:p/>
          </table:table-cell>
          <table:table-cell table:formula="of:=IF([Sheet1.AX23]&lt;&gt;&quot;&quot;;CONCATENATE(&quot;D('&quot;;[.AR$1];&quot;','&quot;;[Sheet1.AX23];&quot;')&quot;);&quot;&quot;)">
            <text:p/>
          </table:table-cell>
          <table:table-cell table:formula="of:=IF([Sheet1.AY23]&lt;&gt;&quot;&quot;;CONCATENATE(&quot;D('&quot;;[.AS$1];&quot;','&quot;;[Sheet1.AY23];&quot;')&quot;);&quot;&quot;)">
            <text:p/>
          </table:table-cell>
          <table:table-cell table:formula="of:=IF([Sheet1.AZ23]&lt;&gt;&quot;&quot;;CONCATENATE(&quot;D('&quot;;[.AT$1];&quot;','&quot;;[Sheet1.AZ23];&quot;')&quot;);&quot;&quot;)">
            <text:p/>
          </table:table-cell>
          <table:table-cell table:formula="of:=IF([Sheet1.BA23]&lt;&gt;&quot;&quot;;CONCATENATE(&quot;D('&quot;;[.AU$1];&quot;','&quot;;[Sheet1.BA23];&quot;')&quot;);&quot;&quot;)">
            <text:p/>
          </table:table-cell>
          <table:table-cell table:formula="of:=IF([Sheet1.BB23]&lt;&gt;&quot;&quot;;CONCATENATE(&quot;D('&quot;;[.AV$1];&quot;','&quot;;[Sheet1.BB23];&quot;')&quot;);&quot;&quot;)">
            <text:p/>
          </table:table-cell>
          <table:table-cell table:formula="of:=IF([Sheet1.BC23]&lt;&gt;&quot;&quot;;CONCATENATE(&quot;D('&quot;;[.AW$1];&quot;','&quot;;[Sheet1.BC23];&quot;')&quot;);&quot;&quot;)">
            <text:p/>
          </table:table-cell>
          <table:table-cell table:formula="of:=IF([Sheet1.BD23]&lt;&gt;&quot;&quot;;CONCATENATE(&quot;D('&quot;;[.AX$1];&quot;','&quot;;[Sheet1.BD23];&quot;')&quot;);&quot;&quot;)">
            <text:p/>
          </table:table-cell>
          <table:table-cell table:formula="of:=IF([Sheet1.BE23]&lt;&gt;&quot;&quot;;CONCATENATE(&quot;D('&quot;;[.AY$1];&quot;','&quot;;[Sheet1.BE23];&quot;')&quot;);&quot;&quot;)">
            <text:p/>
          </table:table-cell>
          <table:table-cell table:formula="of:=IF([Sheet1.BF23]&lt;&gt;&quot;&quot;;CONCATENATE(&quot;D('&quot;;[.AZ$1];&quot;','&quot;;[Sheet1.BF23];&quot;')&quot;);&quot;&quot;)">
            <text:p/>
          </table:table-cell>
          <table:table-cell table:formula="of:=IF([Sheet1.BG23]&lt;&gt;&quot;&quot;;CONCATENATE(&quot;D('&quot;;[.BA$1];&quot;','&quot;;[Sheet1.BG23];&quot;')&quot;);&quot;&quot;)">
            <text:p/>
          </table:table-cell>
          <table:table-cell table:formula="of:=IF([Sheet1.BH23]&lt;&gt;&quot;&quot;;CONCATENATE(&quot;D('&quot;;[.BB$1];&quot;','&quot;;[Sheet1.BH23];&quot;')&quot;);&quot;&quot;)">
            <text:p/>
          </table:table-cell>
          <table:table-cell table:formula="of:=IF([Sheet1.BI23]&lt;&gt;&quot;&quot;;CONCATENATE(&quot;D('&quot;;[.BC$1];&quot;','&quot;;[Sheet1.BI23];&quot;')&quot;);&quot;&quot;)">
            <text:p/>
          </table:table-cell>
          <table:table-cell table:formula="of:=IF([Sheet1.BJ23]&lt;&gt;&quot;&quot;;CONCATENATE(&quot;D('&quot;;[.BD$1];&quot;','&quot;;[Sheet1.BJ23];&quot;')&quot;);&quot;&quot;)">
            <text:p/>
          </table:table-cell>
          <table:table-cell table:formula="of:=IF([Sheet1.BK23]&lt;&gt;&quot;&quot;;CONCATENATE(&quot;D('&quot;;[.BE$1];&quot;','&quot;;[Sheet1.BK23];&quot;')&quot;);&quot;&quot;)">
            <text:p/>
          </table:table-cell>
          <table:table-cell table:formula="of:=IF([Sheet1.BL23]&lt;&gt;&quot;&quot;;CONCATENATE(&quot;D('&quot;;[.BF$1];&quot;','&quot;;[Sheet1.BL23];&quot;')&quot;);&quot;&quot;)">
            <text:p/>
          </table:table-cell>
          <table:table-cell table:formula="of:=IF([Sheet1.BM23]&lt;&gt;&quot;&quot;;CONCATENATE(&quot;D('&quot;;[.BG$1];&quot;','&quot;;[Sheet1.BM23];&quot;')&quot;);&quot;&quot;)">
            <text:p/>
          </table:table-cell>
          <table:table-cell table:formula="of:=IF([Sheet1.BN23]&lt;&gt;&quot;&quot;;CONCATENATE(&quot;D('&quot;;[.BH$1];&quot;','&quot;;[Sheet1.BN23];&quot;')&quot;);&quot;&quot;)">
            <text:p/>
          </table:table-cell>
          <table:table-cell table:formula="of:=IF([Sheet1.BO23]&lt;&gt;&quot;&quot;;CONCATENATE(&quot;D('&quot;;[.BI$1];&quot;','&quot;;[Sheet1.BO23];&quot;')&quot;);&quot;&quot;)">
            <text:p/>
          </table:table-cell>
          <table:table-cell table:formula="of:=IF([Sheet1.BP23]&lt;&gt;&quot;&quot;;CONCATENATE(&quot;D('&quot;;[.BJ$1];&quot;','&quot;;[Sheet1.BP23];&quot;')&quot;);&quot;&quot;)">
            <text:p/>
          </table:table-cell>
          <table:table-cell table:formula="of:=IF([Sheet1.BQ23]&lt;&gt;&quot;&quot;;CONCATENATE(&quot;D('&quot;;[.BK$1];&quot;','&quot;;[Sheet1.BQ23];&quot;')&quot;);&quot;&quot;)">
            <text:p/>
          </table:table-cell>
          <table:table-cell table:formula="of:=IF([Sheet1.BR23]&lt;&gt;&quot;&quot;;CONCATENATE(&quot;D('&quot;;[.BL$1];&quot;','&quot;;[Sheet1.BR23];&quot;')&quot;);&quot;&quot;)">
            <text:p/>
          </table:table-cell>
          <table:table-cell table:formula="of:=IF([Sheet1.BS23]&lt;&gt;&quot;&quot;;CONCATENATE(&quot;D('&quot;;[.BM$1];&quot;','&quot;;[Sheet1.BS23];&quot;')&quot;);&quot;&quot;)">
            <text:p/>
          </table:table-cell>
          <table:table-cell table:formula="of:=IF([Sheet1.BT23]&lt;&gt;&quot;&quot;;CONCATENATE(&quot;D('&quot;;[.BN$1];&quot;','&quot;;[Sheet1.BT23];&quot;')&quot;);&quot;&quot;)">
            <text:p/>
          </table:table-cell>
          <table:table-cell table:formula="of:=IF([Sheet1.BU23]&lt;&gt;&quot;&quot;;CONCATENATE(&quot;D('&quot;;[.BO$1];&quot;','&quot;;[Sheet1.BU23];&quot;')&quot;);&quot;&quot;)">
            <text:p/>
          </table:table-cell>
          <table:table-cell table:formula="of:=IF([Sheet1.BV23]&lt;&gt;&quot;&quot;;CONCATENATE(&quot;D('&quot;;[.BP$1];&quot;','&quot;;[Sheet1.BV23];&quot;')&quot;);&quot;&quot;)">
            <text:p/>
          </table:table-cell>
          <table:table-cell table:formula="of:=IF([Sheet1.BW23]&lt;&gt;&quot;&quot;;CONCATENATE(&quot;D('&quot;;[.BQ$1];&quot;','&quot;;[Sheet1.BW23];&quot;')&quot;);&quot;&quot;)">
            <text:p/>
          </table:table-cell>
          <table:table-cell table:formula="of:=IF([Sheet1.BX23]&lt;&gt;&quot;&quot;;CONCATENATE(&quot;D('&quot;;[.BR$1];&quot;','&quot;;[Sheet1.BX23];&quot;')&quot;);&quot;&quot;)">
            <text:p/>
          </table:table-cell>
          <table:table-cell table:formula="of:=IF([Sheet1.BY23]&lt;&gt;&quot;&quot;;CONCATENATE(&quot;D('&quot;;[.BS$1];&quot;','&quot;;[Sheet1.BY23];&quot;')&quot;);&quot;&quot;)">
            <text:p/>
          </table:table-cell>
          <table:table-cell table:formula="of:=IF([Sheet1.BZ23]&lt;&gt;&quot;&quot;;CONCATENATE(&quot;D('&quot;;[.BT$1];&quot;','&quot;;[Sheet1.BZ23];&quot;')&quot;);&quot;&quot;)">
            <text:p/>
          </table:table-cell>
          <table:table-cell table:formula="of:=IF([Sheet1.CA23]&lt;&gt;&quot;&quot;;CONCATENATE(&quot;D('&quot;;[.BU$1];&quot;','&quot;;[Sheet1.CA23];&quot;')&quot;);&quot;&quot;)">
            <text:p/>
          </table:table-cell>
          <table:table-cell table:formula="of:=IF([Sheet1.CB23]&lt;&gt;&quot;&quot;;CONCATENATE(&quot;D('&quot;;[.BV$1];&quot;','&quot;;[Sheet1.CB23];&quot;')&quot;);&quot;&quot;)">
            <text:p/>
          </table:table-cell>
          <table:table-cell table:formula="of:=IF([Sheet1.CC23]&lt;&gt;&quot;&quot;;CONCATENATE(&quot;D('&quot;;[.BW$1];&quot;','&quot;;[Sheet1.CC23];&quot;')&quot;);&quot;&quot;)">
            <text:p/>
          </table:table-cell>
          <table:table-cell table:formula="of:=IF([Sheet1.CD23]&lt;&gt;&quot;&quot;;CONCATENATE(&quot;D('&quot;;[.BX$1];&quot;','&quot;;[Sheet1.CD23];&quot;')&quot;);&quot;&quot;)">
            <text:p/>
          </table:table-cell>
          <table:table-cell table:formula="of:=IF([Sheet1.CE23]&lt;&gt;&quot;&quot;;CONCATENATE(&quot;D('&quot;;[.BY$1];&quot;','&quot;;[Sheet1.CE23];&quot;')&quot;);&quot;&quot;)">
            <text:p/>
          </table:table-cell>
          <table:table-cell table:formula="of:=IF([Sheet1.CF23]&lt;&gt;&quot;&quot;;CONCATENATE(&quot;D('&quot;;[.BZ$1];&quot;','&quot;;[Sheet1.CF23];&quot;')&quot;);&quot;&quot;)">
            <text:p/>
          </table:table-cell>
          <table:table-cell table:formula="of:=IF([Sheet1.CG23]&lt;&gt;&quot;&quot;;CONCATENATE(&quot;D('&quot;;[.CA$1];&quot;','&quot;;[Sheet1.CG23];&quot;')&quot;);&quot;&quot;)" office:value-type="string" office:string-value="D('ZA','1..n+1,1..7,W')">
            <text:p>D('ZA','1..n+1,1..7,W')</text:p>
          </table:table-cell>
          <table:table-cell table:formula="of:=IF([Sheet1.CH23]&lt;&gt;&quot;&quot;;CONCATENATE(&quot;D('&quot;;[.CB$1];&quot;','&quot;;[Sheet1.CH23];&quot;')&quot;);&quot;&quot;)" office:value-type="string" office:string-value="D('ZB','1..n+1,1..7,W')">
            <text:p>D('ZB','1..n+1,1..7,W')</text:p>
          </table:table-cell>
          <table:table-cell table:formula="of:=IF([Sheet1.CI23]&lt;&gt;&quot;&quot;;CONCATENATE(&quot;D('&quot;;[.CC$1];&quot;','&quot;;[Sheet1.CI23];&quot;')&quot;);&quot;&quot;)" office:value-type="string" office:string-value="D('ZM','1..n+1,1..7')">
            <text:p>D('ZM','1..n+1,1..7')</text:p>
          </table:table-cell>
          <table:table-cell table:formula="of:=IF([Sheet1.CJ23]&lt;&gt;&quot;&quot;;CONCATENATE(&quot;D('&quot;;[.CD$1];&quot;','&quot;;[Sheet1.CJ23];&quot;')&quot;);&quot;&quot;)">
            <text:p/>
          </table:table-cell>
          <table:table-cell table:formula="of:=IF([Sheet1.CK23]&lt;&gt;&quot;&quot;;CONCATENATE(&quot;D('&quot;;[.CE$1];&quot;','&quot;;[Sheet1.CK23];&quot;')&quot;);&quot;&quot;)" office:value-type="string" office:string-value="D('ZP','1..n+1,1..7')">
            <text:p>D('ZP','1..n+1,1..7')</text:p>
          </table:table-cell>
          <table:table-cell table:formula="of:=IF([Sheet1.CL23]&lt;&gt;&quot;&quot;;CONCATENATE(&quot;D('&quot;;[.CF$1];&quot;','&quot;;[Sheet1.CL23];&quot;')&quot;);&quot;&quot;)" office:value-type="string" office:string-value="D('ZQ','1..n+1,1..7')">
            <text:p>D('ZQ','1..n+1,1..7')</text:p>
          </table:table-cell>
          <table:table-cell table:formula="of:=IF([Sheet1.CM23]&lt;&gt;&quot;&quot;;CONCATENATE(&quot;D('&quot;;[.CG$1];&quot;','&quot;;[Sheet1.CM23];&quot;')&quot;);&quot;&quot;)" office:value-type="string" office:string-value="D('ZR','1..n+1,1..7,W')">
            <text:p>D('ZR','1..n+1,1..7,W')</text:p>
          </table:table-cell>
          <table:table-cell table:formula="of:=IF([Sheet1.CN23]&lt;&gt;&quot;&quot;;CONCATENATE(&quot;D('&quot;;[.CH$1];&quot;','&quot;;[Sheet1.CN23];&quot;')&quot;);&quot;&quot;)" office:value-type="string" office:string-value="D('ZU','1..n+1,1..7,W')">
            <text:p>D('ZU','1..n+1,1..7,W')</text:p>
          </table:table-cell>
          <table:table-cell table:formula="of:=IF([Sheet1.CO23]&lt;&gt;&quot;&quot;;CONCATENATE(&quot;D('&quot;;[.CI$1];&quot;','&quot;;[Sheet1.CO23];&quot;')&quot;);&quot;&quot;)" office:value-type="string" office:string-value="D('ZV','1..n+1,1..7,W')">
            <text:p>D('ZV','1..n+1,1..7,W')</text:p>
          </table:table-cell>
          <table:table-cell table:formula="of:=IF([Sheet1.CP23]&lt;&gt;&quot;&quot;;CONCATENATE(&quot;D('&quot;;[.CJ$1];&quot;','&quot;;[Sheet1.CP23];&quot;')&quot;);&quot;&quot;)">
            <text:p/>
          </table:table-cell>
          <table:table-cell table:formula="of:=IF([Sheet1.CQ23]&lt;&gt;&quot;&quot;;CONCATENATE(&quot;D('&quot;;[.CK$1];&quot;','&quot;;[Sheet1.CQ23];&quot;')&quot;);&quot;&quot;)" office:value-type="string" office:string-value="D('ZZ','1..n+1,1..7,W')">
            <text:p>D('ZZ','1..n+1,1..7,W')</text:p>
          </table:table-cell>
          <table:table-cell table:formula="of:=IF([Sheet1.CR23]&lt;&gt;&quot;&quot;;CONCATENATE(&quot;D('&quot;;[.CL$1];&quot;','&quot;;[Sheet1.CR23];&quot;')&quot;);&quot;&quot;)">
            <text:p/>
          </table:table-cell>
          <table:table-cell table:formula="of:=IF([Sheet1.CS23]&lt;&gt;&quot;&quot;;CONCATENATE(&quot;D('&quot;;[.CM$1];&quot;','&quot;;[Sheet1.CS23];&quot;')&quot;);&quot;&quot;)">
            <text:p/>
          </table:table-cell>
          <table:table-cell table:formula="of:=IF([Sheet1.CT23]&lt;&gt;&quot;&quot;;CONCATENATE(&quot;D('&quot;;[.CN$1];&quot;','&quot;;[Sheet1.CT23];&quot;')&quot;);&quot;&quot;)">
            <text:p/>
          </table:table-cell>
          <table:table-cell table:formula="of:=IF([Sheet1.CU23]&lt;&gt;&quot;&quot;;CONCATENATE(&quot;D('&quot;;[.CO$1];&quot;','&quot;;[Sheet1.CU23];&quot;')&quot;);&quot;&quot;)">
            <text:p/>
          </table:table-cell>
        </table:table-row>
        <table:table-row table:style-name="ro1">
          <table:table-cell table:formula="of:=[Sheet1.A24]" office:value-type="float" office:value="19">
            <text:p>19</text:p>
          </table:table-cell>
          <table:table-cell table:formula="of:=[Sheet1.B24]" office:value-type="string" office:string-value="GLRE(nv)">
            <text:p>GLRE(nv)</text:p>
          </table:table-cell>
          <table:table-cell table:formula="of:=[Sheet1.C24]" office:value-type="string" office:string-value="General linear recurrence equations (no vectors)">
            <text:p>General linear recurrence equations (no vectors)</text:p>
          </table:table-cell>
          <table:table-cell table:formula="of:=IF([Sheet1.D24]&lt;&gt;&quot;&quot;;1;0)" office:value-type="float" office:value="0">
            <text:p>0</text:p>
          </table:table-cell>
          <table:table-cell table:formula="of:=[Sheet1.J24]" office:value-type="float" office:value="0.100899100899101">
            <text:p>0,1</text:p>
          </table:table-cell>
          <table:table-cell table:formula="of:=IF([Sheet1.L24]&lt;&gt;&quot;&quot;;CONCATENATE(&quot;D('&quot;;[.F$1];&quot;','&quot;;[Sheet1.L24];&quot;')&quot;);&quot;&quot;)">
            <text:p/>
          </table:table-cell>
          <table:table-cell table:formula="of:=IF([Sheet1.M24]&lt;&gt;&quot;&quot;;CONCATENATE(&quot;D('&quot;;[.G$1];&quot;','&quot;;[Sheet1.M24];&quot;')&quot;);&quot;&quot;)">
            <text:p/>
          </table:table-cell>
          <table:table-cell table:formula="of:=IF([Sheet1.N24]&lt;&gt;&quot;&quot;;CONCATENATE(&quot;D('&quot;;[.H$1];&quot;','&quot;;[Sheet1.N24];&quot;')&quot;);&quot;&quot;)">
            <text:p/>
          </table:table-cell>
          <table:table-cell table:formula="of:=IF([Sheet1.O24]&lt;&gt;&quot;&quot;;CONCATENATE(&quot;D('&quot;;[.I$1];&quot;','&quot;;[Sheet1.O24];&quot;')&quot;);&quot;&quot;)">
            <text:p/>
          </table:table-cell>
          <table:table-cell table:formula="of:=IF([Sheet1.P24]&lt;&gt;&quot;&quot;;CONCATENATE(&quot;D('&quot;;[.J$1];&quot;','&quot;;[Sheet1.P24];&quot;')&quot;);&quot;&quot;)">
            <text:p/>
          </table:table-cell>
          <table:table-cell table:formula="of:=IF([Sheet1.Q24]&lt;&gt;&quot;&quot;;CONCATENATE(&quot;D('&quot;;[.K$1];&quot;','&quot;;[Sheet1.Q24];&quot;')&quot;);&quot;&quot;)">
            <text:p/>
          </table:table-cell>
          <table:table-cell table:formula="of:=IF([Sheet1.R24]&lt;&gt;&quot;&quot;;CONCATENATE(&quot;D('&quot;;[.L$1];&quot;','&quot;;[Sheet1.R24];&quot;')&quot;);&quot;&quot;)">
            <text:p/>
          </table:table-cell>
          <table:table-cell table:formula="of:=IF([Sheet1.S24]&lt;&gt;&quot;&quot;;CONCATENATE(&quot;D('&quot;;[.M$1];&quot;','&quot;;[Sheet1.S24];&quot;')&quot;);&quot;&quot;)">
            <text:p/>
          </table:table-cell>
          <table:table-cell table:formula="of:=IF([Sheet1.T24]&lt;&gt;&quot;&quot;;CONCATENATE(&quot;D('&quot;;[.N$1];&quot;','&quot;;[Sheet1.T24];&quot;')&quot;);&quot;&quot;)">
            <text:p/>
          </table:table-cell>
          <table:table-cell table:formula="of:=IF([Sheet1.U24]&lt;&gt;&quot;&quot;;CONCATENATE(&quot;D('&quot;;[.O$1];&quot;','&quot;;[Sheet1.U24];&quot;')&quot;);&quot;&quot;)">
            <text:p/>
          </table:table-cell>
          <table:table-cell table:formula="of:=IF([Sheet1.V24]&lt;&gt;&quot;&quot;;CONCATENATE(&quot;D('&quot;;[.P$1];&quot;','&quot;;[Sheet1.V24];&quot;')&quot;);&quot;&quot;)" office:value-type="string" office:string-value="D('B5','1..n,W')">
            <text:p>D('B5','1..n,W')</text:p>
          </table:table-cell>
          <table:table-cell table:formula="of:=IF([Sheet1.W24]&lt;&gt;&quot;&quot;;CONCATENATE(&quot;D('&quot;;[.Q$1];&quot;','&quot;;[Sheet1.W24];&quot;')&quot;);&quot;&quot;)">
            <text:p/>
          </table:table-cell>
          <table:table-cell table:formula="of:=IF([Sheet1.X24]&lt;&gt;&quot;&quot;;CONCATENATE(&quot;D('&quot;;[.R$1];&quot;','&quot;;[Sheet1.X24];&quot;')&quot;);&quot;&quot;)">
            <text:p/>
          </table:table-cell>
          <table:table-cell table:formula="of:=IF([Sheet1.Y24]&lt;&gt;&quot;&quot;;CONCATENATE(&quot;D('&quot;;[.S$1];&quot;','&quot;;[Sheet1.Y24];&quot;')&quot;);&quot;&quot;)">
            <text:p/>
          </table:table-cell>
          <table:table-cell table:formula="of:=IF([Sheet1.Z24]&lt;&gt;&quot;&quot;;CONCATENATE(&quot;D('&quot;;[.T$1];&quot;','&quot;;[Sheet1.Z24];&quot;')&quot;);&quot;&quot;)">
            <text:p/>
          </table:table-cell>
          <table:table-cell table:formula="of:=IF([Sheet1.AA24]&lt;&gt;&quot;&quot;;CONCATENATE(&quot;D('&quot;;[.U$1];&quot;','&quot;;[Sheet1.AA24];&quot;')&quot;);&quot;&quot;)">
            <text:p/>
          </table:table-cell>
          <table:table-cell table:formula="of:=IF([Sheet1.AB24]&lt;&gt;&quot;&quot;;CONCATENATE(&quot;D('&quot;;[.V$1];&quot;','&quot;;[Sheet1.AB24];&quot;')&quot;);&quot;&quot;)">
            <text:p/>
          </table:table-cell>
          <table:table-cell table:formula="of:=IF([Sheet1.AC24]&lt;&gt;&quot;&quot;;CONCATENATE(&quot;D('&quot;;[.W$1];&quot;','&quot;;[Sheet1.AC24];&quot;')&quot;);&quot;&quot;)">
            <text:p/>
          </table:table-cell>
          <table:table-cell table:formula="of:=IF([Sheet1.AD24]&lt;&gt;&quot;&quot;;CONCATENATE(&quot;D('&quot;;[.X$1];&quot;','&quot;;[Sheet1.AD24];&quot;')&quot;);&quot;&quot;)">
            <text:p/>
          </table:table-cell>
          <table:table-cell table:formula="of:=IF([Sheet1.AE24]&lt;&gt;&quot;&quot;;CONCATENATE(&quot;D('&quot;;[.Y$1];&quot;','&quot;;[Sheet1.AE24];&quot;')&quot;);&quot;&quot;)">
            <text:p/>
          </table:table-cell>
          <table:table-cell table:formula="of:=IF([Sheet1.AF24]&lt;&gt;&quot;&quot;;CONCATENATE(&quot;D('&quot;;[.Z$1];&quot;','&quot;;[Sheet1.AF24];&quot;')&quot;);&quot;&quot;)">
            <text:p/>
          </table:table-cell>
          <table:table-cell table:formula="of:=IF([Sheet1.AG24]&lt;&gt;&quot;&quot;;CONCATENATE(&quot;D('&quot;;[.AA$1];&quot;','&quot;;[Sheet1.AG24];&quot;')&quot;);&quot;&quot;)">
            <text:p/>
          </table:table-cell>
          <table:table-cell table:formula="of:=IF([Sheet1.AH24]&lt;&gt;&quot;&quot;;CONCATENATE(&quot;D('&quot;;[.AB$1];&quot;','&quot;;[Sheet1.AH24];&quot;')&quot;);&quot;&quot;)">
            <text:p/>
          </table:table-cell>
          <table:table-cell table:formula="of:=IF([Sheet1.AI24]&lt;&gt;&quot;&quot;;CONCATENATE(&quot;D('&quot;;[.AC$1];&quot;','&quot;;[Sheet1.AI24];&quot;')&quot;);&quot;&quot;)">
            <text:p/>
          </table:table-cell>
          <table:table-cell table:formula="of:=IF([Sheet1.AJ24]&lt;&gt;&quot;&quot;;CONCATENATE(&quot;D('&quot;;[.AD$1];&quot;','&quot;;[Sheet1.AJ24];&quot;')&quot;);&quot;&quot;)">
            <text:p/>
          </table:table-cell>
          <table:table-cell table:formula="of:=IF([Sheet1.AK24]&lt;&gt;&quot;&quot;;CONCATENATE(&quot;D('&quot;;[.AE$1];&quot;','&quot;;[Sheet1.AK24];&quot;')&quot;);&quot;&quot;)">
            <text:p/>
          </table:table-cell>
          <table:table-cell table:formula="of:=IF([Sheet1.AL24]&lt;&gt;&quot;&quot;;CONCATENATE(&quot;D('&quot;;[.AF$1];&quot;','&quot;;[Sheet1.AL24];&quot;')&quot;);&quot;&quot;)">
            <text:p/>
          </table:table-cell>
          <table:table-cell table:formula="of:=IF([Sheet1.AM24]&lt;&gt;&quot;&quot;;CONCATENATE(&quot;D('&quot;;[.AG$1];&quot;','&quot;;[Sheet1.AM24];&quot;')&quot;);&quot;&quot;)">
            <text:p/>
          </table:table-cell>
          <table:table-cell table:formula="of:=IF([Sheet1.AN24]&lt;&gt;&quot;&quot;;CONCATENATE(&quot;D('&quot;;[.AH$1];&quot;','&quot;;[Sheet1.AN24];&quot;')&quot;);&quot;&quot;)">
            <text:p/>
          </table:table-cell>
          <table:table-cell table:formula="of:=IF([Sheet1.AO24]&lt;&gt;&quot;&quot;;CONCATENATE(&quot;D('&quot;;[.AI$1];&quot;','&quot;;[Sheet1.AO24];&quot;')&quot;);&quot;&quot;)">
            <text:p/>
          </table:table-cell>
          <table:table-cell table:formula="of:=IF([Sheet1.AP24]&lt;&gt;&quot;&quot;;CONCATENATE(&quot;D('&quot;;[.AJ$1];&quot;','&quot;;[Sheet1.AP24];&quot;')&quot;);&quot;&quot;)">
            <text:p/>
          </table:table-cell>
          <table:table-cell table:formula="of:=IF([Sheet1.AQ24]&lt;&gt;&quot;&quot;;CONCATENATE(&quot;D('&quot;;[.AK$1];&quot;','&quot;;[Sheet1.AQ24];&quot;')&quot;);&quot;&quot;)">
            <text:p/>
          </table:table-cell>
          <table:table-cell table:formula="of:=IF([Sheet1.AR24]&lt;&gt;&quot;&quot;;CONCATENATE(&quot;D('&quot;;[.AL$1];&quot;','&quot;;[Sheet1.AR24];&quot;')&quot;);&quot;&quot;)">
            <text:p/>
          </table:table-cell>
          <table:table-cell table:formula="of:=IF([Sheet1.AS24]&lt;&gt;&quot;&quot;;CONCATENATE(&quot;D('&quot;;[.AM$1];&quot;','&quot;;[Sheet1.AS24];&quot;')&quot;);&quot;&quot;)">
            <text:p/>
          </table:table-cell>
          <table:table-cell table:formula="of:=IF([Sheet1.AT24]&lt;&gt;&quot;&quot;;CONCATENATE(&quot;D('&quot;;[.AN$1];&quot;','&quot;;[Sheet1.AT24];&quot;')&quot;);&quot;&quot;)">
            <text:p/>
          </table:table-cell>
          <table:table-cell table:formula="of:=IF([Sheet1.AU24]&lt;&gt;&quot;&quot;;CONCATENATE(&quot;D('&quot;;[.AO$1];&quot;','&quot;;[Sheet1.AU24];&quot;')&quot;);&quot;&quot;)">
            <text:p/>
          </table:table-cell>
          <table:table-cell table:formula="of:=IF([Sheet1.AV24]&lt;&gt;&quot;&quot;;CONCATENATE(&quot;D('&quot;;[.AP$1];&quot;','&quot;;[Sheet1.AV24];&quot;')&quot;);&quot;&quot;)">
            <text:p/>
          </table:table-cell>
          <table:table-cell table:formula="of:=IF([Sheet1.AW24]&lt;&gt;&quot;&quot;;CONCATENATE(&quot;D('&quot;;[.AQ$1];&quot;','&quot;;[Sheet1.AW24];&quot;')&quot;);&quot;&quot;)">
            <text:p/>
          </table:table-cell>
          <table:table-cell table:formula="of:=IF([Sheet1.AX24]&lt;&gt;&quot;&quot;;CONCATENATE(&quot;D('&quot;;[.AR$1];&quot;','&quot;;[Sheet1.AX24];&quot;')&quot;);&quot;&quot;)">
            <text:p/>
          </table:table-cell>
          <table:table-cell table:formula="of:=IF([Sheet1.AY24]&lt;&gt;&quot;&quot;;CONCATENATE(&quot;D('&quot;;[.AS$1];&quot;','&quot;;[Sheet1.AY24];&quot;')&quot;);&quot;&quot;)">
            <text:p/>
          </table:table-cell>
          <table:table-cell table:formula="of:=IF([Sheet1.AZ24]&lt;&gt;&quot;&quot;;CONCATENATE(&quot;D('&quot;;[.AT$1];&quot;','&quot;;[Sheet1.AZ24];&quot;')&quot;);&quot;&quot;)">
            <text:p/>
          </table:table-cell>
          <table:table-cell table:formula="of:=IF([Sheet1.BA24]&lt;&gt;&quot;&quot;;CONCATENATE(&quot;D('&quot;;[.AU$1];&quot;','&quot;;[Sheet1.BA24];&quot;')&quot;);&quot;&quot;)">
            <text:p/>
          </table:table-cell>
          <table:table-cell table:formula="of:=IF([Sheet1.BB24]&lt;&gt;&quot;&quot;;CONCATENATE(&quot;D('&quot;;[.AV$1];&quot;','&quot;;[Sheet1.BB24];&quot;')&quot;);&quot;&quot;)">
            <text:p/>
          </table:table-cell>
          <table:table-cell table:formula="of:=IF([Sheet1.BC24]&lt;&gt;&quot;&quot;;CONCATENATE(&quot;D('&quot;;[.AW$1];&quot;','&quot;;[Sheet1.BC24];&quot;')&quot;);&quot;&quot;)" office:value-type="string" office:string-value="D('SA','1..n')">
            <text:p>D('SA','1..n')</text:p>
          </table:table-cell>
          <table:table-cell table:formula="of:=IF([Sheet1.BD24]&lt;&gt;&quot;&quot;;CONCATENATE(&quot;D('&quot;;[.AX$1];&quot;','&quot;;[Sheet1.BD24];&quot;')&quot;);&quot;&quot;)" office:value-type="string" office:string-value="D('SB','1..n')">
            <text:p>D('SB','1..n')</text:p>
          </table:table-cell>
          <table:table-cell table:formula="of:=IF([Sheet1.BE24]&lt;&gt;&quot;&quot;;CONCATENATE(&quot;D('&quot;;[.AY$1];&quot;','&quot;;[Sheet1.BE24];&quot;')&quot;);&quot;&quot;)">
            <text:p/>
          </table:table-cell>
          <table:table-cell table:formula="of:=IF([Sheet1.BF24]&lt;&gt;&quot;&quot;;CONCATENATE(&quot;D('&quot;;[.AZ$1];&quot;','&quot;;[Sheet1.BF24];&quot;')&quot;);&quot;&quot;)" office:value-type="string" office:string-value="D('STB5','xw')">
            <text:p>D('STB5','xw')</text:p>
          </table:table-cell>
          <table:table-cell table:formula="of:=IF([Sheet1.BG24]&lt;&gt;&quot;&quot;;CONCATENATE(&quot;D('&quot;;[.BA$1];&quot;','&quot;;[Sheet1.BG24];&quot;')&quot;);&quot;&quot;)">
            <text:p/>
          </table:table-cell>
          <table:table-cell table:formula="of:=IF([Sheet1.BH24]&lt;&gt;&quot;&quot;;CONCATENATE(&quot;D('&quot;;[.BB$1];&quot;','&quot;;[Sheet1.BH24];&quot;')&quot;);&quot;&quot;)">
            <text:p/>
          </table:table-cell>
          <table:table-cell table:formula="of:=IF([Sheet1.BI24]&lt;&gt;&quot;&quot;;CONCATENATE(&quot;D('&quot;;[.BC$1];&quot;','&quot;;[Sheet1.BI24];&quot;')&quot;);&quot;&quot;)">
            <text:p/>
          </table:table-cell>
          <table:table-cell table:formula="of:=IF([Sheet1.BJ24]&lt;&gt;&quot;&quot;;CONCATENATE(&quot;D('&quot;;[.BD$1];&quot;','&quot;;[Sheet1.BJ24];&quot;')&quot;);&quot;&quot;)">
            <text:p/>
          </table:table-cell>
          <table:table-cell table:formula="of:=IF([Sheet1.BK24]&lt;&gt;&quot;&quot;;CONCATENATE(&quot;D('&quot;;[.BE$1];&quot;','&quot;;[Sheet1.BK24];&quot;')&quot;);&quot;&quot;)">
            <text:p/>
          </table:table-cell>
          <table:table-cell table:formula="of:=IF([Sheet1.BL24]&lt;&gt;&quot;&quot;;CONCATENATE(&quot;D('&quot;;[.BF$1];&quot;','&quot;;[Sheet1.BL24];&quot;')&quot;);&quot;&quot;)">
            <text:p/>
          </table:table-cell>
          <table:table-cell table:formula="of:=IF([Sheet1.BM24]&lt;&gt;&quot;&quot;;CONCATENATE(&quot;D('&quot;;[.BG$1];&quot;','&quot;;[Sheet1.BM24];&quot;')&quot;);&quot;&quot;)">
            <text:p/>
          </table:table-cell>
          <table:table-cell table:formula="of:=IF([Sheet1.BN24]&lt;&gt;&quot;&quot;;CONCATENATE(&quot;D('&quot;;[.BH$1];&quot;','&quot;;[Sheet1.BN24];&quot;')&quot;);&quot;&quot;)">
            <text:p/>
          </table:table-cell>
          <table:table-cell table:formula="of:=IF([Sheet1.BO24]&lt;&gt;&quot;&quot;;CONCATENATE(&quot;D('&quot;;[.BI$1];&quot;','&quot;;[Sheet1.BO24];&quot;')&quot;);&quot;&quot;)">
            <text:p/>
          </table:table-cell>
          <table:table-cell table:formula="of:=IF([Sheet1.BP24]&lt;&gt;&quot;&quot;;CONCATENATE(&quot;D('&quot;;[.BJ$1];&quot;','&quot;;[Sheet1.BP24];&quot;')&quot;);&quot;&quot;)">
            <text:p/>
          </table:table-cell>
          <table:table-cell table:formula="of:=IF([Sheet1.BQ24]&lt;&gt;&quot;&quot;;CONCATENATE(&quot;D('&quot;;[.BK$1];&quot;','&quot;;[Sheet1.BQ24];&quot;')&quot;);&quot;&quot;)">
            <text:p/>
          </table:table-cell>
          <table:table-cell table:formula="of:=IF([Sheet1.BR24]&lt;&gt;&quot;&quot;;CONCATENATE(&quot;D('&quot;;[.BL$1];&quot;','&quot;;[Sheet1.BR24];&quot;')&quot;);&quot;&quot;)">
            <text:p/>
          </table:table-cell>
          <table:table-cell table:formula="of:=IF([Sheet1.BS24]&lt;&gt;&quot;&quot;;CONCATENATE(&quot;D('&quot;;[.BM$1];&quot;','&quot;;[Sheet1.BS24];&quot;')&quot;);&quot;&quot;)">
            <text:p/>
          </table:table-cell>
          <table:table-cell table:formula="of:=IF([Sheet1.BT24]&lt;&gt;&quot;&quot;;CONCATENATE(&quot;D('&quot;;[.BN$1];&quot;','&quot;;[Sheet1.BT24];&quot;')&quot;);&quot;&quot;)">
            <text:p/>
          </table:table-cell>
          <table:table-cell table:formula="of:=IF([Sheet1.BU24]&lt;&gt;&quot;&quot;;CONCATENATE(&quot;D('&quot;;[.BO$1];&quot;','&quot;;[Sheet1.BU24];&quot;')&quot;);&quot;&quot;)">
            <text:p/>
          </table:table-cell>
          <table:table-cell table:formula="of:=IF([Sheet1.BV24]&lt;&gt;&quot;&quot;;CONCATENATE(&quot;D('&quot;;[.BP$1];&quot;','&quot;;[Sheet1.BV24];&quot;')&quot;);&quot;&quot;)">
            <text:p/>
          </table:table-cell>
          <table:table-cell table:formula="of:=IF([Sheet1.BW24]&lt;&gt;&quot;&quot;;CONCATENATE(&quot;D('&quot;;[.BQ$1];&quot;','&quot;;[Sheet1.BW24];&quot;')&quot;);&quot;&quot;)">
            <text:p/>
          </table:table-cell>
          <table:table-cell table:formula="of:=IF([Sheet1.BX24]&lt;&gt;&quot;&quot;;CONCATENATE(&quot;D('&quot;;[.BR$1];&quot;','&quot;;[Sheet1.BX24];&quot;')&quot;);&quot;&quot;)">
            <text:p/>
          </table:table-cell>
          <table:table-cell table:formula="of:=IF([Sheet1.BY24]&lt;&gt;&quot;&quot;;CONCATENATE(&quot;D('&quot;;[.BS$1];&quot;','&quot;;[Sheet1.BY24];&quot;')&quot;);&quot;&quot;)">
            <text:p/>
          </table:table-cell>
          <table:table-cell table:formula="of:=IF([Sheet1.BZ24]&lt;&gt;&quot;&quot;;CONCATENATE(&quot;D('&quot;;[.BT$1];&quot;','&quot;;[Sheet1.BZ24];&quot;')&quot;);&quot;&quot;)">
            <text:p/>
          </table:table-cell>
          <table:table-cell table:formula="of:=IF([Sheet1.CA24]&lt;&gt;&quot;&quot;;CONCATENATE(&quot;D('&quot;;[.BU$1];&quot;','&quot;;[Sheet1.CA24];&quot;')&quot;);&quot;&quot;)">
            <text:p/>
          </table:table-cell>
          <table:table-cell table:formula="of:=IF([Sheet1.CB24]&lt;&gt;&quot;&quot;;CONCATENATE(&quot;D('&quot;;[.BV$1];&quot;','&quot;;[Sheet1.CB24];&quot;')&quot;);&quot;&quot;)">
            <text:p/>
          </table:table-cell>
          <table:table-cell table:formula="of:=IF([Sheet1.CC24]&lt;&gt;&quot;&quot;;CONCATENATE(&quot;D('&quot;;[.BW$1];&quot;','&quot;;[Sheet1.CC24];&quot;')&quot;);&quot;&quot;)">
            <text:p/>
          </table:table-cell>
          <table:table-cell table:formula="of:=IF([Sheet1.CD24]&lt;&gt;&quot;&quot;;CONCATENATE(&quot;D('&quot;;[.BX$1];&quot;','&quot;;[Sheet1.CD24];&quot;')&quot;);&quot;&quot;)">
            <text:p/>
          </table:table-cell>
          <table:table-cell table:formula="of:=IF([Sheet1.CE24]&lt;&gt;&quot;&quot;;CONCATENATE(&quot;D('&quot;;[.BY$1];&quot;','&quot;;[Sheet1.CE24];&quot;')&quot;);&quot;&quot;)">
            <text:p/>
          </table:table-cell>
          <table:table-cell table:formula="of:=IF([Sheet1.CF24]&lt;&gt;&quot;&quot;;CONCATENATE(&quot;D('&quot;;[.BZ$1];&quot;','&quot;;[Sheet1.CF24];&quot;')&quot;);&quot;&quot;)">
            <text:p/>
          </table:table-cell>
          <table:table-cell table:formula="of:=IF([Sheet1.CG24]&lt;&gt;&quot;&quot;;CONCATENATE(&quot;D('&quot;;[.CA$1];&quot;','&quot;;[Sheet1.CG24];&quot;')&quot;);&quot;&quot;)">
            <text:p/>
          </table:table-cell>
          <table:table-cell table:formula="of:=IF([Sheet1.CH24]&lt;&gt;&quot;&quot;;CONCATENATE(&quot;D('&quot;;[.CB$1];&quot;','&quot;;[Sheet1.CH24];&quot;')&quot;);&quot;&quot;)">
            <text:p/>
          </table:table-cell>
          <table:table-cell table:formula="of:=IF([Sheet1.CI24]&lt;&gt;&quot;&quot;;CONCATENATE(&quot;D('&quot;;[.CC$1];&quot;','&quot;;[Sheet1.CI24];&quot;')&quot;);&quot;&quot;)">
            <text:p/>
          </table:table-cell>
          <table:table-cell table:formula="of:=IF([Sheet1.CJ24]&lt;&gt;&quot;&quot;;CONCATENATE(&quot;D('&quot;;[.CD$1];&quot;','&quot;;[Sheet1.CJ24];&quot;')&quot;);&quot;&quot;)">
            <text:p/>
          </table:table-cell>
          <table:table-cell table:formula="of:=IF([Sheet1.CK24]&lt;&gt;&quot;&quot;;CONCATENATE(&quot;D('&quot;;[.CE$1];&quot;','&quot;;[Sheet1.CK24];&quot;')&quot;);&quot;&quot;)">
            <text:p/>
          </table:table-cell>
          <table:table-cell table:formula="of:=IF([Sheet1.CL24]&lt;&gt;&quot;&quot;;CONCATENATE(&quot;D('&quot;;[.CF$1];&quot;','&quot;;[Sheet1.CL24];&quot;')&quot;);&quot;&quot;)">
            <text:p/>
          </table:table-cell>
          <table:table-cell table:formula="of:=IF([Sheet1.CM24]&lt;&gt;&quot;&quot;;CONCATENATE(&quot;D('&quot;;[.CG$1];&quot;','&quot;;[Sheet1.CM24];&quot;')&quot;);&quot;&quot;)">
            <text:p/>
          </table:table-cell>
          <table:table-cell table:formula="of:=IF([Sheet1.CN24]&lt;&gt;&quot;&quot;;CONCATENATE(&quot;D('&quot;;[.CH$1];&quot;','&quot;;[Sheet1.CN24];&quot;')&quot;);&quot;&quot;)">
            <text:p/>
          </table:table-cell>
          <table:table-cell table:formula="of:=IF([Sheet1.CO24]&lt;&gt;&quot;&quot;;CONCATENATE(&quot;D('&quot;;[.CI$1];&quot;','&quot;;[Sheet1.CO24];&quot;')&quot;);&quot;&quot;)">
            <text:p/>
          </table:table-cell>
          <table:table-cell table:formula="of:=IF([Sheet1.CP24]&lt;&gt;&quot;&quot;;CONCATENATE(&quot;D('&quot;;[.CJ$1];&quot;','&quot;;[Sheet1.CP24];&quot;')&quot;);&quot;&quot;)">
            <text:p/>
          </table:table-cell>
          <table:table-cell table:formula="of:=IF([Sheet1.CQ24]&lt;&gt;&quot;&quot;;CONCATENATE(&quot;D('&quot;;[.CK$1];&quot;','&quot;;[Sheet1.CQ24];&quot;')&quot;);&quot;&quot;)">
            <text:p/>
          </table:table-cell>
          <table:table-cell table:formula="of:=IF([Sheet1.CR24]&lt;&gt;&quot;&quot;;CONCATENATE(&quot;D('&quot;;[.CL$1];&quot;','&quot;;[Sheet1.CR24];&quot;')&quot;);&quot;&quot;)">
            <text:p/>
          </table:table-cell>
          <table:table-cell table:formula="of:=IF([Sheet1.CS24]&lt;&gt;&quot;&quot;;CONCATENATE(&quot;D('&quot;;[.CM$1];&quot;','&quot;;[Sheet1.CS24];&quot;')&quot;);&quot;&quot;)">
            <text:p/>
          </table:table-cell>
          <table:table-cell table:formula="of:=IF([Sheet1.CT24]&lt;&gt;&quot;&quot;;CONCATENATE(&quot;D('&quot;;[.CN$1];&quot;','&quot;;[Sheet1.CT24];&quot;')&quot;);&quot;&quot;)">
            <text:p/>
          </table:table-cell>
          <table:table-cell table:formula="of:=IF([Sheet1.CU24]&lt;&gt;&quot;&quot;;CONCATENATE(&quot;D('&quot;;[.CO$1];&quot;','&quot;;[Sheet1.CU24];&quot;')&quot;);&quot;&quot;)">
            <text:p/>
          </table:table-cell>
        </table:table-row>
        <table:table-row table:style-name="ro1">
          <table:table-cell table:formula="of:=[Sheet1.A25]" office:value-type="float" office:value="20">
            <text:p>20</text:p>
          </table:table-cell>
          <table:table-cell table:formula="of:=[Sheet1.B25]" office:value-type="string" office:string-value="DOT: Rec(nv)">
            <text:p>DOT: Rec(nv)</text:p>
          </table:table-cell>
          <table:table-cell table:formula="of:=[Sheet1.C25]" office:value-type="string" office:string-value="Discrete ordinates transport: recurrence (no vectors)">
            <text:p>Discrete ordinates transport: recurrence (no vectors)</text:p>
          </table:table-cell>
          <table:table-cell table:formula="of:=IF([Sheet1.D25]&lt;&gt;&quot;&quot;;1;0)" office:value-type="float" office:value="1">
            <text:p>1</text:p>
          </table:table-cell>
          <table:table-cell table:formula="of:=[Sheet1.J25]" office:value-type="float" office:value="0.999000999000999">
            <text:p>1</text:p>
          </table:table-cell>
          <table:table-cell table:formula="of:=IF([Sheet1.L25]&lt;&gt;&quot;&quot;;CONCATENATE(&quot;D('&quot;;[.F$1];&quot;','&quot;;[Sheet1.L25];&quot;')&quot;);&quot;&quot;)">
            <text:p/>
          </table:table-cell>
          <table:table-cell table:formula="of:=IF([Sheet1.M25]&lt;&gt;&quot;&quot;;CONCATENATE(&quot;D('&quot;;[.G$1];&quot;','&quot;;[Sheet1.M25];&quot;')&quot;);&quot;&quot;)">
            <text:p/>
          </table:table-cell>
          <table:table-cell table:formula="of:=IF([Sheet1.N25]&lt;&gt;&quot;&quot;;CONCATENATE(&quot;D('&quot;;[.H$1];&quot;','&quot;;[Sheet1.N25];&quot;')&quot;);&quot;&quot;)">
            <text:p/>
          </table:table-cell>
          <table:table-cell table:formula="of:=IF([Sheet1.O25]&lt;&gt;&quot;&quot;;CONCATENATE(&quot;D('&quot;;[.I$1];&quot;','&quot;;[Sheet1.O25];&quot;')&quot;);&quot;&quot;)">
            <text:p/>
          </table:table-cell>
          <table:table-cell table:formula="of:=IF([Sheet1.P25]&lt;&gt;&quot;&quot;;CONCATENATE(&quot;D('&quot;;[.J$1];&quot;','&quot;;[Sheet1.P25];&quot;')&quot;);&quot;&quot;)">
            <text:p/>
          </table:table-cell>
          <table:table-cell table:formula="of:=IF([Sheet1.Q25]&lt;&gt;&quot;&quot;;CONCATENATE(&quot;D('&quot;;[.K$1];&quot;','&quot;;[Sheet1.Q25];&quot;')&quot;);&quot;&quot;)">
            <text:p/>
          </table:table-cell>
          <table:table-cell table:formula="of:=IF([Sheet1.R25]&lt;&gt;&quot;&quot;;CONCATENATE(&quot;D('&quot;;[.L$1];&quot;','&quot;;[Sheet1.R25];&quot;')&quot;);&quot;&quot;)">
            <text:p/>
          </table:table-cell>
          <table:table-cell table:formula="of:=IF([Sheet1.S25]&lt;&gt;&quot;&quot;;CONCATENATE(&quot;D('&quot;;[.M$1];&quot;','&quot;;[Sheet1.S25];&quot;')&quot;);&quot;&quot;)">
            <text:p/>
          </table:table-cell>
          <table:table-cell table:formula="of:=IF([Sheet1.T25]&lt;&gt;&quot;&quot;;CONCATENATE(&quot;D('&quot;;[.N$1];&quot;','&quot;;[Sheet1.T25];&quot;')&quot;);&quot;&quot;)">
            <text:p/>
          </table:table-cell>
          <table:table-cell table:formula="of:=IF([Sheet1.U25]&lt;&gt;&quot;&quot;;CONCATENATE(&quot;D('&quot;;[.O$1];&quot;','&quot;;[Sheet1.U25];&quot;')&quot;);&quot;&quot;)">
            <text:p/>
          </table:table-cell>
          <table:table-cell table:formula="of:=IF([Sheet1.V25]&lt;&gt;&quot;&quot;;CONCATENATE(&quot;D('&quot;;[.P$1];&quot;','&quot;;[Sheet1.V25];&quot;')&quot;);&quot;&quot;)">
            <text:p/>
          </table:table-cell>
          <table:table-cell table:formula="of:=IF([Sheet1.W25]&lt;&gt;&quot;&quot;;CONCATENATE(&quot;D('&quot;;[.Q$1];&quot;','&quot;;[Sheet1.W25];&quot;')&quot;);&quot;&quot;)">
            <text:p/>
          </table:table-cell>
          <table:table-cell table:formula="of:=IF([Sheet1.X25]&lt;&gt;&quot;&quot;;CONCATENATE(&quot;D('&quot;;[.R$1];&quot;','&quot;;[Sheet1.X25];&quot;')&quot;);&quot;&quot;)">
            <text:p/>
          </table:table-cell>
          <table:table-cell table:formula="of:=IF([Sheet1.Y25]&lt;&gt;&quot;&quot;;CONCATENATE(&quot;D('&quot;;[.S$1];&quot;','&quot;;[Sheet1.Y25];&quot;')&quot;);&quot;&quot;)">
            <text:p/>
          </table:table-cell>
          <table:table-cell table:formula="of:=IF([Sheet1.Z25]&lt;&gt;&quot;&quot;;CONCATENATE(&quot;D('&quot;;[.T$1];&quot;','&quot;;[Sheet1.Z25];&quot;')&quot;);&quot;&quot;)">
            <text:p/>
          </table:table-cell>
          <table:table-cell table:formula="of:=IF([Sheet1.AA25]&lt;&gt;&quot;&quot;;CONCATENATE(&quot;D('&quot;;[.U$1];&quot;','&quot;;[Sheet1.AA25];&quot;')&quot;);&quot;&quot;)">
            <text:p/>
          </table:table-cell>
          <table:table-cell table:formula="of:=IF([Sheet1.AB25]&lt;&gt;&quot;&quot;;CONCATENATE(&quot;D('&quot;;[.V$1];&quot;','&quot;;[Sheet1.AB25];&quot;')&quot;);&quot;&quot;)">
            <text:p/>
          </table:table-cell>
          <table:table-cell table:formula="of:=IF([Sheet1.AC25]&lt;&gt;&quot;&quot;;CONCATENATE(&quot;D('&quot;;[.W$1];&quot;','&quot;;[Sheet1.AC25];&quot;')&quot;);&quot;&quot;)" office:value-type="string" office:string-value="D('DK','x')">
            <text:p>D('DK','x')</text:p>
          </table:table-cell>
          <table:table-cell table:formula="of:=IF([Sheet1.AD25]&lt;&gt;&quot;&quot;;CONCATENATE(&quot;D('&quot;;[.X$1];&quot;','&quot;;[Sheet1.AD25];&quot;')&quot;);&quot;&quot;)">
            <text:p/>
          </table:table-cell>
          <table:table-cell table:formula="of:=IF([Sheet1.AE25]&lt;&gt;&quot;&quot;;CONCATENATE(&quot;D('&quot;;[.Y$1];&quot;','&quot;;[Sheet1.AE25];&quot;')&quot;);&quot;&quot;)">
            <text:p/>
          </table:table-cell>
          <table:table-cell table:formula="of:=IF([Sheet1.AF25]&lt;&gt;&quot;&quot;;CONCATENATE(&quot;D('&quot;;[.Z$1];&quot;','&quot;;[Sheet1.AF25];&quot;')&quot;);&quot;&quot;)">
            <text:p/>
          </table:table-cell>
          <table:table-cell table:formula="of:=IF([Sheet1.AG25]&lt;&gt;&quot;&quot;;CONCATENATE(&quot;D('&quot;;[.AA$1];&quot;','&quot;;[Sheet1.AG25];&quot;')&quot;);&quot;&quot;)">
            <text:p/>
          </table:table-cell>
          <table:table-cell table:formula="of:=IF([Sheet1.AH25]&lt;&gt;&quot;&quot;;CONCATENATE(&quot;D('&quot;;[.AB$1];&quot;','&quot;;[Sheet1.AH25];&quot;')&quot;);&quot;&quot;)">
            <text:p/>
          </table:table-cell>
          <table:table-cell table:formula="of:=IF([Sheet1.AI25]&lt;&gt;&quot;&quot;;CONCATENATE(&quot;D('&quot;;[.AC$1];&quot;','&quot;;[Sheet1.AI25];&quot;')&quot;);&quot;&quot;)">
            <text:p/>
          </table:table-cell>
          <table:table-cell table:formula="of:=IF([Sheet1.AJ25]&lt;&gt;&quot;&quot;;CONCATENATE(&quot;D('&quot;;[.AD$1];&quot;','&quot;;[Sheet1.AJ25];&quot;')&quot;);&quot;&quot;)">
            <text:p/>
          </table:table-cell>
          <table:table-cell table:formula="of:=IF([Sheet1.AK25]&lt;&gt;&quot;&quot;;CONCATENATE(&quot;D('&quot;;[.AE$1];&quot;','&quot;;[Sheet1.AK25];&quot;')&quot;);&quot;&quot;)">
            <text:p/>
          </table:table-cell>
          <table:table-cell table:formula="of:=IF([Sheet1.AL25]&lt;&gt;&quot;&quot;;CONCATENATE(&quot;D('&quot;;[.AF$1];&quot;','&quot;;[Sheet1.AL25];&quot;')&quot;);&quot;&quot;)">
            <text:p/>
          </table:table-cell>
          <table:table-cell table:formula="of:=IF([Sheet1.AM25]&lt;&gt;&quot;&quot;;CONCATENATE(&quot;D('&quot;;[.AG$1];&quot;','&quot;;[Sheet1.AM25];&quot;')&quot;);&quot;&quot;)">
            <text:p/>
          </table:table-cell>
          <table:table-cell table:formula="of:=IF([Sheet1.AN25]&lt;&gt;&quot;&quot;;CONCATENATE(&quot;D('&quot;;[.AH$1];&quot;','&quot;;[Sheet1.AN25];&quot;')&quot;);&quot;&quot;)">
            <text:p/>
          </table:table-cell>
          <table:table-cell table:formula="of:=IF([Sheet1.AO25]&lt;&gt;&quot;&quot;;CONCATENATE(&quot;D('&quot;;[.AI$1];&quot;','&quot;;[Sheet1.AO25];&quot;')&quot;);&quot;&quot;)">
            <text:p/>
          </table:table-cell>
          <table:table-cell table:formula="of:=IF([Sheet1.AP25]&lt;&gt;&quot;&quot;;CONCATENATE(&quot;D('&quot;;[.AJ$1];&quot;','&quot;;[Sheet1.AP25];&quot;')&quot;);&quot;&quot;)">
            <text:p/>
          </table:table-cell>
          <table:table-cell table:formula="of:=IF([Sheet1.AQ25]&lt;&gt;&quot;&quot;;CONCATENATE(&quot;D('&quot;;[.AK$1];&quot;','&quot;;[Sheet1.AQ25];&quot;')&quot;);&quot;&quot;)">
            <text:p/>
          </table:table-cell>
          <table:table-cell table:formula="of:=IF([Sheet1.AR25]&lt;&gt;&quot;&quot;;CONCATENATE(&quot;D('&quot;;[.AL$1];&quot;','&quot;;[Sheet1.AR25];&quot;')&quot;);&quot;&quot;)">
            <text:p/>
          </table:table-cell>
          <table:table-cell table:formula="of:=IF([Sheet1.AS25]&lt;&gt;&quot;&quot;;CONCATENATE(&quot;D('&quot;;[.AM$1];&quot;','&quot;;[Sheet1.AS25];&quot;')&quot;);&quot;&quot;)">
            <text:p/>
          </table:table-cell>
          <table:table-cell table:formula="of:=IF([Sheet1.AT25]&lt;&gt;&quot;&quot;;CONCATENATE(&quot;D('&quot;;[.AN$1];&quot;','&quot;;[Sheet1.AT25];&quot;')&quot;);&quot;&quot;)">
            <text:p/>
          </table:table-cell>
          <table:table-cell table:formula="of:=IF([Sheet1.AU25]&lt;&gt;&quot;&quot;;CONCATENATE(&quot;D('&quot;;[.AO$1];&quot;','&quot;;[Sheet1.AU25];&quot;')&quot;);&quot;&quot;)">
            <text:p/>
          </table:table-cell>
          <table:table-cell table:formula="of:=IF([Sheet1.AV25]&lt;&gt;&quot;&quot;;CONCATENATE(&quot;D('&quot;;[.AP$1];&quot;','&quot;;[Sheet1.AV25];&quot;')&quot;);&quot;&quot;)">
            <text:p/>
          </table:table-cell>
          <table:table-cell table:formula="of:=IF([Sheet1.AW25]&lt;&gt;&quot;&quot;;CONCATENATE(&quot;D('&quot;;[.AQ$1];&quot;','&quot;;[Sheet1.AW25];&quot;')&quot;);&quot;&quot;)">
            <text:p/>
          </table:table-cell>
          <table:table-cell table:formula="of:=IF([Sheet1.AX25]&lt;&gt;&quot;&quot;;CONCATENATE(&quot;D('&quot;;[.AR$1];&quot;','&quot;;[Sheet1.AX25];&quot;')&quot;);&quot;&quot;)">
            <text:p/>
          </table:table-cell>
          <table:table-cell table:formula="of:=IF([Sheet1.AY25]&lt;&gt;&quot;&quot;;CONCATENATE(&quot;D('&quot;;[.AS$1];&quot;','&quot;;[Sheet1.AY25];&quot;')&quot;);&quot;&quot;)">
            <text:p/>
          </table:table-cell>
          <table:table-cell table:formula="of:=IF([Sheet1.AZ25]&lt;&gt;&quot;&quot;;CONCATENATE(&quot;D('&quot;;[.AT$1];&quot;','&quot;;[Sheet1.AZ25];&quot;')&quot;);&quot;&quot;)">
            <text:p/>
          </table:table-cell>
          <table:table-cell table:formula="of:=IF([Sheet1.BA25]&lt;&gt;&quot;&quot;;CONCATENATE(&quot;D('&quot;;[.AU$1];&quot;','&quot;;[Sheet1.BA25];&quot;')&quot;);&quot;&quot;)">
            <text:p/>
          </table:table-cell>
          <table:table-cell table:formula="of:=IF([Sheet1.BB25]&lt;&gt;&quot;&quot;;CONCATENATE(&quot;D('&quot;;[.AV$1];&quot;','&quot;;[Sheet1.BB25];&quot;')&quot;);&quot;&quot;)">
            <text:p/>
          </table:table-cell>
          <table:table-cell table:formula="of:=IF([Sheet1.BC25]&lt;&gt;&quot;&quot;;CONCATENATE(&quot;D('&quot;;[.AW$1];&quot;','&quot;;[Sheet1.BC25];&quot;')&quot;);&quot;&quot;)">
            <text:p/>
          </table:table-cell>
          <table:table-cell table:formula="of:=IF([Sheet1.BD25]&lt;&gt;&quot;&quot;;CONCATENATE(&quot;D('&quot;;[.AX$1];&quot;','&quot;;[Sheet1.BD25];&quot;')&quot;);&quot;&quot;)">
            <text:p/>
          </table:table-cell>
          <table:table-cell table:formula="of:=IF([Sheet1.BE25]&lt;&gt;&quot;&quot;;CONCATENATE(&quot;D('&quot;;[.AY$1];&quot;','&quot;;[Sheet1.BE25];&quot;')&quot;);&quot;&quot;)">
            <text:p/>
          </table:table-cell>
          <table:table-cell table:formula="of:=IF([Sheet1.BF25]&lt;&gt;&quot;&quot;;CONCATENATE(&quot;D('&quot;;[.AZ$1];&quot;','&quot;;[Sheet1.BF25];&quot;')&quot;);&quot;&quot;)">
            <text:p/>
          </table:table-cell>
          <table:table-cell table:formula="of:=IF([Sheet1.BG25]&lt;&gt;&quot;&quot;;CONCATENATE(&quot;D('&quot;;[.BA$1];&quot;','&quot;;[Sheet1.BG25];&quot;')&quot;);&quot;&quot;)" office:value-type="string" office:string-value="D('T','x')">
            <text:p>D('T','x')</text:p>
          </table:table-cell>
          <table:table-cell table:formula="of:=IF([Sheet1.BH25]&lt;&gt;&quot;&quot;;CONCATENATE(&quot;D('&quot;;[.BB$1];&quot;','&quot;;[Sheet1.BH25];&quot;')&quot;);&quot;&quot;)" office:value-type="string" office:string-value="D('U','1..n')">
            <text:p>D('U','1..n')</text:p>
          </table:table-cell>
          <table:table-cell table:formula="of:=IF([Sheet1.BI25]&lt;&gt;&quot;&quot;;CONCATENATE(&quot;D('&quot;;[.BC$1];&quot;','&quot;;[Sheet1.BI25];&quot;')&quot;);&quot;&quot;)">
            <text:p/>
          </table:table-cell>
          <table:table-cell table:formula="of:=IF([Sheet1.BJ25]&lt;&gt;&quot;&quot;;CONCATENATE(&quot;D('&quot;;[.BD$1];&quot;','&quot;;[Sheet1.BJ25];&quot;')&quot;);&quot;&quot;)">
            <text:p/>
          </table:table-cell>
          <table:table-cell table:formula="of:=IF([Sheet1.BK25]&lt;&gt;&quot;&quot;;CONCATENATE(&quot;D('&quot;;[.BE$1];&quot;','&quot;;[Sheet1.BK25];&quot;')&quot;);&quot;&quot;)">
            <text:p/>
          </table:table-cell>
          <table:table-cell table:formula="of:=IF([Sheet1.BL25]&lt;&gt;&quot;&quot;;CONCATENATE(&quot;D('&quot;;[.BF$1];&quot;','&quot;;[Sheet1.BL25];&quot;')&quot;);&quot;&quot;)" office:value-type="string" office:string-value="D('V','1..n')">
            <text:p>D('V','1..n')</text:p>
          </table:table-cell>
          <table:table-cell table:formula="of:=IF([Sheet1.BM25]&lt;&gt;&quot;&quot;;CONCATENATE(&quot;D('&quot;;[.BG$1];&quot;','&quot;;[Sheet1.BM25];&quot;')&quot;);&quot;&quot;)">
            <text:p/>
          </table:table-cell>
          <table:table-cell table:formula="of:=IF([Sheet1.BN25]&lt;&gt;&quot;&quot;;CONCATENATE(&quot;D('&quot;;[.BH$1];&quot;','&quot;;[Sheet1.BN25];&quot;')&quot;);&quot;&quot;)">
            <text:p/>
          </table:table-cell>
          <table:table-cell table:formula="of:=IF([Sheet1.BO25]&lt;&gt;&quot;&quot;;CONCATENATE(&quot;D('&quot;;[.BI$1];&quot;','&quot;;[Sheet1.BO25];&quot;')&quot;);&quot;&quot;)">
            <text:p/>
          </table:table-cell>
          <table:table-cell table:formula="of:=IF([Sheet1.BP25]&lt;&gt;&quot;&quot;;CONCATENATE(&quot;D('&quot;;[.BJ$1];&quot;','&quot;;[Sheet1.BP25];&quot;')&quot;);&quot;&quot;)">
            <text:p/>
          </table:table-cell>
          <table:table-cell table:formula="of:=IF([Sheet1.BQ25]&lt;&gt;&quot;&quot;;CONCATENATE(&quot;D('&quot;;[.BK$1];&quot;','&quot;;[Sheet1.BQ25];&quot;')&quot;);&quot;&quot;)">
            <text:p/>
          </table:table-cell>
          <table:table-cell table:formula="of:=IF([Sheet1.BR25]&lt;&gt;&quot;&quot;;CONCATENATE(&quot;D('&quot;;[.BL$1];&quot;','&quot;;[Sheet1.BR25];&quot;')&quot;);&quot;&quot;)">
            <text:p/>
          </table:table-cell>
          <table:table-cell table:formula="of:=IF([Sheet1.BS25]&lt;&gt;&quot;&quot;;CONCATENATE(&quot;D('&quot;;[.BM$1];&quot;','&quot;;[Sheet1.BS25];&quot;')&quot;);&quot;&quot;)">
            <text:p/>
          </table:table-cell>
          <table:table-cell table:formula="of:=IF([Sheet1.BT25]&lt;&gt;&quot;&quot;;CONCATENATE(&quot;D('&quot;;[.BN$1];&quot;','&quot;;[Sheet1.BT25];&quot;')&quot;);&quot;&quot;)">
            <text:p/>
          </table:table-cell>
          <table:table-cell table:formula="of:=IF([Sheet1.BU25]&lt;&gt;&quot;&quot;;CONCATENATE(&quot;D('&quot;;[.BO$1];&quot;','&quot;;[Sheet1.BU25];&quot;')&quot;);&quot;&quot;)">
            <text:p/>
          </table:table-cell>
          <table:table-cell table:formula="of:=IF([Sheet1.BV25]&lt;&gt;&quot;&quot;;CONCATENATE(&quot;D('&quot;;[.BP$1];&quot;','&quot;;[Sheet1.BV25];&quot;')&quot;);&quot;&quot;)" office:value-type="string" office:string-value="D('VX','1..n')">
            <text:p>D('VX','1..n')</text:p>
          </table:table-cell>
          <table:table-cell table:formula="of:=IF([Sheet1.BW25]&lt;&gt;&quot;&quot;;CONCATENATE(&quot;D('&quot;;[.BQ$1];&quot;','&quot;;[Sheet1.BW25];&quot;')&quot;);&quot;&quot;)">
            <text:p/>
          </table:table-cell>
          <table:table-cell table:formula="of:=IF([Sheet1.BX25]&lt;&gt;&quot;&quot;;CONCATENATE(&quot;D('&quot;;[.BR$1];&quot;','&quot;;[Sheet1.BX25];&quot;')&quot;);&quot;&quot;)">
            <text:p/>
          </table:table-cell>
          <table:table-cell table:formula="of:=IF([Sheet1.BY25]&lt;&gt;&quot;&quot;;CONCATENATE(&quot;D('&quot;;[.BS$1];&quot;','&quot;;[Sheet1.BY25];&quot;')&quot;);&quot;&quot;)">
            <text:p/>
          </table:table-cell>
          <table:table-cell table:formula="of:=IF([Sheet1.BZ25]&lt;&gt;&quot;&quot;;CONCATENATE(&quot;D('&quot;;[.BT$1];&quot;','&quot;;[Sheet1.BZ25];&quot;')&quot;);&quot;&quot;)" office:value-type="string" office:string-value="D('W','1..n')">
            <text:p>D('W','1..n')</text:p>
          </table:table-cell>
          <table:table-cell table:formula="of:=IF([Sheet1.CA25]&lt;&gt;&quot;&quot;;CONCATENATE(&quot;D('&quot;;[.BU$1];&quot;','&quot;;[Sheet1.CA25];&quot;')&quot;);&quot;&quot;)" office:value-type="string" office:string-value="D('X','1..n,W')">
            <text:p>D('X','1..n,W')</text:p>
          </table:table-cell>
          <table:table-cell table:formula="of:=IF([Sheet1.CB25]&lt;&gt;&quot;&quot;;CONCATENATE(&quot;D('&quot;;[.BV$1];&quot;','&quot;;[Sheet1.CB25];&quot;')&quot;);&quot;&quot;)">
            <text:p/>
          </table:table-cell>
          <table:table-cell table:formula="of:=IF([Sheet1.CC25]&lt;&gt;&quot;&quot;;CONCATENATE(&quot;D('&quot;;[.BW$1];&quot;','&quot;;[Sheet1.CC25];&quot;')&quot;);&quot;&quot;)" office:value-type="string" office:string-value="D('XX','1..n+1,W')">
            <text:p>D('XX','1..n+1,W')</text:p>
          </table:table-cell>
          <table:table-cell table:formula="of:=IF([Sheet1.CD25]&lt;&gt;&quot;&quot;;CONCATENATE(&quot;D('&quot;;[.BX$1];&quot;','&quot;;[Sheet1.CD25];&quot;')&quot;);&quot;&quot;)">
            <text:p/>
          </table:table-cell>
          <table:table-cell table:formula="of:=IF([Sheet1.CE25]&lt;&gt;&quot;&quot;;CONCATENATE(&quot;D('&quot;;[.BY$1];&quot;','&quot;;[Sheet1.CE25];&quot;')&quot;);&quot;&quot;)" office:value-type="string" office:string-value="D('Y','1..n')">
            <text:p>D('Y','1..n')</text:p>
          </table:table-cell>
          <table:table-cell table:formula="of:=IF([Sheet1.CF25]&lt;&gt;&quot;&quot;;CONCATENATE(&quot;D('&quot;;[.BZ$1];&quot;','&quot;;[Sheet1.CF25];&quot;')&quot;);&quot;&quot;)" office:value-type="string" office:string-value="D('Z','1..n')">
            <text:p>D('Z','1..n')</text:p>
          </table:table-cell>
          <table:table-cell table:formula="of:=IF([Sheet1.CG25]&lt;&gt;&quot;&quot;;CONCATENATE(&quot;D('&quot;;[.CA$1];&quot;','&quot;;[Sheet1.CG25];&quot;')&quot;);&quot;&quot;)">
            <text:p/>
          </table:table-cell>
          <table:table-cell table:formula="of:=IF([Sheet1.CH25]&lt;&gt;&quot;&quot;;CONCATENATE(&quot;D('&quot;;[.CB$1];&quot;','&quot;;[Sheet1.CH25];&quot;')&quot;);&quot;&quot;)">
            <text:p/>
          </table:table-cell>
          <table:table-cell table:formula="of:=IF([Sheet1.CI25]&lt;&gt;&quot;&quot;;CONCATENATE(&quot;D('&quot;;[.CC$1];&quot;','&quot;;[Sheet1.CI25];&quot;')&quot;);&quot;&quot;)">
            <text:p/>
          </table:table-cell>
          <table:table-cell table:formula="of:=IF([Sheet1.CJ25]&lt;&gt;&quot;&quot;;CONCATENATE(&quot;D('&quot;;[.CD$1];&quot;','&quot;;[Sheet1.CJ25];&quot;')&quot;);&quot;&quot;)">
            <text:p/>
          </table:table-cell>
          <table:table-cell table:formula="of:=IF([Sheet1.CK25]&lt;&gt;&quot;&quot;;CONCATENATE(&quot;D('&quot;;[.CE$1];&quot;','&quot;;[Sheet1.CK25];&quot;')&quot;);&quot;&quot;)">
            <text:p/>
          </table:table-cell>
          <table:table-cell table:formula="of:=IF([Sheet1.CL25]&lt;&gt;&quot;&quot;;CONCATENATE(&quot;D('&quot;;[.CF$1];&quot;','&quot;;[Sheet1.CL25];&quot;')&quot;);&quot;&quot;)">
            <text:p/>
          </table:table-cell>
          <table:table-cell table:formula="of:=IF([Sheet1.CM25]&lt;&gt;&quot;&quot;;CONCATENATE(&quot;D('&quot;;[.CG$1];&quot;','&quot;;[Sheet1.CM25];&quot;')&quot;);&quot;&quot;)">
            <text:p/>
          </table:table-cell>
          <table:table-cell table:formula="of:=IF([Sheet1.CN25]&lt;&gt;&quot;&quot;;CONCATENATE(&quot;D('&quot;;[.CH$1];&quot;','&quot;;[Sheet1.CN25];&quot;')&quot;);&quot;&quot;)">
            <text:p/>
          </table:table-cell>
          <table:table-cell table:formula="of:=IF([Sheet1.CO25]&lt;&gt;&quot;&quot;;CONCATENATE(&quot;D('&quot;;[.CI$1];&quot;','&quot;;[Sheet1.CO25];&quot;')&quot;);&quot;&quot;)">
            <text:p/>
          </table:table-cell>
          <table:table-cell table:formula="of:=IF([Sheet1.CP25]&lt;&gt;&quot;&quot;;CONCATENATE(&quot;D('&quot;;[.CJ$1];&quot;','&quot;;[Sheet1.CP25];&quot;')&quot;);&quot;&quot;)">
            <text:p/>
          </table:table-cell>
          <table:table-cell table:formula="of:=IF([Sheet1.CQ25]&lt;&gt;&quot;&quot;;CONCATENATE(&quot;D('&quot;;[.CK$1];&quot;','&quot;;[Sheet1.CQ25];&quot;')&quot;);&quot;&quot;)">
            <text:p/>
          </table:table-cell>
          <table:table-cell table:formula="of:=IF([Sheet1.CR25]&lt;&gt;&quot;&quot;;CONCATENATE(&quot;D('&quot;;[.CL$1];&quot;','&quot;;[Sheet1.CR25];&quot;')&quot;);&quot;&quot;)">
            <text:p/>
          </table:table-cell>
          <table:table-cell table:formula="of:=IF([Sheet1.CS25]&lt;&gt;&quot;&quot;;CONCATENATE(&quot;D('&quot;;[.CM$1];&quot;','&quot;;[Sheet1.CS25];&quot;')&quot;);&quot;&quot;)">
            <text:p/>
          </table:table-cell>
          <table:table-cell table:formula="of:=IF([Sheet1.CT25]&lt;&gt;&quot;&quot;;CONCATENATE(&quot;D('&quot;;[.CN$1];&quot;','&quot;;[Sheet1.CT25];&quot;')&quot;);&quot;&quot;)">
            <text:p/>
          </table:table-cell>
          <table:table-cell table:formula="of:=IF([Sheet1.CU25]&lt;&gt;&quot;&quot;;CONCATENATE(&quot;D('&quot;;[.CO$1];&quot;','&quot;;[Sheet1.CU25];&quot;')&quot;);&quot;&quot;)">
            <text:p/>
          </table:table-cell>
        </table:table-row>
        <table:table-row table:style-name="ro1">
          <table:table-cell table:formula="of:=[Sheet1.A26]" office:value-type="float" office:value="21">
            <text:p>21</text:p>
          </table:table-cell>
          <table:table-cell table:formula="of:=[Sheet1.B26]" office:value-type="string" office:string-value="MM">
            <text:p>MM</text:p>
          </table:table-cell>
          <table:table-cell table:formula="of:=[Sheet1.C26]" office:value-type="string" office:string-value="Matrix-matrix product">
            <text:p>Matrix-matrix product</text:p>
          </table:table-cell>
          <table:table-cell table:formula="of:=IF([Sheet1.D26]&lt;&gt;&quot;&quot;;1;0)" office:value-type="float" office:value="0">
            <text:p>0</text:p>
          </table:table-cell>
          <table:table-cell table:formula="of:=[Sheet1.J26]" office:value-type="float" office:value="0.100899100899101">
            <text:p>0,1</text:p>
          </table:table-cell>
          <table:table-cell table:formula="of:=IF([Sheet1.L26]&lt;&gt;&quot;&quot;;CONCATENATE(&quot;D('&quot;;[.F$1];&quot;','&quot;;[Sheet1.L26];&quot;')&quot;);&quot;&quot;)">
            <text:p/>
          </table:table-cell>
          <table:table-cell table:formula="of:=IF([Sheet1.M26]&lt;&gt;&quot;&quot;;CONCATENATE(&quot;D('&quot;;[.G$1];&quot;','&quot;;[Sheet1.M26];&quot;')&quot;);&quot;&quot;)">
            <text:p/>
          </table:table-cell>
          <table:table-cell table:formula="of:=IF([Sheet1.N26]&lt;&gt;&quot;&quot;;CONCATENATE(&quot;D('&quot;;[.H$1];&quot;','&quot;;[Sheet1.N26];&quot;')&quot;);&quot;&quot;)">
            <text:p/>
          </table:table-cell>
          <table:table-cell table:formula="of:=IF([Sheet1.O26]&lt;&gt;&quot;&quot;;CONCATENATE(&quot;D('&quot;;[.I$1];&quot;','&quot;;[Sheet1.O26];&quot;')&quot;);&quot;&quot;)">
            <text:p/>
          </table:table-cell>
          <table:table-cell table:formula="of:=IF([Sheet1.P26]&lt;&gt;&quot;&quot;;CONCATENATE(&quot;D('&quot;;[.J$1];&quot;','&quot;;[Sheet1.P26];&quot;')&quot;);&quot;&quot;)">
            <text:p/>
          </table:table-cell>
          <table:table-cell table:formula="of:=IF([Sheet1.Q26]&lt;&gt;&quot;&quot;;CONCATENATE(&quot;D('&quot;;[.K$1];&quot;','&quot;;[Sheet1.Q26];&quot;')&quot;);&quot;&quot;)">
            <text:p/>
          </table:table-cell>
          <table:table-cell table:formula="of:=IF([Sheet1.R26]&lt;&gt;&quot;&quot;;CONCATENATE(&quot;D('&quot;;[.L$1];&quot;','&quot;;[Sheet1.R26];&quot;')&quot;);&quot;&quot;)">
            <text:p/>
          </table:table-cell>
          <table:table-cell table:formula="of:=IF([Sheet1.S26]&lt;&gt;&quot;&quot;;CONCATENATE(&quot;D('&quot;;[.M$1];&quot;','&quot;;[Sheet1.S26];&quot;')&quot;);&quot;&quot;)">
            <text:p/>
          </table:table-cell>
          <table:table-cell table:formula="of:=IF([Sheet1.T26]&lt;&gt;&quot;&quot;;CONCATENATE(&quot;D('&quot;;[.N$1];&quot;','&quot;;[Sheet1.T26];&quot;')&quot;);&quot;&quot;)">
            <text:p/>
          </table:table-cell>
          <table:table-cell table:formula="of:=IF([Sheet1.U26]&lt;&gt;&quot;&quot;;CONCATENATE(&quot;D('&quot;;[.O$1];&quot;','&quot;;[Sheet1.U26];&quot;')&quot;);&quot;&quot;)">
            <text:p/>
          </table:table-cell>
          <table:table-cell table:formula="of:=IF([Sheet1.V26]&lt;&gt;&quot;&quot;;CONCATENATE(&quot;D('&quot;;[.P$1];&quot;','&quot;;[Sheet1.V26];&quot;')&quot;);&quot;&quot;)">
            <text:p/>
          </table:table-cell>
          <table:table-cell table:formula="of:=IF([Sheet1.W26]&lt;&gt;&quot;&quot;;CONCATENATE(&quot;D('&quot;;[.Q$1];&quot;','&quot;;[Sheet1.W26];&quot;')&quot;);&quot;&quot;)">
            <text:p/>
          </table:table-cell>
          <table:table-cell table:formula="of:=IF([Sheet1.X26]&lt;&gt;&quot;&quot;;CONCATENATE(&quot;D('&quot;;[.R$1];&quot;','&quot;;[Sheet1.X26];&quot;')&quot;);&quot;&quot;)">
            <text:p/>
          </table:table-cell>
          <table:table-cell table:formula="of:=IF([Sheet1.Y26]&lt;&gt;&quot;&quot;;CONCATENATE(&quot;D('&quot;;[.S$1];&quot;','&quot;;[Sheet1.Y26];&quot;')&quot;);&quot;&quot;)" office:value-type="string" office:string-value="D('CX','1..25,1..n')">
            <text:p>D('CX','1..25,1..n')</text:p>
          </table:table-cell>
          <table:table-cell table:formula="of:=IF([Sheet1.Z26]&lt;&gt;&quot;&quot;;CONCATENATE(&quot;D('&quot;;[.T$1];&quot;','&quot;;[Sheet1.Z26];&quot;')&quot;);&quot;&quot;)">
            <text:p/>
          </table:table-cell>
          <table:table-cell table:formula="of:=IF([Sheet1.AA26]&lt;&gt;&quot;&quot;;CONCATENATE(&quot;D('&quot;;[.U$1];&quot;','&quot;;[Sheet1.AA26];&quot;')&quot;);&quot;&quot;)">
            <text:p/>
          </table:table-cell>
          <table:table-cell table:formula="of:=IF([Sheet1.AB26]&lt;&gt;&quot;&quot;;CONCATENATE(&quot;D('&quot;;[.V$1];&quot;','&quot;;[Sheet1.AB26];&quot;')&quot;);&quot;&quot;)">
            <text:p/>
          </table:table-cell>
          <table:table-cell table:formula="of:=IF([Sheet1.AC26]&lt;&gt;&quot;&quot;;CONCATENATE(&quot;D('&quot;;[.W$1];&quot;','&quot;;[Sheet1.AC26];&quot;')&quot;);&quot;&quot;)">
            <text:p/>
          </table:table-cell>
          <table:table-cell table:formula="of:=IF([Sheet1.AD26]&lt;&gt;&quot;&quot;;CONCATENATE(&quot;D('&quot;;[.X$1];&quot;','&quot;;[Sheet1.AD26];&quot;')&quot;);&quot;&quot;)">
            <text:p/>
          </table:table-cell>
          <table:table-cell table:formula="of:=IF([Sheet1.AE26]&lt;&gt;&quot;&quot;;CONCATENATE(&quot;D('&quot;;[.Y$1];&quot;','&quot;;[Sheet1.AE26];&quot;')&quot;);&quot;&quot;)">
            <text:p/>
          </table:table-cell>
          <table:table-cell table:formula="of:=IF([Sheet1.AF26]&lt;&gt;&quot;&quot;;CONCATENATE(&quot;D('&quot;;[.Z$1];&quot;','&quot;;[Sheet1.AF26];&quot;')&quot;);&quot;&quot;)">
            <text:p/>
          </table:table-cell>
          <table:table-cell table:formula="of:=IF([Sheet1.AG26]&lt;&gt;&quot;&quot;;CONCATENATE(&quot;D('&quot;;[.AA$1];&quot;','&quot;;[Sheet1.AG26];&quot;')&quot;);&quot;&quot;)">
            <text:p/>
          </table:table-cell>
          <table:table-cell table:formula="of:=IF([Sheet1.AH26]&lt;&gt;&quot;&quot;;CONCATENATE(&quot;D('&quot;;[.AB$1];&quot;','&quot;;[Sheet1.AH26];&quot;')&quot;);&quot;&quot;)">
            <text:p/>
          </table:table-cell>
          <table:table-cell table:formula="of:=IF([Sheet1.AI26]&lt;&gt;&quot;&quot;;CONCATENATE(&quot;D('&quot;;[.AC$1];&quot;','&quot;;[Sheet1.AI26];&quot;')&quot;);&quot;&quot;)">
            <text:p/>
          </table:table-cell>
          <table:table-cell table:formula="of:=IF([Sheet1.AJ26]&lt;&gt;&quot;&quot;;CONCATENATE(&quot;D('&quot;;[.AD$1];&quot;','&quot;;[Sheet1.AJ26];&quot;')&quot;);&quot;&quot;)">
            <text:p/>
          </table:table-cell>
          <table:table-cell table:formula="of:=IF([Sheet1.AK26]&lt;&gt;&quot;&quot;;CONCATENATE(&quot;D('&quot;;[.AE$1];&quot;','&quot;;[Sheet1.AK26];&quot;')&quot;);&quot;&quot;)">
            <text:p/>
          </table:table-cell>
          <table:table-cell table:formula="of:=IF([Sheet1.AL26]&lt;&gt;&quot;&quot;;CONCATENATE(&quot;D('&quot;;[.AF$1];&quot;','&quot;;[Sheet1.AL26];&quot;')&quot;);&quot;&quot;)">
            <text:p/>
          </table:table-cell>
          <table:table-cell table:formula="of:=IF([Sheet1.AM26]&lt;&gt;&quot;&quot;;CONCATENATE(&quot;D('&quot;;[.AG$1];&quot;','&quot;;[Sheet1.AM26];&quot;')&quot;);&quot;&quot;)">
            <text:p/>
          </table:table-cell>
          <table:table-cell table:formula="of:=IF([Sheet1.AN26]&lt;&gt;&quot;&quot;;CONCATENATE(&quot;D('&quot;;[.AH$1];&quot;','&quot;;[Sheet1.AN26];&quot;')&quot;);&quot;&quot;)">
            <text:p/>
          </table:table-cell>
          <table:table-cell table:formula="of:=IF([Sheet1.AO26]&lt;&gt;&quot;&quot;;CONCATENATE(&quot;D('&quot;;[.AI$1];&quot;','&quot;;[Sheet1.AO26];&quot;')&quot;);&quot;&quot;)">
            <text:p/>
          </table:table-cell>
          <table:table-cell table:formula="of:=IF([Sheet1.AP26]&lt;&gt;&quot;&quot;;CONCATENATE(&quot;D('&quot;;[.AJ$1];&quot;','&quot;;[Sheet1.AP26];&quot;')&quot;);&quot;&quot;)">
            <text:p/>
          </table:table-cell>
          <table:table-cell table:formula="of:=IF([Sheet1.AQ26]&lt;&gt;&quot;&quot;;CONCATENATE(&quot;D('&quot;;[.AK$1];&quot;','&quot;;[Sheet1.AQ26];&quot;')&quot;);&quot;&quot;)">
            <text:p/>
          </table:table-cell>
          <table:table-cell table:formula="of:=IF([Sheet1.AR26]&lt;&gt;&quot;&quot;;CONCATENATE(&quot;D('&quot;;[.AL$1];&quot;','&quot;;[Sheet1.AR26];&quot;')&quot;);&quot;&quot;)">
            <text:p/>
          </table:table-cell>
          <table:table-cell table:formula="of:=IF([Sheet1.AS26]&lt;&gt;&quot;&quot;;CONCATENATE(&quot;D('&quot;;[.AM$1];&quot;','&quot;;[Sheet1.AS26];&quot;')&quot;);&quot;&quot;)">
            <text:p/>
          </table:table-cell>
          <table:table-cell table:formula="of:=IF([Sheet1.AT26]&lt;&gt;&quot;&quot;;CONCATENATE(&quot;D('&quot;;[.AN$1];&quot;','&quot;;[Sheet1.AT26];&quot;')&quot;);&quot;&quot;)">
            <text:p/>
          </table:table-cell>
          <table:table-cell table:formula="of:=IF([Sheet1.AU26]&lt;&gt;&quot;&quot;;CONCATENATE(&quot;D('&quot;;[.AO$1];&quot;','&quot;;[Sheet1.AU26];&quot;')&quot;);&quot;&quot;)">
            <text:p/>
          </table:table-cell>
          <table:table-cell table:formula="of:=IF([Sheet1.AV26]&lt;&gt;&quot;&quot;;CONCATENATE(&quot;D('&quot;;[.AP$1];&quot;','&quot;;[Sheet1.AV26];&quot;')&quot;);&quot;&quot;)">
            <text:p/>
          </table:table-cell>
          <table:table-cell table:formula="of:=IF([Sheet1.AW26]&lt;&gt;&quot;&quot;;CONCATENATE(&quot;D('&quot;;[.AQ$1];&quot;','&quot;;[Sheet1.AW26];&quot;')&quot;);&quot;&quot;)" office:value-type="string" office:string-value="D('PX','1..25,1..n,W')">
            <text:p>D('PX','1..25,1..n,W')</text:p>
          </table:table-cell>
          <table:table-cell table:formula="of:=IF([Sheet1.AX26]&lt;&gt;&quot;&quot;;CONCATENATE(&quot;D('&quot;;[.AR$1];&quot;','&quot;;[Sheet1.AX26];&quot;')&quot;);&quot;&quot;)">
            <text:p/>
          </table:table-cell>
          <table:table-cell table:formula="of:=IF([Sheet1.AY26]&lt;&gt;&quot;&quot;;CONCATENATE(&quot;D('&quot;;[.AS$1];&quot;','&quot;;[Sheet1.AY26];&quot;')&quot;);&quot;&quot;)">
            <text:p/>
          </table:table-cell>
          <table:table-cell table:formula="of:=IF([Sheet1.AZ26]&lt;&gt;&quot;&quot;;CONCATENATE(&quot;D('&quot;;[.AT$1];&quot;','&quot;;[Sheet1.AZ26];&quot;')&quot;);&quot;&quot;)">
            <text:p/>
          </table:table-cell>
          <table:table-cell table:formula="of:=IF([Sheet1.BA26]&lt;&gt;&quot;&quot;;CONCATENATE(&quot;D('&quot;;[.AU$1];&quot;','&quot;;[Sheet1.BA26];&quot;')&quot;);&quot;&quot;)">
            <text:p/>
          </table:table-cell>
          <table:table-cell table:formula="of:=IF([Sheet1.BB26]&lt;&gt;&quot;&quot;;CONCATENATE(&quot;D('&quot;;[.AV$1];&quot;','&quot;;[Sheet1.BB26];&quot;')&quot;);&quot;&quot;)">
            <text:p/>
          </table:table-cell>
          <table:table-cell table:formula="of:=IF([Sheet1.BC26]&lt;&gt;&quot;&quot;;CONCATENATE(&quot;D('&quot;;[.AW$1];&quot;','&quot;;[Sheet1.BC26];&quot;')&quot;);&quot;&quot;)">
            <text:p/>
          </table:table-cell>
          <table:table-cell table:formula="of:=IF([Sheet1.BD26]&lt;&gt;&quot;&quot;;CONCATENATE(&quot;D('&quot;;[.AX$1];&quot;','&quot;;[Sheet1.BD26];&quot;')&quot;);&quot;&quot;)">
            <text:p/>
          </table:table-cell>
          <table:table-cell table:formula="of:=IF([Sheet1.BE26]&lt;&gt;&quot;&quot;;CONCATENATE(&quot;D('&quot;;[.AY$1];&quot;','&quot;;[Sheet1.BE26];&quot;')&quot;);&quot;&quot;)">
            <text:p/>
          </table:table-cell>
          <table:table-cell table:formula="of:=IF([Sheet1.BF26]&lt;&gt;&quot;&quot;;CONCATENATE(&quot;D('&quot;;[.AZ$1];&quot;','&quot;;[Sheet1.BF26];&quot;')&quot;);&quot;&quot;)">
            <text:p/>
          </table:table-cell>
          <table:table-cell table:formula="of:=IF([Sheet1.BG26]&lt;&gt;&quot;&quot;;CONCATENATE(&quot;D('&quot;;[.BA$1];&quot;','&quot;;[Sheet1.BG26];&quot;')&quot;);&quot;&quot;)">
            <text:p/>
          </table:table-cell>
          <table:table-cell table:formula="of:=IF([Sheet1.BH26]&lt;&gt;&quot;&quot;;CONCATENATE(&quot;D('&quot;;[.BB$1];&quot;','&quot;;[Sheet1.BH26];&quot;')&quot;);&quot;&quot;)">
            <text:p/>
          </table:table-cell>
          <table:table-cell table:formula="of:=IF([Sheet1.BI26]&lt;&gt;&quot;&quot;;CONCATENATE(&quot;D('&quot;;[.BC$1];&quot;','&quot;;[Sheet1.BI26];&quot;')&quot;);&quot;&quot;)">
            <text:p/>
          </table:table-cell>
          <table:table-cell table:formula="of:=IF([Sheet1.BJ26]&lt;&gt;&quot;&quot;;CONCATENATE(&quot;D('&quot;;[.BD$1];&quot;','&quot;;[Sheet1.BJ26];&quot;')&quot;);&quot;&quot;)">
            <text:p/>
          </table:table-cell>
          <table:table-cell table:formula="of:=IF([Sheet1.BK26]&lt;&gt;&quot;&quot;;CONCATENATE(&quot;D('&quot;;[.BE$1];&quot;','&quot;;[Sheet1.BK26];&quot;')&quot;);&quot;&quot;)">
            <text:p/>
          </table:table-cell>
          <table:table-cell table:formula="of:=IF([Sheet1.BL26]&lt;&gt;&quot;&quot;;CONCATENATE(&quot;D('&quot;;[.BF$1];&quot;','&quot;;[Sheet1.BL26];&quot;')&quot;);&quot;&quot;)">
            <text:p/>
          </table:table-cell>
          <table:table-cell table:formula="of:=IF([Sheet1.BM26]&lt;&gt;&quot;&quot;;CONCATENATE(&quot;D('&quot;;[.BG$1];&quot;','&quot;;[Sheet1.BM26];&quot;')&quot;);&quot;&quot;)">
            <text:p/>
          </table:table-cell>
          <table:table-cell table:formula="of:=IF([Sheet1.BN26]&lt;&gt;&quot;&quot;;CONCATENATE(&quot;D('&quot;;[.BH$1];&quot;','&quot;;[Sheet1.BN26];&quot;')&quot;);&quot;&quot;)">
            <text:p/>
          </table:table-cell>
          <table:table-cell table:formula="of:=IF([Sheet1.BO26]&lt;&gt;&quot;&quot;;CONCATENATE(&quot;D('&quot;;[.BI$1];&quot;','&quot;;[Sheet1.BO26];&quot;')&quot;);&quot;&quot;)">
            <text:p/>
          </table:table-cell>
          <table:table-cell table:formula="of:=IF([Sheet1.BP26]&lt;&gt;&quot;&quot;;CONCATENATE(&quot;D('&quot;;[.BJ$1];&quot;','&quot;;[Sheet1.BP26];&quot;')&quot;);&quot;&quot;)">
            <text:p/>
          </table:table-cell>
          <table:table-cell table:formula="of:=IF([Sheet1.BQ26]&lt;&gt;&quot;&quot;;CONCATENATE(&quot;D('&quot;;[.BK$1];&quot;','&quot;;[Sheet1.BQ26];&quot;')&quot;);&quot;&quot;)">
            <text:p/>
          </table:table-cell>
          <table:table-cell table:formula="of:=IF([Sheet1.BR26]&lt;&gt;&quot;&quot;;CONCATENATE(&quot;D('&quot;;[.BL$1];&quot;','&quot;;[Sheet1.BR26];&quot;')&quot;);&quot;&quot;)">
            <text:p/>
          </table:table-cell>
          <table:table-cell table:formula="of:=IF([Sheet1.BS26]&lt;&gt;&quot;&quot;;CONCATENATE(&quot;D('&quot;;[.BM$1];&quot;','&quot;;[Sheet1.BS26];&quot;')&quot;);&quot;&quot;)">
            <text:p/>
          </table:table-cell>
          <table:table-cell table:formula="of:=IF([Sheet1.BT26]&lt;&gt;&quot;&quot;;CONCATENATE(&quot;D('&quot;;[.BN$1];&quot;','&quot;;[Sheet1.BT26];&quot;')&quot;);&quot;&quot;)">
            <text:p/>
          </table:table-cell>
          <table:table-cell table:formula="of:=IF([Sheet1.BU26]&lt;&gt;&quot;&quot;;CONCATENATE(&quot;D('&quot;;[.BO$1];&quot;','&quot;;[Sheet1.BU26];&quot;')&quot;);&quot;&quot;)">
            <text:p/>
          </table:table-cell>
          <table:table-cell table:formula="of:=IF([Sheet1.BV26]&lt;&gt;&quot;&quot;;CONCATENATE(&quot;D('&quot;;[.BP$1];&quot;','&quot;;[Sheet1.BV26];&quot;')&quot;);&quot;&quot;)">
            <text:p/>
          </table:table-cell>
          <table:table-cell table:formula="of:=IF([Sheet1.BW26]&lt;&gt;&quot;&quot;;CONCATENATE(&quot;D('&quot;;[.BQ$1];&quot;','&quot;;[Sheet1.BW26];&quot;')&quot;);&quot;&quot;)">
            <text:p/>
          </table:table-cell>
          <table:table-cell table:formula="of:=IF([Sheet1.BX26]&lt;&gt;&quot;&quot;;CONCATENATE(&quot;D('&quot;;[.BR$1];&quot;','&quot;;[Sheet1.BX26];&quot;')&quot;);&quot;&quot;)">
            <text:p/>
          </table:table-cell>
          <table:table-cell table:formula="of:=IF([Sheet1.BY26]&lt;&gt;&quot;&quot;;CONCATENATE(&quot;D('&quot;;[.BS$1];&quot;','&quot;;[Sheet1.BY26];&quot;')&quot;);&quot;&quot;)" office:value-type="string" office:string-value="D('VY','1..25,1..25')">
            <text:p>D('VY','1..25,1..25')</text:p>
          </table:table-cell>
          <table:table-cell table:formula="of:=IF([Sheet1.BZ26]&lt;&gt;&quot;&quot;;CONCATENATE(&quot;D('&quot;;[.BT$1];&quot;','&quot;;[Sheet1.BZ26];&quot;')&quot;);&quot;&quot;)">
            <text:p/>
          </table:table-cell>
          <table:table-cell table:formula="of:=IF([Sheet1.CA26]&lt;&gt;&quot;&quot;;CONCATENATE(&quot;D('&quot;;[.BU$1];&quot;','&quot;;[Sheet1.CA26];&quot;')&quot;);&quot;&quot;)">
            <text:p/>
          </table:table-cell>
          <table:table-cell table:formula="of:=IF([Sheet1.CB26]&lt;&gt;&quot;&quot;;CONCATENATE(&quot;D('&quot;;[.BV$1];&quot;','&quot;;[Sheet1.CB26];&quot;')&quot;);&quot;&quot;)">
            <text:p/>
          </table:table-cell>
          <table:table-cell table:formula="of:=IF([Sheet1.CC26]&lt;&gt;&quot;&quot;;CONCATENATE(&quot;D('&quot;;[.BW$1];&quot;','&quot;;[Sheet1.CC26];&quot;')&quot;);&quot;&quot;)">
            <text:p/>
          </table:table-cell>
          <table:table-cell table:formula="of:=IF([Sheet1.CD26]&lt;&gt;&quot;&quot;;CONCATENATE(&quot;D('&quot;;[.BX$1];&quot;','&quot;;[Sheet1.CD26];&quot;')&quot;);&quot;&quot;)">
            <text:p/>
          </table:table-cell>
          <table:table-cell table:formula="of:=IF([Sheet1.CE26]&lt;&gt;&quot;&quot;;CONCATENATE(&quot;D('&quot;;[.BY$1];&quot;','&quot;;[Sheet1.CE26];&quot;')&quot;);&quot;&quot;)">
            <text:p/>
          </table:table-cell>
          <table:table-cell table:formula="of:=IF([Sheet1.CF26]&lt;&gt;&quot;&quot;;CONCATENATE(&quot;D('&quot;;[.BZ$1];&quot;','&quot;;[Sheet1.CF26];&quot;')&quot;);&quot;&quot;)">
            <text:p/>
          </table:table-cell>
          <table:table-cell table:formula="of:=IF([Sheet1.CG26]&lt;&gt;&quot;&quot;;CONCATENATE(&quot;D('&quot;;[.CA$1];&quot;','&quot;;[Sheet1.CG26];&quot;')&quot;);&quot;&quot;)">
            <text:p/>
          </table:table-cell>
          <table:table-cell table:formula="of:=IF([Sheet1.CH26]&lt;&gt;&quot;&quot;;CONCATENATE(&quot;D('&quot;;[.CB$1];&quot;','&quot;;[Sheet1.CH26];&quot;')&quot;);&quot;&quot;)">
            <text:p/>
          </table:table-cell>
          <table:table-cell table:formula="of:=IF([Sheet1.CI26]&lt;&gt;&quot;&quot;;CONCATENATE(&quot;D('&quot;;[.CC$1];&quot;','&quot;;[Sheet1.CI26];&quot;')&quot;);&quot;&quot;)">
            <text:p/>
          </table:table-cell>
          <table:table-cell table:formula="of:=IF([Sheet1.CJ26]&lt;&gt;&quot;&quot;;CONCATENATE(&quot;D('&quot;;[.CD$1];&quot;','&quot;;[Sheet1.CJ26];&quot;')&quot;);&quot;&quot;)">
            <text:p/>
          </table:table-cell>
          <table:table-cell table:formula="of:=IF([Sheet1.CK26]&lt;&gt;&quot;&quot;;CONCATENATE(&quot;D('&quot;;[.CE$1];&quot;','&quot;;[Sheet1.CK26];&quot;')&quot;);&quot;&quot;)">
            <text:p/>
          </table:table-cell>
          <table:table-cell table:formula="of:=IF([Sheet1.CL26]&lt;&gt;&quot;&quot;;CONCATENATE(&quot;D('&quot;;[.CF$1];&quot;','&quot;;[Sheet1.CL26];&quot;')&quot;);&quot;&quot;)">
            <text:p/>
          </table:table-cell>
          <table:table-cell table:formula="of:=IF([Sheet1.CM26]&lt;&gt;&quot;&quot;;CONCATENATE(&quot;D('&quot;;[.CG$1];&quot;','&quot;;[Sheet1.CM26];&quot;')&quot;);&quot;&quot;)">
            <text:p/>
          </table:table-cell>
          <table:table-cell table:formula="of:=IF([Sheet1.CN26]&lt;&gt;&quot;&quot;;CONCATENATE(&quot;D('&quot;;[.CH$1];&quot;','&quot;;[Sheet1.CN26];&quot;')&quot;);&quot;&quot;)">
            <text:p/>
          </table:table-cell>
          <table:table-cell table:formula="of:=IF([Sheet1.CO26]&lt;&gt;&quot;&quot;;CONCATENATE(&quot;D('&quot;;[.CI$1];&quot;','&quot;;[Sheet1.CO26];&quot;')&quot;);&quot;&quot;)">
            <text:p/>
          </table:table-cell>
          <table:table-cell table:formula="of:=IF([Sheet1.CP26]&lt;&gt;&quot;&quot;;CONCATENATE(&quot;D('&quot;;[.CJ$1];&quot;','&quot;;[Sheet1.CP26];&quot;')&quot;);&quot;&quot;)">
            <text:p/>
          </table:table-cell>
          <table:table-cell table:formula="of:=IF([Sheet1.CQ26]&lt;&gt;&quot;&quot;;CONCATENATE(&quot;D('&quot;;[.CK$1];&quot;','&quot;;[Sheet1.CQ26];&quot;')&quot;);&quot;&quot;)">
            <text:p/>
          </table:table-cell>
          <table:table-cell table:formula="of:=IF([Sheet1.CR26]&lt;&gt;&quot;&quot;;CONCATENATE(&quot;D('&quot;;[.CL$1];&quot;','&quot;;[Sheet1.CR26];&quot;')&quot;);&quot;&quot;)">
            <text:p/>
          </table:table-cell>
          <table:table-cell table:formula="of:=IF([Sheet1.CS26]&lt;&gt;&quot;&quot;;CONCATENATE(&quot;D('&quot;;[.CM$1];&quot;','&quot;;[Sheet1.CS26];&quot;')&quot;);&quot;&quot;)">
            <text:p/>
          </table:table-cell>
          <table:table-cell table:formula="of:=IF([Sheet1.CT26]&lt;&gt;&quot;&quot;;CONCATENATE(&quot;D('&quot;;[.CN$1];&quot;','&quot;;[Sheet1.CT26];&quot;')&quot;);&quot;&quot;)">
            <text:p/>
          </table:table-cell>
          <table:table-cell table:formula="of:=IF([Sheet1.CU26]&lt;&gt;&quot;&quot;;CONCATENATE(&quot;D('&quot;;[.CO$1];&quot;','&quot;;[Sheet1.CU26];&quot;')&quot;);&quot;&quot;)">
            <text:p/>
          </table:table-cell>
        </table:table-row>
        <table:table-row table:style-name="ro1">
          <table:table-cell table:formula="of:=[Sheet1.A27]" office:value-type="float" office:value="22">
            <text:p>22</text:p>
          </table:table-cell>
          <table:table-cell table:formula="of:=[Sheet1.B27]" office:value-type="string" office:string-value="PD">
            <text:p>PD</text:p>
          </table:table-cell>
          <table:table-cell table:formula="of:=[Sheet1.C27]" office:value-type="string" office:string-value="Planckian distribution">
            <text:p>Planckian distribution</text:p>
          </table:table-cell>
          <table:table-cell table:formula="of:=IF([Sheet1.D27]&lt;&gt;&quot;&quot;;1;0)" office:value-type="float" office:value="0">
            <text:p>0</text:p>
          </table:table-cell>
          <table:table-cell table:formula="of:=[Sheet1.J27]" office:value-type="float" office:value="0.100899100899101">
            <text:p>0,1</text:p>
          </table:table-cell>
          <table:table-cell table:formula="of:=IF([Sheet1.L27]&lt;&gt;&quot;&quot;;CONCATENATE(&quot;D('&quot;;[.F$1];&quot;','&quot;;[Sheet1.L27];&quot;')&quot;);&quot;&quot;)">
            <text:p/>
          </table:table-cell>
          <table:table-cell table:formula="of:=IF([Sheet1.M27]&lt;&gt;&quot;&quot;;CONCATENATE(&quot;D('&quot;;[.G$1];&quot;','&quot;;[Sheet1.M27];&quot;')&quot;);&quot;&quot;)">
            <text:p/>
          </table:table-cell>
          <table:table-cell table:formula="of:=IF([Sheet1.N27]&lt;&gt;&quot;&quot;;CONCATENATE(&quot;D('&quot;;[.H$1];&quot;','&quot;;[Sheet1.N27];&quot;')&quot;);&quot;&quot;)">
            <text:p/>
          </table:table-cell>
          <table:table-cell table:formula="of:=IF([Sheet1.O27]&lt;&gt;&quot;&quot;;CONCATENATE(&quot;D('&quot;;[.I$1];&quot;','&quot;;[Sheet1.O27];&quot;')&quot;);&quot;&quot;)">
            <text:p/>
          </table:table-cell>
          <table:table-cell table:formula="of:=IF([Sheet1.P27]&lt;&gt;&quot;&quot;;CONCATENATE(&quot;D('&quot;;[.J$1];&quot;','&quot;;[Sheet1.P27];&quot;')&quot;);&quot;&quot;)">
            <text:p/>
          </table:table-cell>
          <table:table-cell table:formula="of:=IF([Sheet1.Q27]&lt;&gt;&quot;&quot;;CONCATENATE(&quot;D('&quot;;[.K$1];&quot;','&quot;;[Sheet1.Q27];&quot;')&quot;);&quot;&quot;)">
            <text:p/>
          </table:table-cell>
          <table:table-cell table:formula="of:=IF([Sheet1.R27]&lt;&gt;&quot;&quot;;CONCATENATE(&quot;D('&quot;;[.L$1];&quot;','&quot;;[Sheet1.R27];&quot;')&quot;);&quot;&quot;)">
            <text:p/>
          </table:table-cell>
          <table:table-cell table:formula="of:=IF([Sheet1.S27]&lt;&gt;&quot;&quot;;CONCATENATE(&quot;D('&quot;;[.M$1];&quot;','&quot;;[Sheet1.S27];&quot;')&quot;);&quot;&quot;)">
            <text:p/>
          </table:table-cell>
          <table:table-cell table:formula="of:=IF([Sheet1.T27]&lt;&gt;&quot;&quot;;CONCATENATE(&quot;D('&quot;;[.N$1];&quot;','&quot;;[Sheet1.T27];&quot;')&quot;);&quot;&quot;)">
            <text:p/>
          </table:table-cell>
          <table:table-cell table:formula="of:=IF([Sheet1.U27]&lt;&gt;&quot;&quot;;CONCATENATE(&quot;D('&quot;;[.O$1];&quot;','&quot;;[Sheet1.U27];&quot;')&quot;);&quot;&quot;)">
            <text:p/>
          </table:table-cell>
          <table:table-cell table:formula="of:=IF([Sheet1.V27]&lt;&gt;&quot;&quot;;CONCATENATE(&quot;D('&quot;;[.P$1];&quot;','&quot;;[Sheet1.V27];&quot;')&quot;);&quot;&quot;)">
            <text:p/>
          </table:table-cell>
          <table:table-cell table:formula="of:=IF([Sheet1.W27]&lt;&gt;&quot;&quot;;CONCATENATE(&quot;D('&quot;;[.Q$1];&quot;','&quot;;[Sheet1.W27];&quot;')&quot;);&quot;&quot;)">
            <text:p/>
          </table:table-cell>
          <table:table-cell table:formula="of:=IF([Sheet1.X27]&lt;&gt;&quot;&quot;;CONCATENATE(&quot;D('&quot;;[.R$1];&quot;','&quot;;[Sheet1.X27];&quot;')&quot;);&quot;&quot;)">
            <text:p/>
          </table:table-cell>
          <table:table-cell table:formula="of:=IF([Sheet1.Y27]&lt;&gt;&quot;&quot;;CONCATENATE(&quot;D('&quot;;[.S$1];&quot;','&quot;;[Sheet1.Y27];&quot;')&quot;);&quot;&quot;)">
            <text:p/>
          </table:table-cell>
          <table:table-cell table:formula="of:=IF([Sheet1.Z27]&lt;&gt;&quot;&quot;;CONCATENATE(&quot;D('&quot;;[.T$1];&quot;','&quot;;[Sheet1.Z27];&quot;')&quot;);&quot;&quot;)">
            <text:p/>
          </table:table-cell>
          <table:table-cell table:formula="of:=IF([Sheet1.AA27]&lt;&gt;&quot;&quot;;CONCATENATE(&quot;D('&quot;;[.U$1];&quot;','&quot;;[Sheet1.AA27];&quot;')&quot;);&quot;&quot;)">
            <text:p/>
          </table:table-cell>
          <table:table-cell table:formula="of:=IF([Sheet1.AB27]&lt;&gt;&quot;&quot;;CONCATENATE(&quot;D('&quot;;[.V$1];&quot;','&quot;;[Sheet1.AB27];&quot;')&quot;);&quot;&quot;)">
            <text:p/>
          </table:table-cell>
          <table:table-cell table:formula="of:=IF([Sheet1.AC27]&lt;&gt;&quot;&quot;;CONCATENATE(&quot;D('&quot;;[.W$1];&quot;','&quot;;[Sheet1.AC27];&quot;')&quot;);&quot;&quot;)">
            <text:p/>
          </table:table-cell>
          <table:table-cell table:formula="of:=IF([Sheet1.AD27]&lt;&gt;&quot;&quot;;CONCATENATE(&quot;D('&quot;;[.X$1];&quot;','&quot;;[Sheet1.AD27];&quot;')&quot;);&quot;&quot;)">
            <text:p/>
          </table:table-cell>
          <table:table-cell table:formula="of:=IF([Sheet1.AE27]&lt;&gt;&quot;&quot;;CONCATENATE(&quot;D('&quot;;[.Y$1];&quot;','&quot;;[Sheet1.AE27];&quot;')&quot;);&quot;&quot;)">
            <text:p/>
          </table:table-cell>
          <table:table-cell table:formula="of:=IF([Sheet1.AF27]&lt;&gt;&quot;&quot;;CONCATENATE(&quot;D('&quot;;[.Z$1];&quot;','&quot;;[Sheet1.AF27];&quot;')&quot;);&quot;&quot;)">
            <text:p/>
          </table:table-cell>
          <table:table-cell table:formula="of:=IF([Sheet1.AG27]&lt;&gt;&quot;&quot;;CONCATENATE(&quot;D('&quot;;[.AA$1];&quot;','&quot;;[Sheet1.AG27];&quot;')&quot;);&quot;&quot;)">
            <text:p/>
          </table:table-cell>
          <table:table-cell table:formula="of:=IF([Sheet1.AH27]&lt;&gt;&quot;&quot;;CONCATENATE(&quot;D('&quot;;[.AB$1];&quot;','&quot;;[Sheet1.AH27];&quot;')&quot;);&quot;&quot;)">
            <text:p/>
          </table:table-cell>
          <table:table-cell table:formula="of:=IF([Sheet1.AI27]&lt;&gt;&quot;&quot;;CONCATENATE(&quot;D('&quot;;[.AC$1];&quot;','&quot;;[Sheet1.AI27];&quot;')&quot;);&quot;&quot;)">
            <text:p/>
          </table:table-cell>
          <table:table-cell table:formula="of:=IF([Sheet1.AJ27]&lt;&gt;&quot;&quot;;CONCATENATE(&quot;D('&quot;;[.AD$1];&quot;','&quot;;[Sheet1.AJ27];&quot;')&quot;);&quot;&quot;)">
            <text:p/>
          </table:table-cell>
          <table:table-cell table:formula="of:=IF([Sheet1.AK27]&lt;&gt;&quot;&quot;;CONCATENATE(&quot;D('&quot;;[.AE$1];&quot;','&quot;;[Sheet1.AK27];&quot;')&quot;);&quot;&quot;)">
            <text:p/>
          </table:table-cell>
          <table:table-cell table:formula="of:=IF([Sheet1.AL27]&lt;&gt;&quot;&quot;;CONCATENATE(&quot;D('&quot;;[.AF$1];&quot;','&quot;;[Sheet1.AL27];&quot;')&quot;);&quot;&quot;)">
            <text:p/>
          </table:table-cell>
          <table:table-cell table:formula="of:=IF([Sheet1.AM27]&lt;&gt;&quot;&quot;;CONCATENATE(&quot;D('&quot;;[.AG$1];&quot;','&quot;;[Sheet1.AM27];&quot;')&quot;);&quot;&quot;)">
            <text:p/>
          </table:table-cell>
          <table:table-cell table:formula="of:=IF([Sheet1.AN27]&lt;&gt;&quot;&quot;;CONCATENATE(&quot;D('&quot;;[.AH$1];&quot;','&quot;;[Sheet1.AN27];&quot;')&quot;);&quot;&quot;)">
            <text:p/>
          </table:table-cell>
          <table:table-cell table:formula="of:=IF([Sheet1.AO27]&lt;&gt;&quot;&quot;;CONCATENATE(&quot;D('&quot;;[.AI$1];&quot;','&quot;;[Sheet1.AO27];&quot;')&quot;);&quot;&quot;)">
            <text:p/>
          </table:table-cell>
          <table:table-cell table:formula="of:=IF([Sheet1.AP27]&lt;&gt;&quot;&quot;;CONCATENATE(&quot;D('&quot;;[.AJ$1];&quot;','&quot;;[Sheet1.AP27];&quot;')&quot;);&quot;&quot;)">
            <text:p/>
          </table:table-cell>
          <table:table-cell table:formula="of:=IF([Sheet1.AQ27]&lt;&gt;&quot;&quot;;CONCATENATE(&quot;D('&quot;;[.AK$1];&quot;','&quot;;[Sheet1.AQ27];&quot;')&quot;);&quot;&quot;)">
            <text:p/>
          </table:table-cell>
          <table:table-cell table:formula="of:=IF([Sheet1.AR27]&lt;&gt;&quot;&quot;;CONCATENATE(&quot;D('&quot;;[.AL$1];&quot;','&quot;;[Sheet1.AR27];&quot;')&quot;);&quot;&quot;)">
            <text:p/>
          </table:table-cell>
          <table:table-cell table:formula="of:=IF([Sheet1.AS27]&lt;&gt;&quot;&quot;;CONCATENATE(&quot;D('&quot;;[.AM$1];&quot;','&quot;;[Sheet1.AS27];&quot;')&quot;);&quot;&quot;)">
            <text:p/>
          </table:table-cell>
          <table:table-cell table:formula="of:=IF([Sheet1.AT27]&lt;&gt;&quot;&quot;;CONCATENATE(&quot;D('&quot;;[.AN$1];&quot;','&quot;;[Sheet1.AT27];&quot;')&quot;);&quot;&quot;)">
            <text:p/>
          </table:table-cell>
          <table:table-cell table:formula="of:=IF([Sheet1.AU27]&lt;&gt;&quot;&quot;;CONCATENATE(&quot;D('&quot;;[.AO$1];&quot;','&quot;;[Sheet1.AU27];&quot;')&quot;);&quot;&quot;)">
            <text:p/>
          </table:table-cell>
          <table:table-cell table:formula="of:=IF([Sheet1.AV27]&lt;&gt;&quot;&quot;;CONCATENATE(&quot;D('&quot;;[.AP$1];&quot;','&quot;;[Sheet1.AV27];&quot;')&quot;);&quot;&quot;)">
            <text:p/>
          </table:table-cell>
          <table:table-cell table:formula="of:=IF([Sheet1.AW27]&lt;&gt;&quot;&quot;;CONCATENATE(&quot;D('&quot;;[.AQ$1];&quot;','&quot;;[Sheet1.AW27];&quot;')&quot;);&quot;&quot;)">
            <text:p/>
          </table:table-cell>
          <table:table-cell table:formula="of:=IF([Sheet1.AX27]&lt;&gt;&quot;&quot;;CONCATENATE(&quot;D('&quot;;[.AR$1];&quot;','&quot;;[Sheet1.AX27];&quot;')&quot;);&quot;&quot;)">
            <text:p/>
          </table:table-cell>
          <table:table-cell table:formula="of:=IF([Sheet1.AY27]&lt;&gt;&quot;&quot;;CONCATENATE(&quot;D('&quot;;[.AS$1];&quot;','&quot;;[Sheet1.AY27];&quot;')&quot;);&quot;&quot;)">
            <text:p/>
          </table:table-cell>
          <table:table-cell table:formula="of:=IF([Sheet1.AZ27]&lt;&gt;&quot;&quot;;CONCATENATE(&quot;D('&quot;;[.AT$1];&quot;','&quot;;[Sheet1.AZ27];&quot;')&quot;);&quot;&quot;)">
            <text:p/>
          </table:table-cell>
          <table:table-cell table:formula="of:=IF([Sheet1.BA27]&lt;&gt;&quot;&quot;;CONCATENATE(&quot;D('&quot;;[.AU$1];&quot;','&quot;;[Sheet1.BA27];&quot;')&quot;);&quot;&quot;)">
            <text:p/>
          </table:table-cell>
          <table:table-cell table:formula="of:=IF([Sheet1.BB27]&lt;&gt;&quot;&quot;;CONCATENATE(&quot;D('&quot;;[.AV$1];&quot;','&quot;;[Sheet1.BB27];&quot;')&quot;);&quot;&quot;)">
            <text:p/>
          </table:table-cell>
          <table:table-cell table:formula="of:=IF([Sheet1.BC27]&lt;&gt;&quot;&quot;;CONCATENATE(&quot;D('&quot;;[.AW$1];&quot;','&quot;;[Sheet1.BC27];&quot;')&quot;);&quot;&quot;)">
            <text:p/>
          </table:table-cell>
          <table:table-cell table:formula="of:=IF([Sheet1.BD27]&lt;&gt;&quot;&quot;;CONCATENATE(&quot;D('&quot;;[.AX$1];&quot;','&quot;;[Sheet1.BD27];&quot;')&quot;);&quot;&quot;)">
            <text:p/>
          </table:table-cell>
          <table:table-cell table:formula="of:=IF([Sheet1.BE27]&lt;&gt;&quot;&quot;;CONCATENATE(&quot;D('&quot;;[.AY$1];&quot;','&quot;;[Sheet1.BE27];&quot;')&quot;);&quot;&quot;)">
            <text:p/>
          </table:table-cell>
          <table:table-cell table:formula="of:=IF([Sheet1.BF27]&lt;&gt;&quot;&quot;;CONCATENATE(&quot;D('&quot;;[.AZ$1];&quot;','&quot;;[Sheet1.BF27];&quot;')&quot;);&quot;&quot;)">
            <text:p/>
          </table:table-cell>
          <table:table-cell table:formula="of:=IF([Sheet1.BG27]&lt;&gt;&quot;&quot;;CONCATENATE(&quot;D('&quot;;[.BA$1];&quot;','&quot;;[Sheet1.BG27];&quot;')&quot;);&quot;&quot;)">
            <text:p/>
          </table:table-cell>
          <table:table-cell table:formula="of:=IF([Sheet1.BH27]&lt;&gt;&quot;&quot;;CONCATENATE(&quot;D('&quot;;[.BB$1];&quot;','&quot;;[Sheet1.BH27];&quot;')&quot;);&quot;&quot;)" office:value-type="string" office:string-value="D('U','1..n,W')">
            <text:p>D('U','1..n,W')</text:p>
          </table:table-cell>
          <table:table-cell table:formula="of:=IF([Sheet1.BI27]&lt;&gt;&quot;&quot;;CONCATENATE(&quot;D('&quot;;[.BC$1];&quot;','&quot;;[Sheet1.BI27];&quot;')&quot;);&quot;&quot;)">
            <text:p/>
          </table:table-cell>
          <table:table-cell table:formula="of:=IF([Sheet1.BJ27]&lt;&gt;&quot;&quot;;CONCATENATE(&quot;D('&quot;;[.BD$1];&quot;','&quot;;[Sheet1.BJ27];&quot;')&quot;);&quot;&quot;)">
            <text:p/>
          </table:table-cell>
          <table:table-cell table:formula="of:=IF([Sheet1.BK27]&lt;&gt;&quot;&quot;;CONCATENATE(&quot;D('&quot;;[.BE$1];&quot;','&quot;;[Sheet1.BK27];&quot;')&quot;);&quot;&quot;)">
            <text:p/>
          </table:table-cell>
          <table:table-cell table:formula="of:=IF([Sheet1.BL27]&lt;&gt;&quot;&quot;;CONCATENATE(&quot;D('&quot;;[.BF$1];&quot;','&quot;;[Sheet1.BL27];&quot;')&quot;);&quot;&quot;)" office:value-type="string" office:string-value="D('V','1..n')">
            <text:p>D('V','1..n')</text:p>
          </table:table-cell>
          <table:table-cell table:formula="of:=IF([Sheet1.BM27]&lt;&gt;&quot;&quot;;CONCATENATE(&quot;D('&quot;;[.BG$1];&quot;','&quot;;[Sheet1.BM27];&quot;')&quot;);&quot;&quot;)">
            <text:p/>
          </table:table-cell>
          <table:table-cell table:formula="of:=IF([Sheet1.BN27]&lt;&gt;&quot;&quot;;CONCATENATE(&quot;D('&quot;;[.BH$1];&quot;','&quot;;[Sheet1.BN27];&quot;')&quot;);&quot;&quot;)">
            <text:p/>
          </table:table-cell>
          <table:table-cell table:formula="of:=IF([Sheet1.BO27]&lt;&gt;&quot;&quot;;CONCATENATE(&quot;D('&quot;;[.BI$1];&quot;','&quot;;[Sheet1.BO27];&quot;')&quot;);&quot;&quot;)">
            <text:p/>
          </table:table-cell>
          <table:table-cell table:formula="of:=IF([Sheet1.BP27]&lt;&gt;&quot;&quot;;CONCATENATE(&quot;D('&quot;;[.BJ$1];&quot;','&quot;;[Sheet1.BP27];&quot;')&quot;);&quot;&quot;)">
            <text:p/>
          </table:table-cell>
          <table:table-cell table:formula="of:=IF([Sheet1.BQ27]&lt;&gt;&quot;&quot;;CONCATENATE(&quot;D('&quot;;[.BK$1];&quot;','&quot;;[Sheet1.BQ27];&quot;')&quot;);&quot;&quot;)">
            <text:p/>
          </table:table-cell>
          <table:table-cell table:formula="of:=IF([Sheet1.BR27]&lt;&gt;&quot;&quot;;CONCATENATE(&quot;D('&quot;;[.BL$1];&quot;','&quot;;[Sheet1.BR27];&quot;')&quot;);&quot;&quot;)">
            <text:p/>
          </table:table-cell>
          <table:table-cell table:formula="of:=IF([Sheet1.BS27]&lt;&gt;&quot;&quot;;CONCATENATE(&quot;D('&quot;;[.BM$1];&quot;','&quot;;[Sheet1.BS27];&quot;')&quot;);&quot;&quot;)">
            <text:p/>
          </table:table-cell>
          <table:table-cell table:formula="of:=IF([Sheet1.BT27]&lt;&gt;&quot;&quot;;CONCATENATE(&quot;D('&quot;;[.BN$1];&quot;','&quot;;[Sheet1.BT27];&quot;')&quot;);&quot;&quot;)">
            <text:p/>
          </table:table-cell>
          <table:table-cell table:formula="of:=IF([Sheet1.BU27]&lt;&gt;&quot;&quot;;CONCATENATE(&quot;D('&quot;;[.BO$1];&quot;','&quot;;[Sheet1.BU27];&quot;')&quot;);&quot;&quot;)">
            <text:p/>
          </table:table-cell>
          <table:table-cell table:formula="of:=IF([Sheet1.BV27]&lt;&gt;&quot;&quot;;CONCATENATE(&quot;D('&quot;;[.BP$1];&quot;','&quot;;[Sheet1.BV27];&quot;')&quot;);&quot;&quot;)">
            <text:p/>
          </table:table-cell>
          <table:table-cell table:formula="of:=IF([Sheet1.BW27]&lt;&gt;&quot;&quot;;CONCATENATE(&quot;D('&quot;;[.BQ$1];&quot;','&quot;;[Sheet1.BW27];&quot;')&quot;);&quot;&quot;)">
            <text:p/>
          </table:table-cell>
          <table:table-cell table:formula="of:=IF([Sheet1.BX27]&lt;&gt;&quot;&quot;;CONCATENATE(&quot;D('&quot;;[.BR$1];&quot;','&quot;;[Sheet1.BX27];&quot;')&quot;);&quot;&quot;)">
            <text:p/>
          </table:table-cell>
          <table:table-cell table:formula="of:=IF([Sheet1.BY27]&lt;&gt;&quot;&quot;;CONCATENATE(&quot;D('&quot;;[.BS$1];&quot;','&quot;;[Sheet1.BY27];&quot;')&quot;);&quot;&quot;)">
            <text:p/>
          </table:table-cell>
          <table:table-cell table:formula="of:=IF([Sheet1.BZ27]&lt;&gt;&quot;&quot;;CONCATENATE(&quot;D('&quot;;[.BT$1];&quot;','&quot;;[Sheet1.BZ27];&quot;')&quot;);&quot;&quot;)" office:value-type="string" office:string-value="D('W','1..n,W')">
            <text:p>D('W','1..n,W')</text:p>
          </table:table-cell>
          <table:table-cell table:formula="of:=IF([Sheet1.CA27]&lt;&gt;&quot;&quot;;CONCATENATE(&quot;D('&quot;;[.BU$1];&quot;','&quot;;[Sheet1.CA27];&quot;')&quot;);&quot;&quot;)" office:value-type="string" office:string-value="D('X','1..n')">
            <text:p>D('X','1..n')</text:p>
          </table:table-cell>
          <table:table-cell table:formula="of:=IF([Sheet1.CB27]&lt;&gt;&quot;&quot;;CONCATENATE(&quot;D('&quot;;[.BV$1];&quot;','&quot;;[Sheet1.CB27];&quot;')&quot;);&quot;&quot;)">
            <text:p/>
          </table:table-cell>
          <table:table-cell table:formula="of:=IF([Sheet1.CC27]&lt;&gt;&quot;&quot;;CONCATENATE(&quot;D('&quot;;[.BW$1];&quot;','&quot;;[Sheet1.CC27];&quot;')&quot;);&quot;&quot;)">
            <text:p/>
          </table:table-cell>
          <table:table-cell table:formula="of:=IF([Sheet1.CD27]&lt;&gt;&quot;&quot;;CONCATENATE(&quot;D('&quot;;[.BX$1];&quot;','&quot;;[Sheet1.CD27];&quot;')&quot;);&quot;&quot;)">
            <text:p/>
          </table:table-cell>
          <table:table-cell table:formula="of:=IF([Sheet1.CE27]&lt;&gt;&quot;&quot;;CONCATENATE(&quot;D('&quot;;[.BY$1];&quot;','&quot;;[Sheet1.CE27];&quot;')&quot;);&quot;&quot;)" office:value-type="string" office:string-value="D('Y','1..n,W')">
            <text:p>D('Y','1..n,W')</text:p>
          </table:table-cell>
          <table:table-cell table:formula="of:=IF([Sheet1.CF27]&lt;&gt;&quot;&quot;;CONCATENATE(&quot;D('&quot;;[.BZ$1];&quot;','&quot;;[Sheet1.CF27];&quot;')&quot;);&quot;&quot;)">
            <text:p/>
          </table:table-cell>
          <table:table-cell table:formula="of:=IF([Sheet1.CG27]&lt;&gt;&quot;&quot;;CONCATENATE(&quot;D('&quot;;[.CA$1];&quot;','&quot;;[Sheet1.CG27];&quot;')&quot;);&quot;&quot;)">
            <text:p/>
          </table:table-cell>
          <table:table-cell table:formula="of:=IF([Sheet1.CH27]&lt;&gt;&quot;&quot;;CONCATENATE(&quot;D('&quot;;[.CB$1];&quot;','&quot;;[Sheet1.CH27];&quot;')&quot;);&quot;&quot;)">
            <text:p/>
          </table:table-cell>
          <table:table-cell table:formula="of:=IF([Sheet1.CI27]&lt;&gt;&quot;&quot;;CONCATENATE(&quot;D('&quot;;[.CC$1];&quot;','&quot;;[Sheet1.CI27];&quot;')&quot;);&quot;&quot;)">
            <text:p/>
          </table:table-cell>
          <table:table-cell table:formula="of:=IF([Sheet1.CJ27]&lt;&gt;&quot;&quot;;CONCATENATE(&quot;D('&quot;;[.CD$1];&quot;','&quot;;[Sheet1.CJ27];&quot;')&quot;);&quot;&quot;)">
            <text:p/>
          </table:table-cell>
          <table:table-cell table:formula="of:=IF([Sheet1.CK27]&lt;&gt;&quot;&quot;;CONCATENATE(&quot;D('&quot;;[.CE$1];&quot;','&quot;;[Sheet1.CK27];&quot;')&quot;);&quot;&quot;)">
            <text:p/>
          </table:table-cell>
          <table:table-cell table:formula="of:=IF([Sheet1.CL27]&lt;&gt;&quot;&quot;;CONCATENATE(&quot;D('&quot;;[.CF$1];&quot;','&quot;;[Sheet1.CL27];&quot;')&quot;);&quot;&quot;)">
            <text:p/>
          </table:table-cell>
          <table:table-cell table:formula="of:=IF([Sheet1.CM27]&lt;&gt;&quot;&quot;;CONCATENATE(&quot;D('&quot;;[.CG$1];&quot;','&quot;;[Sheet1.CM27];&quot;')&quot;);&quot;&quot;)">
            <text:p/>
          </table:table-cell>
          <table:table-cell table:formula="of:=IF([Sheet1.CN27]&lt;&gt;&quot;&quot;;CONCATENATE(&quot;D('&quot;;[.CH$1];&quot;','&quot;;[Sheet1.CN27];&quot;')&quot;);&quot;&quot;)">
            <text:p/>
          </table:table-cell>
          <table:table-cell table:formula="of:=IF([Sheet1.CO27]&lt;&gt;&quot;&quot;;CONCATENATE(&quot;D('&quot;;[.CI$1];&quot;','&quot;;[Sheet1.CO27];&quot;')&quot;);&quot;&quot;)">
            <text:p/>
          </table:table-cell>
          <table:table-cell table:formula="of:=IF([Sheet1.CP27]&lt;&gt;&quot;&quot;;CONCATENATE(&quot;D('&quot;;[.CJ$1];&quot;','&quot;;[Sheet1.CP27];&quot;')&quot;);&quot;&quot;)">
            <text:p/>
          </table:table-cell>
          <table:table-cell table:formula="of:=IF([Sheet1.CQ27]&lt;&gt;&quot;&quot;;CONCATENATE(&quot;D('&quot;;[.CK$1];&quot;','&quot;;[Sheet1.CQ27];&quot;')&quot;);&quot;&quot;)">
            <text:p/>
          </table:table-cell>
          <table:table-cell table:formula="of:=IF([Sheet1.CR27]&lt;&gt;&quot;&quot;;CONCATENATE(&quot;D('&quot;;[.CL$1];&quot;','&quot;;[Sheet1.CR27];&quot;')&quot;);&quot;&quot;)">
            <text:p/>
          </table:table-cell>
          <table:table-cell table:formula="of:=IF([Sheet1.CS27]&lt;&gt;&quot;&quot;;CONCATENATE(&quot;D('&quot;;[.CM$1];&quot;','&quot;;[Sheet1.CS27];&quot;')&quot;);&quot;&quot;)">
            <text:p/>
          </table:table-cell>
          <table:table-cell table:formula="of:=IF([Sheet1.CT27]&lt;&gt;&quot;&quot;;CONCATENATE(&quot;D('&quot;;[.CN$1];&quot;','&quot;;[Sheet1.CT27];&quot;')&quot;);&quot;&quot;)">
            <text:p/>
          </table:table-cell>
          <table:table-cell table:formula="of:=IF([Sheet1.CU27]&lt;&gt;&quot;&quot;;CONCATENATE(&quot;D('&quot;;[.CO$1];&quot;','&quot;;[Sheet1.CU27];&quot;')&quot;);&quot;&quot;)">
            <text:p/>
          </table:table-cell>
        </table:table-row>
        <table:table-row table:style-name="ro1">
          <table:table-cell table:formula="of:=[Sheet1.A28]" office:value-type="float" office:value="23">
            <text:p>23</text:p>
          </table:table-cell>
          <table:table-cell table:formula="of:=[Sheet1.B28]" office:value-type="string" office:string-value="2D IH">
            <text:p>2D IH</text:p>
          </table:table-cell>
          <table:table-cell table:formula="of:=[Sheet1.C28]" office:value-type="string" office:string-value="2-D Implicit hydrodynamics fragment">
            <text:p>2-D Implicit hydrodynamics fragment</text:p>
          </table:table-cell>
          <table:table-cell table:formula="of:=IF([Sheet1.D28]&lt;&gt;&quot;&quot;;1;0)" office:value-type="float" office:value="0">
            <text:p>0</text:p>
          </table:table-cell>
          <table:table-cell table:formula="of:=[Sheet1.J28]" office:value-type="float" office:value="0.0999000999000999">
            <text:p>0,1</text:p>
          </table:table-cell>
          <table:table-cell table:formula="of:=IF([Sheet1.L28]&lt;&gt;&quot;&quot;;CONCATENATE(&quot;D('&quot;;[.F$1];&quot;','&quot;;[Sheet1.L28];&quot;')&quot;);&quot;&quot;)">
            <text:p/>
          </table:table-cell>
          <table:table-cell table:formula="of:=IF([Sheet1.M28]&lt;&gt;&quot;&quot;;CONCATENATE(&quot;D('&quot;;[.G$1];&quot;','&quot;;[Sheet1.M28];&quot;')&quot;);&quot;&quot;)">
            <text:p/>
          </table:table-cell>
          <table:table-cell table:formula="of:=IF([Sheet1.N28]&lt;&gt;&quot;&quot;;CONCATENATE(&quot;D('&quot;;[.H$1];&quot;','&quot;;[Sheet1.N28];&quot;')&quot;);&quot;&quot;)">
            <text:p/>
          </table:table-cell>
          <table:table-cell table:formula="of:=IF([Sheet1.O28]&lt;&gt;&quot;&quot;;CONCATENATE(&quot;D('&quot;;[.I$1];&quot;','&quot;;[Sheet1.O28];&quot;')&quot;);&quot;&quot;)">
            <text:p/>
          </table:table-cell>
          <table:table-cell table:formula="of:=IF([Sheet1.P28]&lt;&gt;&quot;&quot;;CONCATENATE(&quot;D('&quot;;[.J$1];&quot;','&quot;;[Sheet1.P28];&quot;')&quot;);&quot;&quot;)">
            <text:p/>
          </table:table-cell>
          <table:table-cell table:formula="of:=IF([Sheet1.Q28]&lt;&gt;&quot;&quot;;CONCATENATE(&quot;D('&quot;;[.K$1];&quot;','&quot;;[Sheet1.Q28];&quot;')&quot;);&quot;&quot;)">
            <text:p/>
          </table:table-cell>
          <table:table-cell table:formula="of:=IF([Sheet1.R28]&lt;&gt;&quot;&quot;;CONCATENATE(&quot;D('&quot;;[.L$1];&quot;','&quot;;[Sheet1.R28];&quot;')&quot;);&quot;&quot;)">
            <text:p/>
          </table:table-cell>
          <table:table-cell table:formula="of:=IF([Sheet1.S28]&lt;&gt;&quot;&quot;;CONCATENATE(&quot;D('&quot;;[.M$1];&quot;','&quot;;[Sheet1.S28];&quot;')&quot;);&quot;&quot;)">
            <text:p/>
          </table:table-cell>
          <table:table-cell table:formula="of:=IF([Sheet1.T28]&lt;&gt;&quot;&quot;;CONCATENATE(&quot;D('&quot;;[.N$1];&quot;','&quot;;[Sheet1.T28];&quot;')&quot;);&quot;&quot;)">
            <text:p/>
          </table:table-cell>
          <table:table-cell table:formula="of:=IF([Sheet1.U28]&lt;&gt;&quot;&quot;;CONCATENATE(&quot;D('&quot;;[.O$1];&quot;','&quot;;[Sheet1.U28];&quot;')&quot;);&quot;&quot;)">
            <text:p/>
          </table:table-cell>
          <table:table-cell table:formula="of:=IF([Sheet1.V28]&lt;&gt;&quot;&quot;;CONCATENATE(&quot;D('&quot;;[.P$1];&quot;','&quot;;[Sheet1.V28];&quot;')&quot;);&quot;&quot;)">
            <text:p/>
          </table:table-cell>
          <table:table-cell table:formula="of:=IF([Sheet1.W28]&lt;&gt;&quot;&quot;;CONCATENATE(&quot;D('&quot;;[.Q$1];&quot;','&quot;;[Sheet1.W28];&quot;')&quot;);&quot;&quot;)">
            <text:p/>
          </table:table-cell>
          <table:table-cell table:formula="of:=IF([Sheet1.X28]&lt;&gt;&quot;&quot;;CONCATENATE(&quot;D('&quot;;[.R$1];&quot;','&quot;;[Sheet1.X28];&quot;')&quot;);&quot;&quot;)">
            <text:p/>
          </table:table-cell>
          <table:table-cell table:formula="of:=IF([Sheet1.Y28]&lt;&gt;&quot;&quot;;CONCATENATE(&quot;D('&quot;;[.S$1];&quot;','&quot;;[Sheet1.Y28];&quot;')&quot;);&quot;&quot;)">
            <text:p/>
          </table:table-cell>
          <table:table-cell table:formula="of:=IF([Sheet1.Z28]&lt;&gt;&quot;&quot;;CONCATENATE(&quot;D('&quot;;[.T$1];&quot;','&quot;;[Sheet1.Z28];&quot;')&quot;);&quot;&quot;)">
            <text:p/>
          </table:table-cell>
          <table:table-cell table:formula="of:=IF([Sheet1.AA28]&lt;&gt;&quot;&quot;;CONCATENATE(&quot;D('&quot;;[.U$1];&quot;','&quot;;[Sheet1.AA28];&quot;')&quot;);&quot;&quot;)">
            <text:p/>
          </table:table-cell>
          <table:table-cell table:formula="of:=IF([Sheet1.AB28]&lt;&gt;&quot;&quot;;CONCATENATE(&quot;D('&quot;;[.V$1];&quot;','&quot;;[Sheet1.AB28];&quot;')&quot;);&quot;&quot;)">
            <text:p/>
          </table:table-cell>
          <table:table-cell table:formula="of:=IF([Sheet1.AC28]&lt;&gt;&quot;&quot;;CONCATENATE(&quot;D('&quot;;[.W$1];&quot;','&quot;;[Sheet1.AC28];&quot;')&quot;);&quot;&quot;)">
            <text:p/>
          </table:table-cell>
          <table:table-cell table:formula="of:=IF([Sheet1.AD28]&lt;&gt;&quot;&quot;;CONCATENATE(&quot;D('&quot;;[.X$1];&quot;','&quot;;[Sheet1.AD28];&quot;')&quot;);&quot;&quot;)">
            <text:p/>
          </table:table-cell>
          <table:table-cell table:formula="of:=IF([Sheet1.AE28]&lt;&gt;&quot;&quot;;CONCATENATE(&quot;D('&quot;;[.Y$1];&quot;','&quot;;[Sheet1.AE28];&quot;')&quot;);&quot;&quot;)">
            <text:p/>
          </table:table-cell>
          <table:table-cell table:formula="of:=IF([Sheet1.AF28]&lt;&gt;&quot;&quot;;CONCATENATE(&quot;D('&quot;;[.Z$1];&quot;','&quot;;[Sheet1.AF28];&quot;')&quot;);&quot;&quot;)">
            <text:p/>
          </table:table-cell>
          <table:table-cell table:formula="of:=IF([Sheet1.AG28]&lt;&gt;&quot;&quot;;CONCATENATE(&quot;D('&quot;;[.AA$1];&quot;','&quot;;[Sheet1.AG28];&quot;')&quot;);&quot;&quot;)">
            <text:p/>
          </table:table-cell>
          <table:table-cell table:formula="of:=IF([Sheet1.AH28]&lt;&gt;&quot;&quot;;CONCATENATE(&quot;D('&quot;;[.AB$1];&quot;','&quot;;[Sheet1.AH28];&quot;')&quot;);&quot;&quot;)">
            <text:p/>
          </table:table-cell>
          <table:table-cell table:formula="of:=IF([Sheet1.AI28]&lt;&gt;&quot;&quot;;CONCATENATE(&quot;D('&quot;;[.AC$1];&quot;','&quot;;[Sheet1.AI28];&quot;')&quot;);&quot;&quot;)">
            <text:p/>
          </table:table-cell>
          <table:table-cell table:formula="of:=IF([Sheet1.AJ28]&lt;&gt;&quot;&quot;;CONCATENATE(&quot;D('&quot;;[.AD$1];&quot;','&quot;;[Sheet1.AJ28];&quot;')&quot;);&quot;&quot;)">
            <text:p/>
          </table:table-cell>
          <table:table-cell table:formula="of:=IF([Sheet1.AK28]&lt;&gt;&quot;&quot;;CONCATENATE(&quot;D('&quot;;[.AE$1];&quot;','&quot;;[Sheet1.AK28];&quot;')&quot;);&quot;&quot;)">
            <text:p/>
          </table:table-cell>
          <table:table-cell table:formula="of:=IF([Sheet1.AL28]&lt;&gt;&quot;&quot;;CONCATENATE(&quot;D('&quot;;[.AF$1];&quot;','&quot;;[Sheet1.AL28];&quot;')&quot;);&quot;&quot;)">
            <text:p/>
          </table:table-cell>
          <table:table-cell table:formula="of:=IF([Sheet1.AM28]&lt;&gt;&quot;&quot;;CONCATENATE(&quot;D('&quot;;[.AG$1];&quot;','&quot;;[Sheet1.AM28];&quot;')&quot;);&quot;&quot;)">
            <text:p/>
          </table:table-cell>
          <table:table-cell table:formula="of:=IF([Sheet1.AN28]&lt;&gt;&quot;&quot;;CONCATENATE(&quot;D('&quot;;[.AH$1];&quot;','&quot;;[Sheet1.AN28];&quot;')&quot;);&quot;&quot;)">
            <text:p/>
          </table:table-cell>
          <table:table-cell table:formula="of:=IF([Sheet1.AO28]&lt;&gt;&quot;&quot;;CONCATENATE(&quot;D('&quot;;[.AI$1];&quot;','&quot;;[Sheet1.AO28];&quot;')&quot;);&quot;&quot;)">
            <text:p/>
          </table:table-cell>
          <table:table-cell table:formula="of:=IF([Sheet1.AP28]&lt;&gt;&quot;&quot;;CONCATENATE(&quot;D('&quot;;[.AJ$1];&quot;','&quot;;[Sheet1.AP28];&quot;')&quot;);&quot;&quot;)">
            <text:p/>
          </table:table-cell>
          <table:table-cell table:formula="of:=IF([Sheet1.AQ28]&lt;&gt;&quot;&quot;;CONCATENATE(&quot;D('&quot;;[.AK$1];&quot;','&quot;;[Sheet1.AQ28];&quot;')&quot;);&quot;&quot;)">
            <text:p/>
          </table:table-cell>
          <table:table-cell table:formula="of:=IF([Sheet1.AR28]&lt;&gt;&quot;&quot;;CONCATENATE(&quot;D('&quot;;[.AL$1];&quot;','&quot;;[Sheet1.AR28];&quot;')&quot;);&quot;&quot;)">
            <text:p/>
          </table:table-cell>
          <table:table-cell table:formula="of:=IF([Sheet1.AS28]&lt;&gt;&quot;&quot;;CONCATENATE(&quot;D('&quot;;[.AM$1];&quot;','&quot;;[Sheet1.AS28];&quot;')&quot;);&quot;&quot;)">
            <text:p/>
          </table:table-cell>
          <table:table-cell table:formula="of:=IF([Sheet1.AT28]&lt;&gt;&quot;&quot;;CONCATENATE(&quot;D('&quot;;[.AN$1];&quot;','&quot;;[Sheet1.AT28];&quot;')&quot;);&quot;&quot;)">
            <text:p/>
          </table:table-cell>
          <table:table-cell table:formula="of:=IF([Sheet1.AU28]&lt;&gt;&quot;&quot;;CONCATENATE(&quot;D('&quot;;[.AO$1];&quot;','&quot;;[Sheet1.AU28];&quot;')&quot;);&quot;&quot;)">
            <text:p/>
          </table:table-cell>
          <table:table-cell table:formula="of:=IF([Sheet1.AV28]&lt;&gt;&quot;&quot;;CONCATENATE(&quot;D('&quot;;[.AP$1];&quot;','&quot;;[Sheet1.AV28];&quot;')&quot;);&quot;&quot;)">
            <text:p/>
          </table:table-cell>
          <table:table-cell table:formula="of:=IF([Sheet1.AW28]&lt;&gt;&quot;&quot;;CONCATENATE(&quot;D('&quot;;[.AQ$1];&quot;','&quot;;[Sheet1.AW28];&quot;')&quot;);&quot;&quot;)">
            <text:p/>
          </table:table-cell>
          <table:table-cell table:formula="of:=IF([Sheet1.AX28]&lt;&gt;&quot;&quot;;CONCATENATE(&quot;D('&quot;;[.AR$1];&quot;','&quot;;[Sheet1.AX28];&quot;')&quot;);&quot;&quot;)">
            <text:p/>
          </table:table-cell>
          <table:table-cell table:formula="of:=IF([Sheet1.AY28]&lt;&gt;&quot;&quot;;CONCATENATE(&quot;D('&quot;;[.AS$1];&quot;','&quot;;[Sheet1.AY28];&quot;')&quot;);&quot;&quot;)">
            <text:p/>
          </table:table-cell>
          <table:table-cell table:formula="of:=IF([Sheet1.AZ28]&lt;&gt;&quot;&quot;;CONCATENATE(&quot;D('&quot;;[.AT$1];&quot;','&quot;;[Sheet1.AZ28];&quot;')&quot;);&quot;&quot;)">
            <text:p/>
          </table:table-cell>
          <table:table-cell table:formula="of:=IF([Sheet1.BA28]&lt;&gt;&quot;&quot;;CONCATENATE(&quot;D('&quot;;[.AU$1];&quot;','&quot;;[Sheet1.BA28];&quot;')&quot;);&quot;&quot;)">
            <text:p/>
          </table:table-cell>
          <table:table-cell table:formula="of:=IF([Sheet1.BB28]&lt;&gt;&quot;&quot;;CONCATENATE(&quot;D('&quot;;[.AV$1];&quot;','&quot;;[Sheet1.BB28];&quot;')&quot;);&quot;&quot;)">
            <text:p/>
          </table:table-cell>
          <table:table-cell table:formula="of:=IF([Sheet1.BC28]&lt;&gt;&quot;&quot;;CONCATENATE(&quot;D('&quot;;[.AW$1];&quot;','&quot;;[Sheet1.BC28];&quot;')&quot;);&quot;&quot;)">
            <text:p/>
          </table:table-cell>
          <table:table-cell table:formula="of:=IF([Sheet1.BD28]&lt;&gt;&quot;&quot;;CONCATENATE(&quot;D('&quot;;[.AX$1];&quot;','&quot;;[Sheet1.BD28];&quot;')&quot;);&quot;&quot;)">
            <text:p/>
          </table:table-cell>
          <table:table-cell table:formula="of:=IF([Sheet1.BE28]&lt;&gt;&quot;&quot;;CONCATENATE(&quot;D('&quot;;[.AY$1];&quot;','&quot;;[Sheet1.BE28];&quot;')&quot;);&quot;&quot;)">
            <text:p/>
          </table:table-cell>
          <table:table-cell table:formula="of:=IF([Sheet1.BF28]&lt;&gt;&quot;&quot;;CONCATENATE(&quot;D('&quot;;[.AZ$1];&quot;','&quot;;[Sheet1.BF28];&quot;')&quot;);&quot;&quot;)">
            <text:p/>
          </table:table-cell>
          <table:table-cell table:formula="of:=IF([Sheet1.BG28]&lt;&gt;&quot;&quot;;CONCATENATE(&quot;D('&quot;;[.BA$1];&quot;','&quot;;[Sheet1.BG28];&quot;')&quot;);&quot;&quot;)">
            <text:p/>
          </table:table-cell>
          <table:table-cell table:formula="of:=IF([Sheet1.BH28]&lt;&gt;&quot;&quot;;CONCATENATE(&quot;D('&quot;;[.BB$1];&quot;','&quot;;[Sheet1.BH28];&quot;')&quot;);&quot;&quot;)">
            <text:p/>
          </table:table-cell>
          <table:table-cell table:formula="of:=IF([Sheet1.BI28]&lt;&gt;&quot;&quot;;CONCATENATE(&quot;D('&quot;;[.BC$1];&quot;','&quot;;[Sheet1.BI28];&quot;')&quot;);&quot;&quot;)">
            <text:p/>
          </table:table-cell>
          <table:table-cell table:formula="of:=IF([Sheet1.BJ28]&lt;&gt;&quot;&quot;;CONCATENATE(&quot;D('&quot;;[.BD$1];&quot;','&quot;;[Sheet1.BJ28];&quot;')&quot;);&quot;&quot;)">
            <text:p/>
          </table:table-cell>
          <table:table-cell table:formula="of:=IF([Sheet1.BK28]&lt;&gt;&quot;&quot;;CONCATENATE(&quot;D('&quot;;[.BE$1];&quot;','&quot;;[Sheet1.BK28];&quot;')&quot;);&quot;&quot;)">
            <text:p/>
          </table:table-cell>
          <table:table-cell table:formula="of:=IF([Sheet1.BL28]&lt;&gt;&quot;&quot;;CONCATENATE(&quot;D('&quot;;[.BF$1];&quot;','&quot;;[Sheet1.BL28];&quot;')&quot;);&quot;&quot;)">
            <text:p/>
          </table:table-cell>
          <table:table-cell table:formula="of:=IF([Sheet1.BM28]&lt;&gt;&quot;&quot;;CONCATENATE(&quot;D('&quot;;[.BG$1];&quot;','&quot;;[Sheet1.BM28];&quot;')&quot;);&quot;&quot;)">
            <text:p/>
          </table:table-cell>
          <table:table-cell table:formula="of:=IF([Sheet1.BN28]&lt;&gt;&quot;&quot;;CONCATENATE(&quot;D('&quot;;[.BH$1];&quot;','&quot;;[Sheet1.BN28];&quot;')&quot;);&quot;&quot;)">
            <text:p/>
          </table:table-cell>
          <table:table-cell table:formula="of:=IF([Sheet1.BO28]&lt;&gt;&quot;&quot;;CONCATENATE(&quot;D('&quot;;[.BI$1];&quot;','&quot;;[Sheet1.BO28];&quot;')&quot;);&quot;&quot;)">
            <text:p/>
          </table:table-cell>
          <table:table-cell table:formula="of:=IF([Sheet1.BP28]&lt;&gt;&quot;&quot;;CONCATENATE(&quot;D('&quot;;[.BJ$1];&quot;','&quot;;[Sheet1.BP28];&quot;')&quot;);&quot;&quot;)">
            <text:p/>
          </table:table-cell>
          <table:table-cell table:formula="of:=IF([Sheet1.BQ28]&lt;&gt;&quot;&quot;;CONCATENATE(&quot;D('&quot;;[.BK$1];&quot;','&quot;;[Sheet1.BQ28];&quot;')&quot;);&quot;&quot;)">
            <text:p/>
          </table:table-cell>
          <table:table-cell table:formula="of:=IF([Sheet1.BR28]&lt;&gt;&quot;&quot;;CONCATENATE(&quot;D('&quot;;[.BL$1];&quot;','&quot;;[Sheet1.BR28];&quot;')&quot;);&quot;&quot;)">
            <text:p/>
          </table:table-cell>
          <table:table-cell table:formula="of:=IF([Sheet1.BS28]&lt;&gt;&quot;&quot;;CONCATENATE(&quot;D('&quot;;[.BM$1];&quot;','&quot;;[Sheet1.BS28];&quot;')&quot;);&quot;&quot;)">
            <text:p/>
          </table:table-cell>
          <table:table-cell table:formula="of:=IF([Sheet1.BT28]&lt;&gt;&quot;&quot;;CONCATENATE(&quot;D('&quot;;[.BN$1];&quot;','&quot;;[Sheet1.BT28];&quot;')&quot;);&quot;&quot;)">
            <text:p/>
          </table:table-cell>
          <table:table-cell table:formula="of:=IF([Sheet1.BU28]&lt;&gt;&quot;&quot;;CONCATENATE(&quot;D('&quot;;[.BO$1];&quot;','&quot;;[Sheet1.BU28];&quot;')&quot;);&quot;&quot;)">
            <text:p/>
          </table:table-cell>
          <table:table-cell table:formula="of:=IF([Sheet1.BV28]&lt;&gt;&quot;&quot;;CONCATENATE(&quot;D('&quot;;[.BP$1];&quot;','&quot;;[Sheet1.BV28];&quot;')&quot;);&quot;&quot;)">
            <text:p/>
          </table:table-cell>
          <table:table-cell table:formula="of:=IF([Sheet1.BW28]&lt;&gt;&quot;&quot;;CONCATENATE(&quot;D('&quot;;[.BQ$1];&quot;','&quot;;[Sheet1.BW28];&quot;')&quot;);&quot;&quot;)">
            <text:p/>
          </table:table-cell>
          <table:table-cell table:formula="of:=IF([Sheet1.BX28]&lt;&gt;&quot;&quot;;CONCATENATE(&quot;D('&quot;;[.BR$1];&quot;','&quot;;[Sheet1.BX28];&quot;')&quot;);&quot;&quot;)">
            <text:p/>
          </table:table-cell>
          <table:table-cell table:formula="of:=IF([Sheet1.BY28]&lt;&gt;&quot;&quot;;CONCATENATE(&quot;D('&quot;;[.BS$1];&quot;','&quot;;[Sheet1.BY28];&quot;')&quot;);&quot;&quot;)">
            <text:p/>
          </table:table-cell>
          <table:table-cell table:formula="of:=IF([Sheet1.BZ28]&lt;&gt;&quot;&quot;;CONCATENATE(&quot;D('&quot;;[.BT$1];&quot;','&quot;;[Sheet1.BZ28];&quot;')&quot;);&quot;&quot;)">
            <text:p/>
          </table:table-cell>
          <table:table-cell table:formula="of:=IF([Sheet1.CA28]&lt;&gt;&quot;&quot;;CONCATENATE(&quot;D('&quot;;[.BU$1];&quot;','&quot;;[Sheet1.CA28];&quot;')&quot;);&quot;&quot;)">
            <text:p/>
          </table:table-cell>
          <table:table-cell table:formula="of:=IF([Sheet1.CB28]&lt;&gt;&quot;&quot;;CONCATENATE(&quot;D('&quot;;[.BV$1];&quot;','&quot;;[Sheet1.CB28];&quot;')&quot;);&quot;&quot;)">
            <text:p/>
          </table:table-cell>
          <table:table-cell table:formula="of:=IF([Sheet1.CC28]&lt;&gt;&quot;&quot;;CONCATENATE(&quot;D('&quot;;[.BW$1];&quot;','&quot;;[Sheet1.CC28];&quot;')&quot;);&quot;&quot;)">
            <text:p/>
          </table:table-cell>
          <table:table-cell table:formula="of:=IF([Sheet1.CD28]&lt;&gt;&quot;&quot;;CONCATENATE(&quot;D('&quot;;[.BX$1];&quot;','&quot;;[Sheet1.CD28];&quot;')&quot;);&quot;&quot;)">
            <text:p/>
          </table:table-cell>
          <table:table-cell table:formula="of:=IF([Sheet1.CE28]&lt;&gt;&quot;&quot;;CONCATENATE(&quot;D('&quot;;[.BY$1];&quot;','&quot;;[Sheet1.CE28];&quot;')&quot;);&quot;&quot;)">
            <text:p/>
          </table:table-cell>
          <table:table-cell table:formula="of:=IF([Sheet1.CF28]&lt;&gt;&quot;&quot;;CONCATENATE(&quot;D('&quot;;[.BZ$1];&quot;','&quot;;[Sheet1.CF28];&quot;')&quot;);&quot;&quot;)">
            <text:p/>
          </table:table-cell>
          <table:table-cell table:formula="of:=IF([Sheet1.CG28]&lt;&gt;&quot;&quot;;CONCATENATE(&quot;D('&quot;;[.CA$1];&quot;','&quot;;[Sheet1.CG28];&quot;')&quot;);&quot;&quot;)" office:value-type="string" office:string-value="D('ZA','1..n+1,1..7,W')">
            <text:p>D('ZA','1..n+1,1..7,W')</text:p>
          </table:table-cell>
          <table:table-cell table:formula="of:=IF([Sheet1.CH28]&lt;&gt;&quot;&quot;;CONCATENATE(&quot;D('&quot;;[.CB$1];&quot;','&quot;;[Sheet1.CH28];&quot;')&quot;);&quot;&quot;)" office:value-type="string" office:string-value="D('ZB','1..n+1,1..7')">
            <text:p>D('ZB','1..n+1,1..7')</text:p>
          </table:table-cell>
          <table:table-cell table:formula="of:=IF([Sheet1.CI28]&lt;&gt;&quot;&quot;;CONCATENATE(&quot;D('&quot;;[.CC$1];&quot;','&quot;;[Sheet1.CI28];&quot;')&quot;);&quot;&quot;)">
            <text:p/>
          </table:table-cell>
          <table:table-cell table:formula="of:=IF([Sheet1.CJ28]&lt;&gt;&quot;&quot;;CONCATENATE(&quot;D('&quot;;[.CD$1];&quot;','&quot;;[Sheet1.CJ28];&quot;')&quot;);&quot;&quot;)">
            <text:p/>
          </table:table-cell>
          <table:table-cell table:formula="of:=IF([Sheet1.CK28]&lt;&gt;&quot;&quot;;CONCATENATE(&quot;D('&quot;;[.CE$1];&quot;','&quot;;[Sheet1.CK28];&quot;')&quot;);&quot;&quot;)">
            <text:p/>
          </table:table-cell>
          <table:table-cell table:formula="of:=IF([Sheet1.CL28]&lt;&gt;&quot;&quot;;CONCATENATE(&quot;D('&quot;;[.CF$1];&quot;','&quot;;[Sheet1.CL28];&quot;')&quot;);&quot;&quot;)">
            <text:p/>
          </table:table-cell>
          <table:table-cell table:formula="of:=IF([Sheet1.CM28]&lt;&gt;&quot;&quot;;CONCATENATE(&quot;D('&quot;;[.CG$1];&quot;','&quot;;[Sheet1.CM28];&quot;')&quot;);&quot;&quot;)" office:value-type="string" office:string-value="D('ZR','1..n+1,1..7')">
            <text:p>D('ZR','1..n+1,1..7')</text:p>
          </table:table-cell>
          <table:table-cell table:formula="of:=IF([Sheet1.CN28]&lt;&gt;&quot;&quot;;CONCATENATE(&quot;D('&quot;;[.CH$1];&quot;','&quot;;[Sheet1.CN28];&quot;')&quot;);&quot;&quot;)" office:value-type="string" office:string-value="D('ZU','1..n+1,1..7')">
            <text:p>D('ZU','1..n+1,1..7')</text:p>
          </table:table-cell>
          <table:table-cell table:formula="of:=IF([Sheet1.CO28]&lt;&gt;&quot;&quot;;CONCATENATE(&quot;D('&quot;;[.CI$1];&quot;','&quot;;[Sheet1.CO28];&quot;')&quot;);&quot;&quot;)" office:value-type="string" office:string-value="D('ZV','1..n+1,1..7')">
            <text:p>D('ZV','1..n+1,1..7')</text:p>
          </table:table-cell>
          <table:table-cell table:formula="of:=IF([Sheet1.CP28]&lt;&gt;&quot;&quot;;CONCATENATE(&quot;D('&quot;;[.CJ$1];&quot;','&quot;;[Sheet1.CP28];&quot;')&quot;);&quot;&quot;)">
            <text:p/>
          </table:table-cell>
          <table:table-cell table:formula="of:=IF([Sheet1.CQ28]&lt;&gt;&quot;&quot;;CONCATENATE(&quot;D('&quot;;[.CK$1];&quot;','&quot;;[Sheet1.CQ28];&quot;')&quot;);&quot;&quot;)" office:value-type="string" office:string-value="D('ZZ','1..n+1,1..7')">
            <text:p>D('ZZ','1..n+1,1..7')</text:p>
          </table:table-cell>
          <table:table-cell table:formula="of:=IF([Sheet1.CR28]&lt;&gt;&quot;&quot;;CONCATENATE(&quot;D('&quot;;[.CL$1];&quot;','&quot;;[Sheet1.CR28];&quot;')&quot;);&quot;&quot;)">
            <text:p/>
          </table:table-cell>
          <table:table-cell table:formula="of:=IF([Sheet1.CS28]&lt;&gt;&quot;&quot;;CONCATENATE(&quot;D('&quot;;[.CM$1];&quot;','&quot;;[Sheet1.CS28];&quot;')&quot;);&quot;&quot;)">
            <text:p/>
          </table:table-cell>
          <table:table-cell table:formula="of:=IF([Sheet1.CT28]&lt;&gt;&quot;&quot;;CONCATENATE(&quot;D('&quot;;[.CN$1];&quot;','&quot;;[Sheet1.CT28];&quot;')&quot;);&quot;&quot;)">
            <text:p/>
          </table:table-cell>
          <table:table-cell table:formula="of:=IF([Sheet1.CU28]&lt;&gt;&quot;&quot;;CONCATENATE(&quot;D('&quot;;[.CO$1];&quot;','&quot;;[Sheet1.CU28];&quot;')&quot;);&quot;&quot;)">
            <text:p/>
          </table:table-cell>
        </table:table-row>
        <table:table-row table:style-name="ro1">
          <table:table-cell table:formula="of:=[Sheet1.A29]" office:value-type="float" office:value="24">
            <text:p>24</text:p>
          </table:table-cell>
          <table:table-cell table:formula="of:=[Sheet1.B29]" office:value-type="string" office:string-value="MIN">
            <text:p>MIN</text:p>
          </table:table-cell>
          <table:table-cell table:formula="of:=[Sheet1.C29]" office:value-type="string" office:string-value="Find location of first minimum in array">
            <text:p>Find location of first minimum in array</text:p>
          </table:table-cell>
          <table:table-cell table:formula="of:=IF([Sheet1.D29]&lt;&gt;&quot;&quot;;1;0)" office:value-type="float" office:value="1">
            <text:p>1</text:p>
          </table:table-cell>
          <table:table-cell table:formula="of:=[Sheet1.J29]" office:value-type="float" office:value="1">
            <text:p>1</text:p>
          </table:table-cell>
          <table:table-cell table:formula="of:=IF([Sheet1.L29]&lt;&gt;&quot;&quot;;CONCATENATE(&quot;D('&quot;;[.F$1];&quot;','&quot;;[Sheet1.L29];&quot;')&quot;);&quot;&quot;)">
            <text:p/>
          </table:table-cell>
          <table:table-cell table:formula="of:=IF([Sheet1.M29]&lt;&gt;&quot;&quot;;CONCATENATE(&quot;D('&quot;;[.G$1];&quot;','&quot;;[Sheet1.M29];&quot;')&quot;);&quot;&quot;)">
            <text:p/>
          </table:table-cell>
          <table:table-cell table:formula="of:=IF([Sheet1.N29]&lt;&gt;&quot;&quot;;CONCATENATE(&quot;D('&quot;;[.H$1];&quot;','&quot;;[Sheet1.N29];&quot;')&quot;);&quot;&quot;)">
            <text:p/>
          </table:table-cell>
          <table:table-cell table:formula="of:=IF([Sheet1.O29]&lt;&gt;&quot;&quot;;CONCATENATE(&quot;D('&quot;;[.I$1];&quot;','&quot;;[Sheet1.O29];&quot;')&quot;);&quot;&quot;)">
            <text:p/>
          </table:table-cell>
          <table:table-cell table:formula="of:=IF([Sheet1.P29]&lt;&gt;&quot;&quot;;CONCATENATE(&quot;D('&quot;;[.J$1];&quot;','&quot;;[Sheet1.P29];&quot;')&quot;);&quot;&quot;)">
            <text:p/>
          </table:table-cell>
          <table:table-cell table:formula="of:=IF([Sheet1.Q29]&lt;&gt;&quot;&quot;;CONCATENATE(&quot;D('&quot;;[.K$1];&quot;','&quot;;[Sheet1.Q29];&quot;')&quot;);&quot;&quot;)">
            <text:p/>
          </table:table-cell>
          <table:table-cell table:formula="of:=IF([Sheet1.R29]&lt;&gt;&quot;&quot;;CONCATENATE(&quot;D('&quot;;[.L$1];&quot;','&quot;;[Sheet1.R29];&quot;')&quot;);&quot;&quot;)">
            <text:p/>
          </table:table-cell>
          <table:table-cell table:formula="of:=IF([Sheet1.S29]&lt;&gt;&quot;&quot;;CONCATENATE(&quot;D('&quot;;[.M$1];&quot;','&quot;;[Sheet1.S29];&quot;')&quot;);&quot;&quot;)">
            <text:p/>
          </table:table-cell>
          <table:table-cell table:formula="of:=IF([Sheet1.T29]&lt;&gt;&quot;&quot;;CONCATENATE(&quot;D('&quot;;[.N$1];&quot;','&quot;;[Sheet1.T29];&quot;')&quot;);&quot;&quot;)">
            <text:p/>
          </table:table-cell>
          <table:table-cell table:formula="of:=IF([Sheet1.U29]&lt;&gt;&quot;&quot;;CONCATENATE(&quot;D('&quot;;[.O$1];&quot;','&quot;;[Sheet1.U29];&quot;')&quot;);&quot;&quot;)">
            <text:p/>
          </table:table-cell>
          <table:table-cell table:formula="of:=IF([Sheet1.V29]&lt;&gt;&quot;&quot;;CONCATENATE(&quot;D('&quot;;[.P$1];&quot;','&quot;;[Sheet1.V29];&quot;')&quot;);&quot;&quot;)">
            <text:p/>
          </table:table-cell>
          <table:table-cell table:formula="of:=IF([Sheet1.W29]&lt;&gt;&quot;&quot;;CONCATENATE(&quot;D('&quot;;[.Q$1];&quot;','&quot;;[Sheet1.W29];&quot;')&quot;);&quot;&quot;)">
            <text:p/>
          </table:table-cell>
          <table:table-cell table:formula="of:=IF([Sheet1.X29]&lt;&gt;&quot;&quot;;CONCATENATE(&quot;D('&quot;;[.R$1];&quot;','&quot;;[Sheet1.X29];&quot;')&quot;);&quot;&quot;)">
            <text:p/>
          </table:table-cell>
          <table:table-cell table:formula="of:=IF([Sheet1.Y29]&lt;&gt;&quot;&quot;;CONCATENATE(&quot;D('&quot;;[.S$1];&quot;','&quot;;[Sheet1.Y29];&quot;')&quot;);&quot;&quot;)">
            <text:p/>
          </table:table-cell>
          <table:table-cell table:formula="of:=IF([Sheet1.Z29]&lt;&gt;&quot;&quot;;CONCATENATE(&quot;D('&quot;;[.T$1];&quot;','&quot;;[Sheet1.Z29];&quot;')&quot;);&quot;&quot;)">
            <text:p/>
          </table:table-cell>
          <table:table-cell table:formula="of:=IF([Sheet1.AA29]&lt;&gt;&quot;&quot;;CONCATENATE(&quot;D('&quot;;[.U$1];&quot;','&quot;;[Sheet1.AA29];&quot;')&quot;);&quot;&quot;)">
            <text:p/>
          </table:table-cell>
          <table:table-cell table:formula="of:=IF([Sheet1.AB29]&lt;&gt;&quot;&quot;;CONCATENATE(&quot;D('&quot;;[.V$1];&quot;','&quot;;[Sheet1.AB29];&quot;')&quot;);&quot;&quot;)">
            <text:p/>
          </table:table-cell>
          <table:table-cell table:formula="of:=IF([Sheet1.AC29]&lt;&gt;&quot;&quot;;CONCATENATE(&quot;D('&quot;;[.W$1];&quot;','&quot;;[Sheet1.AC29];&quot;')&quot;);&quot;&quot;)">
            <text:p/>
          </table:table-cell>
          <table:table-cell table:formula="of:=IF([Sheet1.AD29]&lt;&gt;&quot;&quot;;CONCATENATE(&quot;D('&quot;;[.X$1];&quot;','&quot;;[Sheet1.AD29];&quot;')&quot;);&quot;&quot;)">
            <text:p/>
          </table:table-cell>
          <table:table-cell table:formula="of:=IF([Sheet1.AE29]&lt;&gt;&quot;&quot;;CONCATENATE(&quot;D('&quot;;[.Y$1];&quot;','&quot;;[Sheet1.AE29];&quot;')&quot;);&quot;&quot;)">
            <text:p/>
          </table:table-cell>
          <table:table-cell table:formula="of:=IF([Sheet1.AF29]&lt;&gt;&quot;&quot;;CONCATENATE(&quot;D('&quot;;[.Z$1];&quot;','&quot;;[Sheet1.AF29];&quot;')&quot;);&quot;&quot;)">
            <text:p/>
          </table:table-cell>
          <table:table-cell table:formula="of:=IF([Sheet1.AG29]&lt;&gt;&quot;&quot;;CONCATENATE(&quot;D('&quot;;[.AA$1];&quot;','&quot;;[Sheet1.AG29];&quot;')&quot;);&quot;&quot;)">
            <text:p/>
          </table:table-cell>
          <table:table-cell table:formula="of:=IF([Sheet1.AH29]&lt;&gt;&quot;&quot;;CONCATENATE(&quot;D('&quot;;[.AB$1];&quot;','&quot;;[Sheet1.AH29];&quot;')&quot;);&quot;&quot;)">
            <text:p/>
          </table:table-cell>
          <table:table-cell table:formula="of:=IF([Sheet1.AI29]&lt;&gt;&quot;&quot;;CONCATENATE(&quot;D('&quot;;[.AC$1];&quot;','&quot;;[Sheet1.AI29];&quot;')&quot;);&quot;&quot;)">
            <text:p/>
          </table:table-cell>
          <table:table-cell table:formula="of:=IF([Sheet1.AJ29]&lt;&gt;&quot;&quot;;CONCATENATE(&quot;D('&quot;;[.AD$1];&quot;','&quot;;[Sheet1.AJ29];&quot;')&quot;);&quot;&quot;)">
            <text:p/>
          </table:table-cell>
          <table:table-cell table:formula="of:=IF([Sheet1.AK29]&lt;&gt;&quot;&quot;;CONCATENATE(&quot;D('&quot;;[.AE$1];&quot;','&quot;;[Sheet1.AK29];&quot;')&quot;);&quot;&quot;)">
            <text:p/>
          </table:table-cell>
          <table:table-cell table:formula="of:=IF([Sheet1.AL29]&lt;&gt;&quot;&quot;;CONCATENATE(&quot;D('&quot;;[.AF$1];&quot;','&quot;;[Sheet1.AL29];&quot;')&quot;);&quot;&quot;)">
            <text:p/>
          </table:table-cell>
          <table:table-cell table:formula="of:=IF([Sheet1.AM29]&lt;&gt;&quot;&quot;;CONCATENATE(&quot;D('&quot;;[.AG$1];&quot;','&quot;;[Sheet1.AM29];&quot;')&quot;);&quot;&quot;)">
            <text:p/>
          </table:table-cell>
          <table:table-cell table:formula="of:=IF([Sheet1.AN29]&lt;&gt;&quot;&quot;;CONCATENATE(&quot;D('&quot;;[.AH$1];&quot;','&quot;;[Sheet1.AN29];&quot;')&quot;);&quot;&quot;)">
            <text:p/>
          </table:table-cell>
          <table:table-cell table:formula="of:=IF([Sheet1.AO29]&lt;&gt;&quot;&quot;;CONCATENATE(&quot;D('&quot;;[.AI$1];&quot;','&quot;;[Sheet1.AO29];&quot;')&quot;);&quot;&quot;)">
            <text:p/>
          </table:table-cell>
          <table:table-cell table:formula="of:=IF([Sheet1.AP29]&lt;&gt;&quot;&quot;;CONCATENATE(&quot;D('&quot;;[.AJ$1];&quot;','&quot;;[Sheet1.AP29];&quot;')&quot;);&quot;&quot;)">
            <text:p/>
          </table:table-cell>
          <table:table-cell table:formula="of:=IF([Sheet1.AQ29]&lt;&gt;&quot;&quot;;CONCATENATE(&quot;D('&quot;;[.AK$1];&quot;','&quot;;[Sheet1.AQ29];&quot;')&quot;);&quot;&quot;)">
            <text:p/>
          </table:table-cell>
          <table:table-cell table:formula="of:=IF([Sheet1.AR29]&lt;&gt;&quot;&quot;;CONCATENATE(&quot;D('&quot;;[.AL$1];&quot;','&quot;;[Sheet1.AR29];&quot;')&quot;);&quot;&quot;)">
            <text:p/>
          </table:table-cell>
          <table:table-cell table:formula="of:=IF([Sheet1.AS29]&lt;&gt;&quot;&quot;;CONCATENATE(&quot;D('&quot;;[.AM$1];&quot;','&quot;;[Sheet1.AS29];&quot;')&quot;);&quot;&quot;)">
            <text:p/>
          </table:table-cell>
          <table:table-cell table:formula="of:=IF([Sheet1.AT29]&lt;&gt;&quot;&quot;;CONCATENATE(&quot;D('&quot;;[.AN$1];&quot;','&quot;;[Sheet1.AT29];&quot;')&quot;);&quot;&quot;)">
            <text:p/>
          </table:table-cell>
          <table:table-cell table:formula="of:=IF([Sheet1.AU29]&lt;&gt;&quot;&quot;;CONCATENATE(&quot;D('&quot;;[.AO$1];&quot;','&quot;;[Sheet1.AU29];&quot;')&quot;);&quot;&quot;)">
            <text:p/>
          </table:table-cell>
          <table:table-cell table:formula="of:=IF([Sheet1.AV29]&lt;&gt;&quot;&quot;;CONCATENATE(&quot;D('&quot;;[.AP$1];&quot;','&quot;;[Sheet1.AV29];&quot;')&quot;);&quot;&quot;)">
            <text:p/>
          </table:table-cell>
          <table:table-cell table:formula="of:=IF([Sheet1.AW29]&lt;&gt;&quot;&quot;;CONCATENATE(&quot;D('&quot;;[.AQ$1];&quot;','&quot;;[Sheet1.AW29];&quot;')&quot;);&quot;&quot;)">
            <text:p/>
          </table:table-cell>
          <table:table-cell table:formula="of:=IF([Sheet1.AX29]&lt;&gt;&quot;&quot;;CONCATENATE(&quot;D('&quot;;[.AR$1];&quot;','&quot;;[Sheet1.AX29];&quot;')&quot;);&quot;&quot;)">
            <text:p/>
          </table:table-cell>
          <table:table-cell table:formula="of:=IF([Sheet1.AY29]&lt;&gt;&quot;&quot;;CONCATENATE(&quot;D('&quot;;[.AS$1];&quot;','&quot;;[Sheet1.AY29];&quot;')&quot;);&quot;&quot;)">
            <text:p/>
          </table:table-cell>
          <table:table-cell table:formula="of:=IF([Sheet1.AZ29]&lt;&gt;&quot;&quot;;CONCATENATE(&quot;D('&quot;;[.AT$1];&quot;','&quot;;[Sheet1.AZ29];&quot;')&quot;);&quot;&quot;)">
            <text:p/>
          </table:table-cell>
          <table:table-cell table:formula="of:=IF([Sheet1.BA29]&lt;&gt;&quot;&quot;;CONCATENATE(&quot;D('&quot;;[.AU$1];&quot;','&quot;;[Sheet1.BA29];&quot;')&quot;);&quot;&quot;)">
            <text:p/>
          </table:table-cell>
          <table:table-cell table:formula="of:=IF([Sheet1.BB29]&lt;&gt;&quot;&quot;;CONCATENATE(&quot;D('&quot;;[.AV$1];&quot;','&quot;;[Sheet1.BB29];&quot;')&quot;);&quot;&quot;)">
            <text:p/>
          </table:table-cell>
          <table:table-cell table:formula="of:=IF([Sheet1.BC29]&lt;&gt;&quot;&quot;;CONCATENATE(&quot;D('&quot;;[.AW$1];&quot;','&quot;;[Sheet1.BC29];&quot;')&quot;);&quot;&quot;)">
            <text:p/>
          </table:table-cell>
          <table:table-cell table:formula="of:=IF([Sheet1.BD29]&lt;&gt;&quot;&quot;;CONCATENATE(&quot;D('&quot;;[.AX$1];&quot;','&quot;;[Sheet1.BD29];&quot;')&quot;);&quot;&quot;)">
            <text:p/>
          </table:table-cell>
          <table:table-cell table:formula="of:=IF([Sheet1.BE29]&lt;&gt;&quot;&quot;;CONCATENATE(&quot;D('&quot;;[.AY$1];&quot;','&quot;;[Sheet1.BE29];&quot;')&quot;);&quot;&quot;)">
            <text:p/>
          </table:table-cell>
          <table:table-cell table:formula="of:=IF([Sheet1.BF29]&lt;&gt;&quot;&quot;;CONCATENATE(&quot;D('&quot;;[.AZ$1];&quot;','&quot;;[Sheet1.BF29];&quot;')&quot;);&quot;&quot;)">
            <text:p/>
          </table:table-cell>
          <table:table-cell table:formula="of:=IF([Sheet1.BG29]&lt;&gt;&quot;&quot;;CONCATENATE(&quot;D('&quot;;[.BA$1];&quot;','&quot;;[Sheet1.BG29];&quot;')&quot;);&quot;&quot;)">
            <text:p/>
          </table:table-cell>
          <table:table-cell table:formula="of:=IF([Sheet1.BH29]&lt;&gt;&quot;&quot;;CONCATENATE(&quot;D('&quot;;[.BB$1];&quot;','&quot;;[Sheet1.BH29];&quot;')&quot;);&quot;&quot;)">
            <text:p/>
          </table:table-cell>
          <table:table-cell table:formula="of:=IF([Sheet1.BI29]&lt;&gt;&quot;&quot;;CONCATENATE(&quot;D('&quot;;[.BC$1];&quot;','&quot;;[Sheet1.BI29];&quot;')&quot;);&quot;&quot;)">
            <text:p/>
          </table:table-cell>
          <table:table-cell table:formula="of:=IF([Sheet1.BJ29]&lt;&gt;&quot;&quot;;CONCATENATE(&quot;D('&quot;;[.BD$1];&quot;','&quot;;[Sheet1.BJ29];&quot;')&quot;);&quot;&quot;)">
            <text:p/>
          </table:table-cell>
          <table:table-cell table:formula="of:=IF([Sheet1.BK29]&lt;&gt;&quot;&quot;;CONCATENATE(&quot;D('&quot;;[.BE$1];&quot;','&quot;;[Sheet1.BK29];&quot;')&quot;);&quot;&quot;)">
            <text:p/>
          </table:table-cell>
          <table:table-cell table:formula="of:=IF([Sheet1.BL29]&lt;&gt;&quot;&quot;;CONCATENATE(&quot;D('&quot;;[.BF$1];&quot;','&quot;;[Sheet1.BL29];&quot;')&quot;);&quot;&quot;)">
            <text:p/>
          </table:table-cell>
          <table:table-cell table:formula="of:=IF([Sheet1.BM29]&lt;&gt;&quot;&quot;;CONCATENATE(&quot;D('&quot;;[.BG$1];&quot;','&quot;;[Sheet1.BM29];&quot;')&quot;);&quot;&quot;)">
            <text:p/>
          </table:table-cell>
          <table:table-cell table:formula="of:=IF([Sheet1.BN29]&lt;&gt;&quot;&quot;;CONCATENATE(&quot;D('&quot;;[.BH$1];&quot;','&quot;;[Sheet1.BN29];&quot;')&quot;);&quot;&quot;)">
            <text:p/>
          </table:table-cell>
          <table:table-cell table:formula="of:=IF([Sheet1.BO29]&lt;&gt;&quot;&quot;;CONCATENATE(&quot;D('&quot;;[.BI$1];&quot;','&quot;;[Sheet1.BO29];&quot;')&quot;);&quot;&quot;)">
            <text:p/>
          </table:table-cell>
          <table:table-cell table:formula="of:=IF([Sheet1.BP29]&lt;&gt;&quot;&quot;;CONCATENATE(&quot;D('&quot;;[.BJ$1];&quot;','&quot;;[Sheet1.BP29];&quot;')&quot;);&quot;&quot;)">
            <text:p/>
          </table:table-cell>
          <table:table-cell table:formula="of:=IF([Sheet1.BQ29]&lt;&gt;&quot;&quot;;CONCATENATE(&quot;D('&quot;;[.BK$1];&quot;','&quot;;[Sheet1.BQ29];&quot;')&quot;);&quot;&quot;)">
            <text:p/>
          </table:table-cell>
          <table:table-cell table:formula="of:=IF([Sheet1.BR29]&lt;&gt;&quot;&quot;;CONCATENATE(&quot;D('&quot;;[.BL$1];&quot;','&quot;;[Sheet1.BR29];&quot;')&quot;);&quot;&quot;)">
            <text:p/>
          </table:table-cell>
          <table:table-cell table:formula="of:=IF([Sheet1.BS29]&lt;&gt;&quot;&quot;;CONCATENATE(&quot;D('&quot;;[.BM$1];&quot;','&quot;;[Sheet1.BS29];&quot;')&quot;);&quot;&quot;)">
            <text:p/>
          </table:table-cell>
          <table:table-cell table:formula="of:=IF([Sheet1.BT29]&lt;&gt;&quot;&quot;;CONCATENATE(&quot;D('&quot;;[.BN$1];&quot;','&quot;;[Sheet1.BT29];&quot;')&quot;);&quot;&quot;)">
            <text:p/>
          </table:table-cell>
          <table:table-cell table:formula="of:=IF([Sheet1.BU29]&lt;&gt;&quot;&quot;;CONCATENATE(&quot;D('&quot;;[.BO$1];&quot;','&quot;;[Sheet1.BU29];&quot;')&quot;);&quot;&quot;)">
            <text:p/>
          </table:table-cell>
          <table:table-cell table:formula="of:=IF([Sheet1.BV29]&lt;&gt;&quot;&quot;;CONCATENATE(&quot;D('&quot;;[.BP$1];&quot;','&quot;;[Sheet1.BV29];&quot;')&quot;);&quot;&quot;)">
            <text:p/>
          </table:table-cell>
          <table:table-cell table:formula="of:=IF([Sheet1.BW29]&lt;&gt;&quot;&quot;;CONCATENATE(&quot;D('&quot;;[.BQ$1];&quot;','&quot;;[Sheet1.BW29];&quot;')&quot;);&quot;&quot;)">
            <text:p/>
          </table:table-cell>
          <table:table-cell table:formula="of:=IF([Sheet1.BX29]&lt;&gt;&quot;&quot;;CONCATENATE(&quot;D('&quot;;[.BR$1];&quot;','&quot;;[Sheet1.BX29];&quot;')&quot;);&quot;&quot;)">
            <text:p/>
          </table:table-cell>
          <table:table-cell table:formula="of:=IF([Sheet1.BY29]&lt;&gt;&quot;&quot;;CONCATENATE(&quot;D('&quot;;[.BS$1];&quot;','&quot;;[Sheet1.BY29];&quot;')&quot;);&quot;&quot;)">
            <text:p/>
          </table:table-cell>
          <table:table-cell table:formula="of:=IF([Sheet1.BZ29]&lt;&gt;&quot;&quot;;CONCATENATE(&quot;D('&quot;;[.BT$1];&quot;','&quot;;[Sheet1.BZ29];&quot;')&quot;);&quot;&quot;)">
            <text:p/>
          </table:table-cell>
          <table:table-cell table:formula="of:=IF([Sheet1.CA29]&lt;&gt;&quot;&quot;;CONCATENATE(&quot;D('&quot;;[.BU$1];&quot;','&quot;;[Sheet1.CA29];&quot;')&quot;);&quot;&quot;)" office:value-type="string" office:string-value="D('X','1..n')">
            <text:p>D('X','1..n')</text:p>
          </table:table-cell>
          <table:table-cell table:formula="of:=IF([Sheet1.CB29]&lt;&gt;&quot;&quot;;CONCATENATE(&quot;D('&quot;;[.BV$1];&quot;','&quot;;[Sheet1.CB29];&quot;')&quot;);&quot;&quot;)">
            <text:p/>
          </table:table-cell>
          <table:table-cell table:formula="of:=IF([Sheet1.CC29]&lt;&gt;&quot;&quot;;CONCATENATE(&quot;D('&quot;;[.BW$1];&quot;','&quot;;[Sheet1.CC29];&quot;')&quot;);&quot;&quot;)">
            <text:p/>
          </table:table-cell>
          <table:table-cell table:formula="of:=IF([Sheet1.CD29]&lt;&gt;&quot;&quot;;CONCATENATE(&quot;D('&quot;;[.BX$1];&quot;','&quot;;[Sheet1.CD29];&quot;')&quot;);&quot;&quot;)">
            <text:p/>
          </table:table-cell>
          <table:table-cell table:formula="of:=IF([Sheet1.CE29]&lt;&gt;&quot;&quot;;CONCATENATE(&quot;D('&quot;;[.BY$1];&quot;','&quot;;[Sheet1.CE29];&quot;')&quot;);&quot;&quot;)">
            <text:p/>
          </table:table-cell>
          <table:table-cell table:formula="of:=IF([Sheet1.CF29]&lt;&gt;&quot;&quot;;CONCATENATE(&quot;D('&quot;;[.BZ$1];&quot;','&quot;;[Sheet1.CF29];&quot;')&quot;);&quot;&quot;)">
            <text:p/>
          </table:table-cell>
          <table:table-cell table:formula="of:=IF([Sheet1.CG29]&lt;&gt;&quot;&quot;;CONCATENATE(&quot;D('&quot;;[.CA$1];&quot;','&quot;;[Sheet1.CG29];&quot;')&quot;);&quot;&quot;)">
            <text:p/>
          </table:table-cell>
          <table:table-cell table:formula="of:=IF([Sheet1.CH29]&lt;&gt;&quot;&quot;;CONCATENATE(&quot;D('&quot;;[.CB$1];&quot;','&quot;;[Sheet1.CH29];&quot;')&quot;);&quot;&quot;)">
            <text:p/>
          </table:table-cell>
          <table:table-cell table:formula="of:=IF([Sheet1.CI29]&lt;&gt;&quot;&quot;;CONCATENATE(&quot;D('&quot;;[.CC$1];&quot;','&quot;;[Sheet1.CI29];&quot;')&quot;);&quot;&quot;)">
            <text:p/>
          </table:table-cell>
          <table:table-cell table:formula="of:=IF([Sheet1.CJ29]&lt;&gt;&quot;&quot;;CONCATENATE(&quot;D('&quot;;[.CD$1];&quot;','&quot;;[Sheet1.CJ29];&quot;')&quot;);&quot;&quot;)">
            <text:p/>
          </table:table-cell>
          <table:table-cell table:formula="of:=IF([Sheet1.CK29]&lt;&gt;&quot;&quot;;CONCATENATE(&quot;D('&quot;;[.CE$1];&quot;','&quot;;[Sheet1.CK29];&quot;')&quot;);&quot;&quot;)">
            <text:p/>
          </table:table-cell>
          <table:table-cell table:formula="of:=IF([Sheet1.CL29]&lt;&gt;&quot;&quot;;CONCATENATE(&quot;D('&quot;;[.CF$1];&quot;','&quot;;[Sheet1.CL29];&quot;')&quot;);&quot;&quot;)">
            <text:p/>
          </table:table-cell>
          <table:table-cell table:formula="of:=IF([Sheet1.CM29]&lt;&gt;&quot;&quot;;CONCATENATE(&quot;D('&quot;;[.CG$1];&quot;','&quot;;[Sheet1.CM29];&quot;')&quot;);&quot;&quot;)">
            <text:p/>
          </table:table-cell>
          <table:table-cell table:formula="of:=IF([Sheet1.CN29]&lt;&gt;&quot;&quot;;CONCATENATE(&quot;D('&quot;;[.CH$1];&quot;','&quot;;[Sheet1.CN29];&quot;')&quot;);&quot;&quot;)">
            <text:p/>
          </table:table-cell>
          <table:table-cell table:formula="of:=IF([Sheet1.CO29]&lt;&gt;&quot;&quot;;CONCATENATE(&quot;D('&quot;;[.CI$1];&quot;','&quot;;[Sheet1.CO29];&quot;')&quot;);&quot;&quot;)">
            <text:p/>
          </table:table-cell>
          <table:table-cell table:formula="of:=IF([Sheet1.CP29]&lt;&gt;&quot;&quot;;CONCATENATE(&quot;D('&quot;;[.CJ$1];&quot;','&quot;;[Sheet1.CP29];&quot;')&quot;);&quot;&quot;)">
            <text:p/>
          </table:table-cell>
          <table:table-cell table:formula="of:=IF([Sheet1.CQ29]&lt;&gt;&quot;&quot;;CONCATENATE(&quot;D('&quot;;[.CK$1];&quot;','&quot;;[Sheet1.CQ29];&quot;')&quot;);&quot;&quot;)">
            <text:p/>
          </table:table-cell>
          <table:table-cell table:formula="of:=IF([Sheet1.CR29]&lt;&gt;&quot;&quot;;CONCATENATE(&quot;D('&quot;;[.CL$1];&quot;','&quot;;[Sheet1.CR29];&quot;')&quot;);&quot;&quot;)">
            <text:p/>
          </table:table-cell>
          <table:table-cell table:formula="of:=IF([Sheet1.CS29]&lt;&gt;&quot;&quot;;CONCATENATE(&quot;D('&quot;;[.CM$1];&quot;','&quot;;[Sheet1.CS29];&quot;')&quot;);&quot;&quot;)">
            <text:p/>
          </table:table-cell>
          <table:table-cell table:formula="of:=IF([Sheet1.CT29]&lt;&gt;&quot;&quot;;CONCATENATE(&quot;D('&quot;;[.CN$1];&quot;','&quot;;[Sheet1.CT29];&quot;')&quot;);&quot;&quot;)">
            <text:p/>
          </table:table-cell>
          <table:table-cell table:formula="of:=IF([Sheet1.CU29]&lt;&gt;&quot;&quot;;CONCATENATE(&quot;D('&quot;;[.CO$1];&quot;','&quot;;[Sheet1.CU29];&quot;')&quot;);&quot;&quot;)">
            <text:p/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L1:Sheet1.CQ65536" table:contains-header="false" table:orientation="column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nl" fo:country="NL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21">21-12-2009</text:date>, <text:time>00:32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aphaël “kena” Poss</meta:initial-creator>
    <meta:creation-date>2009-12-01T14:12:48</meta:creation-date>
    <dc:date>2009-12-20T23:39:36</dc:date>
    <meta:editing-duration>PT24H47M39S</meta:editing-duration>
    <meta:editing-cycles>20</meta:editing-cycles>
    <meta:generator>OpenOffice.org/3.1$Unix OpenOffice.org_project/310m19$Build-9420</meta:generator>
    <dc:creator>Raphaël “kena” Poss</dc:creator>
    <meta:document-statistic meta:table-count="3" meta:cell-count="4881" meta:object-count="0"/>
  </office:meta>
</office:document-meta>
</file>